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c40194"/>
    </style:style>
    <style:style style:name="P2" style:family="paragraph" style:parent-style-name="Standard">
      <style:paragraph-properties fo:margin-left="0.4925in" fo:margin-right="0in" fo:text-indent="0in" style:auto-text-indent="false"/>
      <style:text-properties officeooo:paragraph-rsid="00d250a5"/>
    </style:style>
    <style:style style:name="P3" style:family="paragraph" style:parent-style-name="Standard">
      <style:paragraph-properties fo:margin-left="0.4925in" fo:margin-right="0in" fo:text-indent="0in" style:auto-text-indent="false"/>
      <style:text-properties officeooo:paragraph-rsid="00e618b8"/>
    </style:style>
    <style:style style:name="P4" style:family="paragraph" style:parent-style-name="Standard">
      <style:paragraph-properties fo:margin-left="0.4925in" fo:margin-right="0in" fo:text-indent="0in" style:auto-text-indent="false"/>
      <style:text-properties officeooo:paragraph-rsid="01018f09"/>
    </style:style>
    <style:style style:name="P5" style:family="paragraph" style:parent-style-name="Standard">
      <style:paragraph-properties fo:margin-left="0in" fo:margin-right="0in" fo:text-indent="0in" style:auto-text-indent="false"/>
      <style:text-properties officeooo:paragraph-rsid="01018f09"/>
    </style:style>
    <style:style style:name="P6" style:family="paragraph" style:parent-style-name="Standard">
      <style:text-properties officeooo:rsid="00123433" officeooo:paragraph-rsid="00123433"/>
    </style:style>
    <style:style style:name="P7" style:family="paragraph" style:parent-style-name="Standard">
      <style:paragraph-properties fo:margin-left="0.4925in" fo:margin-right="0in" fo:text-indent="0in" style:auto-text-indent="false"/>
      <style:text-properties officeooo:rsid="00123433" officeooo:paragraph-rsid="00123433"/>
    </style:style>
    <style:style style:name="P8" style:family="paragraph" style:parent-style-name="Standard">
      <style:paragraph-properties fo:text-align="center" style:justify-single-word="false"/>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10af030"/>
    </style:style>
    <style:style style:name="P10" style:family="paragraph" style:parent-style-name="Standard">
      <style:paragraph-properties fo:margin-left="0.4925in" fo:margin-right="0in" fo:text-indent="0in" style:auto-text-indent="false"/>
      <style:text-properties officeooo:rsid="0013180a" officeooo:paragraph-rsid="0013180a"/>
    </style:style>
    <style:style style:name="P11" style:family="paragraph" style:parent-style-name="Standard">
      <style:paragraph-properties fo:margin-left="0.4925in" fo:margin-right="0in" fo:text-indent="0in" style:auto-text-indent="false"/>
      <style:text-properties officeooo:rsid="0013180a" officeooo:paragraph-rsid="01018f09"/>
    </style:style>
    <style:style style:name="P12" style:family="paragraph" style:parent-style-name="Standard">
      <style:paragraph-properties fo:margin-left="0.4925in" fo:margin-right="0in" fo:text-indent="0in" style:auto-text-indent="false"/>
      <style:text-properties officeooo:rsid="0015e616" officeooo:paragraph-rsid="0015e616"/>
    </style:style>
    <style:style style:name="P13" style:family="paragraph" style:parent-style-name="Standard">
      <style:paragraph-properties fo:margin-left="0.4925in" fo:margin-right="0in" fo:text-indent="0in" style:auto-text-indent="false"/>
      <style:text-properties officeooo:rsid="0015e616" officeooo:paragraph-rsid="00166a27"/>
    </style:style>
    <style:style style:name="P14" style:family="paragraph" style:parent-style-name="Standard">
      <style:paragraph-properties fo:margin-left="0.4925in" fo:margin-right="0in" fo:text-indent="0in" style:auto-text-indent="false"/>
      <style:text-properties officeooo:rsid="0015e616" officeooo:paragraph-rsid="00211c87"/>
    </style:style>
    <style:style style:name="P15" style:family="paragraph" style:parent-style-name="Standard">
      <style:paragraph-properties fo:margin-left="0.4925in" fo:margin-right="0in" fo:text-indent="0in" style:auto-text-indent="false"/>
      <style:text-properties officeooo:rsid="0015e616" officeooo:paragraph-rsid="002ec4ce"/>
    </style:style>
    <style:style style:name="P16" style:family="paragraph" style:parent-style-name="Standard">
      <style:paragraph-properties fo:margin-left="0.4925in" fo:margin-right="0in" fo:text-indent="0in" style:auto-text-indent="false"/>
      <style:text-properties officeooo:rsid="0015e616" officeooo:paragraph-rsid="0073db39"/>
    </style:style>
    <style:style style:name="P17" style:family="paragraph" style:parent-style-name="Standard">
      <style:text-properties officeooo:rsid="00166a27" officeooo:paragraph-rsid="001bcab0"/>
    </style:style>
    <style:style style:name="P18" style:family="paragraph" style:parent-style-name="Standard">
      <style:paragraph-properties fo:margin-left="0.4925in" fo:margin-right="0in" fo:text-indent="0in" style:auto-text-indent="false"/>
      <style:text-properties officeooo:rsid="00166a27" officeooo:paragraph-rsid="00211c87"/>
    </style:style>
    <style:style style:name="P19" style:family="paragraph" style:parent-style-name="Standard">
      <style:paragraph-properties fo:margin-left="0.4925in" fo:margin-right="0in" fo:text-indent="0in" style:auto-text-indent="false"/>
      <style:text-properties officeooo:rsid="00166a27" officeooo:paragraph-rsid="002ec4ce"/>
    </style:style>
    <style:style style:name="P20" style:family="paragraph" style:parent-style-name="Standard">
      <style:paragraph-properties fo:margin-left="0.4925in" fo:margin-right="0in" fo:text-indent="0in" style:auto-text-indent="false"/>
      <style:text-properties officeooo:rsid="0016ff2a" officeooo:paragraph-rsid="00211c87"/>
    </style:style>
    <style:style style:name="P21" style:family="paragraph" style:parent-style-name="Standard">
      <style:paragraph-properties fo:margin-left="0.4925in" fo:margin-right="0in" fo:text-indent="0in" style:auto-text-indent="false"/>
      <style:text-properties officeooo:rsid="0016ff2a" officeooo:paragraph-rsid="002ec4ce"/>
    </style:style>
    <style:style style:name="P22" style:family="paragraph" style:parent-style-name="Standard">
      <style:text-properties officeooo:rsid="001a231c" officeooo:paragraph-rsid="001a231c"/>
    </style:style>
    <style:style style:name="P23" style:family="paragraph" style:parent-style-name="Standard">
      <style:paragraph-properties fo:margin-left="0.4925in" fo:margin-right="0in" fo:text-indent="0in" style:auto-text-indent="false"/>
      <style:text-properties officeooo:rsid="001a231c" officeooo:paragraph-rsid="001a231c"/>
    </style:style>
    <style:style style:name="P24" style:family="paragraph" style:parent-style-name="Standard">
      <style:paragraph-properties fo:margin-left="0in" fo:margin-right="0in" fo:text-indent="0in" style:auto-text-indent="false"/>
      <style:text-properties officeooo:rsid="001a231c" officeooo:paragraph-rsid="0053ca22"/>
    </style:style>
    <style:style style:name="P25" style:family="paragraph" style:parent-style-name="Standard">
      <style:paragraph-properties fo:margin-left="0in" fo:margin-right="0in" fo:text-indent="0in" style:auto-text-indent="false"/>
      <style:text-properties officeooo:rsid="001a231c" officeooo:paragraph-rsid="00599b49"/>
    </style:style>
    <style:style style:name="P26" style:family="paragraph" style:parent-style-name="Standard">
      <style:paragraph-properties fo:margin-left="0in" fo:margin-right="0in" fo:text-indent="0in" style:auto-text-indent="false"/>
      <style:text-properties officeooo:rsid="001a231c" officeooo:paragraph-rsid="005aed66"/>
    </style:style>
    <style:style style:name="P27" style:family="paragraph" style:parent-style-name="Standard">
      <style:paragraph-properties fo:margin-left="0in" fo:margin-right="0in" fo:text-indent="0in" style:auto-text-indent="false"/>
      <style:text-properties officeooo:rsid="001a231c" officeooo:paragraph-rsid="01018f09"/>
    </style:style>
    <style:style style:name="P28" style:family="paragraph" style:parent-style-name="Standard">
      <style:paragraph-properties fo:margin-left="0in" fo:margin-right="0in" fo:text-indent="0in" style:auto-text-indent="false"/>
      <style:text-properties officeooo:rsid="001a231c" officeooo:paragraph-rsid="010b63c8"/>
    </style:style>
    <style:style style:name="P29" style:family="paragraph" style:parent-style-name="Standard">
      <style:paragraph-properties fo:margin-left="0in" fo:margin-right="0in" fo:text-indent="0in" style:auto-text-indent="false"/>
      <style:text-properties officeooo:rsid="001a231c" officeooo:paragraph-rsid="011d8fca"/>
    </style:style>
    <style:style style:name="P30" style:family="paragraph" style:parent-style-name="Standard">
      <style:paragraph-properties fo:margin-left="0in" fo:margin-right="0in" fo:text-indent="0in" style:auto-text-indent="false"/>
      <style:text-properties officeooo:rsid="001a231c" officeooo:paragraph-rsid="011eb25b"/>
    </style:style>
    <style:style style:name="P31" style:family="paragraph" style:parent-style-name="Standard">
      <style:paragraph-properties fo:margin-left="0in" fo:margin-right="0in" fo:text-indent="0in" style:auto-text-indent="false"/>
      <style:text-properties officeooo:rsid="001a231c" officeooo:paragraph-rsid="0137ce89"/>
    </style:style>
    <style:style style:name="P32" style:family="paragraph" style:parent-style-name="Standard">
      <style:text-properties officeooo:rsid="001bcab0" officeooo:paragraph-rsid="001bcab0"/>
    </style:style>
    <style:style style:name="P33" style:family="paragraph" style:parent-style-name="Standard">
      <style:text-properties officeooo:rsid="001bcab0" officeooo:paragraph-rsid="001dc69a"/>
    </style:style>
    <style:style style:name="P34" style:family="paragraph" style:parent-style-name="Standard">
      <style:text-properties officeooo:rsid="001bcab0" officeooo:paragraph-rsid="01018f09"/>
    </style:style>
    <style:style style:name="P35" style:family="paragraph" style:parent-style-name="Standard">
      <style:paragraph-properties fo:margin-left="0in" fo:margin-right="0in" fo:text-indent="0in" style:auto-text-indent="false"/>
      <style:text-properties officeooo:rsid="001bcab0" officeooo:paragraph-rsid="01018f09"/>
    </style:style>
    <style:style style:name="P36" style:family="paragraph" style:parent-style-name="Standard">
      <style:text-properties officeooo:rsid="001bcab0" officeooo:paragraph-rsid="010b63c8"/>
    </style:style>
    <style:style style:name="P37" style:family="paragraph" style:parent-style-name="Standard">
      <style:paragraph-properties fo:margin-left="0in" fo:margin-right="0in" fo:text-indent="0in" style:auto-text-indent="false"/>
      <style:text-properties officeooo:rsid="001bcab0" officeooo:paragraph-rsid="010b63c8"/>
    </style:style>
    <style:style style:name="P38" style:family="paragraph" style:parent-style-name="Standard">
      <style:text-properties officeooo:rsid="001bcab0" officeooo:paragraph-rsid="010bbfac"/>
    </style:style>
    <style:style style:name="P39" style:family="paragraph" style:parent-style-name="Standard">
      <style:paragraph-properties fo:margin-left="0in" fo:margin-right="0in" fo:text-indent="0in" style:auto-text-indent="false"/>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3861d3"/>
    </style:style>
    <style:style style:name="P41" style:family="paragraph" style:parent-style-name="Standard">
      <style:paragraph-properties fo:margin-left="0in" fo:margin-right="0in" fo:text-indent="0in" style:auto-text-indent="false"/>
      <style:text-properties officeooo:rsid="001bcab0" officeooo:paragraph-rsid="017e5110"/>
    </style:style>
    <style:style style:name="P42" style:family="paragraph" style:parent-style-name="Standard">
      <style:paragraph-properties fo:margin-left="0in" fo:margin-right="0in" fo:text-indent="0in" style:auto-text-indent="false"/>
      <style:text-properties officeooo:rsid="001bcab0" officeooo:paragraph-rsid="01a41f01"/>
    </style:style>
    <style:style style:name="P43" style:family="paragraph" style:parent-style-name="Standard">
      <style:paragraph-properties fo:margin-left="0in" fo:margin-right="0in" fo:text-indent="0in" style:auto-text-indent="false"/>
      <style:text-properties officeooo:rsid="001bcab0" officeooo:paragraph-rsid="01bfaa82"/>
    </style:style>
    <style:style style:name="P44" style:family="paragraph" style:parent-style-name="Standard">
      <style:paragraph-properties fo:margin-left="0in" fo:margin-right="0in" fo:text-indent="0in" style:auto-text-indent="false"/>
      <style:text-properties officeooo:rsid="001bcab0" officeooo:paragraph-rsid="01f9d5d2"/>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text-properties officeooo:rsid="001f9169" officeooo:paragraph-rsid="008b50a2"/>
    </style:style>
    <style:style style:name="P53" style:family="paragraph" style:parent-style-name="Standard">
      <style:text-properties officeooo:rsid="001f9169" officeooo:paragraph-rsid="0099e3e1"/>
    </style:style>
    <style:style style:name="P54" style:family="paragraph" style:parent-style-name="Standard">
      <style:text-properties officeooo:rsid="001f9169" officeooo:paragraph-rsid="00a970b3"/>
    </style:style>
    <style:style style:name="P55" style:family="paragraph" style:parent-style-name="Standard">
      <style:text-properties officeooo:rsid="001f9169" officeooo:paragraph-rsid="00b14d04"/>
    </style:style>
    <style:style style:name="P56" style:family="paragraph" style:parent-style-name="Standard">
      <style:text-properties officeooo:rsid="001f9169" officeooo:paragraph-rsid="00c40194"/>
    </style:style>
    <style:style style:name="P57" style:family="paragraph" style:parent-style-name="Standard">
      <style:text-properties officeooo:rsid="001f9169" officeooo:paragraph-rsid="00d250a5"/>
    </style:style>
    <style:style style:name="P58" style:family="paragraph" style:parent-style-name="Standard">
      <style:text-properties officeooo:rsid="001f9169" officeooo:paragraph-rsid="00db1601"/>
    </style:style>
    <style:style style:name="P59" style:family="paragraph" style:parent-style-name="Standard">
      <style:text-properties officeooo:rsid="001f9169" officeooo:paragraph-rsid="00fd71bf"/>
    </style:style>
    <style:style style:name="P60" style:family="paragraph" style:parent-style-name="Standard">
      <style:text-properties officeooo:rsid="001f9169" officeooo:paragraph-rsid="01018f09"/>
    </style:style>
    <style:style style:name="P61" style:family="paragraph" style:parent-style-name="Standard">
      <style:text-properties officeooo:rsid="001f9169" officeooo:paragraph-rsid="010b63c8"/>
    </style:style>
    <style:style style:name="P62" style:family="paragraph" style:parent-style-name="Standard">
      <style:text-properties officeooo:rsid="001f9169" officeooo:paragraph-rsid="010bbfac"/>
    </style:style>
    <style:style style:name="P63" style:family="paragraph" style:parent-style-name="Standard">
      <style:paragraph-properties fo:margin-left="0.4925in" fo:margin-right="0in" fo:text-indent="0in" style:auto-text-indent="false"/>
      <style:text-properties officeooo:rsid="00211c87" officeooo:paragraph-rsid="00282e55"/>
    </style:style>
    <style:style style:name="P64" style:family="paragraph" style:parent-style-name="Standard">
      <style:paragraph-properties fo:margin-left="0.4925in" fo:margin-right="0in" fo:text-indent="0in" style:auto-text-indent="false"/>
      <style:text-properties officeooo:rsid="0022d03c" officeooo:paragraph-rsid="00282e55"/>
    </style:style>
    <style:style style:name="P65" style:family="paragraph" style:parent-style-name="Standard">
      <style:paragraph-properties fo:margin-left="0.4925in" fo:margin-right="0in" fo:text-indent="0in" style:auto-text-indent="false"/>
      <style:text-properties officeooo:rsid="0034230c" officeooo:paragraph-rsid="01018f09"/>
    </style:style>
    <style:style style:name="P66" style:family="paragraph" style:parent-style-name="Standard">
      <style:paragraph-properties fo:margin-left="0.4925in" fo:margin-right="0in" fo:text-indent="0in" style:auto-text-indent="false"/>
      <style:text-properties officeooo:rsid="003c3a4d" officeooo:paragraph-rsid="01018f09"/>
    </style:style>
    <style:style style:name="P67" style:family="paragraph" style:parent-style-name="Standard">
      <style:paragraph-properties fo:margin-left="0in" fo:margin-right="0in" fo:text-indent="0in" style:auto-text-indent="false"/>
      <style:text-properties officeooo:rsid="0041608e" officeooo:paragraph-rsid="01018f09"/>
    </style:style>
    <style:style style:name="P68" style:family="paragraph" style:parent-style-name="Standard">
      <style:paragraph-properties fo:margin-left="0in" fo:margin-right="0in" fo:text-indent="0in" style:auto-text-indent="false"/>
      <style:text-properties officeooo:rsid="0041608e" officeooo:paragraph-rsid="010b63c8"/>
    </style:style>
    <style:style style:name="P69" style:family="paragraph" style:parent-style-name="Standard">
      <style:paragraph-properties fo:margin-left="0in" fo:margin-right="0in" fo:text-indent="0in" style:auto-text-indent="false"/>
      <style:text-properties officeooo:rsid="0041608e" officeooo:paragraph-rsid="010bbfac"/>
    </style:style>
    <style:style style:name="P70" style:family="paragraph" style:parent-style-name="Standard">
      <style:paragraph-properties fo:margin-left="0in" fo:margin-right="0in" fo:text-indent="0in" style:auto-text-indent="false"/>
      <style:text-properties officeooo:rsid="0041608e" officeooo:paragraph-rsid="01194816"/>
    </style:style>
    <style:style style:name="P71" style:family="paragraph" style:parent-style-name="Standard">
      <style:paragraph-properties fo:margin-left="0in" fo:margin-right="0in" fo:text-indent="0in" style:auto-text-indent="false"/>
      <style:text-properties officeooo:rsid="0041608e" officeooo:paragraph-rsid="011b227a"/>
    </style:style>
    <style:style style:name="P72" style:family="paragraph" style:parent-style-name="Standard">
      <style:paragraph-properties fo:margin-left="0in" fo:margin-right="0in" fo:text-indent="0in" style:auto-text-indent="false"/>
      <style:text-properties officeooo:rsid="0041608e" officeooo:paragraph-rsid="011d0cf1"/>
    </style:style>
    <style:style style:name="P73" style:family="paragraph" style:parent-style-name="Standard">
      <style:paragraph-properties fo:margin-left="0in" fo:margin-right="0in" fo:text-indent="0in" style:auto-text-indent="false"/>
      <style:text-properties officeooo:rsid="0041608e" officeooo:paragraph-rsid="013865df"/>
    </style:style>
    <style:style style:name="P74" style:family="paragraph" style:parent-style-name="Standard">
      <style:paragraph-properties fo:margin-left="0in" fo:margin-right="0in" fo:text-indent="0in" style:auto-text-indent="false"/>
      <style:text-properties officeooo:rsid="0041608e" officeooo:paragraph-rsid="013892be"/>
    </style:style>
    <style:style style:name="P75" style:family="paragraph" style:parent-style-name="Standard">
      <style:paragraph-properties fo:margin-left="0in" fo:margin-right="0in" fo:text-indent="0in" style:auto-text-indent="false"/>
      <style:text-properties officeooo:rsid="0041608e" officeooo:paragraph-rsid="014deba8"/>
    </style:style>
    <style:style style:name="P76" style:family="paragraph" style:parent-style-name="Standard">
      <style:paragraph-properties fo:margin-left="0in" fo:margin-right="0in" fo:text-indent="0in" style:auto-text-indent="false"/>
      <style:text-properties officeooo:rsid="0041608e" officeooo:paragraph-rsid="014fc060"/>
    </style:style>
    <style:style style:name="P77" style:family="paragraph" style:parent-style-name="Standard">
      <style:paragraph-properties fo:margin-left="0in" fo:margin-right="0in" fo:text-indent="0in" style:auto-text-indent="false"/>
      <style:text-properties officeooo:rsid="0041608e" officeooo:paragraph-rsid="017f4a11"/>
    </style:style>
    <style:style style:name="P78" style:family="paragraph" style:parent-style-name="Standard">
      <style:paragraph-properties fo:margin-left="0in" fo:margin-right="0in" fo:text-indent="0in" style:auto-text-indent="false"/>
      <style:text-properties officeooo:rsid="0041608e" officeooo:paragraph-rsid="01a41f01"/>
    </style:style>
    <style:style style:name="P79" style:family="paragraph" style:parent-style-name="Standard">
      <style:paragraph-properties fo:margin-left="0in" fo:margin-right="0in" fo:text-indent="0in" style:auto-text-indent="false"/>
      <style:text-properties officeooo:rsid="0041608e" officeooo:paragraph-rsid="01a48e07"/>
    </style:style>
    <style:style style:name="P80" style:family="paragraph" style:parent-style-name="Standard">
      <style:paragraph-properties fo:margin-left="0in" fo:margin-right="0in" fo:text-indent="0in" style:auto-text-indent="false"/>
      <style:text-properties officeooo:rsid="0041608e" officeooo:paragraph-rsid="01bfaa82"/>
    </style:style>
    <style:style style:name="P81" style:family="paragraph" style:parent-style-name="Standard">
      <style:paragraph-properties fo:margin-left="0in" fo:margin-right="0in" fo:text-indent="0in" style:auto-text-indent="false"/>
      <style:text-properties officeooo:rsid="0041608e" officeooo:paragraph-rsid="01c19af7"/>
    </style:style>
    <style:style style:name="P82" style:family="paragraph" style:parent-style-name="Standard">
      <style:paragraph-properties fo:margin-left="0in" fo:margin-right="0in" fo:text-indent="0in" style:auto-text-indent="false"/>
      <style:text-properties officeooo:rsid="0041608e" officeooo:paragraph-rsid="01c2d183"/>
    </style:style>
    <style:style style:name="P83" style:family="paragraph" style:parent-style-name="Standard">
      <style:paragraph-properties fo:margin-left="0in" fo:margin-right="0in" fo:text-indent="0in" style:auto-text-indent="false"/>
      <style:text-properties officeooo:rsid="0041608e" officeooo:paragraph-rsid="01f9d5d2"/>
    </style:style>
    <style:style style:name="P84" style:family="paragraph" style:parent-style-name="Standard">
      <style:paragraph-properties fo:margin-left="0in" fo:margin-right="0in" fo:text-indent="0in" style:auto-text-indent="false"/>
      <style:text-properties officeooo:rsid="0041608e" officeooo:paragraph-rsid="01fb8390"/>
    </style:style>
    <style:style style:name="P85" style:family="paragraph" style:parent-style-name="Standard">
      <style:paragraph-properties fo:margin-left="0in" fo:margin-right="0in" fo:text-indent="0in" style:auto-text-indent="false"/>
      <style:text-properties officeooo:rsid="0041608e" officeooo:paragraph-rsid="0216ce87"/>
    </style:style>
    <style:style style:name="P86" style:family="paragraph" style:parent-style-name="Standard">
      <style:paragraph-properties fo:margin-left="0in" fo:margin-right="0in" fo:text-indent="0in" style:auto-text-indent="false"/>
      <style:text-properties officeooo:rsid="0041690c" officeooo:paragraph-rsid="0053ca22"/>
    </style:style>
    <style:style style:name="P87" style:family="paragraph" style:parent-style-name="Standard">
      <style:paragraph-properties fo:margin-left="0in" fo:margin-right="0in" fo:text-indent="0in" style:auto-text-indent="false"/>
      <style:text-properties officeooo:rsid="0041690c" officeooo:paragraph-rsid="00599b49"/>
    </style:style>
    <style:style style:name="P88" style:family="paragraph" style:parent-style-name="Standard">
      <style:paragraph-properties fo:margin-left="0in" fo:margin-right="0in" fo:text-indent="0in" style:auto-text-indent="false"/>
      <style:text-properties officeooo:rsid="0041690c" officeooo:paragraph-rsid="0062435b"/>
    </style:style>
    <style:style style:name="P89" style:family="paragraph" style:parent-style-name="Standard">
      <style:paragraph-properties fo:margin-left="0in" fo:margin-right="0in" fo:text-indent="0in" style:auto-text-indent="false"/>
      <style:text-properties officeooo:rsid="0041690c" officeooo:paragraph-rsid="01018f09"/>
    </style:style>
    <style:style style:name="P90" style:family="paragraph" style:parent-style-name="Standard">
      <style:paragraph-properties fo:margin-left="0in" fo:margin-right="0in" fo:text-indent="0in" style:auto-text-indent="false"/>
      <style:text-properties officeooo:rsid="0041690c" officeooo:paragraph-rsid="010b63c8"/>
    </style:style>
    <style:style style:name="P91" style:family="paragraph" style:parent-style-name="Standard">
      <style:paragraph-properties fo:margin-left="0in" fo:margin-right="0in" fo:text-indent="0in" style:auto-text-indent="false"/>
      <style:text-properties officeooo:rsid="0041690c" officeooo:paragraph-rsid="010bbfac"/>
    </style:style>
    <style:style style:name="P92" style:family="paragraph" style:parent-style-name="Standard">
      <style:paragraph-properties fo:margin-left="0in" fo:margin-right="0in" fo:text-indent="0in" style:auto-text-indent="false"/>
      <style:text-properties officeooo:rsid="0041690c" officeooo:paragraph-rsid="01535125"/>
    </style:style>
    <style:style style:name="P93" style:family="paragraph" style:parent-style-name="Standard">
      <style:paragraph-properties fo:margin-left="0in" fo:margin-right="0in" fo:text-indent="0in" style:auto-text-indent="false"/>
      <style:text-properties officeooo:rsid="0041690c" officeooo:paragraph-rsid="01b9e757"/>
    </style:style>
    <style:style style:name="P94" style:family="paragraph" style:parent-style-name="Standard">
      <style:paragraph-properties fo:margin-left="0.4925in" fo:margin-right="0in" fo:text-indent="0in" style:auto-text-indent="false"/>
      <style:text-properties officeooo:rsid="0046bce0" officeooo:paragraph-rsid="0046bce0"/>
    </style:style>
    <style:style style:name="P95" style:family="paragraph" style:parent-style-name="Standard">
      <style:paragraph-properties fo:margin-left="0.4925in" fo:margin-right="0in" fo:text-indent="0in" style:auto-text-indent="false"/>
      <style:text-properties officeooo:rsid="0046bce0" officeooo:paragraph-rsid="004b204d"/>
    </style:style>
    <style:style style:name="P96"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97"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98"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99"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100"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101"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105"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107"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108"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109"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110"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111"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12"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13"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14"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15"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16"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17"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18"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19"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20"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21" style:family="paragraph" style:parent-style-name="Standard">
      <style:paragraph-properties fo:margin-left="0.4925in" fo:margin-right="0in" fo:text-indent="0in" style:auto-text-indent="false"/>
      <style:text-properties officeooo:rsid="0047ef46" officeooo:paragraph-rsid="0047ef46"/>
    </style:style>
    <style:style style:name="P122" style:family="paragraph" style:parent-style-name="Standard">
      <style:paragraph-properties fo:margin-left="0in" fo:margin-right="0in" fo:text-indent="0in" style:auto-text-indent="false"/>
      <style:text-properties officeooo:rsid="0047ef46" officeooo:paragraph-rsid="0053ca22"/>
    </style:style>
    <style:style style:name="P123" style:family="paragraph" style:parent-style-name="Standard">
      <style:paragraph-properties fo:margin-left="0.4925in" fo:margin-right="0in" fo:text-indent="0in" style:auto-text-indent="false"/>
      <style:text-properties officeooo:rsid="00481dd8" officeooo:paragraph-rsid="00481dd8"/>
    </style:style>
    <style:style style:name="P124" style:family="paragraph" style:parent-style-name="Standard">
      <style:paragraph-properties fo:margin-left="0in" fo:margin-right="0in" fo:text-indent="0in" style:auto-text-indent="false"/>
      <style:text-properties officeooo:rsid="00481dd8" officeooo:paragraph-rsid="00555e50"/>
    </style:style>
    <style:style style:name="P125" style:family="paragraph" style:parent-style-name="Standard">
      <style:paragraph-properties fo:margin-left="0.4925in" fo:margin-right="0in" fo:text-indent="0in" style:auto-text-indent="false"/>
      <style:text-properties officeooo:rsid="004918ac" officeooo:paragraph-rsid="004918ac"/>
    </style:style>
    <style:style style:name="P126" style:family="paragraph" style:parent-style-name="Standard">
      <style:paragraph-properties fo:margin-left="0in" fo:margin-right="0in" fo:text-indent="0in" style:auto-text-indent="false"/>
      <style:text-properties officeooo:rsid="004918ac" officeooo:paragraph-rsid="00577c3c"/>
    </style:style>
    <style:style style:name="P127" style:family="paragraph" style:parent-style-name="Standard">
      <style:paragraph-properties fo:margin-left="0in" fo:margin-right="0in" fo:text-indent="0in" style:auto-text-indent="false"/>
      <style:text-properties officeooo:rsid="004918ac" officeooo:paragraph-rsid="00599b49"/>
    </style:style>
    <style:style style:name="P128" style:family="paragraph" style:parent-style-name="Standard">
      <style:paragraph-properties fo:margin-left="0in" fo:margin-right="0in" fo:text-indent="0in" style:auto-text-indent="false"/>
      <style:text-properties officeooo:rsid="004918ac" officeooo:paragraph-rsid="0062435b"/>
    </style:style>
    <style:style style:name="P129" style:family="paragraph" style:parent-style-name="Standard">
      <style:paragraph-properties fo:margin-left="0.4925in" fo:margin-right="0in" fo:text-indent="0in" style:auto-text-indent="false"/>
      <style:text-properties officeooo:rsid="004b204d" officeooo:paragraph-rsid="004b204d"/>
    </style:style>
    <style:style style:name="P130"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31"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32"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33"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34"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35"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36"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37"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38"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39"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40"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41"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42"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43"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44"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45"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46"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47"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48"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49"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50"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151"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52"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53" style:family="paragraph" style:parent-style-name="Standard">
      <style:paragraph-properties fo:margin-left="0.4925in" fo:margin-right="0in" fo:text-indent="0in" style:auto-text-indent="false"/>
      <style:text-properties officeooo:rsid="004c0fdd" officeooo:paragraph-rsid="004c0fdd"/>
    </style:style>
    <style:style style:name="P154" style:family="paragraph" style:parent-style-name="Standard">
      <style:paragraph-properties fo:margin-left="0.4925in" fo:margin-right="0in" fo:text-indent="0in" style:auto-text-indent="false"/>
      <style:text-properties officeooo:rsid="004d1169" officeooo:paragraph-rsid="004d1169"/>
    </style:style>
    <style:style style:name="P155" style:family="paragraph" style:parent-style-name="Standard">
      <style:paragraph-properties fo:margin-left="0.4925in" fo:margin-right="0in" fo:text-indent="0in" style:auto-text-indent="false"/>
      <style:text-properties officeooo:rsid="004da42e" officeooo:paragraph-rsid="004da42e"/>
    </style:style>
    <style:style style:name="P156" style:family="paragraph" style:parent-style-name="Standard">
      <style:paragraph-properties fo:margin-left="0in" fo:margin-right="0in" fo:text-indent="0in" style:auto-text-indent="false"/>
      <style:text-properties officeooo:rsid="0051e2f6" officeooo:paragraph-rsid="0053ca22"/>
    </style:style>
    <style:style style:name="P157" style:family="paragraph" style:parent-style-name="Standard">
      <style:paragraph-properties fo:margin-left="0in" fo:margin-right="0in" fo:text-indent="0in" style:auto-text-indent="false"/>
      <style:text-properties officeooo:rsid="0051e2f6" officeooo:paragraph-rsid="00599b49"/>
    </style:style>
    <style:style style:name="P158" style:family="paragraph" style:parent-style-name="Standard">
      <style:paragraph-properties fo:margin-left="0in" fo:margin-right="0in" fo:text-indent="0in" style:auto-text-indent="false"/>
      <style:text-properties officeooo:rsid="0051e2f6" officeooo:paragraph-rsid="005ae51d"/>
    </style:style>
    <style:style style:name="P159" style:family="paragraph" style:parent-style-name="Standard">
      <style:paragraph-properties fo:margin-left="0in" fo:margin-right="0in" fo:text-indent="0in" style:auto-text-indent="false"/>
      <style:text-properties officeooo:rsid="0051e2f6" officeooo:paragraph-rsid="005fd762"/>
    </style:style>
    <style:style style:name="P160" style:family="paragraph" style:parent-style-name="Standard">
      <style:paragraph-properties fo:margin-left="0in" fo:margin-right="0in" fo:text-indent="0in" style:auto-text-indent="false"/>
      <style:text-properties officeooo:rsid="0051e2f6" officeooo:paragraph-rsid="0062435b"/>
    </style:style>
    <style:style style:name="P161" style:family="paragraph" style:parent-style-name="Standard">
      <style:paragraph-properties fo:margin-left="0in" fo:margin-right="0in" fo:text-indent="0in" style:auto-text-indent="false"/>
      <style:text-properties officeooo:rsid="0051e2f6" officeooo:paragraph-rsid="01018f09"/>
    </style:style>
    <style:style style:name="P162" style:family="paragraph" style:parent-style-name="Standard">
      <style:paragraph-properties fo:margin-left="0in" fo:margin-right="0in" fo:text-indent="0in" style:auto-text-indent="false"/>
      <style:text-properties officeooo:rsid="0051e2f6" officeooo:paragraph-rsid="010b63c8"/>
    </style:style>
    <style:style style:name="P163" style:family="paragraph" style:parent-style-name="Standard">
      <style:paragraph-properties fo:margin-left="0in" fo:margin-right="0in" fo:text-indent="0in" style:auto-text-indent="false"/>
      <style:text-properties officeooo:rsid="0051e2f6" officeooo:paragraph-rsid="011d0cf1"/>
    </style:style>
    <style:style style:name="P164" style:family="paragraph" style:parent-style-name="Standard">
      <style:paragraph-properties fo:margin-left="0in" fo:margin-right="0in" fo:text-indent="0in" style:auto-text-indent="false"/>
      <style:text-properties officeooo:rsid="0051e2f6" officeooo:paragraph-rsid="01314179"/>
    </style:style>
    <style:style style:name="P165" style:family="paragraph" style:parent-style-name="Standard">
      <style:paragraph-properties fo:margin-left="0in" fo:margin-right="0in" fo:text-indent="0in" style:auto-text-indent="false"/>
      <style:text-properties officeooo:rsid="0051e2f6" officeooo:paragraph-rsid="01b9e757"/>
    </style:style>
    <style:style style:name="P166" style:family="paragraph" style:parent-style-name="Standard">
      <style:paragraph-properties fo:margin-left="0in" fo:margin-right="0in" fo:text-indent="0in" style:auto-text-indent="false"/>
      <style:text-properties officeooo:rsid="0053ca22" officeooo:paragraph-rsid="0053ca22"/>
    </style:style>
    <style:style style:name="P167" style:family="paragraph" style:parent-style-name="Standard">
      <style:paragraph-properties fo:margin-left="0in" fo:margin-right="0in" fo:text-indent="0in" style:auto-text-indent="false"/>
      <style:text-properties officeooo:rsid="0053ca22" officeooo:paragraph-rsid="00599b49"/>
    </style:style>
    <style:style style:name="P168" style:family="paragraph" style:parent-style-name="Standard">
      <style:paragraph-properties fo:margin-left="0in" fo:margin-right="0in" fo:text-indent="0in" style:auto-text-indent="false"/>
      <style:text-properties officeooo:rsid="0053ca22" officeooo:paragraph-rsid="005fd762"/>
    </style:style>
    <style:style style:name="P169" style:family="paragraph" style:parent-style-name="Standard">
      <style:paragraph-properties fo:margin-left="0in" fo:margin-right="0in" fo:text-indent="0in" style:auto-text-indent="false"/>
      <style:text-properties officeooo:rsid="0053ca22" officeooo:paragraph-rsid="0062435b"/>
    </style:style>
    <style:style style:name="P170" style:family="paragraph" style:parent-style-name="Standard">
      <style:paragraph-properties fo:margin-left="0in" fo:margin-right="0in" fo:text-indent="0in" style:auto-text-indent="false"/>
      <style:text-properties officeooo:rsid="0053ca22" officeooo:paragraph-rsid="0068c8f5"/>
    </style:style>
    <style:style style:name="P171" style:family="paragraph" style:parent-style-name="Standard">
      <style:paragraph-properties fo:margin-left="0in" fo:margin-right="0in" fo:text-indent="0in" style:auto-text-indent="false"/>
      <style:text-properties officeooo:rsid="0053ca22" officeooo:paragraph-rsid="01018f09"/>
    </style:style>
    <style:style style:name="P172" style:family="paragraph" style:parent-style-name="Standard">
      <style:paragraph-properties fo:margin-left="0in" fo:margin-right="0in" fo:text-indent="0in" style:auto-text-indent="false"/>
      <style:text-properties officeooo:rsid="0053ca22" officeooo:paragraph-rsid="010b63c8"/>
    </style:style>
    <style:style style:name="P173" style:family="paragraph" style:parent-style-name="Standard">
      <style:paragraph-properties fo:margin-left="0in" fo:margin-right="0in" fo:text-indent="0in" style:auto-text-indent="false"/>
      <style:text-properties officeooo:rsid="0053ca22" officeooo:paragraph-rsid="010bbfac"/>
    </style:style>
    <style:style style:name="P174" style:family="paragraph" style:parent-style-name="Standard">
      <style:paragraph-properties fo:margin-left="0in" fo:margin-right="0in" fo:text-indent="0in" style:auto-text-indent="false"/>
      <style:text-properties officeooo:rsid="0053ca22" officeooo:paragraph-rsid="011f5ca8"/>
    </style:style>
    <style:style style:name="P175" style:family="paragraph" style:parent-style-name="Standard">
      <style:paragraph-properties fo:margin-left="0in" fo:margin-right="0in" fo:text-indent="0in" style:auto-text-indent="false"/>
      <style:text-properties officeooo:rsid="0053ca22" officeooo:paragraph-rsid="01222fe1"/>
    </style:style>
    <style:style style:name="P176" style:family="paragraph" style:parent-style-name="Standard">
      <style:paragraph-properties fo:margin-left="0in" fo:margin-right="0in" fo:text-indent="0in" style:auto-text-indent="false"/>
      <style:text-properties officeooo:rsid="0053ca22" officeooo:paragraph-rsid="0125b8df"/>
    </style:style>
    <style:style style:name="P177" style:family="paragraph" style:parent-style-name="Standard">
      <style:paragraph-properties fo:margin-left="0in" fo:margin-right="0in" fo:text-indent="0in" style:auto-text-indent="false"/>
      <style:text-properties officeooo:rsid="0053ca22" officeooo:paragraph-rsid="01284461"/>
    </style:style>
    <style:style style:name="P178" style:family="paragraph" style:parent-style-name="Standard">
      <style:paragraph-properties fo:margin-left="0in" fo:margin-right="0in" fo:text-indent="0in" style:auto-text-indent="false"/>
      <style:text-properties officeooo:rsid="0053ca22" officeooo:paragraph-rsid="012d1084"/>
    </style:style>
    <style:style style:name="P179" style:family="paragraph" style:parent-style-name="Standard">
      <style:paragraph-properties fo:margin-left="0in" fo:margin-right="0in" fo:text-indent="0in" style:auto-text-indent="false"/>
      <style:text-properties officeooo:rsid="0053ca22" officeooo:paragraph-rsid="01323141"/>
    </style:style>
    <style:style style:name="P180" style:family="paragraph" style:parent-style-name="Standard">
      <style:paragraph-properties fo:margin-left="0in" fo:margin-right="0in" fo:text-indent="0in" style:auto-text-indent="false"/>
      <style:text-properties officeooo:rsid="0053ca22" officeooo:paragraph-rsid="01b9e757"/>
    </style:style>
    <style:style style:name="P181" style:family="paragraph" style:parent-style-name="Standard">
      <style:paragraph-properties fo:margin-left="0.4925in" fo:margin-right="0in" fo:text-indent="0in" style:auto-text-indent="false"/>
      <style:text-properties officeooo:rsid="0053ca22" officeooo:paragraph-rsid="0220fc3c"/>
    </style:style>
    <style:style style:name="P182" style:family="paragraph" style:parent-style-name="Standard">
      <style:paragraph-properties fo:margin-left="0.4925in" fo:margin-right="0in" fo:text-indent="0in" style:auto-text-indent="false"/>
      <style:text-properties officeooo:rsid="0068e52f" officeooo:paragraph-rsid="01018f09"/>
    </style:style>
    <style:style style:name="P183" style:family="paragraph" style:parent-style-name="Standard">
      <style:paragraph-properties fo:margin-left="0.4925in" fo:margin-right="0in" fo:text-indent="0in" style:auto-text-indent="false"/>
      <style:text-properties officeooo:rsid="006a6f59" officeooo:paragraph-rsid="01018f09"/>
    </style:style>
    <style:style style:name="P184" style:family="paragraph" style:parent-style-name="Standard">
      <style:paragraph-properties fo:margin-left="0.4925in" fo:margin-right="0in" fo:text-indent="0in" style:auto-text-indent="false"/>
      <style:text-properties officeooo:rsid="006bd47b" officeooo:paragraph-rsid="0090b891"/>
    </style:style>
    <style:style style:name="P185" style:family="paragraph" style:parent-style-name="Standard">
      <style:paragraph-properties fo:margin-left="0.4925in" fo:margin-right="0in" fo:text-indent="0in" style:auto-text-indent="false"/>
      <style:text-properties officeooo:rsid="006bd47b" officeooo:paragraph-rsid="01018f09"/>
    </style:style>
    <style:style style:name="P186" style:family="paragraph" style:parent-style-name="Standard">
      <style:paragraph-properties fo:margin-left="0.4925in" fo:margin-right="0in" fo:text-indent="0in" style:auto-text-indent="false"/>
      <style:text-properties officeooo:rsid="006f1ba5" officeooo:paragraph-rsid="01018f09"/>
    </style:style>
    <style:style style:name="P187" style:family="paragraph" style:parent-style-name="Standard">
      <style:paragraph-properties fo:margin-left="0.4925in" fo:margin-right="0in" fo:text-indent="0in" style:auto-text-indent="false"/>
      <style:text-properties officeooo:rsid="006f5d9d" officeooo:paragraph-rsid="01018f09"/>
    </style:style>
    <style:style style:name="P188" style:family="paragraph" style:parent-style-name="Standard">
      <style:paragraph-properties fo:margin-left="0.4925in" fo:margin-right="0in" fo:text-indent="0in" style:auto-text-indent="false"/>
      <style:text-properties officeooo:rsid="006fe5d1" officeooo:paragraph-rsid="01018f09"/>
    </style:style>
    <style:style style:name="P189" style:family="paragraph" style:parent-style-name="Standard">
      <style:paragraph-properties fo:margin-left="0in" fo:margin-right="0in" fo:text-indent="0in" style:auto-text-indent="false"/>
      <style:text-properties officeooo:rsid="006fe5d1" officeooo:paragraph-rsid="01018f09"/>
    </style:style>
    <style:style style:name="P190" style:family="paragraph" style:parent-style-name="Standard">
      <style:paragraph-properties fo:margin-left="0in" fo:margin-right="0in" fo:text-indent="0in" style:auto-text-indent="false"/>
      <style:text-properties officeooo:rsid="006fe5d1" officeooo:paragraph-rsid="01222fe1"/>
    </style:style>
    <style:style style:name="P191" style:family="paragraph" style:parent-style-name="Standard">
      <style:paragraph-properties fo:margin-left="0.4925in" fo:margin-right="0in" fo:text-indent="0in" style:auto-text-indent="false"/>
      <style:text-properties officeooo:rsid="00714f02" officeooo:paragraph-rsid="01018f09"/>
    </style:style>
    <style:style style:name="P192" style:family="paragraph" style:parent-style-name="Standard">
      <style:paragraph-properties fo:margin-left="0in" fo:margin-right="0in" fo:text-indent="0in" style:auto-text-indent="false"/>
      <style:text-properties officeooo:rsid="00714f02" officeooo:paragraph-rsid="01018f09"/>
    </style:style>
    <style:style style:name="P193" style:family="paragraph" style:parent-style-name="Standard">
      <style:paragraph-properties fo:margin-left="0.4925in" fo:margin-right="0in" fo:text-indent="0in" style:auto-text-indent="false"/>
      <style:text-properties officeooo:rsid="00768d02" officeooo:paragraph-rsid="01018f09"/>
    </style:style>
    <style:style style:name="P194" style:family="paragraph" style:parent-style-name="Standard">
      <style:paragraph-properties fo:margin-left="0in" fo:margin-right="0in" fo:text-indent="0in" style:auto-text-indent="false"/>
      <style:text-properties officeooo:rsid="00768d02" officeooo:paragraph-rsid="01018f09"/>
    </style:style>
    <style:style style:name="P195" style:family="paragraph" style:parent-style-name="Standard">
      <style:paragraph-properties fo:margin-left="0in" fo:margin-right="0in" fo:text-indent="0in" style:auto-text-indent="false"/>
      <style:text-properties officeooo:rsid="00768d02" officeooo:paragraph-rsid="01235e8a"/>
    </style:style>
    <style:style style:name="P196" style:family="paragraph" style:parent-style-name="Standard">
      <style:paragraph-properties fo:margin-left="0.4925in" fo:margin-right="0in" fo:text-indent="0in" style:auto-text-indent="false"/>
      <style:text-properties officeooo:rsid="00780595" officeooo:paragraph-rsid="01018f09"/>
    </style:style>
    <style:style style:name="P197" style:family="paragraph" style:parent-style-name="Standard">
      <style:paragraph-properties fo:margin-left="0in" fo:margin-right="0in" fo:text-indent="0in" style:auto-text-indent="false"/>
      <style:text-properties officeooo:rsid="00780595" officeooo:paragraph-rsid="01018f09"/>
    </style:style>
    <style:style style:name="P198" style:family="paragraph" style:parent-style-name="Standard">
      <style:paragraph-properties fo:margin-left="0in" fo:margin-right="0in" fo:text-indent="0in" style:auto-text-indent="false"/>
      <style:text-properties officeooo:rsid="00780595" officeooo:paragraph-rsid="01235e8a"/>
    </style:style>
    <style:style style:name="P199" style:family="paragraph" style:parent-style-name="Standard">
      <style:paragraph-properties fo:margin-left="0.4925in" fo:margin-right="0in" fo:text-indent="0in" style:auto-text-indent="false"/>
      <style:text-properties officeooo:rsid="00794708" officeooo:paragraph-rsid="01018f09"/>
    </style:style>
    <style:style style:name="P200" style:family="paragraph" style:parent-style-name="Standard">
      <style:paragraph-properties fo:margin-left="0in" fo:margin-right="0in" fo:text-indent="0in" style:auto-text-indent="false"/>
      <style:text-properties officeooo:rsid="00794708" officeooo:paragraph-rsid="01018f09"/>
    </style:style>
    <style:style style:name="P201" style:family="paragraph" style:parent-style-name="Standard">
      <style:paragraph-properties fo:margin-left="0.4925in" fo:margin-right="0in" fo:text-indent="0in" style:auto-text-indent="false"/>
      <style:text-properties officeooo:rsid="00866129" officeooo:paragraph-rsid="01018f09"/>
    </style:style>
    <style:style style:name="P202" style:family="paragraph" style:parent-style-name="Standard">
      <style:paragraph-properties fo:margin-left="0in" fo:margin-right="0in" fo:text-indent="0in" style:auto-text-indent="false"/>
      <style:text-properties officeooo:rsid="00866129" officeooo:paragraph-rsid="01018f09"/>
    </style:style>
    <style:style style:name="P203" style:family="paragraph" style:parent-style-name="Standard">
      <style:paragraph-properties fo:margin-left="0in" fo:margin-right="0in" fo:text-indent="0in" style:auto-text-indent="false"/>
      <style:text-properties officeooo:rsid="0088954e" officeooo:paragraph-rsid="01018f09"/>
    </style:style>
    <style:style style:name="P204" style:family="paragraph" style:parent-style-name="Standard">
      <style:paragraph-properties fo:margin-left="0in" fo:margin-right="0in" fo:text-indent="0in" style:auto-text-indent="false"/>
      <style:text-properties officeooo:rsid="0088954e" officeooo:paragraph-rsid="010b63c8"/>
    </style:style>
    <style:style style:name="P205" style:family="paragraph" style:parent-style-name="Standard">
      <style:paragraph-properties fo:margin-left="0.4925in" fo:margin-right="0in" fo:text-indent="0in" style:auto-text-indent="false"/>
      <style:text-properties officeooo:paragraph-rsid="008dc560"/>
    </style:style>
    <style:style style:name="P206" style:family="paragraph" style:parent-style-name="Standard">
      <style:paragraph-properties fo:margin-left="0.4925in" fo:margin-right="0in" fo:text-indent="0in" style:auto-text-indent="false"/>
      <style:text-properties officeooo:rsid="0090b891" officeooo:paragraph-rsid="0090b891"/>
    </style:style>
    <style:style style:name="P207" style:family="paragraph" style:parent-style-name="Standard">
      <style:paragraph-properties fo:margin-left="0in" fo:margin-right="0in" fo:text-indent="0in" style:auto-text-indent="false"/>
      <style:text-properties officeooo:rsid="0090b891" officeooo:paragraph-rsid="0122bd42"/>
    </style:style>
    <style:style style:name="P208" style:family="paragraph" style:parent-style-name="Standard">
      <style:paragraph-properties fo:margin-left="0in" fo:margin-right="0in" fo:text-indent="0in" style:auto-text-indent="false"/>
      <style:text-properties officeooo:rsid="0090b891" officeooo:paragraph-rsid="0124a26d"/>
    </style:style>
    <style:style style:name="P209" style:family="paragraph" style:parent-style-name="Standard">
      <style:paragraph-properties fo:margin-left="0.4925in" fo:margin-right="0in" fo:text-indent="0in" style:auto-text-indent="false"/>
      <style:text-properties officeooo:rsid="0093653c" officeooo:paragraph-rsid="0093653c"/>
    </style:style>
    <style:style style:name="P210" style:family="paragraph" style:parent-style-name="Standard">
      <style:paragraph-properties fo:margin-left="0in" fo:margin-right="0in" fo:text-indent="0in" style:auto-text-indent="false"/>
      <style:text-properties officeooo:rsid="0093653c" officeooo:paragraph-rsid="0124a26d"/>
    </style:style>
    <style:style style:name="P211" style:family="paragraph" style:parent-style-name="Standard">
      <style:paragraph-properties fo:margin-left="0in" fo:margin-right="0in" fo:text-indent="0in" style:auto-text-indent="false"/>
      <style:text-properties officeooo:rsid="0093653c" officeooo:paragraph-rsid="0127c971"/>
    </style:style>
    <style:style style:name="P212" style:family="paragraph" style:parent-style-name="Standard">
      <style:paragraph-properties fo:margin-left="0.4925in" fo:margin-right="0in" fo:text-indent="0in" style:auto-text-indent="false"/>
      <style:text-properties officeooo:rsid="0093a5a9" officeooo:paragraph-rsid="0093a5a9"/>
    </style:style>
    <style:style style:name="P213" style:family="paragraph" style:parent-style-name="Standard">
      <style:paragraph-properties fo:margin-left="0.4925in" fo:margin-right="0in" fo:text-indent="0in" style:auto-text-indent="false"/>
      <style:text-properties officeooo:rsid="0093a5a9" officeooo:paragraph-rsid="00a51974"/>
    </style:style>
    <style:style style:name="P214" style:family="paragraph" style:parent-style-name="Standard">
      <style:paragraph-properties fo:margin-left="0.4925in" fo:margin-right="0in" fo:text-indent="0in" style:auto-text-indent="false"/>
      <style:text-properties officeooo:rsid="0093a5a9" officeooo:paragraph-rsid="01136350"/>
    </style:style>
    <style:style style:name="P215" style:family="paragraph" style:parent-style-name="Standard">
      <style:paragraph-properties fo:margin-left="0in" fo:margin-right="0in" fo:text-indent="0in" style:auto-text-indent="false"/>
      <style:text-properties officeooo:rsid="0093a5a9" officeooo:paragraph-rsid="011d0cf1"/>
    </style:style>
    <style:style style:name="P216" style:family="paragraph" style:parent-style-name="Standard">
      <style:paragraph-properties fo:margin-left="0in" fo:margin-right="0in" fo:text-indent="0in" style:auto-text-indent="false"/>
      <style:text-properties officeooo:rsid="0093a5a9" officeooo:paragraph-rsid="0127c971"/>
    </style:style>
    <style:style style:name="P217" style:family="paragraph" style:parent-style-name="Standard">
      <style:paragraph-properties fo:margin-left="0in" fo:margin-right="0in" fo:text-indent="0in" style:auto-text-indent="false"/>
      <style:text-properties officeooo:rsid="0093a5a9" officeooo:paragraph-rsid="012b4f78"/>
    </style:style>
    <style:style style:name="P218" style:family="paragraph" style:parent-style-name="Standard">
      <style:paragraph-properties fo:margin-left="0.4925in" fo:margin-right="0in" fo:text-indent="0in" style:auto-text-indent="false"/>
      <style:text-properties officeooo:rsid="0093a5e8" officeooo:paragraph-rsid="0093a5e8"/>
    </style:style>
    <style:style style:name="P219" style:family="paragraph" style:parent-style-name="Standard">
      <style:paragraph-properties fo:margin-left="0.4925in" fo:margin-right="0in" fo:text-indent="0in" style:auto-text-indent="false"/>
      <style:text-properties officeooo:rsid="0093d3b1" officeooo:paragraph-rsid="0093d3b1"/>
    </style:style>
    <style:style style:name="P220" style:family="paragraph" style:parent-style-name="Standard">
      <style:paragraph-properties fo:margin-left="0in" fo:margin-right="0in" fo:text-indent="0in" style:auto-text-indent="false"/>
      <style:text-properties officeooo:rsid="0093d3b1" officeooo:paragraph-rsid="012b4f78"/>
    </style:style>
    <style:style style:name="P221" style:family="paragraph" style:parent-style-name="Standard">
      <style:paragraph-properties fo:margin-left="0in" fo:margin-right="0in" fo:text-indent="0in" style:auto-text-indent="false"/>
      <style:text-properties officeooo:rsid="0093d3b1" officeooo:paragraph-rsid="012d1084"/>
    </style:style>
    <style:style style:name="P222" style:family="paragraph" style:parent-style-name="Standard">
      <style:paragraph-properties fo:margin-left="0in" fo:margin-right="0in" fo:text-indent="0in" style:auto-text-indent="false"/>
      <style:text-properties officeooo:rsid="0093d3b1" officeooo:paragraph-rsid="012daba9"/>
    </style:style>
    <style:style style:name="P223" style:family="paragraph" style:parent-style-name="Standard">
      <style:paragraph-properties fo:margin-left="0in" fo:margin-right="0in" fo:text-indent="0in" style:auto-text-indent="false"/>
      <style:text-properties officeooo:rsid="0093d3b1" officeooo:paragraph-rsid="012fadf1"/>
    </style:style>
    <style:style style:name="P224" style:family="paragraph" style:parent-style-name="Standard">
      <style:paragraph-properties fo:margin-left="0in" fo:margin-right="0in" fo:text-indent="0in" style:auto-text-indent="false"/>
      <style:text-properties officeooo:rsid="0093d3b1" officeooo:paragraph-rsid="01323141"/>
    </style:style>
    <style:style style:name="P225" style:family="paragraph" style:parent-style-name="Standard">
      <style:paragraph-properties fo:margin-left="0.4925in" fo:margin-right="0in" fo:text-indent="0in" style:auto-text-indent="false"/>
      <style:text-properties officeooo:rsid="0094ab04" officeooo:paragraph-rsid="0094ab04"/>
    </style:style>
    <style:style style:name="P226" style:family="paragraph" style:parent-style-name="Standard">
      <style:paragraph-properties fo:margin-left="0in" fo:margin-right="0in" fo:text-indent="0in" style:auto-text-indent="false"/>
      <style:text-properties officeooo:rsid="0094ab04" officeooo:paragraph-rsid="01323141"/>
    </style:style>
    <style:style style:name="P227" style:family="paragraph" style:parent-style-name="Standard">
      <style:paragraph-properties fo:margin-left="0in" fo:margin-right="0in" fo:text-indent="0in" style:auto-text-indent="false"/>
      <style:text-properties officeooo:rsid="0094ab04" officeooo:paragraph-rsid="0134297c"/>
    </style:style>
    <style:style style:name="P228" style:family="paragraph" style:parent-style-name="Standard">
      <style:paragraph-properties fo:margin-left="0.4925in" fo:margin-right="0in" fo:text-indent="0in" style:auto-text-indent="false"/>
      <style:text-properties officeooo:rsid="00964fb5" officeooo:paragraph-rsid="00964fb5"/>
    </style:style>
    <style:style style:name="P229" style:family="paragraph" style:parent-style-name="Standard">
      <style:paragraph-properties fo:margin-left="0in" fo:margin-right="0in" fo:text-indent="0in" style:auto-text-indent="false"/>
      <style:text-properties officeooo:rsid="00964fb5" officeooo:paragraph-rsid="0134297c"/>
    </style:style>
    <style:style style:name="P230" style:family="paragraph" style:parent-style-name="Standard">
      <style:paragraph-properties fo:margin-left="0.4925in" fo:margin-right="0in" fo:text-indent="0in" style:auto-text-indent="false"/>
      <style:text-properties officeooo:rsid="00964fb5" officeooo:paragraph-rsid="01b3ccf6"/>
    </style:style>
    <style:style style:name="P231" style:family="paragraph" style:parent-style-name="Standard">
      <style:paragraph-properties fo:margin-left="0.4925in" fo:margin-right="0in" fo:text-indent="0in" style:auto-text-indent="false"/>
      <style:text-properties officeooo:paragraph-rsid="009bfe69"/>
    </style:style>
    <style:style style:name="P232" style:family="paragraph" style:parent-style-name="Standard">
      <style:paragraph-properties fo:margin-left="0.4925in" fo:margin-right="0in" fo:text-indent="0in" style:auto-text-indent="false"/>
      <style:text-properties officeooo:paragraph-rsid="00aab31f"/>
    </style:style>
    <style:style style:name="P233" style:family="paragraph" style:parent-style-name="Standard">
      <style:paragraph-properties fo:margin-left="0.4925in" fo:margin-right="0in" fo:text-indent="0in" style:auto-text-indent="false"/>
      <style:text-properties officeooo:paragraph-rsid="00ac0c8c"/>
    </style:style>
    <style:style style:name="P234" style:family="paragraph" style:parent-style-name="Standard">
      <style:paragraph-properties fo:margin-left="0.4925in" fo:margin-right="0in" fo:text-indent="0in" style:auto-text-indent="false"/>
      <style:text-properties officeooo:paragraph-rsid="00ad2682"/>
    </style:style>
    <style:style style:name="P235" style:family="paragraph" style:parent-style-name="Standard">
      <style:paragraph-properties fo:margin-left="0.4925in" fo:margin-right="0in" fo:text-indent="0in" style:auto-text-indent="false"/>
      <style:text-properties officeooo:paragraph-rsid="00ade064"/>
    </style:style>
    <style:style style:name="P236" style:family="paragraph" style:parent-style-name="Standard">
      <style:paragraph-properties fo:margin-left="0.4925in" fo:margin-right="0in" fo:text-indent="0in" style:auto-text-indent="false"/>
      <style:text-properties officeooo:paragraph-rsid="00ae2ccd"/>
    </style:style>
    <style:style style:name="P237" style:family="paragraph" style:parent-style-name="Standard">
      <style:paragraph-properties fo:margin-left="0.4925in" fo:margin-right="0in" fo:text-indent="0in" style:auto-text-indent="false"/>
      <style:text-properties officeooo:paragraph-rsid="00afd1fb"/>
    </style:style>
    <style:style style:name="P238" style:family="paragraph" style:parent-style-name="Standard">
      <style:paragraph-properties fo:margin-left="0.4925in" fo:margin-right="0in" fo:text-indent="0in" style:auto-text-indent="false"/>
      <style:text-properties officeooo:paragraph-rsid="00b67788"/>
    </style:style>
    <style:style style:name="P239" style:family="paragraph" style:parent-style-name="Standard">
      <style:paragraph-properties fo:margin-left="0.4925in" fo:margin-right="0in" fo:text-indent="0in" style:auto-text-indent="false"/>
      <style:text-properties officeooo:paragraph-rsid="00bcbe61"/>
    </style:style>
    <style:style style:name="P240" style:family="paragraph" style:parent-style-name="Standard">
      <style:paragraph-properties fo:margin-left="0.4925in" fo:margin-right="0in" fo:text-indent="0in" style:auto-text-indent="false"/>
      <style:text-properties officeooo:paragraph-rsid="00be88dd"/>
    </style:style>
    <style:style style:name="P241" style:family="paragraph" style:parent-style-name="Standard">
      <style:paragraph-properties fo:margin-left="0.4925in" fo:margin-right="0in" fo:text-indent="0in" style:auto-text-indent="false"/>
      <style:text-properties officeooo:paragraph-rsid="00bedaea"/>
    </style:style>
    <style:style style:name="P242" style:family="paragraph" style:parent-style-name="Standard">
      <style:paragraph-properties fo:margin-left="0.4925in" fo:margin-right="0in" fo:text-indent="0in" style:auto-text-indent="false"/>
      <style:text-properties officeooo:paragraph-rsid="00bf2ba0"/>
    </style:style>
    <style:style style:name="P243" style:family="paragraph" style:parent-style-name="Standard">
      <style:paragraph-properties fo:margin-left="0.4925in" fo:margin-right="0in" fo:text-indent="0in" style:auto-text-indent="false"/>
      <style:text-properties officeooo:paragraph-rsid="00c0d6fa"/>
    </style:style>
    <style:style style:name="P244" style:family="paragraph" style:parent-style-name="Standard">
      <style:paragraph-properties fo:margin-left="0.4925in" fo:margin-right="0in" fo:text-indent="0in" style:auto-text-indent="false"/>
      <style:text-properties officeooo:paragraph-rsid="00c3214b"/>
    </style:style>
    <style:style style:name="P245" style:family="paragraph" style:parent-style-name="Standard">
      <style:paragraph-properties fo:margin-left="0.4925in" fo:margin-right="0in" fo:text-indent="0in" style:auto-text-indent="false"/>
      <style:text-properties officeooo:paragraph-rsid="00c3c105"/>
    </style:style>
    <style:style style:name="P246" style:family="paragraph" style:parent-style-name="Standard">
      <style:paragraph-properties fo:margin-left="0in" fo:margin-right="0in" fo:text-indent="0in" style:auto-text-indent="false"/>
      <style:text-properties officeooo:paragraph-rsid="00c3c105"/>
    </style:style>
    <style:style style:name="P247" style:family="paragraph" style:parent-style-name="Standard">
      <style:paragraph-properties fo:margin-left="0.4925in" fo:margin-right="0in" fo:text-indent="0in" style:auto-text-indent="false"/>
      <style:text-properties officeooo:paragraph-rsid="00c889c8"/>
    </style:style>
    <style:style style:name="P248" style:family="paragraph" style:parent-style-name="Standard">
      <style:paragraph-properties fo:margin-left="0.4925in" fo:margin-right="0in" fo:text-indent="0in" style:auto-text-indent="false"/>
      <style:text-properties officeooo:rsid="00c889c8" officeooo:paragraph-rsid="00c889c8"/>
    </style:style>
    <style:style style:name="P249" style:family="paragraph" style:parent-style-name="Standard">
      <style:paragraph-properties fo:margin-left="0.4925in" fo:margin-right="0in" fo:text-indent="0in" style:auto-text-indent="false"/>
      <style:text-properties officeooo:rsid="00ca27ed" officeooo:paragraph-rsid="00ca27ed"/>
    </style:style>
    <style:style style:name="P250" style:family="paragraph" style:parent-style-name="Standard">
      <style:paragraph-properties fo:margin-left="0.4925in" fo:margin-right="0in" fo:text-indent="0in" style:auto-text-indent="false"/>
      <style:text-properties officeooo:paragraph-rsid="00ca27ed"/>
    </style:style>
    <style:style style:name="P251" style:family="paragraph" style:parent-style-name="Standard">
      <style:paragraph-properties fo:margin-left="0.4925in" fo:margin-right="0in" fo:text-indent="0in" style:auto-text-indent="false"/>
      <style:text-properties officeooo:rsid="00cb64d0" officeooo:paragraph-rsid="00cb64d0"/>
    </style:style>
    <style:style style:name="P252" style:family="paragraph" style:parent-style-name="Standard">
      <style:paragraph-properties fo:margin-left="0.4925in" fo:margin-right="0in" fo:text-indent="0in" style:auto-text-indent="false"/>
      <style:text-properties officeooo:rsid="00cb64d0" officeooo:paragraph-rsid="00cca3db"/>
    </style:style>
    <style:style style:name="P253" style:family="paragraph" style:parent-style-name="Standard">
      <style:paragraph-properties fo:margin-left="0.4925in" fo:margin-right="0in" fo:text-indent="0in" style:auto-text-indent="false"/>
      <style:text-properties officeooo:paragraph-rsid="00cca3db"/>
    </style:style>
    <style:style style:name="P254" style:family="paragraph" style:parent-style-name="Standard">
      <style:paragraph-properties fo:margin-left="0.4925in" fo:margin-right="0in" fo:text-indent="0in" style:auto-text-indent="false"/>
      <style:text-properties officeooo:paragraph-rsid="00cdbe9e"/>
    </style:style>
    <style:style style:name="P255" style:family="paragraph" style:parent-style-name="Standard">
      <style:paragraph-properties fo:margin-left="0.4925in" fo:margin-right="0in" fo:text-indent="0in" style:auto-text-indent="false"/>
      <style:text-properties officeooo:rsid="00cdbe9e" officeooo:paragraph-rsid="00cdbe9e"/>
    </style:style>
    <style:style style:name="P256" style:family="paragraph" style:parent-style-name="Standard">
      <style:paragraph-properties fo:margin-left="0.4925in" fo:margin-right="0in" fo:text-indent="0in" style:auto-text-indent="false"/>
      <style:text-properties officeooo:rsid="00ce2210" officeooo:paragraph-rsid="00ce2210"/>
    </style:style>
    <style:style style:name="P257" style:family="paragraph" style:parent-style-name="Standard">
      <style:paragraph-properties fo:margin-left="0.4925in" fo:margin-right="0in" fo:text-indent="0in" style:auto-text-indent="false"/>
      <style:text-properties officeooo:rsid="00cfb980" officeooo:paragraph-rsid="00cfb980"/>
    </style:style>
    <style:style style:name="P258" style:family="paragraph" style:parent-style-name="Standard">
      <style:paragraph-properties fo:margin-left="0in" fo:margin-right="0in" fo:text-indent="0in" style:auto-text-indent="false"/>
      <style:text-properties officeooo:rsid="00cfb980" officeooo:paragraph-rsid="00cfb980"/>
    </style:style>
    <style:style style:name="P259" style:family="paragraph" style:parent-style-name="Standard">
      <style:paragraph-properties fo:margin-left="0in" fo:margin-right="0in" fo:text-indent="0in" style:auto-text-indent="false"/>
      <style:text-properties officeooo:rsid="00cfb980" officeooo:paragraph-rsid="010b63c8"/>
    </style:style>
    <style:style style:name="P260" style:family="paragraph" style:parent-style-name="Standard">
      <style:paragraph-properties fo:margin-left="0in" fo:margin-right="0in" fo:text-indent="0in" style:auto-text-indent="false"/>
      <style:text-properties officeooo:rsid="00cfb980" officeooo:paragraph-rsid="01e8ee2c"/>
    </style:style>
    <style:style style:name="P261" style:family="paragraph" style:parent-style-name="Standard">
      <style:paragraph-properties fo:margin-left="0.4925in" fo:margin-right="0in" fo:text-indent="0in" style:auto-text-indent="false"/>
      <style:text-properties officeooo:paragraph-rsid="00d44dbe"/>
    </style:style>
    <style:style style:name="P262" style:family="paragraph" style:parent-style-name="Standard">
      <style:paragraph-properties fo:margin-left="0.4925in" fo:margin-right="0in" fo:text-indent="0in" style:auto-text-indent="false"/>
      <style:text-properties officeooo:paragraph-rsid="00d63df4"/>
    </style:style>
    <style:style style:name="P263" style:family="paragraph" style:parent-style-name="Standard">
      <style:paragraph-properties fo:margin-left="0.4925in" fo:margin-right="0in" fo:text-indent="0in" style:auto-text-indent="false"/>
      <style:text-properties officeooo:paragraph-rsid="00d76f46"/>
    </style:style>
    <style:style style:name="P264" style:family="paragraph" style:parent-style-name="Standard">
      <style:paragraph-properties fo:margin-left="0.4925in" fo:margin-right="0in" fo:text-indent="0in" style:auto-text-indent="false"/>
      <style:text-properties officeooo:paragraph-rsid="00d7b03f"/>
    </style:style>
    <style:style style:name="P265" style:family="paragraph" style:parent-style-name="Standard">
      <style:paragraph-properties fo:margin-left="0.4925in" fo:margin-right="0in" fo:text-indent="0in" style:auto-text-indent="false"/>
      <style:text-properties officeooo:paragraph-rsid="00d80adb"/>
    </style:style>
    <style:style style:name="P266" style:family="paragraph" style:parent-style-name="Standard">
      <style:paragraph-properties fo:margin-left="0in" fo:margin-right="0in" fo:text-indent="0in" style:auto-text-indent="false"/>
      <style:text-properties officeooo:paragraph-rsid="00d80adb"/>
    </style:style>
    <style:style style:name="P267" style:family="paragraph" style:parent-style-name="Standard">
      <style:paragraph-properties fo:margin-left="0in" fo:margin-right="0in" fo:text-indent="0in" style:auto-text-indent="false"/>
      <style:text-properties officeooo:paragraph-rsid="00db1601"/>
    </style:style>
    <style:style style:name="P268" style:family="paragraph" style:parent-style-name="Standard">
      <style:paragraph-properties fo:margin-left="0.4925in" fo:margin-right="0in" fo:text-indent="0in" style:auto-text-indent="false"/>
      <style:text-properties officeooo:paragraph-rsid="00edcc85"/>
    </style:style>
    <style:style style:name="P269" style:family="paragraph" style:parent-style-name="Standard">
      <style:paragraph-properties fo:margin-left="0.4925in" fo:margin-right="0in" fo:text-indent="0in" style:auto-text-indent="false"/>
      <style:text-properties officeooo:paragraph-rsid="00ee8a2a"/>
    </style:style>
    <style:style style:name="P270" style:family="paragraph" style:parent-style-name="Standard">
      <style:paragraph-properties fo:margin-left="0.4925in" fo:margin-right="0in" fo:text-indent="0in" style:auto-text-indent="false"/>
      <style:text-properties officeooo:paragraph-rsid="00eeb682"/>
    </style:style>
    <style:style style:name="P271" style:family="paragraph" style:parent-style-name="Standard">
      <style:paragraph-properties fo:margin-left="0.4925in" fo:margin-right="0in" fo:text-indent="0in" style:auto-text-indent="false"/>
      <style:text-properties officeooo:paragraph-rsid="00efc93d"/>
    </style:style>
    <style:style style:name="P272" style:family="paragraph" style:parent-style-name="Standard">
      <style:paragraph-properties fo:margin-left="0.4925in" fo:margin-right="0in" fo:text-indent="0in" style:auto-text-indent="false"/>
      <style:text-properties officeooo:paragraph-rsid="00f3a0f1"/>
    </style:style>
    <style:style style:name="P273" style:family="paragraph" style:parent-style-name="Standard">
      <style:paragraph-properties fo:margin-left="0.4925in" fo:margin-right="0in" fo:text-indent="0in" style:auto-text-indent="false"/>
      <style:text-properties officeooo:paragraph-rsid="00f4f3b0"/>
    </style:style>
    <style:style style:name="P274" style:family="paragraph" style:parent-style-name="Standard">
      <style:paragraph-properties fo:margin-left="0.4925in" fo:margin-right="0in" fo:text-indent="0in" style:auto-text-indent="false"/>
      <style:text-properties officeooo:paragraph-rsid="00f6fdd5"/>
    </style:style>
    <style:style style:name="P275" style:family="paragraph" style:parent-style-name="Standard">
      <style:paragraph-properties fo:margin-left="0.4925in" fo:margin-right="0in" fo:text-indent="0in" style:auto-text-indent="false"/>
      <style:text-properties officeooo:rsid="00f8d35c" officeooo:paragraph-rsid="00f8d35c"/>
    </style:style>
    <style:style style:name="P276" style:family="paragraph" style:parent-style-name="Standard">
      <style:paragraph-properties fo:margin-left="0.4925in" fo:margin-right="0in" fo:text-indent="0in" style:auto-text-indent="false"/>
      <style:text-properties officeooo:rsid="00fa5f98" officeooo:paragraph-rsid="00fa5f98"/>
    </style:style>
    <style:style style:name="P277" style:family="paragraph" style:parent-style-name="Standard">
      <style:paragraph-properties fo:margin-left="0.4925in" fo:margin-right="0in" fo:text-indent="0in" style:auto-text-indent="false"/>
      <style:text-properties officeooo:paragraph-rsid="00fa5f98"/>
    </style:style>
    <style:style style:name="P278" style:family="paragraph" style:parent-style-name="Standard">
      <style:paragraph-properties fo:margin-left="0in" fo:margin-right="0in" fo:text-indent="0in" style:auto-text-indent="false"/>
      <style:text-properties officeooo:paragraph-rsid="00fa5f98"/>
    </style:style>
    <style:style style:name="P279" style:family="paragraph" style:parent-style-name="Standard">
      <style:paragraph-properties fo:margin-left="0in" fo:margin-right="0in" fo:text-indent="0in" style:auto-text-indent="false"/>
      <style:text-properties officeooo:paragraph-rsid="00fd805f"/>
    </style:style>
    <style:style style:name="P280" style:family="paragraph" style:parent-style-name="Standard">
      <style:paragraph-properties fo:margin-left="0.4925in" fo:margin-right="0in" fo:text-indent="0in" style:auto-text-indent="false"/>
      <style:text-properties officeooo:paragraph-rsid="00fece48"/>
    </style:style>
    <style:style style:name="P281" style:family="paragraph" style:parent-style-name="Standard">
      <style:paragraph-properties fo:margin-left="0in" fo:margin-right="0in" fo:text-indent="0in" style:auto-text-indent="false"/>
      <style:text-properties officeooo:paragraph-rsid="00fece48"/>
    </style:style>
    <style:style style:name="P282" style:family="paragraph" style:parent-style-name="Standard">
      <style:paragraph-properties fo:margin-left="0.4925in" fo:margin-right="0in" fo:text-indent="0in" style:auto-text-indent="false"/>
      <style:text-properties officeooo:paragraph-rsid="01036b81"/>
    </style:style>
    <style:style style:name="P283" style:family="paragraph" style:parent-style-name="Standard">
      <style:paragraph-properties fo:margin-left="0.4925in" fo:margin-right="0in" fo:text-indent="0in" style:auto-text-indent="false"/>
      <style:text-properties officeooo:paragraph-rsid="010391c4"/>
    </style:style>
    <style:style style:name="P284" style:family="paragraph" style:parent-style-name="Standard">
      <style:paragraph-properties fo:margin-left="0.4925in" fo:margin-right="0in" fo:text-indent="0in" style:auto-text-indent="false"/>
      <style:text-properties officeooo:paragraph-rsid="01041feb"/>
    </style:style>
    <style:style style:name="P285" style:family="paragraph" style:parent-style-name="Standard">
      <style:paragraph-properties fo:margin-left="0.4925in" fo:margin-right="0in" fo:text-indent="0in" style:auto-text-indent="false"/>
      <style:text-properties officeooo:paragraph-rsid="0104c897"/>
    </style:style>
    <style:style style:name="P286" style:family="paragraph" style:parent-style-name="Standard">
      <style:paragraph-properties fo:margin-left="0.4925in" fo:margin-right="0in" fo:text-indent="0in" style:auto-text-indent="false"/>
      <style:text-properties officeooo:paragraph-rsid="0106db15"/>
    </style:style>
    <style:style style:name="P287" style:family="paragraph" style:parent-style-name="Standard">
      <style:paragraph-properties fo:margin-left="0.4925in" fo:margin-right="0in" fo:text-indent="0in" style:auto-text-indent="false"/>
      <style:text-properties officeooo:paragraph-rsid="0108c34e"/>
    </style:style>
    <style:style style:name="P288" style:family="paragraph" style:parent-style-name="Standard">
      <style:paragraph-properties fo:margin-left="0.4925in" fo:margin-right="0in" fo:text-indent="0in" style:auto-text-indent="false"/>
      <style:text-properties officeooo:paragraph-rsid="0108ec00"/>
    </style:style>
    <style:style style:name="P289" style:family="paragraph" style:parent-style-name="Standard">
      <style:paragraph-properties fo:margin-left="0in" fo:margin-right="0in" fo:text-indent="0in" style:auto-text-indent="false"/>
      <style:text-properties officeooo:paragraph-rsid="010b63c8"/>
    </style:style>
    <style:style style:name="P290" style:family="paragraph" style:parent-style-name="Standard">
      <style:paragraph-properties fo:margin-left="0in" fo:margin-right="0in" fo:text-indent="0in" style:auto-text-indent="false"/>
      <style:text-properties officeooo:paragraph-rsid="010bbfac"/>
    </style:style>
    <style:style style:name="P291" style:family="paragraph" style:parent-style-name="Standard">
      <style:paragraph-properties fo:margin-left="0.4925in" fo:margin-right="0in" fo:text-indent="0in" style:auto-text-indent="false"/>
      <style:text-properties officeooo:rsid="010f2f51" officeooo:paragraph-rsid="010f2f51"/>
    </style:style>
    <style:style style:name="P292" style:family="paragraph" style:parent-style-name="Standard">
      <style:paragraph-properties fo:margin-left="0.4925in" fo:margin-right="0in" fo:text-indent="0in" style:auto-text-indent="false"/>
      <style:text-properties officeooo:rsid="01118c93" officeooo:paragraph-rsid="01118c93"/>
    </style:style>
    <style:style style:name="P293" style:family="paragraph" style:parent-style-name="Standard">
      <style:paragraph-properties fo:margin-left="0.4925in" fo:margin-right="0in" fo:text-indent="0in" style:auto-text-indent="false"/>
      <style:text-properties officeooo:rsid="01136350" officeooo:paragraph-rsid="01136350"/>
    </style:style>
    <style:style style:name="P294" style:family="paragraph" style:parent-style-name="Standard">
      <style:paragraph-properties fo:margin-left="0.4925in" fo:margin-right="0in" fo:text-indent="0in" style:auto-text-indent="false"/>
      <style:text-properties officeooo:rsid="0113cb25" officeooo:paragraph-rsid="0113cb25"/>
    </style:style>
    <style:style style:name="P295" style:family="paragraph" style:parent-style-name="Standard">
      <style:paragraph-properties fo:margin-left="0.4925in" fo:margin-right="0in" fo:text-indent="0in" style:auto-text-indent="false"/>
      <style:text-properties officeooo:rsid="0116f387" officeooo:paragraph-rsid="0116f387"/>
    </style:style>
    <style:style style:name="P296" style:family="paragraph" style:parent-style-name="Standard">
      <style:paragraph-properties fo:margin-left="0.4925in" fo:margin-right="0in" fo:text-indent="0in" style:auto-text-indent="false"/>
      <style:text-properties officeooo:rsid="01175d57" officeooo:paragraph-rsid="01175d57"/>
    </style:style>
    <style:style style:name="P297" style:family="paragraph" style:parent-style-name="Standard">
      <style:paragraph-properties fo:margin-left="0.4925in" fo:margin-right="0in" fo:text-indent="0in" style:auto-text-indent="false"/>
      <style:text-properties officeooo:rsid="011843b8" officeooo:paragraph-rsid="011843b8"/>
    </style:style>
    <style:style style:name="P298" style:family="paragraph" style:parent-style-name="Standard">
      <style:paragraph-properties fo:margin-left="0.4925in" fo:margin-right="0in" fo:text-indent="0in" style:auto-text-indent="false"/>
      <style:text-properties officeooo:rsid="01194816" officeooo:paragraph-rsid="01194816"/>
    </style:style>
    <style:style style:name="P299" style:family="paragraph" style:parent-style-name="Standard">
      <style:paragraph-properties fo:margin-left="0.4925in" fo:margin-right="0in" fo:text-indent="0in" style:auto-text-indent="false"/>
      <style:text-properties officeooo:rsid="01194816" officeooo:paragraph-rsid="01b3ccf6"/>
    </style:style>
    <style:style style:name="P300" style:family="paragraph" style:parent-style-name="Standard">
      <style:paragraph-properties fo:margin-left="0in" fo:margin-right="0in" fo:text-indent="0in" style:auto-text-indent="false"/>
      <style:text-properties officeooo:rsid="01194816" officeooo:paragraph-rsid="01b4531c"/>
    </style:style>
    <style:style style:name="P301" style:family="paragraph" style:parent-style-name="Standard">
      <style:paragraph-properties fo:margin-left="0.4925in" fo:margin-right="0in" fo:text-indent="0in" style:auto-text-indent="false"/>
      <style:text-properties officeooo:rsid="01194816" officeooo:paragraph-rsid="01b887c3"/>
    </style:style>
    <style:style style:name="P302" style:family="paragraph" style:parent-style-name="Standard">
      <style:paragraph-properties fo:margin-left="0.4925in" fo:margin-right="0in" fo:text-indent="0in" style:auto-text-indent="false"/>
      <style:text-properties officeooo:rsid="01194816" officeooo:paragraph-rsid="01b90c3b"/>
    </style:style>
    <style:style style:name="P303" style:family="paragraph" style:parent-style-name="Standard">
      <style:paragraph-properties fo:margin-left="0in" fo:margin-right="0in" fo:text-indent="0in" style:auto-text-indent="false"/>
      <style:text-properties officeooo:paragraph-rsid="011d22f4"/>
    </style:style>
    <style:style style:name="P304" style:family="paragraph" style:parent-style-name="Standard">
      <style:paragraph-properties fo:margin-left="0in" fo:margin-right="0in" fo:text-indent="0in" style:auto-text-indent="false"/>
      <style:text-properties officeooo:rsid="011d22f4" officeooo:paragraph-rsid="011d22f4"/>
    </style:style>
    <style:style style:name="P305" style:family="paragraph" style:parent-style-name="Standard">
      <style:paragraph-properties fo:margin-left="0.4925in" fo:margin-right="0in" fo:text-indent="0in" style:auto-text-indent="false"/>
      <style:text-properties officeooo:paragraph-rsid="014151cf"/>
    </style:style>
    <style:style style:name="P306" style:family="paragraph" style:parent-style-name="Standard">
      <style:paragraph-properties fo:margin-left="0.4925in" fo:margin-right="0in" fo:text-indent="0in" style:auto-text-indent="false"/>
      <style:text-properties officeooo:paragraph-rsid="0145217e"/>
    </style:style>
    <style:style style:name="P307" style:family="paragraph" style:parent-style-name="Standard">
      <style:paragraph-properties fo:margin-left="0.4925in" fo:margin-right="0in" fo:text-indent="0in" style:auto-text-indent="false"/>
      <style:text-properties officeooo:paragraph-rsid="01465f5c"/>
    </style:style>
    <style:style style:name="P308" style:family="paragraph" style:parent-style-name="Standard">
      <style:paragraph-properties fo:margin-left="0.4925in" fo:margin-right="0in" fo:text-indent="0in" style:auto-text-indent="false"/>
      <style:text-properties officeooo:paragraph-rsid="014af795"/>
    </style:style>
    <style:style style:name="P309" style:family="paragraph" style:parent-style-name="Standard">
      <style:paragraph-properties fo:margin-left="0in" fo:margin-right="0in" fo:text-indent="0in" style:auto-text-indent="false"/>
      <style:text-properties officeooo:rsid="018344a5" officeooo:paragraph-rsid="018344a5"/>
    </style:style>
    <style:style style:name="P310" style:family="paragraph" style:parent-style-name="Standard">
      <style:paragraph-properties fo:margin-left="0in" fo:margin-right="0in" fo:text-indent="0in" style:auto-text-indent="false"/>
      <style:text-properties officeooo:rsid="01ac0cc8" officeooo:paragraph-rsid="01ac0cc8"/>
    </style:style>
    <style:style style:name="P311" style:family="paragraph" style:parent-style-name="Standard">
      <style:paragraph-properties fo:margin-left="0.4925in" fo:margin-right="0in" fo:text-indent="0in" style:auto-text-indent="false"/>
      <style:text-properties officeooo:paragraph-rsid="01afb8c6"/>
    </style:style>
    <style:style style:name="P312" style:family="paragraph" style:parent-style-name="Standard">
      <style:paragraph-properties fo:margin-left="0in" fo:margin-right="0in" fo:text-indent="0in" style:auto-text-indent="false"/>
      <style:text-properties officeooo:paragraph-rsid="01b20577"/>
    </style:style>
    <style:style style:name="P313" style:family="paragraph" style:parent-style-name="Standard">
      <style:paragraph-properties fo:margin-left="0.4925in" fo:margin-right="0in" fo:text-indent="0in" style:auto-text-indent="false"/>
      <style:text-properties officeooo:rsid="01b31317" officeooo:paragraph-rsid="01b3ccf6"/>
    </style:style>
    <style:style style:name="P314" style:family="paragraph" style:parent-style-name="Standard">
      <style:paragraph-properties fo:margin-left="0in" fo:margin-right="0in" fo:text-indent="0in" style:auto-text-indent="false"/>
      <style:text-properties officeooo:paragraph-rsid="01b4531c"/>
    </style:style>
    <style:style style:name="P315" style:family="paragraph" style:parent-style-name="Standard">
      <style:paragraph-properties fo:margin-left="0.4925in" fo:margin-right="0in" fo:text-indent="0in" style:auto-text-indent="false"/>
      <style:text-properties officeooo:paragraph-rsid="01bd6035"/>
    </style:style>
    <style:style style:name="P316" style:family="paragraph" style:parent-style-name="Standard">
      <style:paragraph-properties fo:margin-left="0in" fo:margin-right="0in" fo:text-indent="0in" style:auto-text-indent="false"/>
      <style:text-properties officeooo:rsid="01c67429" officeooo:paragraph-rsid="01c67429"/>
    </style:style>
    <style:style style:name="P317" style:family="paragraph" style:parent-style-name="Standard">
      <style:paragraph-properties fo:margin-left="0in" fo:margin-right="0in" fo:text-indent="0in" style:auto-text-indent="false"/>
      <style:text-properties officeooo:rsid="01fefc04" officeooo:paragraph-rsid="01fefc04"/>
    </style:style>
    <style:style style:name="P318" style:family="paragraph" style:parent-style-name="Standard">
      <style:paragraph-properties fo:margin-left="0.4925in" fo:margin-right="0in" fo:text-indent="0in" style:auto-text-indent="false"/>
      <style:text-properties officeooo:paragraph-rsid="0203af80"/>
    </style:style>
    <style:style style:name="P319" style:family="paragraph" style:parent-style-name="Standard">
      <style:paragraph-properties fo:margin-left="0in" fo:margin-right="0in" fo:text-indent="0in" style:auto-text-indent="false"/>
      <style:text-properties officeooo:paragraph-rsid="020941b9"/>
    </style:style>
    <style:style style:name="P320" style:family="paragraph" style:parent-style-name="Standard">
      <style:paragraph-properties fo:margin-left="0in" fo:margin-right="0in" fo:text-indent="0in" style:auto-text-indent="false"/>
      <style:text-properties officeooo:paragraph-rsid="020f993a"/>
    </style:style>
    <style:style style:name="P321" style:family="paragraph" style:parent-style-name="Standard">
      <style:paragraph-properties fo:margin-left="0in" fo:margin-right="0in" fo:text-indent="0in" style:auto-text-indent="false"/>
      <style:text-properties officeooo:rsid="021d352d" officeooo:paragraph-rsid="021d352d"/>
    </style:style>
    <style:style style:name="P322" style:family="paragraph" style:parent-style-name="Heading_20_3">
      <style:text-properties officeooo:paragraph-rsid="0099e3e1"/>
    </style:style>
    <style:style style:name="P323" style:family="paragraph" style:parent-style-name="Heading_20_3">
      <style:text-properties officeooo:paragraph-rsid="00a970b3"/>
    </style:style>
    <style:style style:name="P324" style:family="paragraph" style:parent-style-name="Heading_20_3">
      <style:text-properties officeooo:paragraph-rsid="00b14d04"/>
    </style:style>
    <style:style style:name="P325" style:family="paragraph" style:parent-style-name="Heading_20_3">
      <style:text-properties officeooo:paragraph-rsid="00c40194"/>
    </style:style>
    <style:style style:name="P326" style:family="paragraph" style:parent-style-name="Heading_20_3">
      <style:text-properties officeooo:paragraph-rsid="00d250a5"/>
    </style:style>
    <style:style style:name="P327" style:family="paragraph" style:parent-style-name="Heading_20_3">
      <style:text-properties officeooo:paragraph-rsid="00e618b8"/>
    </style:style>
    <style:style style:name="P328" style:family="paragraph" style:parent-style-name="Heading_20_3">
      <style:text-properties officeooo:paragraph-rsid="00fd71bf"/>
    </style:style>
    <style:style style:name="P329" style:family="paragraph" style:parent-style-name="Heading_20_3">
      <style:text-properties officeooo:paragraph-rsid="01018f09"/>
    </style:style>
    <style:style style:name="P330" style:family="paragraph" style:parent-style-name="Standard">
      <style:paragraph-properties fo:margin-left="0.4925in" fo:margin-right="0in" fo:text-indent="0in" style:auto-text-indent="false"/>
      <style:text-properties officeooo:rsid="00faf656" officeooo:paragraph-rsid="00faf656"/>
    </style:style>
    <style:style style:name="P331" style:family="paragraph" style:parent-style-name="Standard">
      <style:paragraph-properties fo:margin-left="0.4925in" fo:margin-right="0in" fo:text-indent="0in" style:auto-text-indent="false"/>
      <style:text-properties officeooo:paragraph-rsid="022f631e"/>
    </style:style>
    <style:style style:name="P332" style:family="paragraph" style:parent-style-name="Standard">
      <style:paragraph-properties fo:margin-left="0.4925in" fo:margin-right="0in" fo:text-indent="0in" style:auto-text-indent="false"/>
      <style:text-properties officeooo:paragraph-rsid="022f631e"/>
    </style:style>
    <style:style style:name="P333" style:family="paragraph" style:parent-style-name="Standard">
      <style:paragraph-properties fo:margin-left="0in" fo:margin-right="0in" fo:text-indent="0in" style:auto-text-indent="false"/>
      <style:text-properties officeooo:rsid="001bcab0" officeooo:paragraph-rsid="0231e21f"/>
    </style:style>
    <style:style style:name="P334" style:family="paragraph" style:parent-style-name="Standard">
      <style:paragraph-properties fo:margin-left="0in" fo:margin-right="0in" fo:text-indent="0in" style:auto-text-indent="false"/>
      <style:text-properties officeooo:rsid="001bcab0" officeooo:paragraph-rsid="0233bc9d"/>
    </style:style>
    <style:style style:name="P335" style:family="paragraph" style:parent-style-name="Standard">
      <style:paragraph-properties fo:margin-left="0in" fo:margin-right="0in" fo:text-indent="0in" style:auto-text-indent="false"/>
      <style:text-properties officeooo:rsid="0041608e" officeooo:paragraph-rsid="0231e21f"/>
    </style:style>
    <style:style style:name="P336" style:family="paragraph" style:parent-style-name="Standard">
      <style:paragraph-properties fo:margin-left="0in" fo:margin-right="0in" fo:text-indent="0in" style:auto-text-indent="false"/>
      <style:text-properties officeooo:rsid="0041608e" officeooo:paragraph-rsid="0233bc9d"/>
    </style:style>
    <style:style style:name="P337" style:family="paragraph" style:parent-style-name="Standard">
      <style:paragraph-properties fo:margin-left="0in" fo:margin-right="0in" fo:text-indent="0in" style:auto-text-indent="false"/>
      <style:text-properties officeooo:rsid="0041608e" officeooo:paragraph-rsid="0237614a"/>
    </style:style>
    <style:style style:name="P338" style:family="paragraph" style:parent-style-name="Standard">
      <style:paragraph-properties fo:margin-left="0in" fo:margin-right="0in" fo:text-indent="0in" style:auto-text-indent="false"/>
      <style:text-properties officeooo:rsid="0041608e" officeooo:paragraph-rsid="02385b84"/>
    </style:style>
    <style:style style:name="P339" style:family="paragraph" style:parent-style-name="Standard">
      <style:paragraph-properties fo:margin-left="0in" fo:margin-right="0in" fo:text-indent="0in" style:auto-text-indent="false"/>
      <style:text-properties officeooo:rsid="0053ca22" officeooo:paragraph-rsid="0231e21f"/>
    </style:style>
    <style:style style:name="P340" style:family="paragraph" style:parent-style-name="Standard">
      <style:paragraph-properties fo:margin-left="0in" fo:margin-right="0in" fo:text-indent="0in" style:auto-text-indent="false"/>
      <style:text-properties officeooo:rsid="0053ca22" officeooo:paragraph-rsid="0231e21f"/>
    </style:style>
    <style:style style:name="P341" style:family="paragraph" style:parent-style-name="Standard">
      <style:paragraph-properties fo:margin-left="0.4925in" fo:margin-right="0in" fo:text-indent="0in" style:auto-text-indent="false"/>
      <style:text-properties officeooo:paragraph-rsid="02321198"/>
    </style:style>
    <style:style style:name="P342" style:family="paragraph" style:parent-style-name="Standard">
      <style:paragraph-properties fo:margin-left="0.4925in" fo:margin-right="0in" fo:text-indent="0in" style:auto-text-indent="false"/>
      <style:text-properties officeooo:paragraph-rsid="02350979"/>
    </style:style>
    <style:style style:name="P343" style:family="paragraph" style:parent-style-name="Standard">
      <style:paragraph-properties fo:margin-left="0.4925in" fo:margin-right="0in" fo:text-indent="0in" style:auto-text-indent="false"/>
      <style:text-properties officeooo:rsid="0024346f" officeooo:paragraph-rsid="00282e55"/>
    </style:style>
    <style:style style:name="P344" style:family="paragraph" style:parent-style-name="Standard">
      <style:paragraph-properties fo:margin-left="0.4925in" fo:margin-right="0in" fo:text-indent="0in" style:auto-text-indent="false"/>
      <style:text-properties officeooo:rsid="00211c87" officeooo:paragraph-rsid="00282e55"/>
    </style:style>
    <style:style style:name="P345" style:family="paragraph" style:parent-style-name="Standard">
      <style:paragraph-properties fo:margin-left="0.4925in" fo:margin-right="0in" fo:text-indent="0in" style:auto-text-indent="false"/>
      <style:text-properties officeooo:rsid="004b52ec" officeooo:paragraph-rsid="004b52ec"/>
    </style:style>
    <style:style style:name="P346"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347" style:family="paragraph" style:parent-style-name="Standard">
      <style:paragraph-properties fo:margin-left="0.4925in" fo:margin-right="0in" fo:text-indent="0in" style:auto-text-indent="false"/>
      <style:text-properties officeooo:rsid="009d7d97" officeooo:paragraph-rsid="0257ffe0" style:language-complex="he" style:country-complex="IL"/>
    </style:style>
    <style:style style:name="P348" style:family="paragraph" style:parent-style-name="Standard">
      <style:paragraph-properties fo:margin-left="0.4925in" fo:margin-right="0in" fo:text-indent="0in" style:auto-text-indent="false"/>
      <style:text-properties officeooo:rsid="009d7d97" officeooo:paragraph-rsid="02598da8" style:language-complex="he" style:country-complex="IL"/>
    </style:style>
    <style:style style:name="P349"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350" style:family="paragraph" style:parent-style-name="Standard">
      <style:paragraph-properties fo:margin-left="0.4925in" fo:margin-right="0in" fo:text-indent="0in" style:auto-text-indent="false"/>
      <style:text-properties officeooo:rsid="00a7191c" officeooo:paragraph-rsid="02583b35" style:language-complex="he" style:country-complex="IL"/>
    </style:style>
    <style:style style:name="P351"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352"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353" style:family="paragraph" style:parent-style-name="Standard">
      <style:paragraph-properties fo:margin-left="0.4925in" fo:margin-right="0in" fo:text-indent="0in" style:auto-text-indent="false"/>
      <style:text-properties officeooo:rsid="00a7191c" officeooo:paragraph-rsid="025b3c6b" style:language-complex="he" style:country-complex="IL"/>
    </style:style>
    <style:style style:name="P354" style:family="paragraph" style:parent-style-name="Standard">
      <style:paragraph-properties fo:margin-left="0.4925in" fo:margin-right="0in" fo:text-indent="0in" style:auto-text-indent="false"/>
      <style:text-properties officeooo:rsid="00a7191c" officeooo:paragraph-rsid="025bdc14" style:language-complex="he" style:country-complex="IL"/>
    </style:style>
    <style:style style:name="P355"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356" style:family="paragraph" style:parent-style-name="Standard">
      <style:paragraph-properties fo:margin-left="0.4925in" fo:margin-right="0in" fo:text-indent="0in" style:auto-text-indent="false"/>
      <style:text-properties officeooo:rsid="00a291a8" officeooo:paragraph-rsid="02583b35" style:language-complex="he" style:country-complex="IL"/>
    </style:style>
    <style:style style:name="P357"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358"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359" style:family="paragraph" style:parent-style-name="Standard">
      <style:paragraph-properties fo:margin-left="0.4925in" fo:margin-right="0in" fo:text-indent="0in" style:auto-text-indent="false"/>
      <style:text-properties officeooo:rsid="02598da8" officeooo:paragraph-rsid="02598da8" style:language-complex="he" style:country-complex="IL"/>
    </style:style>
    <style:style style:name="P360"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361" style:family="paragraph" style:parent-style-name="Standard">
      <style:paragraph-properties fo:margin-left="0.4925in" fo:margin-right="0in" fo:text-indent="0in" style:auto-text-indent="false"/>
      <style:text-properties officeooo:rsid="025ad588" officeooo:paragraph-rsid="025ad588" style:language-complex="he" style:country-complex="IL"/>
    </style:style>
    <style:style style:name="P362"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363" style:family="paragraph" style:parent-style-name="Standard">
      <style:paragraph-properties fo:margin-left="0.4925in" fo:margin-right="0in" fo:text-indent="0in" style:auto-text-indent="false"/>
      <style:text-properties officeooo:rsid="025af210" officeooo:paragraph-rsid="025af210" style:language-complex="he" style:country-complex="IL"/>
    </style:style>
    <style:style style:name="P364" style:family="paragraph" style:parent-style-name="Standard">
      <style:paragraph-properties fo:margin-left="0.4925in" fo:margin-right="0in" fo:text-indent="0in" style:auto-text-indent="false"/>
      <style:text-properties officeooo:paragraph-rsid="02598da8"/>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1690c"/>
    </style:style>
    <style:style style:name="T43" style:family="text">
      <style:text-properties officeooo:rsid="0043001f"/>
    </style:style>
    <style:style style:name="T44" style:family="text">
      <style:text-properties officeooo:rsid="004554f7"/>
    </style:style>
    <style:style style:name="T45" style:family="text">
      <style:text-properties style:language-complex="he" style:country-complex="IL"/>
    </style:style>
    <style:style style:name="T46" style:family="text">
      <style:text-properties officeooo:rsid="0047ef46" style:language-complex="he" style:country-complex="IL"/>
    </style:style>
    <style:style style:name="T47" style:family="text">
      <style:text-properties officeooo:rsid="00481dd8" style:language-complex="he" style:country-complex="IL"/>
    </style:style>
    <style:style style:name="T48" style:family="text">
      <style:text-properties officeooo:rsid="005ae51d" style:language-complex="he" style:country-complex="IL"/>
    </style:style>
    <style:style style:name="T49" style:family="text">
      <style:text-properties officeooo:rsid="005aed66" style:language-complex="he" style:country-complex="IL"/>
    </style:style>
    <style:style style:name="T50" style:family="text">
      <style:text-properties officeooo:rsid="0062435b" style:language-complex="he" style:country-complex="IL"/>
    </style:style>
    <style:style style:name="T51" style:family="text">
      <style:text-properties officeooo:rsid="0064c97a" style:language-complex="he" style:country-complex="IL"/>
    </style:style>
    <style:style style:name="T52" style:family="text">
      <style:text-properties officeooo:rsid="00672186" style:language-complex="he" style:country-complex="IL"/>
    </style:style>
    <style:style style:name="T53" style:family="text">
      <style:text-properties officeooo:rsid="00794708" style:language-complex="he" style:country-complex="IL"/>
    </style:style>
    <style:style style:name="T54" style:family="text">
      <style:text-properties officeooo:rsid="007ae906" style:language-complex="he" style:country-complex="IL"/>
    </style:style>
    <style:style style:name="T55" style:family="text">
      <style:text-properties officeooo:rsid="007ddfc8" style:language-complex="he" style:country-complex="IL"/>
    </style:style>
    <style:style style:name="T56" style:family="text">
      <style:text-properties officeooo:rsid="006f1ba5" style:language-complex="he" style:country-complex="IL"/>
    </style:style>
    <style:style style:name="T57" style:family="text">
      <style:text-properties officeooo:rsid="00804b6a" style:language-complex="he" style:country-complex="IL"/>
    </style:style>
    <style:style style:name="T58" style:family="text">
      <style:text-properties officeooo:rsid="00759b4b" style:language-complex="he" style:country-complex="IL"/>
    </style:style>
    <style:style style:name="T59" style:family="text">
      <style:text-properties officeooo:rsid="00866129" style:language-complex="he" style:country-complex="IL"/>
    </style:style>
    <style:style style:name="T60" style:family="text">
      <style:text-properties officeooo:rsid="009d7d97"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c0d6fa" style:language-complex="he" style:country-complex="IL"/>
    </style:style>
    <style:style style:name="T64" style:family="text">
      <style:text-properties officeooo:rsid="00d63df4" style:language-complex="he" style:country-complex="IL"/>
    </style:style>
    <style:style style:name="T65" style:family="text">
      <style:text-properties officeooo:rsid="00ee8a2a" style:language-complex="he" style:country-complex="IL"/>
    </style:style>
    <style:style style:name="T66" style:family="text">
      <style:text-properties officeooo:rsid="011d8fca" style:language-complex="he" style:country-complex="IL"/>
    </style:style>
    <style:style style:name="T67" style:family="text">
      <style:text-properties officeooo:rsid="01222fe1" style:language-complex="he" style:country-complex="IL"/>
    </style:style>
    <style:style style:name="T68" style:family="text">
      <style:text-properties officeooo:rsid="0090b891" style:language-complex="he" style:country-complex="IL"/>
    </style:style>
    <style:style style:name="T69" style:family="text">
      <style:text-properties officeooo:rsid="01235e8a" style:language-complex="he" style:country-complex="IL"/>
    </style:style>
    <style:style style:name="T70" style:family="text">
      <style:text-properties officeooo:rsid="0093653c" style:language-complex="he" style:country-complex="IL"/>
    </style:style>
    <style:style style:name="T71" style:family="text">
      <style:text-properties officeooo:rsid="0093d3b1" style:language-complex="he" style:country-complex="IL"/>
    </style:style>
    <style:style style:name="T72" style:family="text">
      <style:text-properties officeooo:rsid="0094ab04" style:language-complex="he" style:country-complex="IL"/>
    </style:style>
    <style:style style:name="T73" style:family="text">
      <style:text-properties officeooo:rsid="011843b8" style:language-complex="he" style:country-complex="IL"/>
    </style:style>
    <style:style style:name="T74" style:family="text">
      <style:text-properties officeooo:rsid="00964fb5" style:language-complex="he" style:country-complex="IL"/>
    </style:style>
    <style:style style:name="T75" style:family="text">
      <style:text-properties officeooo:rsid="0134297c" style:language-complex="he" style:country-complex="IL"/>
    </style:style>
    <style:style style:name="T76" style:family="text">
      <style:text-properties officeooo:rsid="0137ce89" style:language-complex="he" style:country-complex="IL"/>
    </style:style>
    <style:style style:name="T77" style:family="text">
      <style:text-properties officeooo:rsid="009ec67b" style:language-complex="he" style:country-complex="IL"/>
    </style:style>
    <style:style style:name="T78" style:family="text">
      <style:text-properties officeooo:rsid="01535125" style:language-complex="he" style:country-complex="IL"/>
    </style:style>
    <style:style style:name="T79" style:family="text">
      <style:text-properties officeooo:rsid="00481dd8"/>
    </style:style>
    <style:style style:name="T80" style:family="text">
      <style:text-properties officeooo:rsid="0048ce79"/>
    </style:style>
    <style:style style:name="T81" style:family="text">
      <style:text-properties officeooo:rsid="004acca6"/>
    </style:style>
    <style:style style:name="T82" style:family="text">
      <style:text-properties officeooo:rsid="004b52ec"/>
    </style:style>
    <style:style style:name="T83" style:family="text">
      <style:text-properties officeooo:rsid="004c0fdd"/>
    </style:style>
    <style:style style:name="T84" style:family="text">
      <style:text-properties officeooo:rsid="004da42e"/>
    </style:style>
    <style:style style:name="T85" style:family="text">
      <style:text-properties style:text-underline-style="none" fo:font-weight="normal" officeooo:rsid="00f4f3b0" style:font-weight-asian="normal" style:language-complex="he" style:country-complex="I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a7191c" style:font-weight-asian="normal" style:font-weight-complex="normal"/>
    </style:style>
    <style:style style:name="T88" style:family="text">
      <style:text-properties fo:font-weight="normal" officeooo:rsid="00a8cd42" style:font-weight-asian="normal" style:font-weight-complex="normal"/>
    </style:style>
    <style:style style:name="T89" style:family="text">
      <style:text-properties fo:font-weight="normal" officeooo:rsid="00a96f3f" style:font-weight-asian="normal" style:font-weight-complex="normal"/>
    </style:style>
    <style:style style:name="T90" style:family="text">
      <style:text-properties fo:font-weight="normal" officeooo:rsid="00a291a8" style:font-weight-asian="normal" style:font-weight-complex="normal"/>
    </style:style>
    <style:style style:name="T91" style:family="text">
      <style:text-properties fo:font-weight="normal" officeooo:rsid="00d80adb" style:font-weight-asian="normal" style:font-weight-complex="normal"/>
    </style:style>
    <style:style style:name="T92" style:family="text">
      <style:text-properties fo:font-weight="normal" officeooo:rsid="005f4d68" style:font-weight-asian="normal" style:font-weight-complex="normal"/>
    </style:style>
    <style:style style:name="T93" style:family="text">
      <style:text-properties fo:font-weight="normal" officeooo:rsid="0157af6e" style:font-weight-asian="normal" style:font-weight-complex="normal"/>
    </style:style>
    <style:style style:name="T94" style:family="text">
      <style:text-properties fo:font-weight="normal" officeooo:rsid="015970eb" style:font-weight-asian="normal" style:font-weight-complex="normal"/>
    </style:style>
    <style:style style:name="T95" style:family="text">
      <style:text-properties fo:font-weight="normal" officeooo:rsid="0159a010" style:font-weight-asian="normal" style:font-weight-complex="normal"/>
    </style:style>
    <style:style style:name="T96" style:family="text">
      <style:text-properties fo:font-weight="normal" officeooo:rsid="0159e8e9" style:font-weight-asian="normal" style:font-weight-complex="normal"/>
    </style:style>
    <style:style style:name="T97" style:family="text">
      <style:text-properties fo:font-weight="normal" officeooo:rsid="015b30f8" style:font-weight-asian="normal" style:font-weight-complex="normal"/>
    </style:style>
    <style:style style:name="T98" style:family="text">
      <style:text-properties fo:font-weight="normal" officeooo:rsid="015d2ab6" style:font-weight-asian="normal" style:font-weight-complex="normal"/>
    </style:style>
    <style:style style:name="T99" style:family="text">
      <style:text-properties fo:font-weight="normal" officeooo:rsid="015e88c1" style:font-weight-asian="normal" style:font-weight-complex="normal"/>
    </style:style>
    <style:style style:name="T100" style:family="text">
      <style:text-properties fo:font-weight="normal" officeooo:rsid="015fc865" style:font-weight-asian="normal" style:font-weight-complex="normal"/>
    </style:style>
    <style:style style:name="T101" style:family="text">
      <style:text-properties fo:font-weight="normal" officeooo:rsid="01607caf" style:font-weight-asian="normal" style:font-weight-complex="normal"/>
    </style:style>
    <style:style style:name="T102" style:family="text">
      <style:text-properties fo:font-weight="normal" officeooo:rsid="0161ae5f" style:font-weight-asian="normal" style:font-weight-complex="normal"/>
    </style:style>
    <style:style style:name="T103" style:family="text">
      <style:text-properties fo:font-weight="normal" officeooo:rsid="016362f4" style:font-weight-asian="normal" style:font-weight-complex="normal"/>
    </style:style>
    <style:style style:name="T104" style:family="text">
      <style:text-properties fo:font-weight="normal" officeooo:rsid="0164078f" style:font-weight-asian="normal" style:font-weight-complex="normal"/>
    </style:style>
    <style:style style:name="T105" style:family="text">
      <style:text-properties fo:font-weight="normal" officeooo:rsid="016513d0" style:font-weight-asian="normal" style:font-weight-complex="normal"/>
    </style:style>
    <style:style style:name="T106" style:family="text">
      <style:text-properties fo:font-weight="normal" officeooo:rsid="0167c4fc" style:font-weight-asian="normal" style:font-weight-complex="normal"/>
    </style:style>
    <style:style style:name="T107" style:family="text">
      <style:text-properties fo:font-weight="normal" officeooo:rsid="01696004" style:font-weight-asian="normal" style:font-weight-complex="normal"/>
    </style:style>
    <style:style style:name="T108" style:family="text">
      <style:text-properties fo:font-weight="normal" officeooo:rsid="016b0552" style:font-weight-asian="normal" style:font-weight-complex="normal"/>
    </style:style>
    <style:style style:name="T109" style:family="text">
      <style:text-properties fo:font-weight="normal" officeooo:rsid="016b4dbe" style:font-weight-asian="normal" style:font-weight-complex="normal"/>
    </style:style>
    <style:style style:name="T110" style:family="text">
      <style:text-properties fo:font-weight="normal" officeooo:rsid="00c85026" style:font-weight-asian="normal" style:font-weight-complex="normal"/>
    </style:style>
    <style:style style:name="T111" style:family="text">
      <style:text-properties fo:font-weight="normal" officeooo:rsid="01bbd7d0" style:font-weight-asian="normal" style:font-weight-complex="normal"/>
    </style:style>
    <style:style style:name="T112" style:family="text">
      <style:text-properties fo:font-weight="normal" officeooo:rsid="0257ffe0" style:font-weight-asian="normal" style:font-weight-complex="normal"/>
    </style:style>
    <style:style style:name="T113" style:family="text">
      <style:text-properties fo:font-weight="normal" officeooo:rsid="02583b35" style:font-weight-asian="normal" style:font-weight-complex="normal"/>
    </style:style>
    <style:style style:name="T114" style:family="text">
      <style:text-properties fo:font-weight="normal" officeooo:rsid="025b3c6b" style:font-weight-asian="normal" style:font-weight-complex="normal"/>
    </style:style>
    <style:style style:name="T115" style:family="text">
      <style:text-properties fo:font-weight="normal" officeooo:rsid="025bdc14" style:font-weight-asian="normal" style:font-weight-complex="normal"/>
    </style:style>
    <style:style style:name="T116" style:family="text">
      <style:text-properties fo:font-weight="normal" style:font-weight-asian="normal" style:language-complex="he" style:country-complex="IL" style:font-weight-complex="normal"/>
    </style:style>
    <style:style style:name="T117" style:family="text">
      <style:text-properties fo:font-weight="normal" officeooo:rsid="00794708" style:font-weight-asian="normal" style:language-complex="he" style:country-complex="IL" style:font-weight-complex="normal"/>
    </style:style>
    <style:style style:name="T118" style:family="text">
      <style:text-properties fo:font-weight="normal" officeooo:rsid="007ae906" style:font-weight-asian="normal" style:language-complex="he" style:country-complex="IL" style:font-weight-complex="normal"/>
    </style:style>
    <style:style style:name="T119" style:family="text">
      <style:text-properties fo:font-weight="normal" officeooo:rsid="007ce383" style:font-weight-asian="normal" style:language-complex="he" style:country-complex="IL" style:font-weight-complex="normal"/>
    </style:style>
    <style:style style:name="T120" style:family="text">
      <style:text-properties fo:font-weight="normal" officeooo:rsid="007ddfc8" style:font-weight-asian="normal" style:language-complex="he" style:country-complex="IL" style:font-weight-complex="normal"/>
    </style:style>
    <style:style style:name="T121" style:family="text">
      <style:text-properties fo:font-weight="normal" officeooo:rsid="007dfeb3" style:font-weight-asian="normal" style:language-complex="he" style:country-complex="IL" style:font-weight-complex="normal"/>
    </style:style>
    <style:style style:name="T122" style:family="text">
      <style:text-properties fo:font-weight="normal" officeooo:rsid="007f54db" style:font-weight-asian="normal" style:language-complex="he" style:country-complex="IL" style:font-weight-complex="normal"/>
    </style:style>
    <style:style style:name="T123" style:family="text">
      <style:text-properties fo:font-weight="normal" officeooo:rsid="00866129" style:font-weight-asian="normal" style:language-complex="he" style:country-complex="IL" style:font-weight-complex="normal"/>
    </style:style>
    <style:style style:name="T124" style:family="text">
      <style:text-properties fo:font-weight="normal" officeooo:rsid="00a51974" style:font-weight-asian="normal" style:language-complex="he" style:country-complex="IL" style:font-weight-complex="normal"/>
    </style:style>
    <style:style style:name="T125" style:family="text">
      <style:text-properties fo:font-weight="normal" officeooo:rsid="00a970b3" style:font-weight-asian="normal" style:language-complex="he" style:country-complex="IL" style:font-weight-complex="normal"/>
    </style:style>
    <style:style style:name="T126" style:family="text">
      <style:text-properties fo:font-weight="normal" officeooo:rsid="00aa633c" style:font-weight-asian="normal" style:language-complex="he" style:country-complex="IL" style:font-weight-complex="normal"/>
    </style:style>
    <style:style style:name="T127" style:family="text">
      <style:text-properties fo:font-weight="normal" officeooo:rsid="00aab31f" style:font-weight-asian="normal" style:language-complex="he" style:country-complex="IL" style:font-weight-complex="normal"/>
    </style:style>
    <style:style style:name="T128" style:family="text">
      <style:text-properties fo:font-weight="normal" officeooo:rsid="00ac0c8c" style:font-weight-asian="normal" style:language-complex="he" style:country-complex="IL" style:font-weight-complex="normal"/>
    </style:style>
    <style:style style:name="T129" style:family="text">
      <style:text-properties fo:font-weight="normal" officeooo:rsid="00ad2682" style:font-weight-asian="normal" style:language-complex="he" style:country-complex="IL" style:font-weight-complex="normal"/>
    </style:style>
    <style:style style:name="T130" style:family="text">
      <style:text-properties fo:font-weight="normal" officeooo:rsid="00ade064" style:font-weight-asian="normal" style:language-complex="he" style:country-complex="IL" style:font-weight-complex="normal"/>
    </style:style>
    <style:style style:name="T131" style:family="text">
      <style:text-properties fo:font-weight="normal" officeooo:rsid="00ae2ccd" style:font-weight-asian="normal" style:language-complex="he" style:country-complex="IL" style:font-weight-complex="normal"/>
    </style:style>
    <style:style style:name="T132" style:family="text">
      <style:text-properties fo:font-weight="normal" officeooo:rsid="00afd1fb" style:font-weight-asian="normal" style:language-complex="he" style:country-complex="IL" style:font-weight-complex="normal"/>
    </style:style>
    <style:style style:name="T133" style:family="text">
      <style:text-properties fo:font-weight="normal" officeooo:rsid="00b67788" style:font-weight-asian="normal" style:language-complex="he" style:country-complex="IL" style:font-weight-complex="normal"/>
    </style:style>
    <style:style style:name="T134" style:family="text">
      <style:text-properties fo:font-weight="normal" officeooo:rsid="00b90b13" style:font-weight-asian="normal" style:language-complex="he" style:country-complex="IL" style:font-weight-complex="normal"/>
    </style:style>
    <style:style style:name="T135" style:family="text">
      <style:text-properties fo:font-weight="normal" officeooo:rsid="00bafefd" style:font-weight-asian="normal" style:language-complex="he" style:country-complex="IL" style:font-weight-complex="normal"/>
    </style:style>
    <style:style style:name="T136" style:family="text">
      <style:text-properties fo:font-weight="normal" officeooo:rsid="00bcbe61" style:font-weight-asian="normal" style:language-complex="he" style:country-complex="IL" style:font-weight-complex="normal"/>
    </style:style>
    <style:style style:name="T137" style:family="text">
      <style:text-properties fo:font-weight="normal" officeooo:rsid="00bdecfd" style:font-weight-asian="normal" style:language-complex="he" style:country-complex="IL" style:font-weight-complex="normal"/>
    </style:style>
    <style:style style:name="T138" style:family="text">
      <style:text-properties fo:font-weight="normal" officeooo:rsid="00be88dd" style:font-weight-asian="normal" style:language-complex="he" style:country-complex="IL" style:font-weight-complex="normal"/>
    </style:style>
    <style:style style:name="T139" style:family="text">
      <style:text-properties fo:font-weight="normal" officeooo:rsid="00bedaea" style:font-weight-asian="normal" style:language-complex="he" style:country-complex="IL" style:font-weight-complex="normal"/>
    </style:style>
    <style:style style:name="T140" style:family="text">
      <style:text-properties fo:font-weight="normal" officeooo:rsid="00bf2ba0" style:font-weight-asian="normal" style:language-complex="he" style:country-complex="IL" style:font-weight-complex="normal"/>
    </style:style>
    <style:style style:name="T141" style:family="text">
      <style:text-properties fo:font-weight="normal" officeooo:rsid="00c0d6fa" style:font-weight-asian="normal" style:language-complex="he" style:country-complex="IL" style:font-weight-complex="normal"/>
    </style:style>
    <style:style style:name="T142" style:family="text">
      <style:text-properties fo:font-weight="normal" officeooo:rsid="00c3214b" style:font-weight-asian="normal" style:language-complex="he" style:country-complex="IL" style:font-weight-complex="normal"/>
    </style:style>
    <style:style style:name="T143" style:family="text">
      <style:text-properties fo:font-weight="normal" officeooo:rsid="00c3c105" style:font-weight-asian="normal" style:language-complex="he" style:country-complex="IL" style:font-weight-complex="normal"/>
    </style:style>
    <style:style style:name="T144" style:family="text">
      <style:text-properties fo:font-weight="normal" officeooo:rsid="00c64b01" style:font-weight-asian="normal" style:language-complex="he" style:country-complex="IL" style:font-weight-complex="normal"/>
    </style:style>
    <style:style style:name="T145" style:family="text">
      <style:text-properties fo:font-weight="normal" officeooo:rsid="00c739eb" style:font-weight-asian="normal" style:language-complex="he" style:country-complex="IL" style:font-weight-complex="normal"/>
    </style:style>
    <style:style style:name="T146" style:family="text">
      <style:text-properties fo:font-weight="normal" officeooo:rsid="00c7dfce" style:font-weight-asian="normal" style:language-complex="he" style:country-complex="IL" style:font-weight-complex="normal"/>
    </style:style>
    <style:style style:name="T147" style:family="text">
      <style:text-properties fo:font-weight="normal" officeooo:rsid="00c85026" style:font-weight-asian="normal" style:language-complex="he" style:country-complex="IL" style:font-weight-complex="normal"/>
    </style:style>
    <style:style style:name="T148" style:family="text">
      <style:text-properties fo:font-weight="normal" officeooo:rsid="00c889c8" style:font-weight-asian="normal" style:language-complex="he" style:country-complex="IL" style:font-weight-complex="normal"/>
    </style:style>
    <style:style style:name="T149" style:family="text">
      <style:text-properties fo:font-weight="normal" officeooo:rsid="00ca27ed" style:font-weight-asian="normal" style:language-complex="he" style:country-complex="IL" style:font-weight-complex="normal"/>
    </style:style>
    <style:style style:name="T150" style:family="text">
      <style:text-properties fo:font-weight="normal" officeooo:rsid="00cca3db" style:font-weight-asian="normal" style:language-complex="he" style:country-complex="IL" style:font-weight-complex="normal"/>
    </style:style>
    <style:style style:name="T151" style:family="text">
      <style:text-properties fo:font-weight="normal" officeooo:rsid="00d250a5" style:font-weight-asian="normal" style:language-complex="he" style:country-complex="IL" style:font-weight-complex="normal"/>
    </style:style>
    <style:style style:name="T152" style:family="text">
      <style:text-properties fo:font-weight="normal" officeooo:rsid="00d43f5d" style:font-weight-asian="normal" style:language-complex="he" style:country-complex="IL" style:font-weight-complex="normal"/>
    </style:style>
    <style:style style:name="T153" style:family="text">
      <style:text-properties fo:font-weight="normal" officeooo:rsid="00d44dbe" style:font-weight-asian="normal" style:language-complex="he" style:country-complex="IL" style:font-weight-complex="normal"/>
    </style:style>
    <style:style style:name="T154" style:family="text">
      <style:text-properties fo:font-weight="normal" officeooo:rsid="00d63df4" style:font-weight-asian="normal" style:language-complex="he" style:country-complex="IL" style:font-weight-complex="normal"/>
    </style:style>
    <style:style style:name="T155" style:family="text">
      <style:text-properties fo:font-weight="normal" officeooo:rsid="00d76f46" style:font-weight-asian="normal" style:language-complex="he" style:country-complex="IL" style:font-weight-complex="normal"/>
    </style:style>
    <style:style style:name="T156" style:family="text">
      <style:text-properties fo:font-weight="normal" officeooo:rsid="00d7b03f" style:font-weight-asian="normal" style:language-complex="he" style:country-complex="IL" style:font-weight-complex="normal"/>
    </style:style>
    <style:style style:name="T157" style:family="text">
      <style:text-properties fo:font-weight="normal" officeooo:rsid="00d80adb" style:font-weight-asian="normal" style:language-complex="he" style:country-complex="IL" style:font-weight-complex="normal"/>
    </style:style>
    <style:style style:name="T158" style:family="text">
      <style:text-properties fo:font-weight="normal" officeooo:rsid="00dd6b54" style:font-weight-asian="normal" style:language-complex="he" style:country-complex="IL" style:font-weight-complex="normal"/>
    </style:style>
    <style:style style:name="T159" style:family="text">
      <style:text-properties fo:font-weight="normal" officeooo:rsid="00df6a6d" style:font-weight-asian="normal" style:language-complex="he" style:country-complex="IL" style:font-weight-complex="normal"/>
    </style:style>
    <style:style style:name="T160" style:family="text">
      <style:text-properties fo:font-weight="normal" officeooo:rsid="00e0c5d0" style:font-weight-asian="normal" style:language-complex="he" style:country-complex="IL" style:font-weight-complex="normal"/>
    </style:style>
    <style:style style:name="T161" style:family="text">
      <style:text-properties fo:font-weight="normal" officeooo:rsid="00e40fec" style:font-weight-asian="normal" style:language-complex="he" style:country-complex="IL" style:font-weight-complex="normal"/>
    </style:style>
    <style:style style:name="T162" style:family="text">
      <style:text-properties fo:font-weight="normal" officeooo:rsid="00e4541c" style:font-weight-asian="normal" style:language-complex="he" style:country-complex="IL" style:font-weight-complex="normal"/>
    </style:style>
    <style:style style:name="T163" style:family="text">
      <style:text-properties fo:font-weight="normal" officeooo:rsid="00e618b8" style:font-weight-asian="normal" style:language-complex="he" style:country-complex="IL" style:font-weight-complex="normal"/>
    </style:style>
    <style:style style:name="T164" style:family="text">
      <style:text-properties fo:font-weight="normal" officeooo:rsid="00e756db" style:font-weight-asian="normal" style:language-complex="he" style:country-complex="IL" style:font-weight-complex="normal"/>
    </style:style>
    <style:style style:name="T165" style:family="text">
      <style:text-properties fo:font-weight="normal" officeooo:rsid="00e852e5" style:font-weight-asian="normal" style:language-complex="he" style:country-complex="IL" style:font-weight-complex="normal"/>
    </style:style>
    <style:style style:name="T166" style:family="text">
      <style:text-properties fo:font-weight="normal" officeooo:rsid="00e8e757" style:font-weight-asian="normal" style:language-complex="he" style:country-complex="IL" style:font-weight-complex="normal"/>
    </style:style>
    <style:style style:name="T167" style:family="text">
      <style:text-properties fo:font-weight="normal" officeooo:rsid="00e8fda2" style:font-weight-asian="normal" style:language-complex="he" style:country-complex="IL" style:font-weight-complex="normal"/>
    </style:style>
    <style:style style:name="T168" style:family="text">
      <style:text-properties fo:font-weight="normal" officeooo:rsid="00ea536b" style:font-weight-asian="normal" style:language-complex="he" style:country-complex="IL" style:font-weight-complex="normal"/>
    </style:style>
    <style:style style:name="T169" style:family="text">
      <style:text-properties fo:font-weight="normal" officeooo:rsid="00ec073a" style:font-weight-asian="normal" style:language-complex="he" style:country-complex="IL" style:font-weight-complex="normal"/>
    </style:style>
    <style:style style:name="T170" style:family="text">
      <style:text-properties fo:font-weight="normal" officeooo:rsid="00edcc85" style:font-weight-asian="normal" style:language-complex="he" style:country-complex="IL" style:font-weight-complex="normal"/>
    </style:style>
    <style:style style:name="T171" style:family="text">
      <style:text-properties fo:font-weight="normal" officeooo:rsid="00ee8a2a" style:font-weight-asian="normal" style:language-complex="he" style:country-complex="IL" style:font-weight-complex="normal"/>
    </style:style>
    <style:style style:name="T172" style:family="text">
      <style:text-properties fo:font-weight="normal" officeooo:rsid="00eeb682" style:font-weight-asian="normal" style:language-complex="he" style:country-complex="IL" style:font-weight-complex="normal"/>
    </style:style>
    <style:style style:name="T173" style:family="text">
      <style:text-properties fo:font-weight="normal" officeooo:rsid="00efc93d" style:font-weight-asian="normal" style:language-complex="he" style:country-complex="IL" style:font-weight-complex="normal"/>
    </style:style>
    <style:style style:name="T174" style:family="text">
      <style:text-properties fo:font-weight="normal" officeooo:rsid="00f3a0f1" style:font-weight-asian="normal" style:language-complex="he" style:country-complex="IL" style:font-weight-complex="normal"/>
    </style:style>
    <style:style style:name="T175" style:family="text">
      <style:text-properties fo:font-weight="normal" officeooo:rsid="00f4f3b0" style:font-weight-asian="normal" style:language-complex="he" style:country-complex="IL" style:font-weight-complex="normal"/>
    </style:style>
    <style:style style:name="T176" style:family="text">
      <style:text-properties fo:font-weight="normal" officeooo:rsid="00fa5f98" style:font-weight-asian="normal" style:language-complex="he" style:country-complex="IL" style:font-weight-complex="normal"/>
    </style:style>
    <style:style style:name="T177" style:family="text">
      <style:text-properties fo:font-weight="normal" officeooo:rsid="00fece48" style:font-weight-asian="normal" style:language-complex="he" style:country-complex="IL" style:font-weight-complex="normal"/>
    </style:style>
    <style:style style:name="T178" style:family="text">
      <style:text-properties fo:font-weight="normal" officeooo:rsid="0024346f" style:font-weight-asian="normal" style:language-complex="he" style:country-complex="IL" style:font-weight-complex="normal"/>
    </style:style>
    <style:style style:name="T179" style:family="text">
      <style:text-properties fo:font-weight="normal" officeooo:rsid="00282e55" style:font-weight-asian="normal" style:language-complex="he" style:country-complex="IL" style:font-weight-complex="normal"/>
    </style:style>
    <style:style style:name="T180" style:family="text">
      <style:text-properties fo:font-weight="normal" officeooo:rsid="0053ca22" style:font-weight-asian="normal" style:language-complex="he" style:country-complex="IL" style:font-weight-complex="normal"/>
    </style:style>
    <style:style style:name="T181" style:family="text">
      <style:text-properties fo:font-weight="normal" officeooo:rsid="0056d63a" style:font-weight-asian="normal" style:language-complex="he" style:country-complex="IL" style:font-weight-complex="normal"/>
    </style:style>
    <style:style style:name="T182" style:family="text">
      <style:text-properties fo:font-weight="normal" officeooo:rsid="005f4d68" style:font-weight-asian="normal" style:language-complex="he" style:country-complex="IL" style:font-weight-complex="normal"/>
    </style:style>
    <style:style style:name="T183" style:family="text">
      <style:text-properties fo:font-weight="normal" officeooo:rsid="01036b81" style:font-weight-asian="normal" style:language-complex="he" style:country-complex="IL" style:font-weight-complex="normal"/>
    </style:style>
    <style:style style:name="T184" style:family="text">
      <style:text-properties fo:font-weight="normal" officeooo:rsid="010391c4" style:font-weight-asian="normal" style:language-complex="he" style:country-complex="IL" style:font-weight-complex="normal"/>
    </style:style>
    <style:style style:name="T185" style:family="text">
      <style:text-properties fo:font-weight="normal" officeooo:rsid="01041feb" style:font-weight-asian="normal" style:language-complex="he" style:country-complex="IL" style:font-weight-complex="normal"/>
    </style:style>
    <style:style style:name="T186" style:family="text">
      <style:text-properties fo:font-weight="normal" officeooo:rsid="0104c897" style:font-weight-asian="normal" style:language-complex="he" style:country-complex="IL" style:font-weight-complex="normal"/>
    </style:style>
    <style:style style:name="T187" style:family="text">
      <style:text-properties fo:font-weight="normal" officeooo:rsid="0106db15" style:font-weight-asian="normal" style:language-complex="he" style:country-complex="IL" style:font-weight-complex="normal"/>
    </style:style>
    <style:style style:name="T188" style:family="text">
      <style:text-properties fo:font-weight="normal" officeooo:rsid="0108c34e" style:font-weight-asian="normal" style:language-complex="he" style:country-complex="IL" style:font-weight-complex="normal"/>
    </style:style>
    <style:style style:name="T189" style:family="text">
      <style:text-properties fo:font-weight="normal" officeooo:rsid="0108ec00" style:font-weight-asian="normal" style:language-complex="he" style:country-complex="IL" style:font-weight-complex="normal"/>
    </style:style>
    <style:style style:name="T190" style:family="text">
      <style:text-properties fo:font-weight="normal" officeooo:rsid="01136350" style:font-weight-asian="normal" style:language-complex="he" style:country-complex="IL" style:font-weight-complex="normal"/>
    </style:style>
    <style:style style:name="T191" style:family="text">
      <style:text-properties fo:font-weight="normal" officeooo:rsid="0113cb25" style:font-weight-asian="normal" style:language-complex="he" style:country-complex="IL" style:font-weight-complex="normal"/>
    </style:style>
    <style:style style:name="T192" style:family="text">
      <style:text-properties fo:font-weight="normal" officeooo:rsid="0093a5a9" style:font-weight-asian="normal" style:language-complex="he" style:country-complex="IL" style:font-weight-complex="normal"/>
    </style:style>
    <style:style style:name="T193" style:family="text">
      <style:text-properties fo:font-weight="normal" officeooo:rsid="011eb25b" style:font-weight-asian="normal" style:language-complex="he" style:country-complex="IL" style:font-weight-complex="normal"/>
    </style:style>
    <style:style style:name="T194" style:family="text">
      <style:text-properties fo:font-weight="normal" officeooo:rsid="011f5ca8" style:font-weight-asian="normal" style:language-complex="he" style:country-complex="IL" style:font-weight-complex="normal"/>
    </style:style>
    <style:style style:name="T195" style:family="text">
      <style:text-properties fo:font-weight="normal" officeooo:rsid="0120b884" style:font-weight-asian="normal" style:language-complex="he" style:country-complex="IL" style:font-weight-complex="normal"/>
    </style:style>
    <style:style style:name="T196" style:family="text">
      <style:text-properties fo:font-weight="normal" officeooo:rsid="0093d3b1" style:font-weight-asian="normal" style:language-complex="he" style:country-complex="IL" style:font-weight-complex="normal"/>
    </style:style>
    <style:style style:name="T197" style:family="text">
      <style:text-properties fo:font-weight="normal" officeooo:rsid="012b4f78" style:font-weight-asian="normal" style:language-complex="he" style:country-complex="IL" style:font-weight-complex="normal"/>
    </style:style>
    <style:style style:name="T198" style:family="text">
      <style:text-properties fo:font-weight="normal" officeooo:rsid="0137ce89" style:font-weight-asian="normal" style:language-complex="he" style:country-complex="IL" style:font-weight-complex="normal"/>
    </style:style>
    <style:style style:name="T199" style:family="text">
      <style:text-properties fo:font-weight="normal" officeooo:rsid="014151cf" style:font-weight-asian="normal" style:language-complex="he" style:country-complex="IL" style:font-weight-complex="normal"/>
    </style:style>
    <style:style style:name="T200" style:family="text">
      <style:text-properties fo:font-weight="normal" officeooo:rsid="0145217e" style:font-weight-asian="normal" style:language-complex="he" style:country-complex="IL" style:font-weight-complex="normal"/>
    </style:style>
    <style:style style:name="T201" style:family="text">
      <style:text-properties fo:font-weight="normal" officeooo:rsid="016dbd3e" style:font-weight-asian="normal" style:language-complex="he" style:country-complex="IL" style:font-weight-complex="normal"/>
    </style:style>
    <style:style style:name="T202" style:family="text">
      <style:text-properties fo:font-weight="normal" officeooo:rsid="016f84fa" style:font-weight-asian="normal" style:language-complex="he" style:country-complex="IL" style:font-weight-complex="normal"/>
    </style:style>
    <style:style style:name="T203" style:family="text">
      <style:text-properties fo:font-weight="normal" officeooo:rsid="0170c39e" style:font-weight-asian="normal" style:language-complex="he" style:country-complex="IL" style:font-weight-complex="normal"/>
    </style:style>
    <style:style style:name="T204" style:family="text">
      <style:text-properties fo:font-weight="normal" officeooo:rsid="017140f4" style:font-weight-asian="normal" style:language-complex="he" style:country-complex="IL" style:font-weight-complex="normal"/>
    </style:style>
    <style:style style:name="T205" style:family="text">
      <style:text-properties fo:font-weight="normal" officeooo:rsid="0172533d" style:font-weight-asian="normal" style:language-complex="he" style:country-complex="IL" style:font-weight-complex="normal"/>
    </style:style>
    <style:style style:name="T206" style:family="text">
      <style:text-properties fo:font-weight="normal" officeooo:rsid="01731eab" style:font-weight-asian="normal" style:language-complex="he" style:country-complex="IL" style:font-weight-complex="normal"/>
    </style:style>
    <style:style style:name="T207" style:family="text">
      <style:text-properties fo:font-weight="normal" officeooo:rsid="0173df07" style:font-weight-asian="normal" style:language-complex="he" style:country-complex="IL" style:font-weight-complex="normal"/>
    </style:style>
    <style:style style:name="T208" style:family="text">
      <style:text-properties fo:font-weight="normal" officeooo:rsid="01753bb8" style:font-weight-asian="normal" style:language-complex="he" style:country-complex="IL" style:font-weight-complex="normal"/>
    </style:style>
    <style:style style:name="T209" style:family="text">
      <style:text-properties fo:font-weight="normal" officeooo:rsid="0176f4f5" style:font-weight-asian="normal" style:language-complex="he" style:country-complex="IL" style:font-weight-complex="normal"/>
    </style:style>
    <style:style style:name="T210" style:family="text">
      <style:text-properties fo:font-weight="normal" officeooo:rsid="0177bf12" style:font-weight-asian="normal" style:language-complex="he" style:country-complex="IL" style:font-weight-complex="normal"/>
    </style:style>
    <style:style style:name="T211" style:family="text">
      <style:text-properties fo:font-weight="normal" officeooo:rsid="01797e8f" style:font-weight-asian="normal" style:language-complex="he" style:country-complex="IL" style:font-weight-complex="normal"/>
    </style:style>
    <style:style style:name="T212" style:family="text">
      <style:text-properties fo:font-weight="normal" officeooo:rsid="017a288b" style:font-weight-asian="normal" style:language-complex="he" style:country-complex="IL" style:font-weight-complex="normal"/>
    </style:style>
    <style:style style:name="T213" style:family="text">
      <style:text-properties fo:font-weight="normal" officeooo:rsid="017b3432" style:font-weight-asian="normal" style:language-complex="he" style:country-complex="IL" style:font-weight-complex="normal"/>
    </style:style>
    <style:style style:name="T214" style:family="text">
      <style:text-properties fo:font-weight="normal" officeooo:rsid="017e1064" style:font-weight-asian="normal" style:language-complex="he" style:country-complex="IL" style:font-weight-complex="normal"/>
    </style:style>
    <style:style style:name="T215" style:family="text">
      <style:text-properties fo:font-weight="normal" officeooo:rsid="017f4a11" style:font-weight-asian="normal" style:language-complex="he" style:country-complex="IL" style:font-weight-complex="normal"/>
    </style:style>
    <style:style style:name="T216" style:family="text">
      <style:text-properties fo:font-weight="normal" officeooo:rsid="01832c3f" style:font-weight-asian="normal" style:language-complex="he" style:country-complex="IL" style:font-weight-complex="normal"/>
    </style:style>
    <style:style style:name="T217" style:family="text">
      <style:text-properties fo:font-weight="normal" officeooo:rsid="0183d9b5" style:font-weight-asian="normal" style:language-complex="he" style:country-complex="IL" style:font-weight-complex="normal"/>
    </style:style>
    <style:style style:name="T218" style:family="text">
      <style:text-properties fo:font-weight="normal" officeooo:rsid="0183eea2" style:font-weight-asian="normal" style:language-complex="he" style:country-complex="IL" style:font-weight-complex="normal"/>
    </style:style>
    <style:style style:name="T219" style:family="text">
      <style:text-properties fo:font-weight="normal" officeooo:rsid="0184e457" style:font-weight-asian="normal" style:language-complex="he" style:country-complex="IL" style:font-weight-complex="normal"/>
    </style:style>
    <style:style style:name="T220" style:family="text">
      <style:text-properties fo:font-weight="normal" officeooo:rsid="0185435d" style:font-weight-asian="normal" style:language-complex="he" style:country-complex="IL" style:font-weight-complex="normal"/>
    </style:style>
    <style:style style:name="T221" style:family="text">
      <style:text-properties fo:font-weight="normal" officeooo:rsid="01866413" style:font-weight-asian="normal" style:language-complex="he" style:country-complex="IL" style:font-weight-complex="normal"/>
    </style:style>
    <style:style style:name="T222" style:family="text">
      <style:text-properties fo:font-weight="normal" officeooo:rsid="018853dd" style:font-weight-asian="normal" style:language-complex="he" style:country-complex="IL" style:font-weight-complex="normal"/>
    </style:style>
    <style:style style:name="T223" style:family="text">
      <style:text-properties fo:font-weight="normal" officeooo:rsid="018940b9" style:font-weight-asian="normal" style:language-complex="he" style:country-complex="IL" style:font-weight-complex="normal"/>
    </style:style>
    <style:style style:name="T224" style:family="text">
      <style:text-properties fo:font-weight="normal" officeooo:rsid="018ad89f" style:font-weight-asian="normal" style:language-complex="he" style:country-complex="IL" style:font-weight-complex="normal"/>
    </style:style>
    <style:style style:name="T225" style:family="text">
      <style:text-properties fo:font-weight="normal" officeooo:rsid="018e5d59" style:font-weight-asian="normal" style:language-complex="he" style:country-complex="IL" style:font-weight-complex="normal"/>
    </style:style>
    <style:style style:name="T226" style:family="text">
      <style:text-properties fo:font-weight="normal" officeooo:rsid="018fe0b2" style:font-weight-asian="normal" style:language-complex="he" style:country-complex="IL" style:font-weight-complex="normal"/>
    </style:style>
    <style:style style:name="T227" style:family="text">
      <style:text-properties fo:font-weight="normal" officeooo:rsid="0190fc63" style:font-weight-asian="normal" style:language-complex="he" style:country-complex="IL" style:font-weight-complex="normal"/>
    </style:style>
    <style:style style:name="T228" style:family="text">
      <style:text-properties fo:font-weight="normal" officeooo:rsid="0191b635" style:font-weight-asian="normal" style:language-complex="he" style:country-complex="IL" style:font-weight-complex="normal"/>
    </style:style>
    <style:style style:name="T229" style:family="text">
      <style:text-properties fo:font-weight="normal" officeooo:rsid="0192825c" style:font-weight-asian="normal" style:language-complex="he" style:country-complex="IL" style:font-weight-complex="normal"/>
    </style:style>
    <style:style style:name="T230" style:family="text">
      <style:text-properties fo:font-weight="normal" officeooo:rsid="0193fd0b" style:font-weight-asian="normal" style:language-complex="he" style:country-complex="IL" style:font-weight-complex="normal"/>
    </style:style>
    <style:style style:name="T231" style:family="text">
      <style:text-properties fo:font-weight="normal" officeooo:rsid="01979f17" style:font-weight-asian="normal" style:language-complex="he" style:country-complex="IL" style:font-weight-complex="normal"/>
    </style:style>
    <style:style style:name="T232" style:family="text">
      <style:text-properties fo:font-weight="normal" officeooo:rsid="01989baf" style:font-weight-asian="normal" style:language-complex="he" style:country-complex="IL" style:font-weight-complex="normal"/>
    </style:style>
    <style:style style:name="T233" style:family="text">
      <style:text-properties fo:font-weight="normal" officeooo:rsid="0198e3f2" style:font-weight-asian="normal" style:language-complex="he" style:country-complex="IL" style:font-weight-complex="normal"/>
    </style:style>
    <style:style style:name="T234" style:family="text">
      <style:text-properties fo:font-weight="normal" officeooo:rsid="019a6837" style:font-weight-asian="normal" style:language-complex="he" style:country-complex="IL" style:font-weight-complex="normal"/>
    </style:style>
    <style:style style:name="T235" style:family="text">
      <style:text-properties fo:font-weight="normal" officeooo:rsid="019ac78f" style:font-weight-asian="normal" style:language-complex="he" style:country-complex="IL" style:font-weight-complex="normal"/>
    </style:style>
    <style:style style:name="T236" style:family="text">
      <style:text-properties fo:font-weight="normal" officeooo:rsid="019ad2fa" style:font-weight-asian="normal" style:language-complex="he" style:country-complex="IL" style:font-weight-complex="normal"/>
    </style:style>
    <style:style style:name="T237" style:family="text">
      <style:text-properties fo:font-weight="normal" officeooo:rsid="019cba73" style:font-weight-asian="normal" style:language-complex="he" style:country-complex="IL" style:font-weight-complex="normal"/>
    </style:style>
    <style:style style:name="T238" style:family="text">
      <style:text-properties fo:font-weight="normal" officeooo:rsid="019e8bd6" style:font-weight-asian="normal" style:language-complex="he" style:country-complex="IL" style:font-weight-complex="normal"/>
    </style:style>
    <style:style style:name="T239" style:family="text">
      <style:text-properties fo:font-weight="normal" officeooo:rsid="019f62c5" style:font-weight-asian="normal" style:language-complex="he" style:country-complex="IL" style:font-weight-complex="normal"/>
    </style:style>
    <style:style style:name="T240" style:family="text">
      <style:text-properties fo:font-weight="normal" officeooo:rsid="01a1841d" style:font-weight-asian="normal" style:language-complex="he" style:country-complex="IL" style:font-weight-complex="normal"/>
    </style:style>
    <style:style style:name="T241" style:family="text">
      <style:text-properties fo:font-weight="normal" officeooo:rsid="01a1b895" style:font-weight-asian="normal" style:language-complex="he" style:country-complex="IL" style:font-weight-complex="normal"/>
    </style:style>
    <style:style style:name="T242" style:family="text">
      <style:text-properties fo:font-weight="normal" officeooo:rsid="01a48e07" style:font-weight-asian="normal" style:language-complex="he" style:country-complex="IL" style:font-weight-complex="normal"/>
    </style:style>
    <style:style style:name="T243" style:family="text">
      <style:text-properties fo:font-weight="normal" officeooo:rsid="01a96e11" style:font-weight-asian="normal" style:language-complex="he" style:country-complex="IL" style:font-weight-complex="normal"/>
    </style:style>
    <style:style style:name="T244" style:family="text">
      <style:text-properties fo:font-weight="normal" officeooo:rsid="0041690c" style:font-weight-asian="normal" style:language-complex="he" style:country-complex="IL" style:font-weight-complex="normal"/>
    </style:style>
    <style:style style:name="T245" style:family="text">
      <style:text-properties fo:font-weight="normal" officeooo:rsid="01aec2cf" style:font-weight-asian="normal" style:language-complex="he" style:country-complex="IL" style:font-weight-complex="normal"/>
    </style:style>
    <style:style style:name="T246" style:family="text">
      <style:text-properties fo:font-weight="normal" officeooo:rsid="01afb8c6" style:font-weight-asian="normal" style:language-complex="he" style:country-complex="IL" style:font-weight-complex="normal"/>
    </style:style>
    <style:style style:name="T247" style:family="text">
      <style:text-properties fo:font-weight="normal" officeooo:rsid="01b31317" style:font-weight-asian="normal" style:language-complex="he" style:country-complex="IL" style:font-weight-complex="normal"/>
    </style:style>
    <style:style style:name="T248" style:family="text">
      <style:text-properties fo:font-weight="normal" officeooo:rsid="01b3ccf6" style:font-weight-asian="normal" style:language-complex="he" style:country-complex="IL" style:font-weight-complex="normal"/>
    </style:style>
    <style:style style:name="T249" style:family="text">
      <style:text-properties fo:font-weight="normal" officeooo:rsid="01b4531c" style:font-weight-asian="normal" style:language-complex="he" style:country-complex="IL" style:font-weight-complex="normal"/>
    </style:style>
    <style:style style:name="T250" style:family="text">
      <style:text-properties fo:font-weight="normal" officeooo:rsid="01b887c3" style:font-weight-asian="normal" style:language-complex="he" style:country-complex="IL" style:font-weight-complex="normal"/>
    </style:style>
    <style:style style:name="T251" style:family="text">
      <style:text-properties fo:font-weight="normal" officeooo:rsid="01b90c3b" style:font-weight-asian="normal" style:language-complex="he" style:country-complex="IL" style:font-weight-complex="normal"/>
    </style:style>
    <style:style style:name="T252" style:family="text">
      <style:text-properties fo:font-weight="normal" officeooo:rsid="01b9e757" style:font-weight-asian="normal" style:language-complex="he" style:country-complex="IL" style:font-weight-complex="normal"/>
    </style:style>
    <style:style style:name="T253" style:family="text">
      <style:text-properties fo:font-weight="normal" officeooo:rsid="01bf1951" style:font-weight-asian="normal" style:language-complex="he" style:country-complex="IL" style:font-weight-complex="normal"/>
    </style:style>
    <style:style style:name="T254" style:family="text">
      <style:text-properties fo:font-weight="normal" officeooo:rsid="01c679f3" style:font-weight-asian="normal" style:language-complex="he" style:country-complex="IL" style:font-weight-complex="normal"/>
    </style:style>
    <style:style style:name="T255" style:family="text">
      <style:text-properties fo:font-weight="normal" officeooo:rsid="01f3f2f6" style:font-weight-asian="normal" style:language-complex="he" style:country-complex="IL" style:font-weight-complex="normal"/>
    </style:style>
    <style:style style:name="T256" style:family="text">
      <style:text-properties fo:font-weight="normal" officeooo:rsid="01f5be8f" style:font-weight-asian="normal" style:language-complex="he" style:country-complex="IL" style:font-weight-complex="normal"/>
    </style:style>
    <style:style style:name="T257" style:family="text">
      <style:text-properties fo:font-weight="normal" officeooo:rsid="01f7550e" style:font-weight-asian="normal" style:language-complex="he" style:country-complex="IL" style:font-weight-complex="normal"/>
    </style:style>
    <style:style style:name="T258" style:family="text">
      <style:text-properties fo:font-weight="normal" officeooo:rsid="01f7f29d" style:font-weight-asian="normal" style:language-complex="he" style:country-complex="IL" style:font-weight-complex="normal"/>
    </style:style>
    <style:style style:name="T259" style:family="text">
      <style:text-properties fo:font-weight="normal" officeooo:rsid="01ff0bfc" style:font-weight-asian="normal" style:language-complex="he" style:country-complex="IL" style:font-weight-complex="normal"/>
    </style:style>
    <style:style style:name="T260" style:family="text">
      <style:text-properties fo:font-weight="normal" officeooo:rsid="0200c94f" style:font-weight-asian="normal" style:language-complex="he" style:country-complex="IL" style:font-weight-complex="normal"/>
    </style:style>
    <style:style style:name="T261" style:family="text">
      <style:text-properties fo:font-weight="normal" officeooo:rsid="0202c302" style:font-weight-asian="normal" style:language-complex="he" style:country-complex="IL" style:font-weight-complex="normal"/>
    </style:style>
    <style:style style:name="T262" style:family="text">
      <style:text-properties fo:font-weight="normal" officeooo:rsid="0203074f" style:font-weight-asian="normal" style:language-complex="he" style:country-complex="IL" style:font-weight-complex="normal"/>
    </style:style>
    <style:style style:name="T263" style:family="text">
      <style:text-properties fo:font-weight="normal" officeooo:rsid="0204901b" style:font-weight-asian="normal" style:language-complex="he" style:country-complex="IL" style:font-weight-complex="normal"/>
    </style:style>
    <style:style style:name="T264" style:family="text">
      <style:text-properties fo:font-weight="normal" officeooo:rsid="0204c580" style:font-weight-asian="normal" style:language-complex="he" style:country-complex="IL" style:font-weight-complex="normal"/>
    </style:style>
    <style:style style:name="T265" style:family="text">
      <style:text-properties fo:font-weight="normal" officeooo:rsid="0206c065" style:font-weight-asian="normal" style:language-complex="he" style:country-complex="IL" style:font-weight-complex="normal"/>
    </style:style>
    <style:style style:name="T266" style:family="text">
      <style:text-properties fo:font-weight="normal" officeooo:rsid="0207011b" style:font-weight-asian="normal" style:language-complex="he" style:country-complex="IL" style:font-weight-complex="normal"/>
    </style:style>
    <style:style style:name="T267" style:family="text">
      <style:text-properties fo:font-weight="normal" officeooo:rsid="020b2049" style:font-weight-asian="normal" style:language-complex="he" style:country-complex="IL" style:font-weight-complex="normal"/>
    </style:style>
    <style:style style:name="T268" style:family="text">
      <style:text-properties fo:font-weight="normal" officeooo:rsid="020bd3d3" style:font-weight-asian="normal" style:language-complex="he" style:country-complex="IL" style:font-weight-complex="normal"/>
    </style:style>
    <style:style style:name="T269" style:family="text">
      <style:text-properties fo:font-weight="normal" officeooo:rsid="020c409f" style:font-weight-asian="normal" style:language-complex="he" style:country-complex="IL" style:font-weight-complex="normal"/>
    </style:style>
    <style:style style:name="T270" style:family="text">
      <style:text-properties fo:font-weight="normal" officeooo:rsid="020c533e" style:font-weight-asian="normal" style:language-complex="he" style:country-complex="IL" style:font-weight-complex="normal"/>
    </style:style>
    <style:style style:name="T271" style:family="text">
      <style:text-properties fo:font-weight="normal" officeooo:rsid="020c86c8" style:font-weight-asian="normal" style:language-complex="he" style:country-complex="IL" style:font-weight-complex="normal"/>
    </style:style>
    <style:style style:name="T272" style:family="text">
      <style:text-properties fo:font-weight="normal" officeooo:rsid="020e4e88" style:font-weight-asian="normal" style:language-complex="he" style:country-complex="IL" style:font-weight-complex="normal"/>
    </style:style>
    <style:style style:name="T273" style:family="text">
      <style:text-properties fo:font-weight="normal" officeooo:rsid="020f1534" style:font-weight-asian="normal" style:language-complex="he" style:country-complex="IL" style:font-weight-complex="normal"/>
    </style:style>
    <style:style style:name="T274" style:family="text">
      <style:text-properties fo:font-weight="normal" officeooo:rsid="020f993a" style:font-weight-asian="normal" style:language-complex="he" style:country-complex="IL" style:font-weight-complex="normal"/>
    </style:style>
    <style:style style:name="T275" style:family="text">
      <style:text-properties fo:font-weight="normal" officeooo:rsid="021110b4" style:font-weight-asian="normal" style:language-complex="he" style:country-complex="IL" style:font-weight-complex="normal"/>
    </style:style>
    <style:style style:name="T276" style:family="text">
      <style:text-properties fo:font-weight="normal" officeooo:rsid="0211690e" style:font-weight-asian="normal" style:language-complex="he" style:country-complex="IL" style:font-weight-complex="normal"/>
    </style:style>
    <style:style style:name="T277" style:family="text">
      <style:text-properties fo:font-weight="normal" officeooo:rsid="02133309" style:font-weight-asian="normal" style:language-complex="he" style:country-complex="IL" style:font-weight-complex="normal"/>
    </style:style>
    <style:style style:name="T278" style:family="text">
      <style:text-properties fo:font-weight="normal" officeooo:rsid="0213f6a4" style:font-weight-asian="normal" style:language-complex="he" style:country-complex="IL" style:font-weight-complex="normal"/>
    </style:style>
    <style:style style:name="T279" style:family="text">
      <style:text-properties fo:font-weight="normal" officeooo:rsid="0214f6d6" style:font-weight-asian="normal" style:language-complex="he" style:country-complex="IL" style:font-weight-complex="normal"/>
    </style:style>
    <style:style style:name="T280" style:family="text">
      <style:text-properties fo:font-weight="normal" officeooo:rsid="0216ce87" style:font-weight-asian="normal" style:language-complex="he" style:country-complex="IL" style:font-weight-complex="normal"/>
    </style:style>
    <style:style style:name="T281" style:family="text">
      <style:text-properties fo:font-weight="normal" officeooo:rsid="0218968f" style:font-weight-asian="normal" style:language-complex="he" style:country-complex="IL" style:font-weight-complex="normal"/>
    </style:style>
    <style:style style:name="T282" style:family="text">
      <style:text-properties fo:font-weight="normal" officeooo:rsid="021a0f09" style:font-weight-asian="normal" style:language-complex="he" style:country-complex="IL" style:font-weight-complex="normal"/>
    </style:style>
    <style:style style:name="T283" style:family="text">
      <style:text-properties fo:font-weight="normal" officeooo:rsid="021eea45" style:font-weight-asian="normal" style:language-complex="he" style:country-complex="IL" style:font-weight-complex="normal"/>
    </style:style>
    <style:style style:name="T284" style:family="text">
      <style:text-properties fo:font-weight="normal" officeooo:rsid="021f2c32" style:font-weight-asian="normal" style:language-complex="he" style:country-complex="IL" style:font-weight-complex="normal"/>
    </style:style>
    <style:style style:name="T285" style:family="text">
      <style:text-properties fo:font-weight="normal" officeooo:rsid="021f9709" style:font-weight-asian="normal" style:language-complex="he" style:country-complex="IL" style:font-weight-complex="normal"/>
    </style:style>
    <style:style style:name="T286" style:family="text">
      <style:text-properties fo:font-weight="normal" officeooo:rsid="021fdd85" style:font-weight-asian="normal" style:language-complex="he" style:country-complex="IL" style:font-weight-complex="normal"/>
    </style:style>
    <style:style style:name="T287" style:family="text">
      <style:text-properties fo:font-weight="normal" officeooo:rsid="0220fc3c" style:font-weight-asian="normal" style:language-complex="he" style:country-complex="IL" style:font-weight-complex="normal"/>
    </style:style>
    <style:style style:name="T288" style:family="text">
      <style:text-properties fo:font-weight="normal" officeooo:rsid="0222b218" style:font-weight-asian="normal" style:language-complex="he" style:country-complex="IL" style:font-weight-complex="normal"/>
    </style:style>
    <style:style style:name="T289" style:family="text">
      <style:text-properties fo:font-weight="normal" officeooo:rsid="0222d5f4" style:font-weight-asian="normal" style:language-complex="he" style:country-complex="IL" style:font-weight-complex="normal"/>
    </style:style>
    <style:style style:name="T290" style:family="text">
      <style:text-properties fo:font-weight="normal" officeooo:rsid="0223c19d" style:font-weight-asian="normal" style:language-complex="he" style:country-complex="IL" style:font-weight-complex="normal"/>
    </style:style>
    <style:style style:name="T291" style:family="text">
      <style:text-properties fo:font-weight="normal" officeooo:rsid="02243672" style:font-weight-asian="normal" style:language-complex="he" style:country-complex="IL" style:font-weight-complex="normal"/>
    </style:style>
    <style:style style:name="T292" style:family="text">
      <style:text-properties fo:font-weight="normal" officeooo:rsid="0225459a" style:font-weight-asian="normal" style:language-complex="he" style:country-complex="IL" style:font-weight-complex="normal"/>
    </style:style>
    <style:style style:name="T293" style:family="text">
      <style:text-properties fo:font-weight="normal" officeooo:rsid="02255512" style:font-weight-asian="normal" style:language-complex="he" style:country-complex="IL" style:font-weight-complex="normal"/>
    </style:style>
    <style:style style:name="T294" style:family="text">
      <style:text-properties fo:font-weight="normal" officeooo:rsid="02267244" style:font-weight-asian="normal" style:language-complex="he" style:country-complex="IL" style:font-weight-complex="normal"/>
    </style:style>
    <style:style style:name="T295" style:family="text">
      <style:text-properties fo:font-weight="normal" officeooo:rsid="02277174" style:font-weight-asian="normal" style:language-complex="he" style:country-complex="IL" style:font-weight-complex="normal"/>
    </style:style>
    <style:style style:name="T296" style:family="text">
      <style:text-properties fo:font-weight="normal" officeooo:rsid="02283e06" style:font-weight-asian="normal" style:language-complex="he" style:country-complex="IL" style:font-weight-complex="normal"/>
    </style:style>
    <style:style style:name="T297" style:family="text">
      <style:text-properties fo:font-weight="normal" officeooo:rsid="02285e52" style:font-weight-asian="normal" style:language-complex="he" style:country-complex="IL" style:font-weight-complex="normal"/>
    </style:style>
    <style:style style:name="T298" style:family="text">
      <style:text-properties fo:font-weight="normal" officeooo:rsid="0228db72" style:font-weight-asian="normal" style:language-complex="he" style:country-complex="IL" style:font-weight-complex="normal"/>
    </style:style>
    <style:style style:name="T299" style:family="text">
      <style:text-properties fo:font-weight="normal" officeooo:rsid="022a3220" style:font-weight-asian="normal" style:language-complex="he" style:country-complex="IL" style:font-weight-complex="normal"/>
    </style:style>
    <style:style style:name="T300" style:family="text">
      <style:text-properties fo:font-weight="normal" officeooo:rsid="022c1f1b" style:font-weight-asian="normal" style:language-complex="he" style:country-complex="IL" style:font-weight-complex="normal"/>
    </style:style>
    <style:style style:name="T301" style:family="text">
      <style:text-properties fo:font-weight="normal" officeooo:rsid="022e534d" style:font-weight-asian="normal" style:language-complex="he" style:country-complex="IL" style:font-weight-complex="normal"/>
    </style:style>
    <style:style style:name="T302" style:family="text">
      <style:text-properties fo:font-weight="normal" officeooo:rsid="022f631e" style:font-weight-asian="normal" style:language-complex="he" style:country-complex="IL" style:font-weight-complex="normal"/>
    </style:style>
    <style:style style:name="T303" style:family="text">
      <style:text-properties fo:font-weight="normal" officeooo:rsid="0231e21f" style:font-weight-asian="normal" style:language-complex="he" style:country-complex="IL" style:font-weight-complex="normal"/>
    </style:style>
    <style:style style:name="T304" style:family="text">
      <style:text-properties fo:font-weight="normal" officeooo:rsid="02321198" style:font-weight-asian="normal" style:language-complex="he" style:country-complex="IL" style:font-weight-complex="normal"/>
    </style:style>
    <style:style style:name="T305" style:family="text">
      <style:text-properties fo:font-weight="normal" officeooo:rsid="0233bc9d" style:font-weight-asian="normal" style:language-complex="he" style:country-complex="IL" style:font-weight-complex="normal"/>
    </style:style>
    <style:style style:name="T306" style:family="text">
      <style:text-properties fo:font-weight="normal" officeooo:rsid="0234ba7c" style:font-weight-asian="normal" style:language-complex="he" style:country-complex="IL" style:font-weight-complex="normal"/>
    </style:style>
    <style:style style:name="T307" style:family="text">
      <style:text-properties fo:font-weight="normal" officeooo:rsid="02350979" style:font-weight-asian="normal" style:language-complex="he" style:country-complex="IL" style:font-weight-complex="normal"/>
    </style:style>
    <style:style style:name="T308" style:family="text">
      <style:text-properties fo:font-weight="normal" officeooo:rsid="02369cb6" style:font-weight-asian="normal" style:language-complex="he" style:country-complex="IL" style:font-weight-complex="normal"/>
    </style:style>
    <style:style style:name="T309" style:family="text">
      <style:text-properties fo:font-weight="normal" officeooo:rsid="02385b84" style:font-weight-asian="normal" style:language-complex="he" style:country-complex="IL" style:font-weight-complex="normal"/>
    </style:style>
    <style:style style:name="T310" style:family="text">
      <style:text-properties fo:font-weight="normal" officeooo:rsid="02389972" style:font-weight-asian="normal" style:language-complex="he" style:country-complex="IL" style:font-weight-complex="normal"/>
    </style:style>
    <style:style style:name="T311" style:family="text">
      <style:text-properties fo:font-weight="normal" officeooo:rsid="02389fbb" style:font-weight-asian="normal" style:language-complex="he" style:country-complex="IL" style:font-weight-complex="normal"/>
    </style:style>
    <style:style style:name="T312" style:family="text">
      <style:text-properties fo:font-weight="normal" officeooo:rsid="0239f118" style:font-weight-asian="normal" style:language-complex="he" style:country-complex="IL" style:font-weight-complex="normal"/>
    </style:style>
    <style:style style:name="T313" style:family="text">
      <style:text-properties fo:font-weight="normal" officeooo:rsid="023ace95" style:font-weight-asian="normal" style:language-complex="he" style:country-complex="IL" style:font-weight-complex="normal"/>
    </style:style>
    <style:style style:name="T314" style:family="text">
      <style:text-properties fo:font-weight="normal" officeooo:rsid="023b33d7" style:font-weight-asian="normal" style:language-complex="he" style:country-complex="IL" style:font-weight-complex="normal"/>
    </style:style>
    <style:style style:name="T315" style:family="text">
      <style:text-properties fo:font-weight="normal" officeooo:rsid="023d03e1" style:font-weight-asian="normal" style:language-complex="he" style:country-complex="IL" style:font-weight-complex="normal"/>
    </style:style>
    <style:style style:name="T316" style:family="text">
      <style:text-properties fo:font-weight="normal" officeooo:rsid="023e54c6" style:font-weight-asian="normal" style:language-complex="he" style:country-complex="IL" style:font-weight-complex="normal"/>
    </style:style>
    <style:style style:name="T317" style:family="text">
      <style:text-properties fo:font-weight="normal" officeooo:rsid="023fb8e9" style:font-weight-asian="normal" style:language-complex="he" style:country-complex="IL" style:font-weight-complex="normal"/>
    </style:style>
    <style:style style:name="T318" style:family="text">
      <style:text-properties fo:font-weight="normal" officeooo:rsid="0240fb8e" style:font-weight-asian="normal" style:language-complex="he" style:country-complex="IL" style:font-weight-complex="normal"/>
    </style:style>
    <style:style style:name="T319" style:family="text">
      <style:text-properties fo:font-weight="normal" officeooo:rsid="0242856d" style:font-weight-asian="normal" style:language-complex="he" style:country-complex="IL" style:font-weight-complex="normal"/>
    </style:style>
    <style:style style:name="T320" style:family="text">
      <style:text-properties fo:font-weight="normal" officeooo:rsid="0244679f" style:font-weight-asian="normal" style:language-complex="he" style:country-complex="IL" style:font-weight-complex="normal"/>
    </style:style>
    <style:style style:name="T321" style:family="text">
      <style:text-properties fo:font-weight="normal" officeooo:rsid="0245adba" style:font-weight-asian="normal" style:language-complex="he" style:country-complex="IL" style:font-weight-complex="normal"/>
    </style:style>
    <style:style style:name="T322" style:family="text">
      <style:text-properties fo:font-weight="normal" officeooo:rsid="024751fe" style:font-weight-asian="normal" style:language-complex="he" style:country-complex="IL" style:font-weight-complex="normal"/>
    </style:style>
    <style:style style:name="T323" style:family="text">
      <style:text-properties fo:font-weight="normal" officeooo:rsid="0247a323" style:font-weight-asian="normal" style:language-complex="he" style:country-complex="IL" style:font-weight-complex="normal"/>
    </style:style>
    <style:style style:name="T324" style:family="text">
      <style:text-properties fo:font-weight="normal" officeooo:rsid="024abbc7" style:font-weight-asian="normal" style:language-complex="he" style:country-complex="IL" style:font-weight-complex="normal"/>
    </style:style>
    <style:style style:name="T325" style:family="text">
      <style:text-properties fo:font-weight="normal" officeooo:rsid="024c6bb3" style:font-weight-asian="normal" style:language-complex="he" style:country-complex="IL" style:font-weight-complex="normal"/>
    </style:style>
    <style:style style:name="T326" style:family="text">
      <style:text-properties fo:font-weight="normal" officeooo:rsid="024db3c2" style:font-weight-asian="normal" style:language-complex="he" style:country-complex="IL" style:font-weight-complex="normal"/>
    </style:style>
    <style:style style:name="T327" style:family="text">
      <style:text-properties fo:font-weight="normal" officeooo:rsid="024e7645" style:font-weight-asian="normal" style:language-complex="he" style:country-complex="IL" style:font-weight-complex="normal"/>
    </style:style>
    <style:style style:name="T328" style:family="text">
      <style:text-properties fo:font-weight="normal" officeooo:rsid="02563d8d" style:font-weight-asian="normal" style:language-complex="he" style:country-complex="IL" style:font-weight-complex="normal"/>
    </style:style>
    <style:style style:name="T329" style:family="text">
      <style:text-properties fo:font-weight="normal" officeooo:rsid="00c7dfce" style:font-weight-asian="normal" style:language-complex="en" style:country-complex="US" style:font-weight-complex="normal"/>
    </style:style>
    <style:style style:name="T330" style:family="text">
      <style:text-properties fo:color="#000000" loext:opacity="100%" style:text-underline-style="none" fo:font-weight="bold" style:font-weight-asian="bold" style:language-complex="he" style:country-complex="IL" style:font-weight-complex="bold"/>
    </style:style>
    <style:style style:name="T331" style:family="text">
      <style:text-properties fo:color="#000000" loext:opacity="100%" style:text-underline-style="none" fo:font-weight="bold" officeooo:rsid="004918ac" style:font-weight-asian="bold" style:language-complex="he" style:country-complex="IL" style:font-weight-complex="bold"/>
    </style:style>
    <style:style style:name="T332" style:family="text">
      <style:text-properties fo:color="#000000" loext:opacity="100%" style:text-underline-style="none" fo:font-weight="bold" officeooo:rsid="0090b891" style:font-weight-asian="bold" style:language-complex="he" style:country-complex="IL" style:font-weight-complex="bold"/>
    </style:style>
    <style:style style:name="T333" style:family="text">
      <style:text-properties fo:color="#000000" loext:opacity="100%" style:text-underline-style="none" officeooo:rsid="003c3a4d" style:language-complex="he" style:country-complex="IL"/>
    </style:style>
    <style:style style:name="T334" style:family="text">
      <style:text-properties officeooo:rsid="004e927e"/>
    </style:style>
    <style:style style:name="T335" style:family="text">
      <style:text-properties officeooo:rsid="004f1d7e"/>
    </style:style>
    <style:style style:name="T336" style:family="text">
      <style:text-properties officeooo:rsid="0051e2f6"/>
    </style:style>
    <style:style style:name="T337" style:family="text">
      <style:text-properties officeooo:rsid="0053ca22"/>
    </style:style>
    <style:style style:name="T338" style:family="text">
      <style:text-properties officeooo:rsid="0053da79"/>
    </style:style>
    <style:style style:name="T339" style:family="text">
      <style:text-properties officeooo:rsid="005429ef"/>
    </style:style>
    <style:style style:name="T340" style:family="text">
      <style:text-properties officeooo:rsid="00555e50"/>
    </style:style>
    <style:style style:name="T341" style:family="text">
      <style:text-properties officeooo:rsid="0056d63a"/>
    </style:style>
    <style:style style:name="T342" style:family="text">
      <style:text-properties officeooo:rsid="00578b2a"/>
    </style:style>
    <style:style style:name="T343" style:family="text">
      <style:text-properties officeooo:rsid="00599b49"/>
    </style:style>
    <style:style style:name="T344" style:family="text">
      <style:text-properties officeooo:rsid="005ae51d"/>
    </style:style>
    <style:style style:name="T345" style:family="text">
      <style:text-properties officeooo:rsid="005cc456"/>
    </style:style>
    <style:style style:name="T346" style:family="text">
      <style:text-properties officeooo:rsid="005d6227"/>
    </style:style>
    <style:style style:name="T347" style:family="text">
      <style:text-properties officeooo:rsid="005f4d68"/>
    </style:style>
    <style:style style:name="T348" style:family="text">
      <style:text-properties officeooo:rsid="005fd762"/>
    </style:style>
    <style:style style:name="T349" style:family="text">
      <style:text-properties officeooo:rsid="0060bc78"/>
    </style:style>
    <style:style style:name="T350" style:family="text">
      <style:text-properties officeooo:rsid="0062435b"/>
    </style:style>
    <style:style style:name="T351" style:family="text">
      <style:text-properties officeooo:rsid="0063eabe"/>
    </style:style>
    <style:style style:name="T352" style:family="text">
      <style:text-properties officeooo:rsid="0064e53d"/>
    </style:style>
    <style:style style:name="T353" style:family="text">
      <style:text-properties officeooo:rsid="0066504a"/>
    </style:style>
    <style:style style:name="T354" style:family="text">
      <style:text-properties officeooo:rsid="0068c8f5"/>
    </style:style>
    <style:style style:name="T355" style:family="text">
      <style:text-properties officeooo:rsid="0068e52f"/>
    </style:style>
    <style:style style:name="T356" style:family="text">
      <style:text-properties officeooo:rsid="0069763d"/>
    </style:style>
    <style:style style:name="T357" style:family="text">
      <style:text-properties officeooo:rsid="006a6f59"/>
    </style:style>
    <style:style style:name="T358" style:family="text">
      <style:text-properties officeooo:rsid="006bd47b"/>
    </style:style>
    <style:style style:name="T359" style:family="text">
      <style:text-properties officeooo:rsid="006d205e"/>
    </style:style>
    <style:style style:name="T360" style:family="text">
      <style:text-properties officeooo:rsid="006f1ba5"/>
    </style:style>
    <style:style style:name="T361" style:family="text">
      <style:text-properties officeooo:rsid="006fe5d1"/>
    </style:style>
    <style:style style:name="T362" style:family="text">
      <style:text-properties officeooo:rsid="00711c44"/>
    </style:style>
    <style:style style:name="T363" style:family="text">
      <style:text-properties officeooo:rsid="0073db39"/>
    </style:style>
    <style:style style:name="T364" style:family="text">
      <style:text-properties officeooo:rsid="00759b4b"/>
    </style:style>
    <style:style style:name="T365" style:family="text">
      <style:text-properties officeooo:rsid="00768d02"/>
    </style:style>
    <style:style style:name="T366" style:family="text">
      <style:text-properties officeooo:rsid="00794708"/>
    </style:style>
    <style:style style:name="T367" style:family="text">
      <style:text-properties officeooo:rsid="00866129"/>
    </style:style>
    <style:style style:name="T368" style:family="text">
      <style:text-properties officeooo:rsid="0087d264"/>
    </style:style>
    <style:style style:name="T369" style:family="text">
      <style:text-properties officeooo:rsid="0088954e"/>
    </style:style>
    <style:style style:name="T370" style:family="text">
      <style:text-properties officeooo:rsid="008961d8"/>
    </style:style>
    <style:style style:name="T371" style:family="text">
      <style:text-properties officeooo:rsid="0089cc7f"/>
    </style:style>
    <style:style style:name="T372" style:family="text">
      <style:text-properties officeooo:rsid="008b50a2"/>
    </style:style>
    <style:style style:name="T373" style:family="text">
      <style:text-properties officeooo:rsid="008dc560"/>
    </style:style>
    <style:style style:name="T374" style:family="text">
      <style:text-properties officeooo:rsid="008dc683"/>
    </style:style>
    <style:style style:name="T375" style:family="text">
      <style:text-properties officeooo:rsid="008e6ee9"/>
    </style:style>
    <style:style style:name="T376" style:family="text">
      <style:text-properties style:font-weight-complex="bold"/>
    </style:style>
    <style:style style:name="T377" style:family="text">
      <style:text-properties officeooo:rsid="008ff75e"/>
    </style:style>
    <style:style style:name="T378" style:family="text">
      <style:text-properties officeooo:rsid="009238a2"/>
    </style:style>
    <style:style style:name="T379" style:family="text">
      <style:text-properties officeooo:rsid="0099e3e1"/>
    </style:style>
    <style:style style:name="T380" style:family="text">
      <style:text-properties officeooo:rsid="009bfe69"/>
    </style:style>
    <style:style style:name="T381" style:family="text">
      <style:text-properties officeooo:rsid="009ec67b"/>
    </style:style>
    <style:style style:name="T382" style:family="text">
      <style:text-properties officeooo:rsid="009f828b"/>
    </style:style>
    <style:style style:name="T383" style:family="text">
      <style:text-properties officeooo:rsid="00a970b3"/>
    </style:style>
    <style:style style:name="T384" style:family="text">
      <style:text-properties officeooo:rsid="00b14d04"/>
    </style:style>
    <style:style style:name="T385" style:family="text">
      <style:text-properties officeooo:rsid="00b3bc8b"/>
    </style:style>
    <style:style style:name="T386" style:family="text">
      <style:text-properties officeooo:rsid="00c40194"/>
    </style:style>
    <style:style style:name="T387" style:family="text">
      <style:text-properties officeooo:rsid="00c453ee"/>
    </style:style>
    <style:style style:name="T388" style:family="text">
      <style:text-properties officeooo:rsid="00c7dfce" style:language-complex="en" style:country-complex="US"/>
    </style:style>
    <style:style style:name="T389" style:family="text">
      <style:text-properties officeooo:rsid="00d250a5"/>
    </style:style>
    <style:style style:name="T390" style:family="text">
      <style:text-properties officeooo:rsid="00db1601"/>
    </style:style>
    <style:style style:name="T391" style:family="text">
      <style:text-properties officeooo:rsid="00fd71bf"/>
    </style:style>
    <style:style style:name="T392" style:family="text">
      <style:text-properties officeooo:rsid="01036b81"/>
    </style:style>
    <style:style style:name="T393" style:family="text">
      <style:text-properties officeooo:rsid="010af030"/>
    </style:style>
    <style:style style:name="T394" style:family="text">
      <style:text-properties officeooo:rsid="010b63c8"/>
    </style:style>
    <style:style style:name="T395" style:family="text">
      <style:text-properties officeooo:rsid="010bbfac"/>
    </style:style>
    <style:style style:name="T396" style:family="text">
      <style:text-properties officeooo:rsid="0110b577"/>
    </style:style>
    <style:style style:name="T397" style:family="text">
      <style:text-properties officeooo:rsid="01110a88"/>
    </style:style>
    <style:style style:name="T398" style:family="text">
      <style:text-properties officeooo:rsid="01114f42"/>
    </style:style>
    <style:style style:name="T399" style:family="text">
      <style:text-properties officeooo:rsid="01118c93"/>
    </style:style>
    <style:style style:name="T400" style:family="text">
      <style:text-properties officeooo:rsid="01136350"/>
    </style:style>
    <style:style style:name="T401" style:family="text">
      <style:text-properties officeooo:rsid="011644e8"/>
    </style:style>
    <style:style style:name="T402" style:family="text">
      <style:text-properties officeooo:rsid="0116f387"/>
    </style:style>
    <style:style style:name="T403" style:family="text">
      <style:text-properties officeooo:rsid="01175d57"/>
    </style:style>
    <style:style style:name="T404" style:family="text">
      <style:text-properties officeooo:rsid="011843b8"/>
    </style:style>
    <style:style style:name="T405" style:family="text">
      <style:text-properties officeooo:rsid="01194816"/>
    </style:style>
    <style:style style:name="T406" style:family="text">
      <style:text-properties officeooo:rsid="011b227a"/>
    </style:style>
    <style:style style:name="T407" style:family="text">
      <style:text-properties officeooo:rsid="011d0cf1"/>
    </style:style>
    <style:style style:name="T408" style:family="text">
      <style:text-properties officeooo:rsid="011d22f4"/>
    </style:style>
    <style:style style:name="T409" style:family="text">
      <style:text-properties officeooo:rsid="011d8fca"/>
    </style:style>
    <style:style style:name="T410" style:family="text">
      <style:text-properties officeooo:rsid="011eb25b"/>
    </style:style>
    <style:style style:name="T411" style:family="text">
      <style:text-properties officeooo:rsid="011f5ca8"/>
    </style:style>
    <style:style style:name="T412" style:family="text">
      <style:text-properties officeooo:rsid="01222fe1"/>
    </style:style>
    <style:style style:name="T413" style:family="text">
      <style:text-properties officeooo:rsid="0122bd42"/>
    </style:style>
    <style:style style:name="T414" style:family="text">
      <style:text-properties officeooo:rsid="01235e8a"/>
    </style:style>
    <style:style style:name="T415" style:family="text">
      <style:text-properties officeooo:rsid="0125b8df"/>
    </style:style>
    <style:style style:name="T416" style:family="text">
      <style:text-properties officeooo:rsid="01284461"/>
    </style:style>
    <style:style style:name="T417" style:family="text">
      <style:text-properties officeooo:rsid="012c7637"/>
    </style:style>
    <style:style style:name="T418" style:family="text">
      <style:text-properties officeooo:rsid="012d1084"/>
    </style:style>
    <style:style style:name="T419" style:family="text">
      <style:text-properties officeooo:rsid="012daba9"/>
    </style:style>
    <style:style style:name="T420" style:family="text">
      <style:text-properties officeooo:rsid="01314179"/>
    </style:style>
    <style:style style:name="T421" style:family="text">
      <style:text-properties officeooo:rsid="01323141"/>
    </style:style>
    <style:style style:name="T422" style:family="text">
      <style:text-properties officeooo:rsid="0135e431"/>
    </style:style>
    <style:style style:name="T423" style:family="text">
      <style:text-properties officeooo:rsid="0137ce89"/>
    </style:style>
    <style:style style:name="T424" style:family="text">
      <style:text-properties officeooo:rsid="013861d3"/>
    </style:style>
    <style:style style:name="T425" style:family="text">
      <style:text-properties officeooo:rsid="013892be"/>
    </style:style>
    <style:style style:name="T426"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427" style:family="text">
      <style:text-properties officeooo:rsid="014deba8"/>
    </style:style>
    <style:style style:name="T428" style:family="text">
      <style:text-properties officeooo:rsid="014e4d22"/>
    </style:style>
    <style:style style:name="T429" style:family="text">
      <style:text-properties officeooo:rsid="014f8cdf"/>
    </style:style>
    <style:style style:name="T430" style:family="text">
      <style:text-properties officeooo:rsid="014fc060"/>
    </style:style>
    <style:style style:name="T431" style:family="text">
      <style:text-properties officeooo:rsid="01519c6d"/>
    </style:style>
    <style:style style:name="T432" style:family="text">
      <style:text-properties officeooo:rsid="0152955c"/>
    </style:style>
    <style:style style:name="T433" style:family="text">
      <style:text-properties officeooo:rsid="01535125"/>
    </style:style>
    <style:style style:name="T434" style:family="text">
      <style:text-properties officeooo:rsid="0155afd1"/>
    </style:style>
    <style:style style:name="T435" style:family="text">
      <style:text-properties officeooo:rsid="01565c43"/>
    </style:style>
    <style:style style:name="T436" style:family="text">
      <style:text-properties officeooo:rsid="017e5110"/>
    </style:style>
    <style:style style:name="T437" style:family="text">
      <style:text-properties officeooo:rsid="017f4a11"/>
    </style:style>
    <style:style style:name="T438" style:family="text">
      <style:text-properties officeooo:rsid="01804e6d"/>
    </style:style>
    <style:style style:name="T439" style:family="text">
      <style:text-properties officeooo:rsid="018194e1"/>
    </style:style>
    <style:style style:name="T440" style:family="text">
      <style:text-properties officeooo:rsid="018344a5"/>
    </style:style>
    <style:style style:name="T441" style:family="text">
      <style:text-properties officeooo:rsid="01a41f01"/>
    </style:style>
    <style:style style:name="T442" style:family="text">
      <style:text-properties officeooo:rsid="01a48e07"/>
    </style:style>
    <style:style style:name="T443" style:family="text">
      <style:text-properties officeooo:rsid="01a60d0f"/>
    </style:style>
    <style:style style:name="T444" style:family="text">
      <style:text-properties officeooo:rsid="01a74cb3"/>
    </style:style>
    <style:style style:name="T445" style:family="text">
      <style:text-properties officeooo:rsid="01a8c07b"/>
    </style:style>
    <style:style style:name="T446" style:family="text">
      <style:text-properties officeooo:rsid="01a8cd6a"/>
    </style:style>
    <style:style style:name="T447" style:family="text">
      <style:text-properties officeooo:rsid="01aa37f4"/>
    </style:style>
    <style:style style:name="T448" style:family="text">
      <style:text-properties officeooo:rsid="01ad243e"/>
    </style:style>
    <style:style style:name="T449" style:family="text">
      <style:text-properties officeooo:rsid="01b9e757"/>
    </style:style>
    <style:style style:name="T450" style:family="text">
      <style:text-properties officeooo:rsid="01c19af7"/>
    </style:style>
    <style:style style:name="T451" style:family="text">
      <style:text-properties officeooo:rsid="01c2943c"/>
    </style:style>
    <style:style style:name="T452" style:family="text">
      <style:text-properties officeooo:rsid="01c2d183"/>
    </style:style>
    <style:style style:name="T453" style:family="text">
      <style:text-properties officeooo:rsid="01c3b39d"/>
    </style:style>
    <style:style style:name="T454" style:family="text">
      <style:text-properties officeooo:rsid="01c679f3"/>
    </style:style>
    <style:style style:name="T455" style:family="text">
      <style:text-properties officeooo:rsid="01c6bd69"/>
    </style:style>
    <style:style style:name="T456" style:family="text">
      <style:text-properties officeooo:rsid="01c89609"/>
    </style:style>
    <style:style style:name="T457" style:family="text">
      <style:text-properties officeooo:rsid="01cad960"/>
    </style:style>
    <style:style style:name="T458" style:family="text">
      <style:text-properties officeooo:rsid="01ce06b0"/>
    </style:style>
    <style:style style:name="T459" style:family="text">
      <style:text-properties officeooo:rsid="01cfd2e3"/>
    </style:style>
    <style:style style:name="T460" style:family="text">
      <style:text-properties officeooo:rsid="01d10e53"/>
    </style:style>
    <style:style style:name="T461" style:family="text">
      <style:text-properties officeooo:rsid="01d1a6ee"/>
    </style:style>
    <style:style style:name="T462" style:family="text">
      <style:text-properties officeooo:rsid="01d2e732"/>
    </style:style>
    <style:style style:name="T463" style:family="text">
      <style:text-properties officeooo:rsid="01d39c0d"/>
    </style:style>
    <style:style style:name="T464" style:family="text">
      <style:text-properties officeooo:rsid="01d60e8e"/>
    </style:style>
    <style:style style:name="T465" style:family="text">
      <style:text-properties officeooo:rsid="01d71c3e"/>
    </style:style>
    <style:style style:name="T466" style:family="text">
      <style:text-properties officeooo:rsid="01d89d87"/>
    </style:style>
    <style:style style:name="T467" style:family="text">
      <style:text-properties officeooo:rsid="01da8d83"/>
    </style:style>
    <style:style style:name="T468" style:family="text">
      <style:text-properties officeooo:rsid="01db4aeb"/>
    </style:style>
    <style:style style:name="T469" style:family="text">
      <style:text-properties officeooo:rsid="01dd5580"/>
    </style:style>
    <style:style style:name="T470" style:family="text">
      <style:text-properties officeooo:rsid="01deea4b"/>
    </style:style>
    <style:style style:name="T471" style:family="text">
      <style:text-properties officeooo:rsid="01df25a8"/>
    </style:style>
    <style:style style:name="T472" style:family="text">
      <style:text-properties officeooo:rsid="01df4005"/>
    </style:style>
    <style:style style:name="T473" style:family="text">
      <style:text-properties officeooo:rsid="01dfe7e7"/>
    </style:style>
    <style:style style:name="T474" style:family="text">
      <style:text-properties officeooo:rsid="01e1d7eb"/>
    </style:style>
    <style:style style:name="T475" style:family="text">
      <style:text-properties officeooo:rsid="01e2362d"/>
    </style:style>
    <style:style style:name="T476" style:family="text">
      <style:text-properties officeooo:rsid="01e3e654"/>
    </style:style>
    <style:style style:name="T477" style:family="text">
      <style:text-properties officeooo:rsid="01e8ee2c"/>
    </style:style>
    <style:style style:name="T478" style:family="text">
      <style:text-properties officeooo:rsid="01e9ea87"/>
    </style:style>
    <style:style style:name="T479" style:family="text">
      <style:text-properties officeooo:rsid="01ea93e3"/>
    </style:style>
    <style:style style:name="T480" style:family="text">
      <style:text-properties officeooo:rsid="01ea9778"/>
    </style:style>
    <style:style style:name="T481" style:family="text">
      <style:text-properties officeooo:rsid="01ec3459"/>
    </style:style>
    <style:style style:name="T482" style:family="text">
      <style:text-properties officeooo:rsid="01ee0f84"/>
    </style:style>
    <style:style style:name="T483" style:family="text">
      <style:text-properties officeooo:rsid="01ee222f"/>
    </style:style>
    <style:style style:name="T484" style:family="text">
      <style:text-properties officeooo:rsid="01f01d2c"/>
    </style:style>
    <style:style style:name="T485" style:family="text">
      <style:text-properties officeooo:rsid="01f0eddf"/>
    </style:style>
    <style:style style:name="T486" style:family="text">
      <style:text-properties officeooo:rsid="01f9d5d2"/>
    </style:style>
    <style:style style:name="T487" style:family="text">
      <style:text-properties officeooo:rsid="01fb8390"/>
    </style:style>
    <style:style style:name="T488" style:family="text">
      <style:text-properties officeooo:rsid="01fe93a6"/>
    </style:style>
    <style:style style:name="T489" style:family="text">
      <style:text-properties officeooo:rsid="01fefc04"/>
    </style:style>
    <style:style style:name="T490" style:family="text">
      <style:text-properties officeooo:rsid="0216ce87"/>
    </style:style>
    <style:style style:name="T491" style:family="text">
      <style:text-properties officeooo:rsid="0218968f"/>
    </style:style>
    <style:style style:name="T492" style:family="text">
      <style:text-properties officeooo:rsid="021acf06"/>
    </style:style>
    <style:style style:name="T493" style:family="text">
      <style:text-properties officeooo:rsid="021d71b1"/>
    </style:style>
    <style:style style:name="T494" style:family="text">
      <style:text-properties officeooo:rsid="022e534d"/>
    </style:style>
    <style:style style:name="T495" style:family="text">
      <style:text-properties officeooo:rsid="022f631e"/>
    </style:style>
    <style:style style:name="T496" style:family="text">
      <style:text-properties officeooo:rsid="0233bc9d"/>
    </style:style>
    <style:style style:name="T497" style:family="text">
      <style:text-properties officeooo:rsid="0234b32d"/>
    </style:style>
    <style:style style:name="T498" style:family="text">
      <style:text-properties officeooo:rsid="02369d25"/>
    </style:style>
    <style:style style:name="T499" style:family="text">
      <style:text-properties officeooo:rsid="0237614a"/>
    </style:style>
    <style:style style:name="T500" style:family="text">
      <style:text-properties officeooo:rsid="024ef731"/>
    </style:style>
    <style:style style:name="T501" style:family="text">
      <style:text-properties officeooo:rsid="02526c41"/>
    </style:style>
    <style:style style:name="T502" style:family="text">
      <style:text-properties officeooo:rsid="025343cc"/>
    </style:style>
    <style:style style:name="T503" style:family="text">
      <style:text-properties officeooo:rsid="02537279"/>
    </style:style>
    <style:style style:name="T504" style:family="text">
      <style:text-properties officeooo:rsid="0255cbb4"/>
    </style:style>
    <style:style style:name="T505" style:family="text">
      <style:text-properties officeooo:rsid="02563d8d"/>
    </style:style>
    <style:style style:name="T506" style:family="text">
      <style:text-properties officeooo:rsid="02565d04"/>
    </style:style>
    <style:style style:name="T507" style:family="text">
      <style:text-properties officeooo:rsid="02572a17"/>
    </style:style>
    <style:style style:name="T508" style:family="text">
      <style:text-properties officeooo:rsid="02583b35"/>
    </style:style>
    <style:style style:name="T509" style:family="text">
      <style:text-properties officeooo:rsid="025b3c6b"/>
    </style:style>
    <style:style style:name="T510" style:family="text">
      <style:text-properties officeooo:rsid="025bdc14"/>
    </style:style>
    <style:style style:name="T511" style:family="text">
      <style:text-properties officeooo:rsid="025cc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8">By Yona Jeffus</text:p>
      <text:p text:style-name="P6"/>
      <text:p text:style-name="P6">B’’H</text:p>
      <text:p text:style-name="P6"/>
      <text:h text:style-name="Heading_20_3" text:outline-level="3">Lesson 1: <text:span text:style-name="T32">Overview</text:span></text:h>
      <text:p text:style-name="P51">Video Lesson</text:p>
      <text:p text:style-name="P51"/>
      <text:p text:style-name="P51">Script</text:p>
      <text:p text:style-name="P9">You may want to learn Hebrew for many reasons. <text:span text:style-name="T334">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4">You should already be familiar with nikudot that appear to differentiate bet and vet, fe and pe, etc. </text:span><text:span text:style-name="T38">This program teaches the Sephardic or common modern pronunciation </text:span><text:span text:style-name="T44">where there is no difference between tav and sav and both make a “T” sound. </text:span><text:span text:style-name="T3">Example words will be given along with pronunciation. <text:s/></text:span><text:span text:style-name="T393">These words are chosen to be useful and relevant for everyone. Whether you are learning modern Hebrew or studying the Tanakh.</text:span></text:p>
      <text:p text:style-name="P7"/>
      <text:p text:style-name="P10"><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0"/>
      <text:p text:style-name="P12">The <text:s/>Short Cut</text:p>
      <text:p text:style-name="P12"/>
      <text:p text:style-name="P16"><text:span text:style-name="T363">Here</text:span><text:span text:style-name="T2"> are some </text:span><text:span text:style-name="T363">simplified</text:span><text:span text:style-name="T2"> rules you can use to immediately </text:span><text:span text:style-name="T363">start reading Hebrew</text:span><text:span text:style-name="T2">. </text:span><text:span text:style-name="T363">We will cover exceptions to these rules in later lessons. </text:span><text:span text:style-name="T6">There are only </text:span><text:span text:style-name="T397">five</text:span><text:span text:style-name="T6"> basic </text:span><text:span text:style-name="T18">sounds</text:span>. Even if you don’t remember the name of every nikud you can <text:span text:style-name="T19">use the </text:span><text:span text:style-name="T14">following little rhyme </text:span><text:span text:style-name="T363">to remember the nikud sounds.</text:span></text:p>
      <text:p text:style-name="P16"/>
      <text:p text:style-name="P291">(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396">word</text:span> for mouth is taught.)</text:p>
      <text:p text:style-name="P13"/>
      <text:p text:style-name="P63">A <text:span text:style-name="T11">dash </text:span><text:span text:style-name="T15">is a mouth so say Ahhh</text:span></text:p>
      <text:p text:style-name="P63">If 2 or 3 <text:span text:style-name="T10">dots</text:span> <text:span text:style-name="T18">an E should be said</text:span></text:p>
      <text:p text:style-name="P64"><text:span text:style-name="T13">U</text:span>nless it’s a stair</text:p>
      <text:p text:style-name="P64">then <text:span text:style-name="T14">read your book</text:span> there.</text:p>
      <text:p text:style-name="P64"/>
      <text:p text:style-name="P343"><text:span text:style-name="T14">O</text:span><text:span text:style-name="T13">ne</text:span> <text:span text:style-name="T11">above is an O like </text:span><text:span text:style-name="T12">a </text:span><text:span text:style-name="T11">top.</text:span></text:p>
      <text:p text:style-name="P343"><text:soft-page-break/>A dot beside <text:span text:style-name="T14">is a </text:span>target to shoot</text:p>
      <text:p text:style-name="P121">A dot below is an E like feet.</text:p>
      <text:p text:style-name="P123">Aren’t nikud <text:span text:style-name="T84">really</text:span> neat?</text:p>
      <text:p text:style-name="P13"/>
      <text:p text:style-name="P123">Let’s repeat that again!</text:p>
      <text:p text:style-name="P123"/>
      <text:p text:style-name="P123">(replay)</text:p>
      <text:p text:style-name="P13"/>
      <text:p text:style-name="P123">Let’s review the rules.</text:p>
      <text:p text:style-name="P13"/>
      <text:p text:style-name="P14"><text:span text:style-name="T6">1. </text:span><text:span text:style-name="T5">If a nikud has a horizontal line then it makes an “A” sound like “</text:span><text:span text:style-name="T11">spa</text:span><text:span text:style-name="T5">” </text:span><text:span text:style-name="T30">or “far”.</text:span></text:p>
      <text:p text:style-name="P18"><text:span text:style-name="T6">2. </text:span>If a nikud <text:span text:style-name="T7">is a cluster of two or three </text:span><text:span text:style-name="T9">dots </text:span><text:span text:style-name="T7">it makes</text:span> an “E” sound like “red”. </text:p>
      <text:p text:style-name="P20"><text:span text:style-name="T8">3</text:span><text:span text:style-name="T6">. </text:span>Three dots descending like a staircase makes <text:span text:style-name="T8">an</text:span> <text:span text:style-name="T8">U/</text:span>oo sound <text:span text:style-name="T8">like “book”</text:span>.</text:p>
      <text:p text:style-name="P20"><text:span text:style-name="T8">4</text:span><text:span text:style-name="T6">. </text:span>A single dot can be an E, O, or U sound depending on where the dot appears.</text:p>
      <text:p text:style-name="P20"><text:span text:style-name="T6"><text:tab/></text:span><text:span text:style-name="T9">a</text:span><text:span text:style-name="T6">. If the dot is above the letter it makes an O sound </text:span><text:span text:style-name="T16">like “top”.</text:span></text:p>
      <text:p text:style-name="P20"><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2">shoot</text:span><text:span text:style-name="T8">”</text:span><text:span text:style-name="T6">.</text:span></text:p>
      <text:p text:style-name="P20"><text:tab/><text:span text:style-name="T9">c</text:span><text:span text:style-name="T6">. If a letter has a dot below then it makes makes an E sound like in “</text:span><text:span text:style-name="T17">feet</text:span><text:span text:style-name="T6">”.</text:span></text:p>
      <text:p text:style-name="P13"/>
      <text:p text:style-name="P23">Don’t sweat it if it seems complex, we will go over each and practice. In later lessons we will learn the names of each nikud, since the sound each makes is hidden in the name. <text:span text:style-name="T44">Let’s try and apply these simple rules to sound out a few common words. </text:span><text:span text:style-name="T335">Speak these words aloud and try and sound them out! </text:span><text:span text:style-name="T508">If you need to, pause the video and practice.</text:span></text:p>
      <text:p text:style-name="P23"/>
      <text:p text:style-name="P23"><text:span text:style-name="Strong_20_Emphasis"><text:span text:style-name="T45">עַם</text:span></text:span></text:p>
      <text:p text:style-name="P121"><text:span text:style-name="T501">a</text:span>m – a nation, a people</text:p>
      <text:p text:style-name="P121"/>
      <text:p text:style-name="P121">If you see a horizontal line then it’s like a mouth that says Ahhh! So this would say Aam which means a nation or people. <text:span text:style-name="T335">Did you speak it aloud? </text:span>With a different nikud the meaning of the same letters changes.</text:p>
      <text:p text:style-name="P121"/>
      <text:p text:style-name="P121"><text:span text:style-name="Strong_20_Emphasis"><text:span text:style-name="T45">עִם</text:span></text:span></text:p>
      <text:p text:style-name="P121"><text:span text:style-name="T501">i</text:span>m – <text:span text:style-name="T501">w</text:span>ith, and also or near</text:p>
      <text:p text:style-name="P121"/>
      <text:p text:style-name="P121">A dot beeelow is an E like FEEET. <text:span text:style-name="T79">So this is pronounced “eem”. See how learning nikud is so important? </text:span><text:span text:style-name="T84">Without the nikudot we wouldn’t know which word it was. </text:span><text:span text:style-name="T79">Let’s try and sound out a few more.</text:span></text:p>
      <text:p text:style-name="P121"/>
      <text:p text:style-name="P97">הוּא</text:p>
      <text:p text:style-name="P95"><text:span text:style-name="T501">h</text:span>oo – he, it</text:p>
      <text:p text:style-name="P95"/>
      <text:p text:style-name="P129">A dot beside is a target to sh-OO-t. So this is pronounced “hoo” and means he or it.</text:p>
      <text:p text:style-name="P121"/>
      <text:p text:style-name="P101">יוֹם</text:p>
      <text:p text:style-name="P129"><text:span text:style-name="T501">y</text:span>om – <text:span text:style-name="T501">d</text:span>ay</text:p>
      <text:p text:style-name="P129"/>
      <text:p text:style-name="P129">A dot above is an O like top. So this is pronounced “yom” and means “day”.</text:p>
      <text:p text:style-name="P23"/>
      <text:p text:style-name="P96">שֶׁל</text:p>
      <text:p text:style-name="P94"><text:soft-page-break/><text:span text:style-name="T501">s</text:span>hel – belonging to or owned.</text:p>
      <text:p text:style-name="P94"/>
      <text:p text:style-name="P123">Below the sheen we see three dots. We know if it’s 2 or 3 then it makes an E like being “fed”. <text:span text:style-name="T80">So this is “</text:span><text:span text:style-name="T501">s</text:span><text:span text:style-name="T80">hel” which means belonging to or owned.</text:span></text:p>
      <text:p text:style-name="P123"/>
      <text:p text:style-name="P123"><text:span text:style-name="Strong_20_Emphasis"><text:span text:style-name="T45">חַי</text:span></text:span></text:p>
      <text:p text:style-name="P345"><text:span text:style-name="T501">c</text:span>hai – <text:span text:style-name="T83">alive or </text:span>live</text:p>
      <text:p text:style-name="P153">Here’s another mouth that says “aaah” so this word is pronounced “chai” and means live.</text:p>
      <text:p text:style-name="P153"/>
      <text:p text:style-name="P99">לָהֶם</text:p>
      <text:p text:style-name="P125"><text:span text:style-name="T502">l</text:span>ahem – them or to them</text:p>
      <text:p text:style-name="P125"/>
      <text:p text:style-name="P125">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text:span text:style-name="T502">l</text:span>a-<text:span text:style-name="T502">h</text:span>e<text:span text:style-name="T81">m</text:span>” <text:span text:style-name="T81">which</text:span> means “they” or “them”. Let’s try one more.</text:p>
      <text:p text:style-name="P125"/>
      <text:p text:style-name="P125"><text:a xlink:type="simple" xlink:href="https://en.wiktionary.org/wiki/סכות#Hebrew" text:style-name="Internet_20_link" text:visited-style-name="Visited_20_Internet_20_Link"><text:span text:style-name="Strong_20_Emphasis"><text:span text:style-name="T330">סֻכּוֹת</text:span></text:span></text:a></text:p>
      <text:p text:style-name="P155">Sukkot – the festival of booths</text:p>
      <text:p text:style-name="P155"/>
      <text:p text:style-name="P155">There are two nikud here! With this there are 3 dots but they are descending like a staircase, so we need to read a “book” there. So we know it makes an “oo” sound like in book. <text:span text:style-name="T334">The dot above is like a top. When we bring all these sounds together we get Sukkot the fun festival of booths. </text:span></text:p>
      <text:p text:style-name="P155"/>
      <text:p text:style-name="P119">יִשְׂרָאֵל</text:p>
      <text:p text:style-name="P130">Yisrael – Israel </text:p>
      <text:p text:style-name="P130"/>
      <text:p text:style-name="P131">Oh, this is a harder one! Let’s say the sounds. “ee” like in feet, 2 or 3 makes an E, <text:span text:style-name="T83">there is a mouth that says “aaah” and yet another 2 or 3 that makes an E” like in red. When we sound it out it all comes together ees-ra-el. Yisrael! My favorite country! What if we try and combine what we learned?</text:span></text:p>
      <text:p text:style-name="P131"/>
      <text:p text:style-name="P132"><text:span text:style-name="Strong_20_Emphasis"><text:s/>עַם <text:s/></text:span><text:span text:style-name="Strong_20_Emphasis"><text:span text:style-name="T20">יִשְׂרָאֵל <text:s text:c="2"/></text:span></text:span><text:span text:style-name="Strong_20_Emphasis"><text:span text:style-name="T79">חַי</text:span></text:span><text:span text:style-name="Strong_20_Emphasis"><text:span text:style-name="T20"> </text:span></text:span></text:p>
      <text:p text:style-name="P153">Am Yisrael Chai</text:p>
      <text:p text:style-name="P153"/>
      <text:p text:style-name="P154">Can you sound this out? Ammm Yis-ra-el Chai! What do you think this means? Am is people, Israel is a nation and <text:span text:style-name="T363">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2"/>
      <text:p text:style-name="P51">Lesson 1 Practice</text:p>
      <text:p text:style-name="P32"/>
      <text:p text:style-name="P32">Question 1:</text:p>
      <text:p text:style-name="P32">(Image of applicable nikud with line highlighted.)</text:p>
      <text:p text:style-name="P32"/>
      <text:p text:style-name="P32"><text:soft-page-break/>If a nikud has a horizontal line which sound does it make?</text:p>
      <text:p text:style-name="P32"/>
      <text:p text:style-name="P32">Answers:</text:p>
      <text:p text:style-name="P32">1. Y as in Yarn</text:p>
      <text:p text:style-name="P32">2. U as in Puma</text:p>
      <text:p text:style-name="P32">3. <text:span text:style-name="T334">U</text:span> as in <text:span text:style-name="T334">Rug</text:span></text:p>
      <text:p text:style-name="P32">4. A<text:span text:style-name="T334">hhh </text:span><text:s/>as in Yarn (correct)</text:p>
      <text:p text:style-name="P32"/>
      <text:p text:style-name="P32">Question 2</text:p>
      <text:p text:style-name="P32">(Image of applicable nikud with clusters highlighted.)</text:p>
      <text:p text:style-name="P17"><text:span text:style-name="T7">I</text:span>f a nikud <text:span text:style-name="T7">is a cluster of two or three what sound does it make?</text:span></text:p>
      <text:p text:style-name="P32"/>
      <text:p text:style-name="P32">Answers:</text:p>
      <text:p text:style-name="P32">1. U as in Puma</text:p>
      <text:p text:style-name="P32">2. O as in Book</text:p>
      <text:p text:style-name="P33">3. E as in Red <text:s/>(correct)</text:p>
      <text:p text:style-name="P32">4. I as in Instance</text:p>
      <text:p text:style-name="P32"/>
      <text:p text:style-name="P32">Question <text:span text:style-name="T8">3</text:span></text:p>
      <text:p text:style-name="P32">(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Question 8</text:p>
      <text:p text:style-name="P47"><text:soft-page-break/>(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336">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86">Question <text:span text:style-name="T337">10</text:span>:</text:p>
      <text:p text:style-name="P24"><text:span text:style-name="Strong_20_Emphasis"><text:span text:style-name="T45">עַ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03">e</text:span><text:span text:style-name="T337">em</text:span></text:p>
      <text:p text:style-name="P166">2. <text:span text:style-name="T503">a</text:span>hm <text:span text:style-name="T346">(correct)</text:span></text:p>
      <text:p text:style-name="P166">3. <text:span text:style-name="T503">a</text:span>im</text:p>
      <text:p text:style-name="P166">4. <text:span text:style-name="T503">m</text:span>ay</text:p>
      <text:p text:style-name="P166"/>
      <text:p text:style-name="P86">Question <text:span text:style-name="T337">11</text:span>:</text:p>
      <text:p text:style-name="P122"><text:span text:style-name="Strong_20_Emphasis"><text:span text:style-name="T46">עִ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03">e</text:span><text:span text:style-name="T337">em </text:span><text:span text:style-name="T346">(correct)</text:span></text:p>
      <text:p text:style-name="P166">2. <text:span text:style-name="T503">a</text:span>hm</text:p>
      <text:p text:style-name="P166">3. <text:span text:style-name="T503">a</text:span>im</text:p>
      <text:p text:style-name="P166">4. <text:span text:style-name="T503">m</text:span>ay</text:p>
      <text:p text:style-name="P166"/>
      <text:p text:style-name="P86">Question <text:span text:style-name="T337">1</text:span><text:span text:style-name="T339">2</text:span>:</text:p>
      <text:p text:style-name="P98"><text:span text:style-name="Strong_20_Emphasis"><text:span text:style-name="T23">הוּא</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03">h</text:span><text:span text:style-name="T338">va</text:span></text:p>
      <text:p text:style-name="P166">2. <text:span text:style-name="T503">h</text:span><text:span text:style-name="T338">oa</text:span></text:p>
      <text:p text:style-name="P166"><text:soft-page-break/>3. <text:span text:style-name="T503">h</text:span><text:span text:style-name="T338">oo </text:span><text:span text:style-name="T346">(correct)</text:span></text:p>
      <text:p text:style-name="P166">4. <text:span text:style-name="T503">h</text:span><text:span text:style-name="T338">ix</text:span></text:p>
      <text:p text:style-name="P166"/>
      <text:p text:style-name="P86">Question <text:span text:style-name="T337">1</text:span><text:span text:style-name="T339">3</text:span>:</text:p>
      <text:p text:style-name="P102"><text:span text:style-name="Strong_20_Emphasis"><text:span text:style-name="T24">יוֹ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03">v</text:span><text:span text:style-name="T339">eem</text:span></text:p>
      <text:p text:style-name="P166">2. <text:span text:style-name="T503">y</text:span><text:span text:style-name="T339">vam</text:span></text:p>
      <text:p text:style-name="P166">3. <text:span text:style-name="T503">y</text:span><text:span text:style-name="T339">om </text:span><text:span text:style-name="T346">(correct)</text:span></text:p>
      <text:p text:style-name="P166">4. <text:span text:style-name="T503">y</text:span><text:span text:style-name="T339">oom</text:span></text:p>
      <text:p text:style-name="P166"/>
      <text:p text:style-name="P86">Question <text:span text:style-name="T337">1</text:span><text:span text:style-name="T346">4</text:span>:</text:p>
      <text:p text:style-name="P124"><text:span text:style-name="Strong_20_Emphasis"><text:span text:style-name="T47">חַי</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03">k</text:span><text:span text:style-name="T340">ey</text:span></text:p>
      <text:p text:style-name="P166">2. <text:span text:style-name="T503">c</text:span><text:span text:style-name="T340">hai </text:span><text:span text:style-name="T346">(correct)</text:span></text:p>
      <text:p text:style-name="P166">3. <text:span text:style-name="T503">c</text:span><text:span text:style-name="T340">hi</text:span></text:p>
      <text:p text:style-name="P166">4. <text:span text:style-name="T503">k</text:span><text:span text:style-name="T340">ah</text:span></text:p>
      <text:p text:style-name="P166"/>
      <text:p text:style-name="P86">Question <text:span text:style-name="T337">1</text:span><text:span text:style-name="T346">5</text:span>:</text:p>
      <text:p text:style-name="P100"><text:span text:style-name="Strong_20_Emphasis"><text:span text:style-name="T22">לָהֶ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03">l</text:span><text:span text:style-name="T341">oohem</text:span></text:p>
      <text:p text:style-name="P166">2. <text:span text:style-name="T503">l</text:span><text:span text:style-name="T341">ocham</text:span></text:p>
      <text:p text:style-name="P166">3. <text:span text:style-name="T503">l</text:span><text:span text:style-name="T341">echem</text:span></text:p>
      <text:p text:style-name="P166">4. <text:span text:style-name="T503">l</text:span><text:span text:style-name="T341">ahem </text:span><text:span text:style-name="T347">(correct)</text:span></text:p>
      <text:p text:style-name="P166"/>
      <text:p text:style-name="P86">Question <text:span text:style-name="T337">1</text:span><text:span text:style-name="T346">6</text:span>:</text:p>
      <text:p text:style-name="P126"><text:a xlink:type="simple" xlink:href="https://en.wiktionary.org/wiki/סכות#Hebrew" text:style-name="Internet_20_link" text:visited-style-name="Visited_20_Internet_20_Link"><text:span text:style-name="Strong_20_Emphasis"><text:span text:style-name="T331">סֻכּוֹת</text:span></text:span></text:a></text:p>
      <text:p text:style-name="P24"><text:span text:style-name="Strong_20_Emphasis"><text:span text:style-name="T45"/></text:span></text:p>
      <text:p text:style-name="P156">How do you pronounce this word?</text:p>
      <text:p text:style-name="P156"/>
      <text:p text:style-name="P86">Answers:</text:p>
      <text:p text:style-name="P156">1. <text:span text:style-name="T503">s</text:span><text:span text:style-name="T342">eekit</text:span></text:p>
      <text:p text:style-name="P166">2. <text:span text:style-name="T503">s</text:span><text:span text:style-name="T342">ekkot</text:span></text:p>
      <text:p text:style-name="P166">3. <text:span text:style-name="T503">s</text:span><text:span text:style-name="T342">ookkot </text:span><text:span text:style-name="T347">(correct)</text:span></text:p>
      <text:p text:style-name="P166">4. <text:span text:style-name="T503">s</text:span><text:span text:style-name="T342">ekoot</text:span></text:p>
      <text:p text:style-name="P47"/>
      <text:p text:style-name="P87">Question <text:span text:style-name="T337">1</text:span><text:span text:style-name="T347">7</text:span>:</text:p>
      <text:p text:style-name="P120"><text:soft-page-break/><text:span text:style-name="Strong_20_Emphasis"><text:span text:style-name="T330">יִשְׂרָאֵל</text:span></text:span></text:p>
      <text:p text:style-name="P25"><text:span text:style-name="Strong_20_Emphasis"><text:span text:style-name="T45"/></text:span></text:p>
      <text:p text:style-name="P157">How do you pronounce this word?</text:p>
      <text:p text:style-name="P157"/>
      <text:p text:style-name="P87">Answers:</text:p>
      <text:p text:style-name="P157">1. <text:span text:style-name="T503">i</text:span><text:span text:style-name="T343">srael</text:span></text:p>
      <text:p text:style-name="P167">2. <text:span text:style-name="T503">y</text:span><text:span text:style-name="T343">israel </text:span><text:span text:style-name="T347">(correct)</text:span></text:p>
      <text:p text:style-name="P167">3. <text:span text:style-name="T503">o</text:span><text:span text:style-name="T343">srael</text:span></text:p>
      <text:p text:style-name="P167">4. <text:span text:style-name="T503">y</text:span><text:span text:style-name="T343">oosrael</text:span></text:p>
      <text:p text:style-name="P50"/>
      <text:p text:style-name="P87">Question <text:span text:style-name="T337">1</text:span><text:span text:style-name="T347">8</text:span>:</text:p>
      <text:p text:style-name="P127"><text:span text:style-name="Strong_20_Emphasis"><text:span text:style-name="T330">גַּם</text:span></text:span></text:p>
      <text:p text:style-name="P26"><text:span text:style-name="Strong_20_Emphasis"><text:span text:style-name="T49">Meaning: Also, too, additionally</text:span></text:span></text:p>
      <text:p text:style-name="P157">How do you pronounce this word?</text:p>
      <text:p text:style-name="P157"/>
      <text:p text:style-name="P87">Answers:</text:p>
      <text:p text:style-name="P157">1. <text:span text:style-name="T503">g</text:span><text:span text:style-name="T344">am </text:span><text:span text:style-name="T347">(correct)</text:span></text:p>
      <text:p text:style-name="P167">2. <text:span text:style-name="T503">g</text:span><text:span text:style-name="T344">em</text:span></text:p>
      <text:p text:style-name="P167">3. <text:span text:style-name="T503">g</text:span><text:span text:style-name="T344">im</text:span></text:p>
      <text:p text:style-name="P167">4. <text:span text:style-name="T503">g</text:span><text:span text:style-name="T344">maa</text:span></text:p>
      <text:p text:style-name="P50"/>
      <text:p text:style-name="P87">Question <text:span text:style-name="T349">19</text:span>:</text:p>
      <text:p text:style-name="P127"><text:span text:style-name="Strong_20_Emphasis"><text:span text:style-name="T330">סְפּוֹרְט</text:span></text:span></text:p>
      <text:p text:style-name="P158"><text:span text:style-name="Strong_20_Emphasis"><text:span text:style-name="T48">Meaning: </text:span></text:span><text:span text:style-name="Strong_20_Emphasis"><text:span text:style-name="T50">(modern) Sport</text:span></text:span></text:p>
      <text:p text:style-name="P158"><text:span text:style-name="Strong_20_Emphasis"><text:span text:style-name="T48"/></text:span></text:p>
      <text:p text:style-name="P157">How do you pronounce this word?</text:p>
      <text:p text:style-name="P157"/>
      <text:p text:style-name="P87">Answers:</text:p>
      <text:p text:style-name="P168"><text:span text:style-name="T348">1</text:span>. <text:span text:style-name="T503">s</text:span><text:span text:style-name="T350">fort</text:span></text:p>
      <text:p text:style-name="P168"><text:span text:style-name="T348">2</text:span>. <text:span text:style-name="T503">s</text:span><text:span text:style-name="T350">poort</text:span></text:p>
      <text:p text:style-name="P159"><text:span text:style-name="T348">3</text:span>. <text:span text:style-name="T503">s</text:span><text:span text:style-name="T350">port</text:span><text:span text:style-name="T345"> </text:span><text:span text:style-name="T348">(correct)</text:span></text:p>
      <text:p text:style-name="P167">4. <text:span text:style-name="T503">s</text:span><text:span text:style-name="T350">a</text:span><text:span text:style-name="T351">port</text:span></text:p>
      <text:p text:style-name="P50"/>
      <text:p text:style-name="P88">Question <text:span text:style-name="T350">20</text:span>:</text:p>
      <text:p text:style-name="P128"><text:span text:style-name="Strong_20_Emphasis"><text:span text:style-name="T330">אַנְגְּלִית</text:span></text:span></text:p>
      <text:p text:style-name="P160"><text:span text:style-name="Strong_20_Emphasis"><text:span text:style-name="T48">Meaning: </text:span></text:span><text:span text:style-name="Strong_20_Emphasis"><text:span text:style-name="T51">(modern) The English Language</text:span></text:span></text:p>
      <text:p text:style-name="P160"><text:span text:style-name="Strong_20_Emphasis"><text:span text:style-name="T48"/></text:span></text:p>
      <text:p text:style-name="P160">How do you pronounce this word?</text:p>
      <text:p text:style-name="P160"/>
      <text:p text:style-name="P88">Answers:</text:p>
      <text:p text:style-name="P169"><text:span text:style-name="T348">1</text:span>. <text:span text:style-name="T503">a</text:span><text:span text:style-name="T352">ngleet (correct)</text:span></text:p>
      <text:p text:style-name="P169"><text:span text:style-name="T348">2</text:span>. <text:span text:style-name="T503">a</text:span><text:span text:style-name="T352">nglis</text:span></text:p>
      <text:p text:style-name="P160"><text:span text:style-name="T348">3</text:span>. <text:span text:style-name="T503">e</text:span><text:span text:style-name="T352">ngoolit</text:span></text:p>
      <text:p text:style-name="P169">4. <text:span text:style-name="T503">i</text:span><text:span text:style-name="T352">nglot</text:span></text:p>
      <text:p text:style-name="P47"/>
      <text:p text:style-name="P51">Lesson 1 Summary</text:p>
      <text:p text:style-name="P51"/>
      <text:p text:style-name="P15"><text:span text:style-name="T6">1. </text:span><text:span text:style-name="T5">If a nikud has a horizontal line then it makes an “A” sound like “</text:span><text:span text:style-name="T11">spa</text:span><text:span text:style-name="T5">” </text:span><text:span text:style-name="T30">or “far”.</text:span></text:p>
      <text:p text:style-name="P19"><text:soft-page-break/><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1"><text:span text:style-name="T8">3</text:span><text:span text:style-name="T6">. </text:span>Three dots descending like a staircase makes <text:span text:style-name="T8">an</text:span> <text:span text:style-name="T8">U/</text:span>oo sound <text:span text:style-name="T8">like “book”</text:span>.</text:p>
      <text:p text:style-name="P21"><text:span text:style-name="T8">4</text:span><text:span text:style-name="T6">. </text:span>A single dot can be an E, <text:s/>O, or U sound depending on where the dot appears.</text:p>
      <text:p text:style-name="P21"><text:span text:style-name="T6"><text:tab/></text:span><text:span text:style-name="T9">a</text:span><text:span text:style-name="T6">. If the dot is above the letter it makes an O sound </text:span><text:span text:style-name="T16">like “top”.</text:span></text:p>
      <text:p text:style-name="P21"><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1"><text:tab/><text:span text:style-name="T9">c</text:span><text:span text:style-name="T6">. If a letter has a dot below then it makes makes an E sound like in “</text:span><text:span text:style-name="T17">feet</text:span><text:span text:style-name="T6">”.</text:span></text:p>
      <text:p text:style-name="P170"/>
      <text:h text:style-name="Heading_20_3" text:outline-level="3"><text:span text:style-name="T372">L</text:span>esson <text:span text:style-name="T31">2: </text:span>Kamatz</text:h>
      <text:p text:style-name="P52">Video Lesson</text:p>
      <text:p text:style-name="P52"/>
      <text:p text:style-name="P52">Script</text:p>
      <text:p text:style-name="P133">קָמָץ</text:p>
      <text:p text:style-name="P231"><text:span text:style-name="T373">Kamatz </text:span><text:span text:style-name="T377">is one of the simplest and most common nikud. </text:span><text:span text:style-name="T380">As we learned in out first lesson, it is a mouth that says “aaaahh”! In this case it has a little dot that is the “soul patch” below the mouth. </text:span></text:p>
      <text:p text:style-name="P364"><text:span text:style-name="T380">But in the traditional interpretation it</text:span><text:span text:style-name="T373"> represents a crown </text:span><text:span text:style-name="T377">and the shape reminds us of a head with a crown on it. In </text:span><text:span text:style-name="T373">this one we see a horizontal line and directly below this touching the line is a single dot. </text:span><text:span text:style-name="T377">Just like any nikud with a horizontal line it</text:span><text:span text:style-name="T373"> makes the “A” sound like in “</text:span><text:span text:style-name="T398">far</text:span><text:span text:style-name="T373">”. The inner meaning of this is the sepheriot Kesser which is the highest and most sublime of attributes. </text:span><text:span text:style-name="T374">But this can also mean “concealment” which is because this is what the word kamatz means. </text:span><text:span text:style-name="T375">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376">ק</text:span>דמון אור <text:span text:style-name="T376">מ</text:span>צוחצח אור <text:span text:style-name="T376">צ</text:span>ח. <text:span text:style-name="T375">This means “</text:span>The primordial, bright, and pure light”. <text:span text:style-name="T377">Let’s go through a few words and see how we can read this nikud. </text:span><text:span text:style-name="T335">Speak these words aloud and try and sound them out! </text:span><text:span text:style-name="T508">If you need to, pause the video and practice.</text:span></text:p>
      <text:p text:style-name="P231"/>
      <text:p text:style-name="P136">קָמָץ</text:p>
      <text:p text:style-name="P151">Kamatz</text:p>
      <text:p text:style-name="P151"/>
      <text:p text:style-name="P151">This is the name of the nikud itself in Hebrew! Kah-Matz! Notice how the name contains the nikud itself. This is true of all the names of the nikud.</text:p>
      <text:p text:style-name="P205"/>
      <text:p text:style-name="P205">שָׁלוֹם</text:p>
      <text:p text:style-name="P212"><text:span text:style-name="T399">hello</text:span>, peace</text:p>
      <text:p text:style-name="P212"/>
      <text:p text:style-name="P292">Here we see <text:span text:style-name="T400">Kamatz</text:span> below shin and <text:span text:style-name="T400">a </text:span>second <text:span text:style-name="T400">nikud</text:span> above a vav. We know a horizontal line <text:span text:style-name="T400">in the K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205"/>
      <text:p text:style-name="P205">רָע</text:p>
      <text:p text:style-name="P212">Bad, evil</text:p>
      <text:p text:style-name="P212"/>
      <text:p text:style-name="P293"><text:soft-page-break/>This is an easy one! We see a single Kamatz in this one. So it’s good, not raaah which is this Hebrew word that means evil! Raaah.</text:p>
      <text:p text:style-name="P212"/>
      <text:p text:style-name="P212"><text:span text:style-name="Strong_20_Emphasis"><text:span text:style-name="T116">תּוֹרָה</text:span></text:span></text:p>
      <text:p text:style-name="P213"><text:span text:style-name="Strong_20_Emphasis"><text:span text:style-name="T124">Torah</text:span></text:span></text:p>
      <text:p text:style-name="P213"><text:span text:style-name="Strong_20_Emphasis"><text:span text:style-name="T124"/></text:span></text:p>
      <text:p text:style-name="P214"><text:span text:style-name="Strong_20_Emphasis"><text:span text:style-name="T190">Here’s </text:span></text:span><text:span text:style-name="Strong_20_Emphasis"><text:span text:style-name="T191">one of the most pivotal words in Jewish history and culture: Torah! The dot above the vav is like an “o” in “top”. The Kamatz below the reish gives that delicious mouth saying “aaah”. As in Toraaaah!</text:span></text:span></text:p>
      <text:p text:style-name="P212"/>
      <text:p text:style-name="P212">מָיִם</text:p>
      <text:p text:style-name="P218">Water</text:p>
      <text:p text:style-name="P218"/>
      <text:p text:style-name="P294">The Kamatz under the mem says “Maaah” and the dot at the feet is an “ee”. So this is Maa-yeem. The Hebrew word for water.</text:p>
      <text:p text:style-name="P218"/>
      <text:p text:style-name="P218">רָב</text:p>
      <text:p text:style-name="P218">Many or much, Great, rabbi</text:p>
      <text:p text:style-name="P218"/>
      <text:p text:style-name="P218"><text:span text:style-name="T402">Reish with a Kamatz. This is the Hebrew word Raaahv. </text:span>As an adjective it means “many or much” or “great”. <text:span text:style-name="T401">Sometimes it’s a name we give to a great teacher or</text:span> rabbi.</text:p>
      <text:p text:style-name="P205"/>
      <text:p text:style-name="P205">מָה</text:p>
      <text:p text:style-name="P206">What, how</text:p>
      <text:p text:style-name="P184"/>
      <text:p text:style-name="P206">This is pronounced “maa” and it means “what” and sometimes “how”.</text:p>
      <text:p text:style-name="P206"/>
      <text:p text:style-name="P206">כָּל</text:p>
      <text:p text:style-name="P206">All, the whole</text:p>
      <text:p text:style-name="P206"/>
      <text:p text:style-name="P206">Another common one pronounced “kol”. This means “all” or “the whole”.</text:p>
      <text:p text:style-name="P206"/>
      <text:p text:style-name="P206">אָז</text:p>
      <text:p text:style-name="P206">So, then, <text:span text:style-name="T378">at that time</text:span></text:p>
      <text:p text:style-name="P206"/>
      <text:p text:style-name="P206">We say this “az”. This word means “so, then, or <text:span text:style-name="T378">at that time</text:span>”.</text:p>
      <text:p text:style-name="P206"/>
      <text:p text:style-name="P206">עוֹלָם</text:p>
      <text:p text:style-name="P209">world (modern), everlasting (ancient)</text:p>
      <text:p text:style-name="P209"/>
      <text:p text:style-name="P295">The dot on “top” of vav says “oh” like in top. And the lamed has a Kamatz. So this says “olam”, the Hebrew word for world. <text:span text:style-name="T403">In the Torah it can mean “everlasting”.</text:span></text:p>
      <text:p text:style-name="P209"/>
      <text:p text:style-name="P209">גָּדוֹל</text:p>
      <text:p text:style-name="P212">big, large, great, important</text:p>
      <text:p text:style-name="P212"/>
      <text:p text:style-name="P296"><text:soft-page-break/>Here gimmel has Kamatz under it and vav has a dot on top. So this would be Gah-dol. A common Hebrew word that means big, large, great or important.</text:p>
      <text:p text:style-name="P212"/>
      <text:p text:style-name="P212">אָסָא</text:p>
      <text:p text:style-name="P219">Asa – a son of David King of Israel</text:p>
      <text:p text:style-name="P219"/>
      <text:p text:style-name="P296">Two Kamatz! One under aleph and one under samekh, making the male name Ah-Sah. A son of King David.</text:p>
      <text:p text:style-name="P219"/>
      <text:p text:style-name="P219">אָסַר</text:p>
      <text:p text:style-name="P219">To bind, imprison</text:p>
      <text:p text:style-name="P219"/>
      <text:p text:style-name="P296">Here we see a horizontal line that is not a Kamatz! We will cover this nikud later but in modern Hebrew it makes the same sound, ahhh. So this is the word Ahh-sar which means to bind or imprison in both ancient and modern Hebrew.</text:p>
      <text:p text:style-name="P219"/>
      <text:p text:style-name="P219">טוֹבָה</text:p>
      <text:p text:style-name="P219">Goodness, a favor (modern)</text:p>
      <text:p text:style-name="P219"/>
      <text:p text:style-name="P297">Toh-vah, the word for goodness or a favor in modern Hebrew.</text:p>
      <text:p text:style-name="P219"/>
      <text:p text:style-name="P219">טָהוֹר</text:p>
      <text:p text:style-name="P219">clean, pure</text:p>
      <text:p text:style-name="P219"/>
      <text:p text:style-name="P297">This word means “clean” or “pure”. Tet has the Kamatz. So this is taah-hor. </text:p>
      <text:p text:style-name="P219"/>
      <text:p text:style-name="P219">מָקוֹם</text:p>
      <text:p text:style-name="P225">place, room, <text:span text:style-name="T404">city</text:span></text:p>
      <text:p text:style-name="P225"/>
      <text:p text:style-name="P297">Mem has the Kamatz, so Maaahk and the vav has a dot on “top”. So this is Maahk-om. Which means a place or a room. </text:p>
      <text:p text:style-name="P225"/>
      <text:p text:style-name="P225">רָצון</text:p>
      <text:p text:style-name="P228">desire, will, to be acceptable</text:p>
      <text:p text:style-name="P228"/>
      <text:p text:style-name="P298">Reish has the Kamatz. So we say this Raahtz-on. This word means desire, will or to be acceptable.</text:p>
      <text:p text:style-name="P298"/>
      <text:p text:style-name="P301"><text:span text:style-name="Strong_20_Emphasis"><text:span text:style-name="T146">חָלַם</text:span></text:span></text:p>
      <text:p text:style-name="P301"><text:span text:style-name="Strong_20_Emphasis"><text:span text:style-name="T250">to </text:span></text:span><text:span text:style-name="Strong_20_Emphasis"><text:span text:style-name="T147">dream, </text:span></text:span><text:span text:style-name="Strong_20_Emphasis"><text:span text:style-name="T148">to heal</text:span></text:span></text:p>
      <text:p text:style-name="P301"><text:span text:style-name="Strong_20_Emphasis"><text:span text:style-name="T148"/></text:span></text:p>
      <text:p text:style-name="P302"><text:span text:style-name="Strong_20_Emphasis"><text:span text:style-name="T251">Here is the word “dreamed”: chalam.</text:span></text:span></text:p>
      <text:p text:style-name="P228"/>
      <text:p text:style-name="P61">Lesson <text:span text:style-name="T41">2</text:span> Practice</text:p>
      <text:p text:style-name="P36"/>
      <text:p text:style-name="P36">Question 1:</text:p>
      <text:p text:style-name="P37">(Image of <text:span text:style-name="T405">Kamatz</text:span><text:span text:style-name="T41"> </text:span>with <text:span text:style-name="T405">nikudot</text:span> highlighted.)</text:p>
      <text:p text:style-name="P37"/>
      <text:p text:style-name="P68"><text:soft-page-break/>What is the name of this nikud?</text:p>
      <text:p text:style-name="P68"/>
      <text:p text:style-name="P68">Answers:</text:p>
      <text:p text:style-name="P68">1. <text:span text:style-name="T405">Dagesh</text:span></text:p>
      <text:p text:style-name="P68">2. <text:span text:style-name="T405">Kamatz</text:span> <text:span text:style-name="T43">(correct)</text:span></text:p>
      <text:p text:style-name="P68">3. Nikkudot</text:p>
      <text:p text:style-name="P68">4. Lamed</text:p>
      <text:p text:style-name="P68"/>
      <text:p text:style-name="P68">Question 2:</text:p>
      <text:p text:style-name="P70">(Image of <text:span text:style-name="T405">Kamatz</text:span> with <text:span text:style-name="T405">nikudot</text:span> highlighted)</text:p>
      <text:p text:style-name="P68"/>
      <text:p text:style-name="P68">What is this nikud <text:span text:style-name="T406">mean or represent</text:span>?</text:p>
      <text:p text:style-name="P68"/>
      <text:p text:style-name="P68">Answers:</text:p>
      <text:p text:style-name="P68">1. <text:span text:style-name="T434">Victory and the sephira of Natzach.</text:span></text:p>
      <text:p text:style-name="P68">2. The first vowel of creation. </text:p>
      <text:p text:style-name="P68">3. The chair of two dots.</text:p>
      <text:p text:style-name="P71">4. <text:span text:style-name="T406">Concealment and </text:span><text:span text:style-name="T433">the sephira of </text:span><text:span text:style-name="T373">Kesser </text:span><text:span text:style-name="T406">(correct)</text:span></text:p>
      <text:p text:style-name="P68"/>
      <text:p text:style-name="P68">Question 3:</text:p>
      <text:p text:style-name="P68">(Image of <text:span text:style-name="T407">Kamatz</text:span> with <text:span text:style-name="T407">nikudot</text:span> highlighted)</text:p>
      <text:p text:style-name="P68"/>
      <text:p text:style-name="P68">What sound does this nikud make?</text:p>
      <text:p text:style-name="P68"/>
      <text:p text:style-name="P68">Answers:</text:p>
      <text:p text:style-name="P68">1. Silent or an “E” sound like in “red”.</text:p>
      <text:p text:style-name="P68">2. A “U” sound like in Universe.</text:p>
      <text:p text:style-name="P68">3. The nikud means a pause only.</text:p>
      <text:p text:style-name="P72">4. A <text:span text:style-name="T407">mouth that says</text:span> “A<text:span text:style-name="T407">hhh</text:span>”, <text:span text:style-name="T407">like in “far”.</text:span> <text:s/><text:span text:style-name="T43">(correct)</text:span></text:p>
      <text:p text:style-name="P68"/>
      <text:p text:style-name="P90">Question 4:</text:p>
      <text:p text:style-name="P114">שָׁלוֹם</text:p>
      <text:p text:style-name="P215"><text:span text:style-name="T399">hello</text:span>, peace</text:p>
      <text:p text:style-name="P163">How do you pronounce this word?</text:p>
      <text:p text:style-name="P90"/>
      <text:p text:style-name="P90">Answers:</text:p>
      <text:p text:style-name="P90">1. <text:span text:style-name="T504">s</text:span><text:span text:style-name="T407">heelome</text:span></text:p>
      <text:p text:style-name="P90">2. <text:span text:style-name="T504">s</text:span><text:span text:style-name="T407">halom (correct)</text:span></text:p>
      <text:p text:style-name="P90">3. <text:span text:style-name="T504">s</text:span><text:span text:style-name="T407">heleem</text:span></text:p>
      <text:p text:style-name="P90">4. <text:span text:style-name="T504">s</text:span><text:span text:style-name="T407">hilom</text:span></text:p>
      <text:p text:style-name="P90"/>
      <text:p text:style-name="P204">Question 5:</text:p>
      <text:p text:style-name="P303"><text:span text:style-name="Strong_20_Emphasis"><text:span text:style-name="T333">רָע</text:span></text:span><text:span text:style-name="T39">‎</text:span></text:p>
      <text:p text:style-name="P304">evil, bad</text:p>
      <text:p text:style-name="P162">How do you pronounce this word?</text:p>
      <text:p text:style-name="P162"/>
      <text:p text:style-name="P90">Answers:</text:p>
      <text:p text:style-name="P162">1. <text:span text:style-name="T504">r</text:span><text:span text:style-name="T408">eeeay</text:span></text:p>
      <text:p text:style-name="P172"><text:soft-page-break/>2. <text:span text:style-name="T504">r</text:span><text:span text:style-name="T408">iiuuu</text:span></text:p>
      <text:p text:style-name="P172">3. <text:span text:style-name="T504">r</text:span><text:span text:style-name="T408">aaah</text:span><text:span text:style-name="T370"> </text:span><text:span text:style-name="T347">(correct)</text:span></text:p>
      <text:p text:style-name="P172">4. <text:span text:style-name="T504">r</text:span><text:span text:style-name="T408">oooh</text:span></text:p>
      <text:p text:style-name="P90"/>
      <text:p text:style-name="P90">Question <text:span text:style-name="T346">5</text:span>:</text:p>
      <text:p text:style-name="P115"><text:span text:style-name="Strong_20_Emphasis"><text:span text:style-name="T21">תּוֹרָה</text:span></text:span></text:p>
      <text:p text:style-name="P29"><text:span text:style-name="Strong_20_Emphasis"><text:span text:style-name="T66">Torah</text:span></text:span></text:p>
      <text:p text:style-name="P162">How do you pronounce this word?</text:p>
      <text:p text:style-name="P162"/>
      <text:p text:style-name="P90">Answers:</text:p>
      <text:p text:style-name="P162">1. <text:span text:style-name="T505">t</text:span><text:span text:style-name="T409">orah (correct)</text:span></text:p>
      <text:p text:style-name="P172">2. <text:span text:style-name="T505">t</text:span><text:span text:style-name="T409">oe-rion</text:span></text:p>
      <text:p text:style-name="P172">3. <text:span text:style-name="T505">t</text:span><text:span text:style-name="T409">orioh</text:span></text:p>
      <text:p text:style-name="P172">4. <text:span text:style-name="T505">t</text:span><text:span text:style-name="T409">irah</text:span><text:span text:style-name="T341"> </text:span></text:p>
      <text:p text:style-name="P90"/>
      <text:p text:style-name="P90">Question <text:span text:style-name="T354">6</text:span>:</text:p>
      <text:p text:style-name="P116"><text:span text:style-name="Strong_20_Emphasis"><text:span text:style-name="T28">מָיִם</text:span></text:span></text:p>
      <text:p text:style-name="P30"><text:span text:style-name="Strong_20_Emphasis"><text:span text:style-name="T193">Water</text:span></text:span></text:p>
      <text:p text:style-name="P162">How do you pronounce this word?</text:p>
      <text:p text:style-name="P162"/>
      <text:p text:style-name="P90">Answers:</text:p>
      <text:p text:style-name="P162">1. <text:span text:style-name="T505">m</text:span><text:span text:style-name="T410">oyam</text:span></text:p>
      <text:p text:style-name="P172">2. <text:span text:style-name="T505">m</text:span><text:span text:style-name="T410">oyim</text:span></text:p>
      <text:p text:style-name="P172">3. <text:span text:style-name="T505">m</text:span><text:span text:style-name="T410">eyim</text:span></text:p>
      <text:p text:style-name="P172">4. <text:span text:style-name="T505">m</text:span><text:span text:style-name="T410">ayeem</text:span><text:span text:style-name="T341"> </text:span><text:span text:style-name="T347">(correct)</text:span></text:p>
      <text:p text:style-name="P172"/>
      <text:p text:style-name="P90">Question <text:span text:style-name="T354">7</text:span>:</text:p>
      <text:p text:style-name="P117"><text:span text:style-name="Strong_20_Emphasis"><text:span text:style-name="T29">רָב</text:span></text:span></text:p>
      <text:p text:style-name="P174"><text:span text:style-name="Strong_20_Emphasis"><text:span text:style-name="T194">great teacher, </text:span></text:span><text:span text:style-name="Strong_20_Emphasis"><text:span text:style-name="T195">many or much, </text:span></text:span><text:span text:style-name="Strong_20_Emphasis"><text:span text:style-name="T194">great</text:span></text:span></text:p>
      <text:p text:style-name="P162">How do you pronounce this word?</text:p>
      <text:p text:style-name="P162"/>
      <text:p text:style-name="P90">Answers:</text:p>
      <text:p text:style-name="P162">1. <text:span text:style-name="T505">r</text:span><text:span text:style-name="T411">ev</text:span></text:p>
      <text:p text:style-name="P172">2. <text:span text:style-name="T505">r</text:span><text:span text:style-name="T411">eb</text:span></text:p>
      <text:p text:style-name="P172">3. <text:span text:style-name="T505">r</text:span><text:span text:style-name="T411">iv</text:span></text:p>
      <text:p text:style-name="P172">4. <text:span text:style-name="T505">r</text:span><text:span text:style-name="T411">av</text:span><text:span text:style-name="T341"> </text:span><text:span text:style-name="T347">(correct)</text:span></text:p>
      <text:p text:style-name="P172"/>
      <text:p text:style-name="P90">Question <text:span text:style-name="T354">8</text:span>:</text:p>
      <text:p text:style-name="P109">מָה</text:p>
      <text:p text:style-name="P190"><text:span text:style-name="Strong_20_Emphasis"><text:span text:style-name="T67">what or how</text:span></text:span></text:p>
      <text:p text:style-name="P162">How do you pronounce this word?</text:p>
      <text:p text:style-name="P162"/>
      <text:p text:style-name="P90">Answers:</text:p>
      <text:p text:style-name="P162">1. <text:span text:style-name="T505">m</text:span><text:span text:style-name="T412">ee</text:span></text:p>
      <text:p text:style-name="P172">2. <text:span text:style-name="T505">m</text:span><text:span text:style-name="T412">ii</text:span></text:p>
      <text:p text:style-name="P175">3. <text:span text:style-name="T505">m</text:span><text:span text:style-name="T412">aah</text:span><text:span text:style-name="T341"> </text:span><text:span text:style-name="T347">(correct)</text:span></text:p>
      <text:p text:style-name="P172">4. <text:span text:style-name="T505">m</text:span><text:span text:style-name="T412">ooh</text:span><text:span text:style-name="T341"> </text:span></text:p>
      <text:p text:style-name="P172"/>
      <text:p text:style-name="P90"><text:soft-page-break/>Question <text:span text:style-name="T354">9</text:span>:</text:p>
      <text:p text:style-name="P207">כָּל</text:p>
      <text:p text:style-name="P207"><text:span text:style-name="Strong_20_Emphasis"><text:span text:style-name="T68">All, the whole</text:span></text:span></text:p>
      <text:p text:style-name="P162">How do you pronounce this word?</text:p>
      <text:p text:style-name="P162"/>
      <text:p text:style-name="P90">Answers:</text:p>
      <text:p text:style-name="P162">1. <text:span text:style-name="T505">k</text:span><text:span text:style-name="T413">ool</text:span></text:p>
      <text:p text:style-name="P172">2. <text:span text:style-name="T505">k</text:span><text:span text:style-name="T413">il</text:span></text:p>
      <text:p text:style-name="P172">3. <text:span text:style-name="T505">k</text:span><text:span text:style-name="T413">el</text:span></text:p>
      <text:p text:style-name="P172">4. <text:span text:style-name="T505">k</text:span><text:span text:style-name="T413">al</text:span><text:span text:style-name="T341"> </text:span><text:span text:style-name="T347">(correct)</text:span></text:p>
      <text:p text:style-name="P172"/>
      <text:p text:style-name="P90">Question <text:span text:style-name="T354">10</text:span>:</text:p>
      <text:p text:style-name="P195"><text:span text:style-name="T332">אָז</text:span><text:span text:style-name="T45">‎</text:span></text:p>
      <text:p text:style-name="P198"><text:span text:style-name="Strong_20_Emphasis"><text:span text:style-name="T69">So, then, at that time</text:span></text:span></text:p>
      <text:p text:style-name="P162">How do you pronounce this word?</text:p>
      <text:p text:style-name="P162"/>
      <text:p text:style-name="P90">Answers:</text:p>
      <text:p text:style-name="P162">1. <text:span text:style-name="T505">a</text:span><text:span text:style-name="T414">z (correct)</text:span></text:p>
      <text:p text:style-name="P172">2. <text:span text:style-name="T505">e</text:span><text:span text:style-name="T414">zz</text:span></text:p>
      <text:p text:style-name="P172">3. <text:span text:style-name="T505">i</text:span><text:span text:style-name="T414">s</text:span></text:p>
      <text:p text:style-name="P172">4. <text:span text:style-name="T505">e</text:span><text:span text:style-name="T414">ez</text:span><text:span text:style-name="T341"> </text:span></text:p>
      <text:p text:style-name="P172"/>
      <text:p text:style-name="P90">Question <text:span text:style-name="T354">11</text:span>:</text:p>
      <text:p text:style-name="P208">עוֹלָם</text:p>
      <text:p text:style-name="P210"><text:span text:style-name="Strong_20_Emphasis"><text:span text:style-name="T70">world (modern), everlasting (ancient)</text:span></text:span></text:p>
      <text:p text:style-name="P162">How do you pronounce this word?</text:p>
      <text:p text:style-name="P162"/>
      <text:p text:style-name="P90">Answers:</text:p>
      <text:p text:style-name="P162">1. <text:span text:style-name="T505">o</text:span><text:span text:style-name="T415">olem</text:span></text:p>
      <text:p text:style-name="P172">2. <text:span text:style-name="T505">o</text:span><text:span text:style-name="T415">olim</text:span></text:p>
      <text:p text:style-name="P176">3. <text:span text:style-name="T505">o</text:span><text:span text:style-name="T415">hlam </text:span><text:span text:style-name="T347">(correct)</text:span></text:p>
      <text:p text:style-name="P172">4. <text:span text:style-name="T505">a</text:span><text:span text:style-name="T415">ylam</text:span><text:span text:style-name="T341"> </text:span></text:p>
      <text:p text:style-name="P172"/>
      <text:p text:style-name="P90">Question <text:span text:style-name="T354">12</text:span>:</text:p>
      <text:p text:style-name="P211"><text:span text:style-name="Strong_20_Emphasis"><text:span text:style-name="T21">גָּדוֹל</text:span></text:span></text:p>
      <text:p text:style-name="P216"><text:span text:style-name="Strong_20_Emphasis"><text:span text:style-name="T192">big, large, great, important</text:span></text:span></text:p>
      <text:p text:style-name="P162">How do you pronounce this word?</text:p>
      <text:p text:style-name="P162"/>
      <text:p text:style-name="P90">Answers:</text:p>
      <text:p text:style-name="P162">1. <text:span text:style-name="T505">g</text:span><text:span text:style-name="T416">oo-doll</text:span></text:p>
      <text:p text:style-name="P177">2. <text:span text:style-name="T505">g</text:span><text:span text:style-name="T416">ah-dol </text:span><text:span text:style-name="T347">(correct)</text:span></text:p>
      <text:p text:style-name="P172">3. <text:span text:style-name="T505">g</text:span><text:span text:style-name="T416">i-dal</text:span></text:p>
      <text:p text:style-name="P172">4. <text:span text:style-name="T505">g</text:span><text:span text:style-name="T416">adil</text:span><text:span text:style-name="T341"> </text:span></text:p>
      <text:p text:style-name="P172"/>
      <text:p text:style-name="P90">Question <text:span text:style-name="T354">13</text:span>:</text:p>
      <text:p text:style-name="P217">אָסָא</text:p>
      <text:p text:style-name="P220"><text:span text:style-name="Strong_20_Emphasis"><text:span text:style-name="T196">a son of </text:span></text:span><text:span text:style-name="Strong_20_Emphasis"><text:span text:style-name="T197">King </text:span></text:span><text:span text:style-name="Strong_20_Emphasis"><text:span text:style-name="T196">David</text:span></text:span></text:p>
      <text:p text:style-name="P162">How do you pronounce this word?</text:p>
      <text:p text:style-name="P162"><text:soft-page-break/></text:p>
      <text:p text:style-name="P90">Answers:</text:p>
      <text:p text:style-name="P162">1. <text:span text:style-name="T417">essah</text:span></text:p>
      <text:p text:style-name="P172">2. <text:span text:style-name="T417">issah</text:span></text:p>
      <text:p text:style-name="P172">3. <text:span text:style-name="T417">esseh</text:span></text:p>
      <text:p text:style-name="P172">4. <text:span text:style-name="T505">a</text:span><text:span text:style-name="T417">ssah</text:span><text:span text:style-name="T341"> </text:span><text:span text:style-name="T347">(correct)</text:span></text:p>
      <text:p text:style-name="P172"/>
      <text:p text:style-name="P90">Question <text:span text:style-name="T354">14</text:span>:</text:p>
      <text:p text:style-name="P118">אָסַר</text:p>
      <text:p text:style-name="P221"><text:span text:style-name="Strong_20_Emphasis"><text:span text:style-name="T196">To bind, imprison</text:span></text:span></text:p>
      <text:p text:style-name="P162">How do you pronounce this word?</text:p>
      <text:p text:style-name="P162"/>
      <text:p text:style-name="P90">Answers:</text:p>
      <text:p text:style-name="P162">1. <text:span text:style-name="T505">a</text:span><text:span text:style-name="T418">ser</text:span></text:p>
      <text:p text:style-name="P178">2. <text:span text:style-name="T505">a</text:span><text:span text:style-name="T418">ssar (</text:span><text:span text:style-name="T347">correct)</text:span></text:p>
      <text:p text:style-name="P172">3. <text:span text:style-name="T505">e</text:span><text:span text:style-name="T418">mer</text:span></text:p>
      <text:p text:style-name="P172">4. <text:span text:style-name="T505">a</text:span><text:span text:style-name="T418">ssir</text:span></text:p>
      <text:p text:style-name="P172"/>
      <text:p text:style-name="P90">Question <text:span text:style-name="T354">15</text:span>:</text:p>
      <text:p text:style-name="P222">טוֹבָה</text:p>
      <text:p text:style-name="P222"><text:span text:style-name="Strong_20_Emphasis"><text:span text:style-name="T71">Goodness, a favor (modern)</text:span></text:span></text:p>
      <text:p text:style-name="P162">How do you pronounce this word?</text:p>
      <text:p text:style-name="P162"/>
      <text:p text:style-name="P90">Answers:</text:p>
      <text:p text:style-name="P162">1. <text:span text:style-name="T505">t</text:span><text:span text:style-name="T419">ivah</text:span></text:p>
      <text:p text:style-name="P172">2. <text:span text:style-name="T505">t</text:span><text:span text:style-name="T419">ovir</text:span></text:p>
      <text:p text:style-name="P172">3. <text:span text:style-name="T505">t</text:span><text:span text:style-name="T419">ov</text:span></text:p>
      <text:p text:style-name="P172">4. <text:span text:style-name="T505">t</text:span><text:span text:style-name="T419">ovah</text:span><text:span text:style-name="T341"> </text:span><text:span text:style-name="T347">(correct)</text:span></text:p>
      <text:p text:style-name="P172"/>
      <text:p text:style-name="P90">Question <text:span text:style-name="T354">16</text:span>:</text:p>
      <text:p text:style-name="P223">טָהוֹר</text:p>
      <text:p text:style-name="P223"><text:span text:style-name="Strong_20_Emphasis"><text:span text:style-name="T71">clean, pure</text:span></text:span></text:p>
      <text:p text:style-name="P162">How do you pronounce this word?</text:p>
      <text:p text:style-name="P162"/>
      <text:p text:style-name="P90">Answers:</text:p>
      <text:p text:style-name="P164">1. <text:span text:style-name="T505">t</text:span><text:span text:style-name="T420">ah-hor </text:span><text:span text:style-name="T341"><text:s/></text:span><text:span text:style-name="T347">(correct)</text:span></text:p>
      <text:p text:style-name="P172">2. <text:span text:style-name="T505">t</text:span><text:span text:style-name="T420">ihoor</text:span></text:p>
      <text:p text:style-name="P172">3. <text:span text:style-name="T505">t</text:span><text:span text:style-name="T420">ihor</text:span></text:p>
      <text:p text:style-name="P172">4. <text:span text:style-name="T505">t</text:span><text:span text:style-name="T420">ahim</text:span></text:p>
      <text:p text:style-name="P172"/>
      <text:p text:style-name="P90">Question <text:span text:style-name="T354">17</text:span>:</text:p>
      <text:p text:style-name="P224">מָקוֹם</text:p>
      <text:p text:style-name="P226"><text:span text:style-name="Strong_20_Emphasis"><text:span text:style-name="T72">place, room, </text:span></text:span><text:span text:style-name="Strong_20_Emphasis"><text:span text:style-name="T73">city</text:span></text:span></text:p>
      <text:p text:style-name="P162">How do you pronounce this word?</text:p>
      <text:p text:style-name="P162"/>
      <text:p text:style-name="P90">Answers:</text:p>
      <text:p text:style-name="P162">1. <text:span text:style-name="T505">m</text:span><text:span text:style-name="T421">ikom</text:span></text:p>
      <text:p text:style-name="P179">2. <text:span text:style-name="T505">m</text:span><text:span text:style-name="T421">ahkom </text:span><text:span text:style-name="T341"><text:s/></text:span><text:span text:style-name="T347">(correct)</text:span></text:p>
      <text:p text:style-name="P172"><text:soft-page-break/>3. <text:span text:style-name="T505">m</text:span><text:span text:style-name="T421">akeem</text:span></text:p>
      <text:p text:style-name="P172">4. <text:span text:style-name="T505">m</text:span><text:span text:style-name="T421">ekeem</text:span></text:p>
      <text:p text:style-name="P172"/>
      <text:p text:style-name="P90">Question <text:span text:style-name="T354">18</text:span>:</text:p>
      <text:p text:style-name="P227">רָצון</text:p>
      <text:p text:style-name="P229"><text:span text:style-name="Strong_20_Emphasis"><text:span text:style-name="T74">desire, will, to be acceptable</text:span></text:span></text:p>
      <text:p text:style-name="P162">How do you pronounce this word?</text:p>
      <text:p text:style-name="P162"/>
      <text:p text:style-name="P90">Answers:</text:p>
      <text:p text:style-name="P162">1. <text:span text:style-name="T505">l</text:span><text:span text:style-name="T341">oohem</text:span></text:p>
      <text:p text:style-name="P172">2. <text:span text:style-name="T505">l</text:span><text:span text:style-name="T341">ocham</text:span></text:p>
      <text:p text:style-name="P172">3. <text:span text:style-name="T505">l</text:span><text:span text:style-name="T341">echem</text:span></text:p>
      <text:p text:style-name="P172">4. <text:span text:style-name="T505">l</text:span><text:span text:style-name="T341">ahem </text:span><text:span text:style-name="T347">(correct)</text:span></text:p>
      <text:p text:style-name="P172"/>
      <text:p text:style-name="P90">Question <text:span text:style-name="T354">19</text:span>:</text:p>
      <text:p text:style-name="P104"><text:span text:style-name="Strong_20_Emphasis"><text:span text:style-name="T21">בָּהּ</text:span></text:span></text:p>
      <text:p text:style-name="P28"><text:span text:style-name="Strong_20_Emphasis"><text:span text:style-name="T75">In her</text:span></text:span></text:p>
      <text:p text:style-name="P162">How do you pronounce this word?</text:p>
      <text:p text:style-name="P162"/>
      <text:p text:style-name="P90">Answers:</text:p>
      <text:p text:style-name="P162">1. <text:span text:style-name="T505">b</text:span><text:span text:style-name="T422">oo</text:span></text:p>
      <text:p text:style-name="P172">2. <text:span text:style-name="T505">b</text:span><text:span text:style-name="T422">i</text:span></text:p>
      <text:p text:style-name="P172">3. <text:span text:style-name="T505">b</text:span><text:span text:style-name="T422">eh</text:span></text:p>
      <text:p text:style-name="P172">4. <text:span text:style-name="T505">b</text:span><text:span text:style-name="T422">ah</text:span><text:span text:style-name="T341"> </text:span><text:span text:style-name="T347">(correct)</text:span></text:p>
      <text:p text:style-name="P172"/>
      <text:p text:style-name="P90">Question <text:span text:style-name="T354">20</text:span>:</text:p>
      <text:p text:style-name="P104"><text:span text:style-name="Strong_20_Emphasis"><text:span text:style-name="T21">לָכֶם</text:span></text:span></text:p>
      <text:p text:style-name="P31"><text:span text:style-name="Strong_20_Emphasis"><text:span text:style-name="T76">To you</text:span></text:span></text:p>
      <text:p text:style-name="P162">How do you pronounce this word?</text:p>
      <text:p text:style-name="P162"/>
      <text:p text:style-name="P90">Answers:</text:p>
      <text:p text:style-name="P162">1. <text:span text:style-name="T505">l</text:span><text:span text:style-name="T341">oohem</text:span></text:p>
      <text:p text:style-name="P172">2. <text:span text:style-name="T505">l</text:span><text:span text:style-name="T341">ocham</text:span></text:p>
      <text:p text:style-name="P172">3. <text:span text:style-name="T505">l</text:span><text:span text:style-name="T341">ech</text:span><text:span text:style-name="T423">i</text:span><text:span text:style-name="T341">m</text:span></text:p>
      <text:p text:style-name="P172"><text:span text:style-name="Strong_20_Emphasis"><text:span text:style-name="T116">4. </text:span></text:span><text:span text:style-name="Strong_20_Emphasis"><text:span text:style-name="T328">l</text:span></text:span><text:span text:style-name="Strong_20_Emphasis"><text:span text:style-name="T181">a</text:span></text:span><text:span text:style-name="Strong_20_Emphasis"><text:span text:style-name="T198">h-k</text:span></text:span><text:span text:style-name="Strong_20_Emphasis"><text:span text:style-name="T181">em </text:span></text:span><text:span text:style-name="Strong_20_Emphasis"><text:span text:style-name="T182">(correct)</text:span></text:span></text:p>
      <text:p text:style-name="P180"><text:span text:style-name="Strong_20_Emphasis"><text:span text:style-name="T148"/></text:span></text:p>
      <text:p text:style-name="P93">Question <text:span text:style-name="T354">2</text:span><text:span text:style-name="T449">1</text:span>:</text:p>
      <text:p text:style-name="P180"><text:span text:style-name="Strong_20_Emphasis"><text:span text:style-name="T146">חָלַם</text:span></text:span></text:p>
      <text:p text:style-name="P180"><text:span text:style-name="Strong_20_Emphasis"><text:span text:style-name="T147">to dream, </text:span></text:span><text:span text:style-name="Strong_20_Emphasis"><text:span text:style-name="T148">to heal</text:span></text:span></text:p>
      <text:p text:style-name="P165">How do you pronounce this word?</text:p>
      <text:p text:style-name="P165"/>
      <text:p text:style-name="P93">Answers:</text:p>
      <text:p text:style-name="P165">1. <text:span text:style-name="T449">chalam (correct)</text:span></text:p>
      <text:p text:style-name="P180">2. <text:span text:style-name="T449">cholem</text:span></text:p>
      <text:p text:style-name="P180">3. <text:span text:style-name="T449">cholim</text:span></text:p>
      <text:p text:style-name="P180"><text:span text:style-name="Strong_20_Emphasis"><text:span text:style-name="T116">4. </text:span></text:span><text:span text:style-name="Strong_20_Emphasis"><text:span text:style-name="T252">chelem</text:span></text:span></text:p>
      <text:p text:style-name="P172"><text:span text:style-name="Strong_20_Emphasis"><text:span text:style-name="T182"/></text:span></text:p>
      <text:h text:style-name="P322" text:outline-level="3"><text:soft-page-break/><text:span text:style-name="T372">L</text:span>esson <text:span text:style-name="T379">3</text:span><text:span text:style-name="T31">: </text:span><text:span text:style-name="T379">Patach</text:span></text:h>
      <text:p text:style-name="P53">Video Lesson</text:p>
      <text:p text:style-name="P53"/>
      <text:p text:style-name="P53">Script</text:p>
      <text:p text:style-name="P134">פַּתַח</text:p>
      <text:p text:style-name="P348">Patach is a horizontal line so it is like a mouth that says “Ahhh!”. It makes the “A” sound like in the word “far”. The same as the previous nikud <text:span text:style-name="T507">k</text:span>amatz. This time it means “to open” rather than the opposite. <text:span text:style-name="T381">When you say the word “pa-tach” your mouth opens. Try it! </text:span><text:span text:style-name="T507">k</text:span><text:span text:style-name="T381">amatz. Closes. Pa-tach. Opens. Sometimes you will see two dots known as sh’va next to it, in this case it makes the same sound. In mystical terms patach is associated with the sepher</text:span><text:span text:style-name="T507">a</text:span><text:span text:style-name="T381"> of wisdom chochmah. </text:span><text:span text:style-name="T382">Let’s try a few examples and get familiar with this nikud. </text:span><text:span text:style-name="T335">Speak these words aloud and try and sound them out! </text:span><text:span text:style-name="T508">If you need to pause the video and practice.</text:span></text:p>
      <text:p text:style-name="P138"/>
      <text:p text:style-name="P137">פַּתַח</text:p>
      <text:p text:style-name="P152">Patach</text:p>
      <text:p text:style-name="P152"/>
      <text:p text:style-name="P152">Here is the name of this nikud written in Hebrew. Paah-taa<text:span text:style-name="T506">ch</text:span>.</text:p>
      <text:p text:style-name="P138"/>
      <text:p text:style-name="P138"><text:span text:style-name="Strong_20_Emphasis"><text:span text:style-name="T86">מַצָּה</text:span></text:span></text:p>
      <text:p text:style-name="P139"><text:span text:style-name="Strong_20_Emphasis"><text:span text:style-name="T87">Matzo</text:span></text:span></text:p>
      <text:p text:style-name="P139"><text:span text:style-name="Strong_20_Emphasis"><text:span text:style-name="T87"/></text:span></text:p>
      <text:p text:style-name="P347"><text:span text:style-name="Strong_20_Emphasis"><text:span text:style-name="T112">This is our favorite Passover food matzo! Maaatz-aahhh! Maaatz-aahhh!</text:span></text:span></text:p>
      <text:p text:style-name="P139"><text:span text:style-name="Strong_20_Emphasis"><text:span text:style-name="T87"/></text:span></text:p>
      <text:p text:style-name="P147"><text:span text:style-name="Strong_20_Emphasis"><text:span text:style-name="T88">עַיִן</text:span></text:span></text:p>
      <text:p text:style-name="P147"><text:span text:style-name="Strong_20_Emphasis"><text:span text:style-name="T89">Eye</text:span></text:span></text:p>
      <text:p text:style-name="P147"><text:span text:style-name="Strong_20_Emphasis"><text:span text:style-name="T89"/></text:span></text:p>
      <text:p text:style-name="P350"><text:span text:style-name="Strong_20_Emphasis"><text:span text:style-name="T113">Do you see how to pronounce this one? If so you’re using your eyes! This is the Hebrew word for eye “ayein”. </text:span></text:span><text:span text:style-name="Strong_20_Emphasis"><text:span text:style-name="T114">The dot at the feet of the yod makes the “ee” sound in “feet”.</text:span></text:span></text:p>
      <text:p text:style-name="P145"/>
      <text:p text:style-name="P145">אַחַד</text:p>
      <text:p text:style-name="P147"><text:span text:style-name="Strong_20_Emphasis"><text:span text:style-name="T86">To close, to hold</text:span></text:span></text:p>
      <text:p text:style-name="P147"><text:span text:style-name="Strong_20_Emphasis"><text:span text:style-name="T86"/></text:span></text:p>
      <text:p text:style-name="P350"><text:span text:style-name="Strong_20_Emphasis"><text:span text:style-name="T113">To close or to hold something, this word is pronounced “ahad”.</text:span></text:span></text:p>
      <text:p text:style-name="P147"><text:span text:style-name="Strong_20_Emphasis"><text:span text:style-name="T86"/></text:span></text:p>
      <text:p text:style-name="P142">חַם</text:p>
      <text:p text:style-name="P355"><text:span text:style-name="Strong_20_Emphasis"><text:span text:style-name="T86">warm</text:span></text:span></text:p>
      <text:p text:style-name="P355"><text:span text:style-name="Strong_20_Emphasis"><text:span text:style-name="T90"/></text:span></text:p>
      <text:p text:style-name="P356"><text:span text:style-name="Strong_20_Emphasis"><text:span text:style-name="T113">Is it getting warm in here? This is the Hebrew word “cham”, which means “warm”.</text:span></text:span></text:p>
      <text:p text:style-name="P138"/>
      <text:p text:style-name="P138">עַל</text:p>
      <text:p text:style-name="P140">On, upon, over, about</text:p>
      <text:p text:style-name="P140"/>
      <text:p text:style-name="P359">“al” is a common Hebrew word that means on, upon, over or about. “aahl”.</text:p>
      <text:p text:style-name="P140"/>
      <text:p text:style-name="P140">עַד</text:p>
      <text:p text:style-name="P140">until</text:p>
      <text:p text:style-name="P140"/>
      <text:p text:style-name="P359"><text:soft-page-break/>“ahd” means “until”. “ahhd.”</text:p>
      <text:p text:style-name="P359"/>
      <text:p text:style-name="P140">רַק</text:p>
      <text:p text:style-name="P141">only, but</text:p>
      <text:p text:style-name="P141"/>
      <text:p text:style-name="P359"><text:span text:style-name="T509">Can you say this one? Want to pause and try? This is a</text:span>nother common word meaning “only” or “but”, this word is pronounced “raahk”. <text:span text:style-name="T509">Did you get it right?</text:span></text:p>
      <text:p text:style-name="P141"/>
      <text:p text:style-name="P141">אַף</text:p>
      <text:p text:style-name="P141">and, also, as well (adverb) nose (noun)</text:p>
      <text:p text:style-name="P141"/>
      <text:p text:style-name="P359">This word is not on! It’s “ahf”. But in Hebrew it means “and”, “also” or “as well”. And it can even mean “nose”. </text:p>
      <text:p text:style-name="P141"/>
      <text:p text:style-name="P141">אָמַר</text:p>
      <text:p text:style-name="P141">to speak</text:p>
      <text:p text:style-name="P141"/>
      <text:p text:style-name="P361"><text:span text:style-name="T510">It’s our friend kamatz under the aleph. </text:span>Say this aloud and you’ll be performed what the word means! It is the word “Ahmaahr” and it means “to speak”.</text:p>
      <text:p text:style-name="P141"/>
      <text:p text:style-name="P141">קַל</text:p>
      <text:p text:style-name="P141">light (not heavy)</text:p>
      <text:p text:style-name="P141"/>
      <text:p text:style-name="P361">“kahl” means “light” as in not heavy.</text:p>
      <text:p text:style-name="P143"/>
      <text:p text:style-name="P143">צַו</text:p>
      <text:p text:style-name="P143">decree, court order</text:p>
      <text:p text:style-name="P143"/>
      <text:p text:style-name="P361">A “tzav” is a decree or a court order. <text:s/>“tzaahv”.</text:p>
      <text:p text:style-name="P143"/>
      <text:p text:style-name="P143">אוּלַי</text:p>
      <text:p text:style-name="P144">perhaps, maybe</text:p>
      <text:p text:style-name="P144"/>
      <text:p text:style-name="P361"><text:span text:style-name="T510">Remember that “a dot beside is a target to shoot”. So the dot beside the vav means it makes an “oo” like in shoot. </text:span>This is perhaps one of of the most fun words to say! OoooLaahi! OoooLaahi! It means perhaps or maybe. </text:p>
      <text:p text:style-name="P144"/>
      <text:p text:style-name="P144">אַחַד</text:p>
      <text:p text:style-name="P146">To close, to hold</text:p>
      <text:p text:style-name="P146"/>
      <text:p text:style-name="P363">To close or to hold. With a notion that you’re closing your hand, this word is pronounced. Ahh-had. Ahhh-had.</text:p>
      <text:p text:style-name="P146"/>
      <text:p text:style-name="P146"><text:span text:style-name="Strong_20_Emphasis"><text:span text:style-name="T86">בַּיִת</text:span></text:span></text:p>
      <text:p text:style-name="P352"><text:span text:style-name="Strong_20_Emphasis"><text:span text:style-name="T88">House, to build</text:span></text:span></text:p>
      <text:p text:style-name="P352"><text:span text:style-name="Strong_20_Emphasis"><text:span text:style-name="T88"/></text:span></text:p>
      <text:p text:style-name="P353"><text:span text:style-name="Strong_20_Emphasis"><text:span text:style-name="T114">This one has a dot at its feet in addition to the patach under bet. It’s pronouced baah-eet.</text:span></text:span></text:p>
      <text:p text:style-name="P147"><text:soft-page-break/><text:span text:style-name="Strong_20_Emphasis"><text:span text:style-name="T89"/></text:span></text:p>
      <text:p text:style-name="P147"><text:span text:style-name="Strong_20_Emphasis"><text:span text:style-name="T89">חוֹמַת</text:span></text:span></text:p>
      <text:p text:style-name="P147"><text:span text:style-name="Strong_20_Emphasis"><text:span text:style-name="T89">Wall</text:span></text:span></text:p>
      <text:p text:style-name="P147"><text:span text:style-name="Strong_20_Emphasis"><text:span text:style-name="T89"/></text:span></text:p>
      <text:p text:style-name="P354"><text:span text:style-name="Strong_20_Emphasis"><text:span text:style-name="T115">Now we see a nikudot on “top” of the vav and a patach under the mem. Together this is pronounced “chomaaht”. It means “wall”.</text:span></text:span></text:p>
      <text:p text:style-name="P148"><text:span text:style-name="Strong_20_Emphasis"><text:span text:style-name="T89"/></text:span></text:p>
      <text:p text:style-name="P147"><text:span text:style-name="Strong_20_Emphasis"><text:span text:style-name="T89"/></text:span></text:p>
      <text:p text:style-name="P61">Lesson <text:span text:style-name="T394">3</text:span> Practice</text:p>
      <text:p text:style-name="P36"/>
      <text:p text:style-name="P36">Question 1:</text:p>
      <text:p text:style-name="P40">(Image of <text:span text:style-name="T60">Patach</text:span><text:span text:style-name="T41"> </text:span>with <text:span text:style-name="T424">nikud</text:span> highlighted.)</text:p>
      <text:p text:style-name="P37"/>
      <text:p text:style-name="P68">What is the name of this nikud?</text:p>
      <text:p text:style-name="P68"/>
      <text:p text:style-name="P68">Answers:</text:p>
      <text:p text:style-name="P68">1. <text:span text:style-name="T511">Segol</text:span></text:p>
      <text:p text:style-name="P68">2. Sh’va </text:p>
      <text:p text:style-name="P75">3. <text:span text:style-name="T427">Patach </text:span><text:span text:style-name="T43">(correct)</text:span></text:p>
      <text:p text:style-name="P68">4. <text:span text:style-name="T428">Kamatz</text:span></text:p>
      <text:p text:style-name="P68"/>
      <text:p text:style-name="P68">Question 2:</text:p>
      <text:p text:style-name="P73">(Image of <text:span text:style-name="T60">Patach</text:span> with <text:span text:style-name="T424">nikud</text:span> highlighted)</text:p>
      <text:p text:style-name="P68"/>
      <text:p text:style-name="P68">What <text:span text:style-name="T429">does this make your mouth do?</text:span></text:p>
      <text:p text:style-name="P68"/>
      <text:p text:style-name="P68">Answers:</text:p>
      <text:p text:style-name="P68">1. <text:span text:style-name="T429">Your mouth closes.</text:span></text:p>
      <text:p text:style-name="P68">2. <text:span text:style-name="T429">Your mouth opens.</text:span> <text:span text:style-name="T43">(correct)</text:span></text:p>
      <text:p text:style-name="P68">3. <text:span text:style-name="T429">Your mouth waters.</text:span></text:p>
      <text:p text:style-name="P68">4. <text:span text:style-name="T429">Your tongue pops.</text:span></text:p>
      <text:p text:style-name="P68"/>
      <text:p text:style-name="P68">Question 3:</text:p>
      <text:p text:style-name="P73">(Image of <text:span text:style-name="T60">Patach</text:span> with <text:span text:style-name="T424">nikud</text:span> highlighted)</text:p>
      <text:p text:style-name="P68"/>
      <text:p text:style-name="P68">What sound does this nikud make?</text:p>
      <text:p text:style-name="P68"/>
      <text:p text:style-name="P68">Answers:</text:p>
      <text:p text:style-name="P68">1. Silent or an “E” sound like in “red”.</text:p>
      <text:p text:style-name="P68">2. A “U” sound like in Universe.</text:p>
      <text:p text:style-name="P68">3. The nikud means a pause only.</text:p>
      <text:p text:style-name="P68">4. An “A<text:span text:style-name="T432">hh</text:span>” sound like in “<text:span text:style-name="T431">far</text:span>”. <text:span text:style-name="T430">(correct)</text:span></text:p>
      <text:p text:style-name="P68"/>
      <text:p text:style-name="P90">Question 4:</text:p>
      <text:p text:style-name="P74">(Image of <text:span text:style-name="T60">Patach </text:span>with <text:span text:style-name="T425">nikud</text:span> highlighted)</text:p>
      <text:p text:style-name="P68"/>
      <text:p text:style-name="P76">What is this nikud <text:span text:style-name="T406">mean or represent</text:span>?</text:p>
      <text:p text:style-name="P90"/>
      <text:p text:style-name="P90">Answers:</text:p>
      <text:p text:style-name="P90"><text:soft-page-break/>1. <text:span text:style-name="T433">It represents a flying saucer.</text:span></text:p>
      <text:p text:style-name="P92">2. <text:span text:style-name="T433">Wisdom and the sephir</text:span><text:span text:style-name="T435">a</text:span><text:span text:style-name="T433"> of </text:span><text:span text:style-name="T77">chochmah. </text:span><text:span text:style-name="T78">(correct)</text:span></text:p>
      <text:p text:style-name="P90">3. <text:span text:style-name="T435">Compassion and the sephira of Hod.</text:span></text:p>
      <text:p text:style-name="P90">4. You can’t tell, it’s the most mysterious vowel.</text:p>
      <text:p text:style-name="P90"/>
      <text:p text:style-name="P149"><text:span text:style-name="Strong_20_Emphasis"><text:span text:style-name="T92">Question 5:</text:span></text:span></text:p>
      <text:p text:style-name="P149"><text:span text:style-name="Strong_20_Emphasis"><text:span text:style-name="T92">מַצָּה</text:span></text:span></text:p>
      <text:p text:style-name="P149"><text:span text:style-name="Strong_20_Emphasis"><text:span text:style-name="T94">m</text:span></text:span><text:span text:style-name="Strong_20_Emphasis"><text:span text:style-name="T92">atzo, </text:span></text:span><text:span text:style-name="Strong_20_Emphasis"><text:span text:style-name="T93">unleavened bread</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m</text:span></text:span><text:span text:style-name="Strong_20_Emphasis"><text:span text:style-name="T95">et</text:span></text:span><text:span text:style-name="Strong_20_Emphasis"><text:span text:style-name="T92">zeh</text:span></text:span></text:p>
      <text:p text:style-name="P149"><text:span text:style-name="Strong_20_Emphasis"><text:span text:style-name="T92">2. maze</text:span></text:span></text:p>
      <text:p text:style-name="P149"><text:span text:style-name="Strong_20_Emphasis"><text:span text:style-name="T92">3. ma</text:span></text:span><text:span text:style-name="Strong_20_Emphasis"><text:span text:style-name="T95">t</text:span></text:span><text:span text:style-name="Strong_20_Emphasis"><text:span text:style-name="T92">zah </text:span></text:span><text:span text:style-name="Strong_20_Emphasis"><text:span text:style-name="T95">(correct)</text:span></text:span></text:p>
      <text:p text:style-name="P149"><text:span text:style-name="Strong_20_Emphasis"><text:span text:style-name="T92">4. maza</text:span></text:span></text:p>
      <text:p text:style-name="P149"><text:span text:style-name="Strong_20_Emphasis"><text:span text:style-name="T92"/></text:span></text:p>
      <text:p text:style-name="P149"><text:span text:style-name="Strong_20_Emphasis"><text:span text:style-name="T92">Question 6:</text:span></text:span></text:p>
      <text:p text:style-name="P149"><text:span text:style-name="Strong_20_Emphasis"><text:span text:style-name="T92">עַיִן</text:span></text:span></text:p>
      <text:p text:style-name="P149"><text:span text:style-name="Strong_20_Emphasis"><text:span text:style-name="T92">Eye</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text:span></text:span><text:span text:style-name="Strong_20_Emphasis"><text:span text:style-name="T103">a</text:span></text:span><text:span text:style-name="Strong_20_Emphasis"><text:span text:style-name="T96">yin (correct)</text:span></text:span></text:p>
      <text:p text:style-name="P149"><text:span text:style-name="Strong_20_Emphasis"><text:span text:style-name="T92">2. </text:span></text:span><text:span text:style-name="Strong_20_Emphasis"><text:span text:style-name="T103">a</text:span></text:span><text:span text:style-name="Strong_20_Emphasis"><text:span text:style-name="T96">yon</text:span></text:span></text:p>
      <text:p text:style-name="P149"><text:span text:style-name="Strong_20_Emphasis"><text:span text:style-name="T92">3. </text:span></text:span><text:span text:style-name="Strong_20_Emphasis"><text:span text:style-name="T103">a</text:span></text:span><text:span text:style-name="Strong_20_Emphasis"><text:span text:style-name="T96">yov</text:span></text:span></text:p>
      <text:p text:style-name="P149"><text:span text:style-name="Strong_20_Emphasis"><text:span text:style-name="T92">4. </text:span></text:span><text:span text:style-name="Strong_20_Emphasis"><text:span text:style-name="T103">a</text:span></text:span><text:span text:style-name="Strong_20_Emphasis"><text:span text:style-name="T96">on</text:span></text:span></text:p>
      <text:p text:style-name="P149"><text:span text:style-name="Strong_20_Emphasis"><text:span text:style-name="T92"/></text:span></text:p>
      <text:p text:style-name="P149"><text:span text:style-name="Strong_20_Emphasis"><text:span text:style-name="T92">Question 7:</text:span></text:span></text:p>
      <text:p text:style-name="P149"><text:span text:style-name="Strong_20_Emphasis"><text:span text:style-name="T92">אַחַד</text:span></text:span></text:p>
      <text:p text:style-name="P149"><text:span text:style-name="Strong_20_Emphasis"><text:span text:style-name="T92">To close, to hold</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achad </text:span></text:span><text:span text:style-name="Strong_20_Emphasis"><text:span text:style-name="T98">(correct)</text:span></text:span></text:p>
      <text:p text:style-name="P149"><text:span text:style-name="Strong_20_Emphasis"><text:span text:style-name="T92">2. ach</text:span></text:span><text:span text:style-name="Strong_20_Emphasis"><text:span text:style-name="T97">o</text:span></text:span><text:span text:style-name="Strong_20_Emphasis"><text:span text:style-name="T92">d</text:span></text:span></text:p>
      <text:p text:style-name="P149"><text:span text:style-name="Strong_20_Emphasis"><text:span text:style-name="T92">3. </text:span></text:span><text:span text:style-name="Strong_20_Emphasis"><text:span text:style-name="T97">ee</text:span></text:span><text:span text:style-name="Strong_20_Emphasis"><text:span text:style-name="T92">chad</text:span></text:span></text:p>
      <text:p text:style-name="P149"><text:span text:style-name="Strong_20_Emphasis"><text:span text:style-name="T92">4. </text:span></text:span><text:span text:style-name="Strong_20_Emphasis"><text:span text:style-name="T97">i</text:span></text:span><text:span text:style-name="Strong_20_Emphasis"><text:span text:style-name="T92">ch</text:span></text:span><text:span text:style-name="Strong_20_Emphasis"><text:span text:style-name="T97">o</text:span></text:span><text:span text:style-name="Strong_20_Emphasis"><text:span text:style-name="T92">d</text:span></text:span></text:p>
      <text:p text:style-name="P149"><text:span text:style-name="Strong_20_Emphasis"><text:span text:style-name="T92"/></text:span></text:p>
      <text:p text:style-name="P149"><text:span text:style-name="Strong_20_Emphasis"><text:span text:style-name="T92">Question 8:</text:span></text:span></text:p>
      <text:p text:style-name="P149"><text:span text:style-name="Strong_20_Emphasis"><text:span text:style-name="T92">חַם</text:span></text:span></text:p>
      <text:p text:style-name="P149"><text:span text:style-name="Strong_20_Emphasis"><text:span text:style-name="T92">warm</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text:span></text:span><text:span text:style-name="Strong_20_Emphasis"><text:span text:style-name="T98">ch</text:span></text:span><text:span text:style-name="Strong_20_Emphasis"><text:span text:style-name="T92">am </text:span></text:span><text:span text:style-name="Strong_20_Emphasis"><text:span text:style-name="T99">(correct)</text:span></text:span></text:p>
      <text:p text:style-name="P149"><text:span text:style-name="Strong_20_Emphasis"><text:span text:style-name="T92">2. ch</text:span></text:span><text:span text:style-name="Strong_20_Emphasis"><text:span text:style-name="T98">e</text:span></text:span><text:span text:style-name="Strong_20_Emphasis"><text:span text:style-name="T92">m</text:span></text:span></text:p>
      <text:p text:style-name="P149"><text:span text:style-name="Strong_20_Emphasis"><text:span text:style-name="T92">3. ch</text:span></text:span><text:span text:style-name="Strong_20_Emphasis"><text:span text:style-name="T98">i</text:span></text:span><text:span text:style-name="Strong_20_Emphasis"><text:span text:style-name="T92">m</text:span></text:span></text:p>
      <text:p text:style-name="P149"><text:span text:style-name="Strong_20_Emphasis"><text:span text:style-name="T92">4. </text:span></text:span><text:span text:style-name="Strong_20_Emphasis"><text:span text:style-name="T98">ko</text:span></text:span><text:span text:style-name="Strong_20_Emphasis"><text:span text:style-name="T92">m</text:span></text:span></text:p>
      <text:p text:style-name="P149"><text:soft-page-break/><text:span text:style-name="Strong_20_Emphasis"><text:span text:style-name="T92"/></text:span></text:p>
      <text:p text:style-name="P149"><text:span text:style-name="Strong_20_Emphasis"><text:span text:style-name="T92">Question 9:</text:span></text:span></text:p>
      <text:p text:style-name="P149"><text:span text:style-name="Strong_20_Emphasis"><text:span text:style-name="T92">עַל</text:span></text:span></text:p>
      <text:p text:style-name="P149"><text:span text:style-name="Strong_20_Emphasis"><text:span text:style-name="T92">On, upon, over, about</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text:span></text:span><text:span text:style-name="Strong_20_Emphasis"><text:span text:style-name="T103">a</text:span></text:span><text:span text:style-name="Strong_20_Emphasis"><text:span text:style-name="T100">il</text:span></text:span></text:p>
      <text:p text:style-name="P149"><text:span text:style-name="Strong_20_Emphasis"><text:span text:style-name="T92">2. </text:span></text:span><text:span text:style-name="Strong_20_Emphasis"><text:span text:style-name="T103">i</text:span></text:span><text:span text:style-name="Strong_20_Emphasis"><text:span text:style-name="T100">ll</text:span></text:span></text:p>
      <text:p text:style-name="P149"><text:span text:style-name="Strong_20_Emphasis"><text:span text:style-name="T92">3. </text:span></text:span><text:span text:style-name="Strong_20_Emphasis"><text:span text:style-name="T103">e</text:span></text:span><text:span text:style-name="Strong_20_Emphasis"><text:span text:style-name="T100">l</text:span></text:span></text:p>
      <text:p text:style-name="P149"><text:span text:style-name="Strong_20_Emphasis"><text:span text:style-name="T92">4. </text:span></text:span><text:span text:style-name="Strong_20_Emphasis"><text:span text:style-name="T103">a</text:span></text:span><text:span text:style-name="Strong_20_Emphasis"><text:span text:style-name="T100">hl (correct)</text:span></text:span></text:p>
      <text:p text:style-name="P149"><text:span text:style-name="Strong_20_Emphasis"><text:span text:style-name="T92"/></text:span></text:p>
      <text:p text:style-name="P149"><text:span text:style-name="Strong_20_Emphasis"><text:span text:style-name="T92">Question 10:</text:span></text:span></text:p>
      <text:p text:style-name="P149"><text:span text:style-name="Strong_20_Emphasis"><text:span text:style-name="T92">עַד</text:span></text:span></text:p>
      <text:p text:style-name="P149"><text:span text:style-name="Strong_20_Emphasis"><text:span text:style-name="T92">until</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text:span></text:span><text:span text:style-name="Strong_20_Emphasis"><text:span text:style-name="T103">a</text:span></text:span><text:span text:style-name="Strong_20_Emphasis"><text:span text:style-name="T101">hd (correct)</text:span></text:span></text:p>
      <text:p text:style-name="P149"><text:span text:style-name="Strong_20_Emphasis"><text:span text:style-name="T92">2. </text:span></text:span><text:span text:style-name="Strong_20_Emphasis"><text:span text:style-name="T103">e</text:span></text:span><text:span text:style-name="Strong_20_Emphasis"><text:span text:style-name="T101">d</text:span></text:span></text:p>
      <text:p text:style-name="P149"><text:span text:style-name="Strong_20_Emphasis"><text:span text:style-name="T92">3. </text:span></text:span><text:span text:style-name="Strong_20_Emphasis"><text:span text:style-name="T103">i</text:span></text:span><text:span text:style-name="Strong_20_Emphasis"><text:span text:style-name="T101">d</text:span></text:span></text:p>
      <text:p text:style-name="P149"><text:span text:style-name="Strong_20_Emphasis"><text:span text:style-name="T92">4. </text:span></text:span><text:span text:style-name="Strong_20_Emphasis"><text:span text:style-name="T103">i</text:span></text:span><text:span text:style-name="Strong_20_Emphasis"><text:span text:style-name="T101">de</text:span></text:span></text:p>
      <text:p text:style-name="P149"><text:span text:style-name="Strong_20_Emphasis"><text:span text:style-name="T92"/></text:span></text:p>
      <text:p text:style-name="P149"><text:span text:style-name="Strong_20_Emphasis"><text:span text:style-name="T92">Question 11:</text:span></text:span></text:p>
      <text:p text:style-name="P149"><text:span text:style-name="Strong_20_Emphasis"><text:span text:style-name="T92">רַק</text:span></text:span></text:p>
      <text:p text:style-name="P149"><text:span text:style-name="Strong_20_Emphasis"><text:span text:style-name="T92">only, but</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r</text:span></text:span><text:span text:style-name="Strong_20_Emphasis"><text:span text:style-name="T102">ik</text:span></text:span></text:p>
      <text:p text:style-name="P149"><text:span text:style-name="Strong_20_Emphasis"><text:span text:style-name="T92">2. r</text:span></text:span><text:span text:style-name="Strong_20_Emphasis"><text:span text:style-name="T102">o</text:span></text:span><text:span text:style-name="Strong_20_Emphasis"><text:span text:style-name="T92">k</text:span></text:span></text:p>
      <text:p text:style-name="P149"><text:span text:style-name="Strong_20_Emphasis"><text:span text:style-name="T92">3. rak </text:span></text:span><text:span text:style-name="Strong_20_Emphasis"><text:span text:style-name="T102">(correct)</text:span></text:span></text:p>
      <text:p text:style-name="P149"><text:span text:style-name="Strong_20_Emphasis"><text:span text:style-name="T92">4. r</text:span></text:span><text:span text:style-name="Strong_20_Emphasis"><text:span text:style-name="T102">oque</text:span></text:span></text:p>
      <text:p text:style-name="P149"><text:span text:style-name="Strong_20_Emphasis"><text:span text:style-name="T92"/></text:span></text:p>
      <text:p text:style-name="P149"><text:span text:style-name="Strong_20_Emphasis"><text:span text:style-name="T92">Question 12:</text:span></text:span></text:p>
      <text:p text:style-name="P149"><text:span text:style-name="Strong_20_Emphasis"><text:span text:style-name="T92">אַף</text:span></text:span></text:p>
      <text:p text:style-name="P149"><text:span text:style-name="Strong_20_Emphasis"><text:span text:style-name="T92">and, also, as well (adverb) nose (noun)</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ap</text:span></text:span><text:span text:style-name="Strong_20_Emphasis"><text:span text:style-name="T104">e</text:span></text:span></text:p>
      <text:p text:style-name="P149"><text:span text:style-name="Strong_20_Emphasis"><text:span text:style-name="T92">2. a</text:span></text:span><text:span text:style-name="Strong_20_Emphasis"><text:span text:style-name="T104">if</text:span></text:span></text:p>
      <text:p text:style-name="P149"><text:span text:style-name="Strong_20_Emphasis"><text:span text:style-name="T92">3. a</text:span></text:span><text:span text:style-name="Strong_20_Emphasis"><text:span text:style-name="T104">hf (correct)</text:span></text:span></text:p>
      <text:p text:style-name="P149"><text:span text:style-name="Strong_20_Emphasis"><text:span text:style-name="T92">4. </text:span></text:span><text:span text:style-name="Strong_20_Emphasis"><text:span text:style-name="T104">eep</text:span></text:span></text:p>
      <text:p text:style-name="P149"><text:span text:style-name="Strong_20_Emphasis"><text:span text:style-name="T92"/></text:span></text:p>
      <text:p text:style-name="P149"><text:span text:style-name="Strong_20_Emphasis"><text:span text:style-name="T92">Question 13:</text:span></text:span></text:p>
      <text:p text:style-name="P149"><text:span text:style-name="Strong_20_Emphasis"><text:span text:style-name="T92">אָמַר</text:span></text:span></text:p>
      <text:p text:style-name="P149"><text:span text:style-name="Strong_20_Emphasis"><text:span text:style-name="T92">to speak</text:span></text:span></text:p>
      <text:p text:style-name="P149"><text:soft-page-break/><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emmar</text:span></text:span></text:p>
      <text:p text:style-name="P149"><text:span text:style-name="Strong_20_Emphasis"><text:span text:style-name="T92">2. emar</text:span></text:span></text:p>
      <text:p text:style-name="P149"><text:span text:style-name="Strong_20_Emphasis"><text:span text:style-name="T92">3. amar </text:span></text:span><text:span text:style-name="Strong_20_Emphasis"><text:span text:style-name="T105">(correct)</text:span></text:span></text:p>
      <text:p text:style-name="P149"><text:span text:style-name="Strong_20_Emphasis"><text:span text:style-name="T92">4. </text:span></text:span><text:span text:style-name="Strong_20_Emphasis"><text:span text:style-name="T105">i</text:span></text:span><text:span text:style-name="Strong_20_Emphasis"><text:span text:style-name="T92">mar</text:span></text:span></text:p>
      <text:p text:style-name="P149"><text:span text:style-name="Strong_20_Emphasis"><text:span text:style-name="T92"/></text:span></text:p>
      <text:p text:style-name="P149"><text:span text:style-name="Strong_20_Emphasis"><text:span text:style-name="T92">Question 14:</text:span></text:span></text:p>
      <text:p text:style-name="P149"><text:span text:style-name="Strong_20_Emphasis"><text:span text:style-name="T92">קַל</text:span></text:span></text:p>
      <text:p text:style-name="P149"><text:span text:style-name="Strong_20_Emphasis"><text:span text:style-name="T92">light (not heavy)</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kal </text:span></text:span><text:span text:style-name="Strong_20_Emphasis"><text:span text:style-name="T105">(correct)</text:span></text:span></text:p>
      <text:p text:style-name="P149"><text:span text:style-name="Strong_20_Emphasis"><text:span text:style-name="T92">2. </text:span></text:span><text:span text:style-name="Strong_20_Emphasis"><text:span text:style-name="T105">coa</text:span></text:span><text:span text:style-name="Strong_20_Emphasis"><text:span text:style-name="T92">l</text:span></text:span></text:p>
      <text:p text:style-name="P149"><text:span text:style-name="Strong_20_Emphasis"><text:span text:style-name="T92">3. </text:span></text:span><text:span text:style-name="Strong_20_Emphasis"><text:span text:style-name="T105">keel</text:span></text:span></text:p>
      <text:p text:style-name="P149"><text:span text:style-name="Strong_20_Emphasis"><text:span text:style-name="T92">4. kal</text:span></text:span><text:span text:style-name="Strong_20_Emphasis"><text:span text:style-name="T105">e</text:span></text:span></text:p>
      <text:p text:style-name="P149"><text:span text:style-name="Strong_20_Emphasis"><text:span text:style-name="T92"/></text:span></text:p>
      <text:p text:style-name="P149"><text:span text:style-name="Strong_20_Emphasis"><text:span text:style-name="T92">Question 15:</text:span></text:span></text:p>
      <text:p text:style-name="P149"><text:span text:style-name="Strong_20_Emphasis"><text:span text:style-name="T92">צַו</text:span></text:span></text:p>
      <text:p text:style-name="P149"><text:span text:style-name="Strong_20_Emphasis"><text:span text:style-name="T92">decree, court order</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zav</text:span></text:span><text:span text:style-name="Strong_20_Emphasis"><text:span text:style-name="T105">e</text:span></text:span></text:p>
      <text:p text:style-name="P149"><text:span text:style-name="Strong_20_Emphasis"><text:span text:style-name="T92">2. tezav</text:span></text:span></text:p>
      <text:p text:style-name="P149"><text:span text:style-name="Strong_20_Emphasis"><text:span text:style-name="T92">3. tzav </text:span></text:span><text:span text:style-name="Strong_20_Emphasis"><text:span text:style-name="T105">(correct)</text:span></text:span></text:p>
      <text:p text:style-name="P149"><text:span text:style-name="Strong_20_Emphasis"><text:span text:style-name="T92">4. ts</text:span></text:span><text:span text:style-name="Strong_20_Emphasis"><text:span text:style-name="T105">i</text:span></text:span><text:span text:style-name="Strong_20_Emphasis"><text:span text:style-name="T92">v</text:span></text:span></text:p>
      <text:p text:style-name="P149"><text:span text:style-name="Strong_20_Emphasis"><text:span text:style-name="T92"/></text:span></text:p>
      <text:p text:style-name="P149"><text:span text:style-name="Strong_20_Emphasis"><text:span text:style-name="T92">Question 16:</text:span></text:span></text:p>
      <text:p text:style-name="P149"><text:span text:style-name="Strong_20_Emphasis"><text:span text:style-name="T92">אוּלַי</text:span></text:span></text:p>
      <text:p text:style-name="P149"><text:span text:style-name="Strong_20_Emphasis"><text:span text:style-name="T92">perhaps, maybe</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eulla</text:span></text:span></text:p>
      <text:p text:style-name="P149"><text:span text:style-name="Strong_20_Emphasis"><text:span text:style-name="T92">2. </text:span></text:span><text:span text:style-name="Strong_20_Emphasis"><text:span text:style-name="T106">oolai (correct)</text:span></text:span></text:p>
      <text:p text:style-name="P149"><text:span text:style-name="Strong_20_Emphasis"><text:span text:style-name="T92">3. eula</text:span></text:span></text:p>
      <text:p text:style-name="P149"><text:span text:style-name="Strong_20_Emphasis"><text:span text:style-name="T92">4. eul</text:span></text:span><text:span text:style-name="Strong_20_Emphasis"><text:span text:style-name="T106">oy</text:span></text:span></text:p>
      <text:p text:style-name="P149"><text:span text:style-name="Strong_20_Emphasis"><text:span text:style-name="T92"/></text:span></text:p>
      <text:p text:style-name="P149"><text:span text:style-name="Strong_20_Emphasis"><text:span text:style-name="T92">Question 17:</text:span></text:span></text:p>
      <text:p text:style-name="P149"><text:span text:style-name="Strong_20_Emphasis"><text:span text:style-name="T92">אַחַד</text:span></text:span></text:p>
      <text:p text:style-name="P149"><text:span text:style-name="Strong_20_Emphasis"><text:span text:style-name="T92">To close, to hold</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achad </text:span></text:span><text:span text:style-name="Strong_20_Emphasis"><text:span text:style-name="T107">(correct)</text:span></text:span></text:p>
      <text:p text:style-name="P149"><text:soft-page-break/><text:span text:style-name="Strong_20_Emphasis"><text:span text:style-name="T92">2. </text:span></text:span><text:span text:style-name="Strong_20_Emphasis"><text:span text:style-name="T107">eec</text:span></text:span><text:span text:style-name="Strong_20_Emphasis"><text:span text:style-name="T92">h</text:span></text:span><text:span text:style-name="Strong_20_Emphasis"><text:span text:style-name="T107">o</text:span></text:span><text:span text:style-name="Strong_20_Emphasis"><text:span text:style-name="T92">d</text:span></text:span></text:p>
      <text:p text:style-name="P149"><text:span text:style-name="Strong_20_Emphasis"><text:span text:style-name="T92">3. ach</text:span></text:span><text:span text:style-name="Strong_20_Emphasis"><text:span text:style-name="T107">i</text:span></text:span><text:span text:style-name="Strong_20_Emphasis"><text:span text:style-name="T92">d</text:span></text:span></text:p>
      <text:p text:style-name="P149"><text:span text:style-name="Strong_20_Emphasis"><text:span text:style-name="T92">4. ach</text:span></text:span><text:span text:style-name="Strong_20_Emphasis"><text:span text:style-name="T107">e</text:span></text:span><text:span text:style-name="Strong_20_Emphasis"><text:span text:style-name="T92">d</text:span></text:span></text:p>
      <text:p text:style-name="P149"><text:span text:style-name="Strong_20_Emphasis"><text:span text:style-name="T92"/></text:span></text:p>
      <text:p text:style-name="P149"><text:span text:style-name="Strong_20_Emphasis"><text:span text:style-name="T92">Question 18:</text:span></text:span></text:p>
      <text:p text:style-name="P149"><text:span text:style-name="Strong_20_Emphasis"><text:span text:style-name="T92">בַּיִת</text:span></text:span></text:p>
      <text:p text:style-name="P149"><text:span text:style-name="Strong_20_Emphasis"><text:span text:style-name="T92">House, to build</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baeet </text:span></text:span><text:span text:style-name="Strong_20_Emphasis"><text:span text:style-name="T108">(correct)</text:span></text:span></text:p>
      <text:p text:style-name="P149"><text:span text:style-name="Strong_20_Emphasis"><text:span text:style-name="T92">2. baeeth</text:span></text:span></text:p>
      <text:p text:style-name="P149"><text:span text:style-name="Strong_20_Emphasis"><text:span text:style-name="T92">3. b</text:span></text:span><text:span text:style-name="Strong_20_Emphasis"><text:span text:style-name="T108">o</text:span></text:span><text:span text:style-name="Strong_20_Emphasis"><text:span text:style-name="T92">ees</text:span></text:span></text:p>
      <text:p text:style-name="P149"><text:span text:style-name="Strong_20_Emphasis"><text:span text:style-name="T92">4. bait</text:span></text:span></text:p>
      <text:p text:style-name="P149"><text:span text:style-name="Strong_20_Emphasis"><text:span text:style-name="T92"/></text:span></text:p>
      <text:p text:style-name="P149"><text:span text:style-name="Strong_20_Emphasis"><text:span text:style-name="T92">Question 19:</text:span></text:span></text:p>
      <text:p text:style-name="P149"><text:span text:style-name="Strong_20_Emphasis"><text:span text:style-name="T92">חוֹמַת</text:span></text:span></text:p>
      <text:p text:style-name="P149"><text:span text:style-name="Strong_20_Emphasis"><text:span text:style-name="T92">Wall</text:span></text:span></text:p>
      <text:p text:style-name="P149"><text:span text:style-name="Strong_20_Emphasis"><text:span text:style-name="T92">How do you pronounce this word?</text:span></text:span></text:p>
      <text:p text:style-name="P149"><text:span text:style-name="Strong_20_Emphasis"><text:span text:style-name="T92"/></text:span></text:p>
      <text:p text:style-name="P149"><text:span text:style-name="Strong_20_Emphasis"><text:span text:style-name="T92">Answers:</text:span></text:span></text:p>
      <text:p text:style-name="P149"><text:span text:style-name="Strong_20_Emphasis"><text:span text:style-name="T92">1. ch</text:span></text:span><text:span text:style-name="Strong_20_Emphasis"><text:span text:style-name="T109">i</text:span></text:span><text:span text:style-name="Strong_20_Emphasis"><text:span text:style-name="T92">mmat</text:span></text:span></text:p>
      <text:p text:style-name="P149"><text:span text:style-name="Strong_20_Emphasis"><text:span text:style-name="T92">2. ch</text:span></text:span><text:span text:style-name="Strong_20_Emphasis"><text:span text:style-name="T109">o</text:span></text:span><text:span text:style-name="Strong_20_Emphasis"><text:span text:style-name="T92">mat </text:span></text:span><text:span text:style-name="Strong_20_Emphasis"><text:span text:style-name="T109">(correct)</text:span></text:span></text:p>
      <text:p text:style-name="P149"><text:span text:style-name="Strong_20_Emphasis"><text:span text:style-name="T92">3. chmas</text:span></text:span></text:p>
      <text:p text:style-name="P149"><text:span text:style-name="Strong_20_Emphasis"><text:span text:style-name="T92">4. ch</text:span></text:span><text:span text:style-name="Strong_20_Emphasis"><text:span text:style-name="T109">i</text:span></text:span><text:span text:style-name="Strong_20_Emphasis"><text:span text:style-name="T92">mat</text:span></text:span></text:p>
      <text:p text:style-name="P149"><text:span text:style-name="Strong_20_Emphasis"><text:span text:style-name="T92"/></text:span></text:p>
      <text:p text:style-name="P150"><text:span text:style-name="Strong_20_Emphasis"><text:span text:style-name="T92">Question </text:span></text:span><text:span text:style-name="Strong_20_Emphasis"><text:span text:style-name="T111">20</text:span></text:span><text:span text:style-name="Strong_20_Emphasis"><text:span text:style-name="T92">:</text:span></text:span></text:p>
      <text:p text:style-name="P150"><text:span text:style-name="Strong_20_Emphasis"><text:span text:style-name="T110">מָחַל</text:span></text:span></text:p>
      <text:p text:style-name="P150"><text:span text:style-name="Strong_20_Emphasis"><text:span text:style-name="T111">Forgiveness</text:span></text:span></text:p>
      <text:p text:style-name="P150"><text:span text:style-name="Strong_20_Emphasis"><text:span text:style-name="T92">How do you pronounce this word?</text:span></text:span></text:p>
      <text:p text:style-name="P150"><text:span text:style-name="Strong_20_Emphasis"><text:span text:style-name="T92"/></text:span></text:p>
      <text:p text:style-name="P150"><text:span text:style-name="Strong_20_Emphasis"><text:span text:style-name="T92">Answers:</text:span></text:span></text:p>
      <text:p text:style-name="P150"><text:span text:style-name="Strong_20_Emphasis"><text:span text:style-name="T92">1. </text:span></text:span><text:span text:style-name="Strong_20_Emphasis"><text:span text:style-name="T111">mechal</text:span></text:span></text:p>
      <text:p text:style-name="P150"><text:span text:style-name="Strong_20_Emphasis"><text:span text:style-name="T92">2. </text:span></text:span><text:span text:style-name="Strong_20_Emphasis"><text:span text:style-name="T111">machal</text:span></text:span><text:span text:style-name="Strong_20_Emphasis"><text:span text:style-name="T92"> </text:span></text:span><text:span text:style-name="Strong_20_Emphasis"><text:span text:style-name="T109">(correct)</text:span></text:span></text:p>
      <text:p text:style-name="P150"><text:span text:style-name="Strong_20_Emphasis"><text:span text:style-name="T92">3. </text:span></text:span><text:span text:style-name="Strong_20_Emphasis"><text:span text:style-name="T111">michael</text:span></text:span></text:p>
      <text:p text:style-name="P150"><text:span text:style-name="Strong_20_Emphasis"><text:span text:style-name="T92">4. </text:span></text:span><text:span text:style-name="Strong_20_Emphasis"><text:span text:style-name="T111">machil</text:span></text:span></text:p>
      <text:p text:style-name="P150"><text:span text:style-name="Strong_20_Emphasis"><text:span text:style-name="T110"/></text:span></text:p>
      <text:p text:style-name="P149"><text:span text:style-name="Strong_20_Emphasis"><text:span text:style-name="T426"/></text:span></text:p>
      <text:h text:style-name="P323" text:outline-level="3"><text:span text:style-name="T372">L</text:span>esson <text:span text:style-name="T383">4</text:span><text:span text:style-name="T31">: </text:span><text:span text:style-name="T383">Tzeireh</text:span></text:h>
      <text:p text:style-name="P54">Video Lesson</text:p>
      <text:p text:style-name="P54"/>
      <text:p text:style-name="P54">Script</text:p>
      <text:p text:style-name="P135">צֵירֵי</text:p>
      <text:p text:style-name="P315"><text:span text:style-name="Strong_20_Emphasis"><text:span text:style-name="T125">Tzeireh is two horizontal dots, not to be confused with Sh’va which is made up of two vertical dots </text:span></text:span><text:span text:style-name="Strong_20_Emphasis"><text:span text:style-name="T126">although as we learned in the first lesson, if it has 2 or 3 it makes an “E”. And this is no different. In mystical understanding this </text:span></text:span><text:span text:style-name="Strong_20_Emphasis"><text:span text:style-name="T254">nikud</text:span></text:span><text:span text:style-name="Strong_20_Emphasis"><text:span text:style-name="T126"> represents the equality and balance that will come in the Messianic age. It corresponds to the sephera of </text:span></text:span><text:span text:style-name="Strong_20_Emphasis"><text:span text:style-name="T253">B</text:span></text:span><text:span text:style-name="Strong_20_Emphasis"><text:span text:style-name="T126">inah, which is understanding. It is </text:span></text:span><text:soft-page-break/><text:span text:style-name="Strong_20_Emphasis"><text:span text:style-name="T126">said that the two dots correspond to the sun and moon, and the time when they will be equal once again. As a symbol of a return to equality and peace. They also correspond to רִיצָה and שׁוּב, to run and return! Which symbolizes our deep desire of our soul to connect to G-d, </text:span></text:span><text:span text:style-name="Strong_20_Emphasis"><text:span text:style-name="T127">this is sometimes called teshuva by our sages</text:span></text:span><text:span text:style-name="Strong_20_Emphasis"><text:span text:style-name="T126">. Another meaning is fire and water, </text:span></text:span><text:span text:style-name="Strong_20_Emphasis"><text:span text:style-name="T127">how a burning soul may be quenched. Have you heard the famous phrase “is there no balm in Gilead?” This Hebrew word for balm here is the word </text:span></text:span><text:span text:style-name="Emphasis"><text:span text:style-name="T127">הַצֳּרִי֙</text:span></text:span><text:span text:style-name="Strong_20_Emphasis"><text:span text:style-name="T127">, which has the same letters. This has the same letters as </text:span></text:span><text:span text:style-name="Strong_20_Emphasis"><text:span text:style-name="T125">Tzeireh </text:span></text:span><text:span text:style-name="Strong_20_Emphasis"><text:span text:style-name="T127">and this is another example where having nikud is so important! But here it matches so well with the meaning of teshuva as teshuva is a balm for the soul. Let’s practice this and see how this Is used.</text:span></text:span></text:p>
      <text:p text:style-name="P232"><text:span text:style-name="Strong_20_Emphasis"><text:span text:style-name="T127"/></text:span></text:p>
      <text:p text:style-name="P232"><text:span text:style-name="Strong_20_Emphasis"><text:span text:style-name="T127">הַצֳּרִי֙ אֵ֣ין בְּגִלְעָ֔ד</text:span></text:span></text:p>
      <text:p text:style-name="P233"><text:span text:style-name="Strong_20_Emphasis"><text:span text:style-name="T128">The balm there is not of Gilead. Yirmiyahu 8:22</text:span></text:span></text:p>
      <text:p text:style-name="P233"><text:span text:style-name="Strong_20_Emphasis"><text:span text:style-name="T128"/></text:span></text:p>
      <text:p text:style-name="P237"><text:span text:style-name="Strong_20_Emphasis"><text:span text:style-name="T128">בֵּית</text:span></text:span></text:p>
      <text:p text:style-name="P237"><text:span text:style-name="Strong_20_Emphasis"><text:span text:style-name="T129">Bet as in Alef-bet</text:span></text:span></text:p>
      <text:p text:style-name="P233"><text:span text:style-name="Strong_20_Emphasis"><text:span text:style-name="T128"/></text:span></text:p>
      <text:p text:style-name="P233"><text:span text:style-name="Strong_20_Emphasis"><text:span text:style-name="T128">לֵב</text:span></text:span></text:p>
      <text:p text:style-name="P234"><text:span text:style-name="Strong_20_Emphasis"><text:span text:style-name="T129">Heart</text:span></text:span></text:p>
      <text:p text:style-name="P234"><text:span text:style-name="Strong_20_Emphasis"><text:span text:style-name="T129"/></text:span></text:p>
      <text:p text:style-name="P234"><text:span text:style-name="Strong_20_Emphasis"><text:span text:style-name="T129">כֵּן</text:span></text:span></text:p>
      <text:p text:style-name="P235"><text:span text:style-name="Strong_20_Emphasis"><text:span text:style-name="T130">Yes, thus or and so (ancient)</text:span></text:span></text:p>
      <text:p text:style-name="P235"><text:span text:style-name="Strong_20_Emphasis"><text:span text:style-name="T130"/></text:span></text:p>
      <text:p text:style-name="P235"><text:span text:style-name="Strong_20_Emphasis"><text:span text:style-name="T130">יוֹתֵר</text:span></text:span></text:p>
      <text:p text:style-name="P236"><text:span text:style-name="Strong_20_Emphasis"><text:span text:style-name="T131">more, over, excess</text:span></text:span></text:p>
      <text:p text:style-name="P236"><text:span text:style-name="Strong_20_Emphasis"><text:span text:style-name="T131"/></text:span></text:p>
      <text:p text:style-name="P236"><text:span text:style-name="Strong_20_Emphasis"><text:span text:style-name="T131">מֵאֵת</text:span></text:span></text:p>
      <text:p text:style-name="P237"><text:span text:style-name="Strong_20_Emphasis"><text:span text:style-name="T132">from, by</text:span></text:span></text:p>
      <text:p text:style-name="P233"><text:span text:style-name="Strong_20_Emphasis"><text:span text:style-name="T128"/></text:span></text:p>
      <text:p text:style-name="P233"><text:span text:style-name="Strong_20_Emphasis"><text:span text:style-name="T128">מֵאָה</text:span></text:span></text:p>
      <text:p text:style-name="P235"><text:span text:style-name="Strong_20_Emphasis"><text:span text:style-name="T130">hundred, one hundred, century</text:span></text:span></text:p>
      <text:p text:style-name="P233"><text:span text:style-name="Strong_20_Emphasis"><text:span text:style-name="T128"/></text:span></text:p>
      <text:p text:style-name="P233"><text:span text:style-name="Strong_20_Emphasis"><text:span text:style-name="T128">יוֹסֵף</text:span></text:span></text:p>
      <text:p text:style-name="P235"><text:span text:style-name="Strong_20_Emphasis"><text:span text:style-name="T130">Joseph</text:span></text:span></text:p>
      <text:p text:style-name="P235"><text:span text:style-name="Strong_20_Emphasis"><text:span text:style-name="T130"/></text:span></text:p>
      <text:p text:style-name="P235"><text:span text:style-name="Strong_20_Emphasis"><text:span text:style-name="T130">עֵץ</text:span></text:span></text:p>
      <text:p text:style-name="P235"><text:span text:style-name="Strong_20_Emphasis"><text:span text:style-name="T130">Tree, wood</text:span></text:span></text:p>
      <text:p text:style-name="P235"><text:span text:style-name="Strong_20_Emphasis"><text:span text:style-name="T130"/></text:span></text:p>
      <text:p text:style-name="P235"><text:span text:style-name="Strong_20_Emphasis"><text:span text:style-name="T130">בֵּין</text:span></text:span></text:p>
      <text:p text:style-name="P235"><text:span text:style-name="Strong_20_Emphasis"><text:span text:style-name="T130">Between</text:span></text:span></text:p>
      <text:p text:style-name="P234"><text:span text:style-name="Strong_20_Emphasis"><text:span text:style-name="T129"/></text:span></text:p>
      <text:p text:style-name="P234"><text:span text:style-name="Strong_20_Emphasis"><text:span text:style-name="T129">הֵן</text:span></text:span></text:p>
      <text:p text:style-name="P234"><text:span text:style-name="Strong_20_Emphasis"><text:span text:style-name="T129">Are, they are, Lo! Behold!</text:span></text:span></text:p>
      <text:p text:style-name="P234"><text:span text:style-name="Strong_20_Emphasis"><text:span text:style-name="T129"/></text:span></text:p>
      <text:p text:style-name="P234"><text:span text:style-name="Strong_20_Emphasis"><text:span text:style-name="T129">עֵת</text:span></text:span></text:p>
      <text:p text:style-name="P235"><text:span text:style-name="Strong_20_Emphasis"><text:span text:style-name="T130">Time, a time</text:span></text:span></text:p>
      <text:p text:style-name="P235"><text:span text:style-name="Strong_20_Emphasis"><text:span text:style-name="T130"/></text:span></text:p>
      <text:p text:style-name="P235"><text:soft-page-break/><text:span text:style-name="Strong_20_Emphasis"><text:span text:style-name="T130">חֵן</text:span></text:span></text:p>
      <text:p text:style-name="P235"><text:span text:style-name="Strong_20_Emphasis"><text:span text:style-name="T130">Charm grace</text:span></text:span></text:p>
      <text:p text:style-name="P235"><text:span text:style-name="Strong_20_Emphasis"><text:span text:style-name="T130"/></text:span></text:p>
      <text:p text:style-name="P235"><text:span text:style-name="Strong_20_Emphasis"><text:span text:style-name="T130">שֵׁם</text:span></text:span></text:p>
      <text:p text:style-name="P236"><text:span text:style-name="Strong_20_Emphasis"><text:span text:style-name="T131">name, a name, a person’s first name</text:span></text:span></text:p>
      <text:p text:style-name="P236"><text:span text:style-name="Strong_20_Emphasis"><text:span text:style-name="T131"/></text:span></text:p>
      <text:p text:style-name="P236"><text:span text:style-name="Strong_20_Emphasis"><text:span text:style-name="T131">אֵשׁ</text:span></text:span></text:p>
      <text:p text:style-name="P236"><text:span text:style-name="Strong_20_Emphasis"><text:span text:style-name="T131">Fire, flame</text:span></text:span></text:p>
      <text:p text:style-name="P236"><text:span text:style-name="Strong_20_Emphasis"><text:span text:style-name="T131"/></text:span></text:p>
      <text:p text:style-name="P61">Lesson <text:span text:style-name="T394">4</text:span> Practice</text:p>
      <text:p text:style-name="P36"/>
      <text:p text:style-name="P36">Question 1:</text:p>
      <text:p text:style-name="P43">(Image of <text:span text:style-name="Strong_20_Emphasis"><text:span text:style-name="T125">Tzeireh</text:span></text:span><text:span text:style-name="T41"> </text:span>with <text:span text:style-name="T41">dots</text:span> highlighted.)</text:p>
      <text:p text:style-name="P37"/>
      <text:p text:style-name="P68">What is the name of this nikud?</text:p>
      <text:p text:style-name="P68"/>
      <text:p text:style-name="P68">Answers:</text:p>
      <text:p text:style-name="P68">1. Segol</text:p>
      <text:p text:style-name="P81">2. <text:span text:style-name="Strong_20_Emphasis"><text:span text:style-name="T125">Tzeireh </text:span></text:span><text:span text:style-name="T43">(correct)</text:span></text:p>
      <text:p text:style-name="P68">3. <text:span text:style-name="T451">Kamatz</text:span></text:p>
      <text:p text:style-name="P68">4. <text:span text:style-name="T450">Sh’va</text:span></text:p>
      <text:p text:style-name="P68"/>
      <text:p text:style-name="P68">Question 2:</text:p>
      <text:p text:style-name="P80">(Image of <text:span text:style-name="Strong_20_Emphasis"><text:span text:style-name="T125">Tzeireh </text:span></text:span>with dots highlighted)</text:p>
      <text:p text:style-name="P68"/>
      <text:p text:style-name="P68">What <text:span text:style-name="T452">does this nikud mean?</text:span></text:p>
      <text:p text:style-name="P68"/>
      <text:p text:style-name="P68">Answers:</text:p>
      <text:p text:style-name="P68">1. <text:span text:style-name="T452">Sephera of Natzach, which is victory.</text:span></text:p>
      <text:p text:style-name="P82">2. <text:span text:style-name="T452">S</text:span><text:span text:style-name="Strong_20_Emphasis"><text:span text:style-name="T126">ephera of </text:span></text:span><text:span text:style-name="Strong_20_Emphasis"><text:span text:style-name="T253">B</text:span></text:span><text:span text:style-name="Strong_20_Emphasis"><text:span text:style-name="T126">inah, which is understanding.</text:span></text:span> <text:span text:style-name="T43">(correct)</text:span></text:p>
      <text:p text:style-name="P82">3. <text:span text:style-name="T452">Sephera of Hod, which is </text:span><text:span text:style-name="T453">majesty</text:span><text:span text:style-name="T452">.</text:span></text:p>
      <text:p text:style-name="P82">4. <text:span text:style-name="T452">Sephera of Tiferas, which is mercy.</text:span></text:p>
      <text:p text:style-name="P68"/>
      <text:p text:style-name="P68">Question 3:</text:p>
      <text:p text:style-name="P80">(Image of <text:span text:style-name="Strong_20_Emphasis"><text:span text:style-name="T125">Tzeireh</text:span></text:span> with dots highlighted)</text:p>
      <text:p text:style-name="P68"/>
      <text:p text:style-name="P68">What sound does this nikud make?</text:p>
      <text:p text:style-name="P68"/>
      <text:p text:style-name="P68">Answers:</text:p>
      <text:p text:style-name="P68">1. Silent or an “E” sound like in “red”. <text:span text:style-name="T43">(correct)</text:span></text:p>
      <text:p text:style-name="P68">2. A “U” sound like in Universe.</text:p>
      <text:p text:style-name="P68">3. The nikud means a pause only.</text:p>
      <text:p text:style-name="P68">4. An “A” sound like in “sat”.</text:p>
      <text:p text:style-name="P68"/>
      <text:p text:style-name="P90">Question 4:</text:p>
      <text:p text:style-name="P80">(Image of <text:span text:style-name="Strong_20_Emphasis"><text:span text:style-name="T125">Tzeireh</text:span></text:span> with dots highlighted)</text:p>
      <text:p text:style-name="P68"/>
      <text:p text:style-name="P316">What do the two dots symbolize?</text:p>
      <text:p text:style-name="P90"><text:soft-page-break/></text:p>
      <text:p text:style-name="P90">Answers:</text:p>
      <text:p text:style-name="P90">1. <text:span text:style-name="T455">The fang marks made by the snake in the garden of Eden.</text:span></text:p>
      <text:p text:style-name="P90">2. <text:span text:style-name="T454">The sun and the moon being equal in the Messianic age.</text:span></text:p>
      <text:p text:style-name="P90">3. <text:span text:style-name="T456">Remembering and practicing our traditions.</text:span></text:p>
      <text:p text:style-name="P90">4. <text:span text:style-name="T456">The equality of men and women.</text:span></text:p>
      <text:p text:style-name="P90"/>
      <text:p text:style-name="P172"><text:span text:style-name="Strong_20_Emphasis"><text:span text:style-name="T182">Question 5:</text:span></text:span></text:p>
      <text:p text:style-name="P172"><text:span text:style-name="Strong_20_Emphasis"><text:span text:style-name="T182">בֵּית</text:span></text:span></text:p>
      <text:p text:style-name="P172"><text:span text:style-name="Strong_20_Emphasis"><text:span text:style-name="T182">Bet as in Alef-bet</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b</text:span></text:span><text:span text:style-name="Strong_20_Emphasis"><text:span text:style-name="T202">e</text:span></text:span><text:span text:style-name="Strong_20_Emphasis"><text:span text:style-name="T201">t (correct)</text:span></text:span></text:p>
      <text:p text:style-name="P172"><text:span text:style-name="Strong_20_Emphasis"><text:span text:style-name="T182">2. b</text:span></text:span><text:span text:style-name="Strong_20_Emphasis"><text:span text:style-name="T201">is</text:span></text:span></text:p>
      <text:p text:style-name="P172"><text:span text:style-name="Strong_20_Emphasis"><text:span text:style-name="T182">3. b</text:span></text:span><text:span text:style-name="Strong_20_Emphasis"><text:span text:style-name="T201">os</text:span></text:span></text:p>
      <text:p text:style-name="P172"><text:span text:style-name="Strong_20_Emphasis"><text:span text:style-name="T182">4. b</text:span></text:span><text:span text:style-name="Strong_20_Emphasis"><text:span text:style-name="T201">eet</text:span></text:span></text:p>
      <text:p text:style-name="P172"><text:span text:style-name="Strong_20_Emphasis"><text:span text:style-name="T182"/></text:span></text:p>
      <text:p text:style-name="P172"><text:span text:style-name="Strong_20_Emphasis"><text:span text:style-name="T182">Question 6:</text:span></text:span></text:p>
      <text:p text:style-name="P172"><text:span text:style-name="Strong_20_Emphasis"><text:span text:style-name="T182">לֵב</text:span></text:span></text:p>
      <text:p text:style-name="P172"><text:span text:style-name="Strong_20_Emphasis"><text:span text:style-name="T182">Heart</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le</text:span></text:span><text:span text:style-name="Strong_20_Emphasis"><text:span text:style-name="T202">ave</text:span></text:span></text:p>
      <text:p text:style-name="P172"><text:span text:style-name="Strong_20_Emphasis"><text:span text:style-name="T182">2. lev </text:span></text:span><text:span text:style-name="Strong_20_Emphasis"><text:span text:style-name="T202">(correct)</text:span></text:span></text:p>
      <text:p text:style-name="P172"><text:span text:style-name="Strong_20_Emphasis"><text:span text:style-name="T182">3. laiv</text:span></text:span></text:p>
      <text:p text:style-name="P172"><text:span text:style-name="Strong_20_Emphasis"><text:span text:style-name="T182">4. layv</text:span></text:span></text:p>
      <text:p text:style-name="P172"><text:span text:style-name="Strong_20_Emphasis"><text:span text:style-name="T182"/></text:span></text:p>
      <text:p text:style-name="P172"><text:span text:style-name="Strong_20_Emphasis"><text:span text:style-name="T182">Question 7:</text:span></text:span></text:p>
      <text:p text:style-name="P172"><text:span text:style-name="Strong_20_Emphasis"><text:span text:style-name="T182">כֵּן</text:span></text:span></text:p>
      <text:p text:style-name="P172"><text:span text:style-name="Strong_20_Emphasis"><text:span text:style-name="T182">Yes, thus or and so (ancient)</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text:span></text:span><text:span text:style-name="Strong_20_Emphasis"><text:span text:style-name="T202">kai</text:span></text:span><text:span text:style-name="Strong_20_Emphasis"><text:span text:style-name="T182">n</text:span></text:span></text:p>
      <text:p text:style-name="P172"><text:span text:style-name="Strong_20_Emphasis"><text:span text:style-name="T182">2. </text:span></text:span><text:span text:style-name="Strong_20_Emphasis"><text:span text:style-name="T202">k</text:span></text:span><text:span text:style-name="Strong_20_Emphasis"><text:span text:style-name="T182">en </text:span></text:span><text:span text:style-name="Strong_20_Emphasis"><text:span text:style-name="T202">(correct)</text:span></text:span></text:p>
      <text:p text:style-name="P172"><text:span text:style-name="Strong_20_Emphasis"><text:span text:style-name="T182">3. </text:span></text:span><text:span text:style-name="Strong_20_Emphasis"><text:span text:style-name="T202">ko</text:span></text:span><text:span text:style-name="Strong_20_Emphasis"><text:span text:style-name="T182">in</text:span></text:span></text:p>
      <text:p text:style-name="P172"><text:span text:style-name="Strong_20_Emphasis"><text:span text:style-name="T182">4. </text:span></text:span><text:span text:style-name="Strong_20_Emphasis"><text:span text:style-name="T202">kon</text:span></text:span></text:p>
      <text:p text:style-name="P172"><text:span text:style-name="Strong_20_Emphasis"><text:span text:style-name="T182"/></text:span></text:p>
      <text:p text:style-name="P172"><text:span text:style-name="Strong_20_Emphasis"><text:span text:style-name="T182">Question 8:</text:span></text:span></text:p>
      <text:p text:style-name="P172"><text:span text:style-name="Strong_20_Emphasis"><text:span text:style-name="T182">יוֹתֵר</text:span></text:span></text:p>
      <text:p text:style-name="P172"><text:span text:style-name="Strong_20_Emphasis"><text:span text:style-name="T182">more, over, excess</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text:span></text:span><text:span text:style-name="Strong_20_Emphasis"><text:span text:style-name="T203">yo</text:span></text:span><text:span text:style-name="Strong_20_Emphasis"><text:span text:style-name="T182">teir </text:span></text:span><text:span text:style-name="Strong_20_Emphasis"><text:span text:style-name="T203">(correct)</text:span></text:span></text:p>
      <text:p text:style-name="P172"><text:span text:style-name="Strong_20_Emphasis"><text:span text:style-name="T182">2. </text:span></text:span><text:span text:style-name="Strong_20_Emphasis"><text:span text:style-name="T203">yo</text:span></text:span><text:span text:style-name="Strong_20_Emphasis"><text:span text:style-name="T182">t</text:span></text:span><text:span text:style-name="Strong_20_Emphasis"><text:span text:style-name="T203">a</text:span></text:span><text:span text:style-name="Strong_20_Emphasis"><text:span text:style-name="T182">r</text:span></text:span></text:p>
      <text:p text:style-name="P172"><text:soft-page-break/><text:span text:style-name="Strong_20_Emphasis"><text:span text:style-name="T182">3. </text:span></text:span><text:span text:style-name="Strong_20_Emphasis"><text:span text:style-name="T203">yo</text:span></text:span><text:span text:style-name="Strong_20_Emphasis"><text:span text:style-name="T182">t</text:span></text:span><text:span text:style-name="Strong_20_Emphasis"><text:span text:style-name="T203">ire</text:span></text:span></text:p>
      <text:p text:style-name="P172"><text:span text:style-name="Strong_20_Emphasis"><text:span text:style-name="T182">4. </text:span></text:span><text:span text:style-name="Strong_20_Emphasis"><text:span text:style-name="T203">yi</text:span></text:span><text:span text:style-name="Strong_20_Emphasis"><text:span text:style-name="T182">tay</text:span></text:span><text:span text:style-name="Strong_20_Emphasis"><text:span text:style-name="T203">r</text:span></text:span></text:p>
      <text:p text:style-name="P172"><text:span text:style-name="Strong_20_Emphasis"><text:span text:style-name="T182"/></text:span></text:p>
      <text:p text:style-name="P172"><text:span text:style-name="Strong_20_Emphasis"><text:span text:style-name="T182">Question 9:</text:span></text:span></text:p>
      <text:p text:style-name="P172"><text:span text:style-name="Strong_20_Emphasis"><text:span text:style-name="T182">מֵאֵת</text:span></text:span></text:p>
      <text:p text:style-name="P172"><text:span text:style-name="Strong_20_Emphasis"><text:span text:style-name="T182">from, by</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m</text:span></text:span><text:span text:style-name="Strong_20_Emphasis"><text:span text:style-name="T204">eet</text:span></text:span></text:p>
      <text:p text:style-name="P172"><text:span text:style-name="Strong_20_Emphasis"><text:span text:style-name="T182">2. m</text:span></text:span><text:span text:style-name="Strong_20_Emphasis"><text:span text:style-name="T204">ayeet</text:span></text:span></text:p>
      <text:p text:style-name="P172"><text:span text:style-name="Strong_20_Emphasis"><text:span text:style-name="T182">3. m</text:span></text:span><text:span text:style-name="Strong_20_Emphasis"><text:span text:style-name="T204">o</text:span></text:span><text:span text:style-name="Strong_20_Emphasis"><text:span text:style-name="T182">ieis</text:span></text:span></text:p>
      <text:p text:style-name="P172"><text:span text:style-name="Strong_20_Emphasis"><text:span text:style-name="T182">4. m</text:span></text:span><text:span text:style-name="Strong_20_Emphasis"><text:span text:style-name="T204">eieit (correct)</text:span></text:span></text:p>
      <text:p text:style-name="P172"><text:span text:style-name="Strong_20_Emphasis"><text:span text:style-name="T182"/></text:span></text:p>
      <text:p text:style-name="P172"><text:span text:style-name="Strong_20_Emphasis"><text:span text:style-name="T182">Question 10:</text:span></text:span></text:p>
      <text:p text:style-name="P172"><text:span text:style-name="Strong_20_Emphasis"><text:span text:style-name="T182">מֵאָה</text:span></text:span></text:p>
      <text:p text:style-name="P172"><text:span text:style-name="Strong_20_Emphasis"><text:span text:style-name="T182">hundred, one hundred, century</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meie</text:span></text:span><text:span text:style-name="Strong_20_Emphasis"><text:span text:style-name="T205">eh</text:span></text:span></text:p>
      <text:p text:style-name="P172"><text:span text:style-name="Strong_20_Emphasis"><text:span text:style-name="T182">2. meie</text:span></text:span></text:p>
      <text:p text:style-name="P172"><text:span text:style-name="Strong_20_Emphasis"><text:span text:style-name="T182">3. meiah </text:span></text:span><text:span text:style-name="Strong_20_Emphasis"><text:span text:style-name="T205">(correct)</text:span></text:span></text:p>
      <text:p text:style-name="P172"><text:span text:style-name="Strong_20_Emphasis"><text:span text:style-name="T182">4. m</text:span></text:span><text:span text:style-name="Strong_20_Emphasis"><text:span text:style-name="T205">oiah</text:span></text:span></text:p>
      <text:p text:style-name="P172"><text:span text:style-name="Strong_20_Emphasis"><text:span text:style-name="T182"/></text:span></text:p>
      <text:p text:style-name="P172"><text:span text:style-name="Strong_20_Emphasis"><text:span text:style-name="T182">Question 11:</text:span></text:span></text:p>
      <text:p text:style-name="P172"><text:span text:style-name="Strong_20_Emphasis"><text:span text:style-name="T182">יוֹסֵף</text:span></text:span></text:p>
      <text:p text:style-name="P172"><text:span text:style-name="Strong_20_Emphasis"><text:span text:style-name="T182">Joseph</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text:span></text:span><text:span text:style-name="Strong_20_Emphasis"><text:span text:style-name="T206">yo</text:span></text:span><text:span text:style-name="Strong_20_Emphasis"><text:span text:style-name="T182">s</text:span></text:span><text:span text:style-name="Strong_20_Emphasis"><text:span text:style-name="T206">af</text:span></text:span></text:p>
      <text:p text:style-name="P172"><text:span text:style-name="Strong_20_Emphasis"><text:span text:style-name="T182">2. </text:span></text:span><text:span text:style-name="Strong_20_Emphasis"><text:span text:style-name="T206">eesef</text:span></text:span></text:p>
      <text:p text:style-name="P172"><text:span text:style-name="Strong_20_Emphasis"><text:span text:style-name="T182">3. </text:span></text:span><text:span text:style-name="Strong_20_Emphasis"><text:span text:style-name="T206">yo</text:span></text:span><text:span text:style-name="Strong_20_Emphasis"><text:span text:style-name="T182">se</text:span></text:span><text:span text:style-name="Strong_20_Emphasis"><text:span text:style-name="T206">f (correct)</text:span></text:span></text:p>
      <text:p text:style-name="P172"><text:span text:style-name="Strong_20_Emphasis"><text:span text:style-name="T182">4. </text:span></text:span><text:span text:style-name="Strong_20_Emphasis"><text:span text:style-name="T206">o</text:span></text:span><text:span text:style-name="Strong_20_Emphasis"><text:span text:style-name="T182">sef</text:span></text:span></text:p>
      <text:p text:style-name="P172"><text:span text:style-name="Strong_20_Emphasis"><text:span text:style-name="T182"/></text:span></text:p>
      <text:p text:style-name="P172"><text:span text:style-name="Strong_20_Emphasis"><text:span text:style-name="T182">Question 12:</text:span></text:span></text:p>
      <text:p text:style-name="P172"><text:span text:style-name="Strong_20_Emphasis"><text:span text:style-name="T182">עֵץ</text:span></text:span></text:p>
      <text:p text:style-name="P172"><text:span text:style-name="Strong_20_Emphasis"><text:span text:style-name="T182">Tree, wood</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aei</text:span></text:span><text:span text:style-name="Strong_20_Emphasis"><text:span text:style-name="T207">s</text:span></text:span></text:p>
      <text:p text:style-name="P172"><text:span text:style-name="Strong_20_Emphasis"><text:span text:style-name="T182">2. aeitez</text:span></text:span></text:p>
      <text:p text:style-name="P172"><text:span text:style-name="Strong_20_Emphasis"><text:span text:style-name="T182">3. e</text:span></text:span><text:span text:style-name="Strong_20_Emphasis"><text:span text:style-name="T207">y</text:span></text:span><text:span text:style-name="Strong_20_Emphasis"><text:span text:style-name="T182">tz </text:span></text:span><text:span text:style-name="Strong_20_Emphasis"><text:span text:style-name="T207">(correct)</text:span></text:span></text:p>
      <text:p text:style-name="P172"><text:span text:style-name="Strong_20_Emphasis"><text:span text:style-name="T182">4. a</text:span></text:span><text:span text:style-name="Strong_20_Emphasis"><text:span text:style-name="T207">o</text:span></text:span><text:span text:style-name="Strong_20_Emphasis"><text:span text:style-name="T182">its</text:span></text:span></text:p>
      <text:p text:style-name="P172"><text:span text:style-name="Strong_20_Emphasis"><text:span text:style-name="T182"/></text:span></text:p>
      <text:p text:style-name="P172"><text:span text:style-name="Strong_20_Emphasis"><text:span text:style-name="T182">Question 13:</text:span></text:span></text:p>
      <text:p text:style-name="P172"><text:soft-page-break/><text:span text:style-name="Strong_20_Emphasis"><text:span text:style-name="T182">בֵּין</text:span></text:span></text:p>
      <text:p text:style-name="P172"><text:span text:style-name="Strong_20_Emphasis"><text:span text:style-name="T182">Between</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b</text:span></text:span><text:span text:style-name="Strong_20_Emphasis"><text:span text:style-name="T208">an</text:span></text:span></text:p>
      <text:p text:style-name="P172"><text:span text:style-name="Strong_20_Emphasis"><text:span text:style-name="T182">2. ben</text:span></text:span></text:p>
      <text:p text:style-name="P172"><text:span text:style-name="Strong_20_Emphasis"><text:span text:style-name="T182">3. b</text:span></text:span><text:span text:style-name="Strong_20_Emphasis"><text:span text:style-name="T208">oin</text:span></text:span></text:p>
      <text:p text:style-name="P172"><text:span text:style-name="Strong_20_Emphasis"><text:span text:style-name="T182">4. b</text:span></text:span><text:span text:style-name="Strong_20_Emphasis"><text:span text:style-name="T208">e</text:span></text:span><text:span text:style-name="Strong_20_Emphasis"><text:span text:style-name="T182">yn </text:span></text:span><text:span text:style-name="Strong_20_Emphasis"><text:span text:style-name="T208">(correct)</text:span></text:span></text:p>
      <text:p text:style-name="P172"><text:span text:style-name="Strong_20_Emphasis"><text:span text:style-name="T182"/></text:span></text:p>
      <text:p text:style-name="P172"><text:span text:style-name="Strong_20_Emphasis"><text:span text:style-name="T182">Question 14:</text:span></text:span></text:p>
      <text:p text:style-name="P172"><text:span text:style-name="Strong_20_Emphasis"><text:span text:style-name="T182">הֵן</text:span></text:span></text:p>
      <text:p text:style-name="P172"><text:span text:style-name="Strong_20_Emphasis"><text:span text:style-name="T182">Are, they are, Lo! Behold!</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hin</text:span></text:span><text:span text:style-name="Strong_20_Emphasis"><text:span text:style-name="T209">e</text:span></text:span></text:p>
      <text:p text:style-name="P172"><text:span text:style-name="Strong_20_Emphasis"><text:span text:style-name="T182">2. hen </text:span></text:span><text:span text:style-name="Strong_20_Emphasis"><text:span text:style-name="T209">(correct)</text:span></text:span></text:p>
      <text:p text:style-name="P172"><text:span text:style-name="Strong_20_Emphasis"><text:span text:style-name="T182">3. hain</text:span></text:span></text:p>
      <text:p text:style-name="P172"><text:span text:style-name="Strong_20_Emphasis"><text:span text:style-name="T182">4. h</text:span></text:span><text:span text:style-name="Strong_20_Emphasis"><text:span text:style-name="T209">o</text:span></text:span><text:span text:style-name="Strong_20_Emphasis"><text:span text:style-name="T182">yn</text:span></text:span></text:p>
      <text:p text:style-name="P172"><text:span text:style-name="Strong_20_Emphasis"><text:span text:style-name="T182"/></text:span></text:p>
      <text:p text:style-name="P172"><text:span text:style-name="Strong_20_Emphasis"><text:span text:style-name="T182">Question 15:</text:span></text:span></text:p>
      <text:p text:style-name="P172"><text:span text:style-name="Strong_20_Emphasis"><text:span text:style-name="T182">עֵת</text:span></text:span></text:p>
      <text:p text:style-name="P172"><text:span text:style-name="Strong_20_Emphasis"><text:span text:style-name="T182">Time, a time</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aeit </text:span></text:span><text:span text:style-name="Strong_20_Emphasis"><text:span text:style-name="T210">(correct)</text:span></text:span></text:p>
      <text:p text:style-name="P172"><text:span text:style-name="Strong_20_Emphasis"><text:span text:style-name="T182">2. aeith</text:span></text:span></text:p>
      <text:p text:style-name="P172"><text:span text:style-name="Strong_20_Emphasis"><text:span text:style-name="T182">3. ais</text:span></text:span></text:p>
      <text:p text:style-name="P172"><text:span text:style-name="Strong_20_Emphasis"><text:span text:style-name="T182">4. aet</text:span></text:span></text:p>
      <text:p text:style-name="P172"><text:span text:style-name="Strong_20_Emphasis"><text:span text:style-name="T182"/></text:span></text:p>
      <text:p text:style-name="P172"><text:span text:style-name="Strong_20_Emphasis"><text:span text:style-name="T182">Question 16:</text:span></text:span></text:p>
      <text:p text:style-name="P172"><text:span text:style-name="Strong_20_Emphasis"><text:span text:style-name="T182">חֵן</text:span></text:span></text:p>
      <text:p text:style-name="P172"><text:span text:style-name="Strong_20_Emphasis"><text:span text:style-name="T212">c</text:span></text:span><text:span text:style-name="Strong_20_Emphasis"><text:span text:style-name="T182">harm, grace</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ch</text:span></text:span><text:span text:style-name="Strong_20_Emphasis"><text:span text:style-name="T211">ine</text:span></text:span></text:p>
      <text:p text:style-name="P172"><text:span text:style-name="Strong_20_Emphasis"><text:span text:style-name="T182">2. chen </text:span></text:span><text:span text:style-name="Strong_20_Emphasis"><text:span text:style-name="T211">(correct)</text:span></text:span></text:p>
      <text:p text:style-name="P172"><text:span text:style-name="Strong_20_Emphasis"><text:span text:style-name="T182">3. chain</text:span></text:span></text:p>
      <text:p text:style-name="P172"><text:span text:style-name="Strong_20_Emphasis"><text:span text:style-name="T182">4. ch</text:span></text:span><text:span text:style-name="Strong_20_Emphasis"><text:span text:style-name="T211">o</text:span></text:span><text:span text:style-name="Strong_20_Emphasis"><text:span text:style-name="T182">n</text:span></text:span><text:span text:style-name="Strong_20_Emphasis"><text:span text:style-name="T211">e</text:span></text:span></text:p>
      <text:p text:style-name="P172"><text:span text:style-name="Strong_20_Emphasis"><text:span text:style-name="T182"/></text:span></text:p>
      <text:p text:style-name="P172"><text:span text:style-name="Strong_20_Emphasis"><text:span text:style-name="T182">Question 17:</text:span></text:span></text:p>
      <text:p text:style-name="P172"><text:span text:style-name="Strong_20_Emphasis"><text:span text:style-name="T182">שֵׁם</text:span></text:span></text:p>
      <text:p text:style-name="P172"><text:span text:style-name="Strong_20_Emphasis"><text:span text:style-name="T182">name, a name, a person’s first name</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oft-page-break/><text:span text:style-name="Strong_20_Emphasis"><text:span text:style-name="T182">Answers:</text:span></text:span></text:p>
      <text:p text:style-name="P172"><text:span text:style-name="Strong_20_Emphasis"><text:span text:style-name="T182">1. sheim</text:span></text:span></text:p>
      <text:p text:style-name="P172"><text:span text:style-name="Strong_20_Emphasis"><text:span text:style-name="T182">2. shem </text:span></text:span><text:span text:style-name="Strong_20_Emphasis"><text:span text:style-name="T213">(correct)</text:span></text:span></text:p>
      <text:p text:style-name="P172"><text:span text:style-name="Strong_20_Emphasis"><text:span text:style-name="T182">3. shaim</text:span></text:span></text:p>
      <text:p text:style-name="P172"><text:span text:style-name="Strong_20_Emphasis"><text:span text:style-name="T182">4. shay</text:span></text:span><text:span text:style-name="Strong_20_Emphasis"><text:span text:style-name="T213">i</text:span></text:span><text:span text:style-name="Strong_20_Emphasis"><text:span text:style-name="T182">m</text:span></text:span></text:p>
      <text:p text:style-name="P172"><text:span text:style-name="Strong_20_Emphasis"><text:span text:style-name="T182"/></text:span></text:p>
      <text:p text:style-name="P172"><text:span text:style-name="Strong_20_Emphasis"><text:span text:style-name="T182">Question 18:</text:span></text:span></text:p>
      <text:p text:style-name="P172"><text:span text:style-name="Strong_20_Emphasis"><text:span text:style-name="T182">אֵשׁ</text:span></text:span></text:p>
      <text:p text:style-name="P172"><text:span text:style-name="Strong_20_Emphasis"><text:span text:style-name="T182">Fire, flame</text:span></text:span></text:p>
      <text:p text:style-name="P172"><text:span text:style-name="Strong_20_Emphasis"><text:span text:style-name="T182">How do you pronounce this word?</text:span></text:span></text:p>
      <text:p text:style-name="P172"><text:span text:style-name="Strong_20_Emphasis"><text:span text:style-name="T182"/></text:span></text:p>
      <text:p text:style-name="P172"><text:span text:style-name="Strong_20_Emphasis"><text:span text:style-name="T182">Answers:</text:span></text:span></text:p>
      <text:p text:style-name="P172"><text:span text:style-name="Strong_20_Emphasis"><text:span text:style-name="T182">1. </text:span></text:span><text:span text:style-name="Strong_20_Emphasis"><text:span text:style-name="T214">a</text:span></text:span><text:span text:style-name="Strong_20_Emphasis"><text:span text:style-name="T182">sh</text:span></text:span></text:p>
      <text:p text:style-name="P172"><text:span text:style-name="Strong_20_Emphasis"><text:span text:style-name="T182">2. esh </text:span></text:span><text:span text:style-name="Strong_20_Emphasis"><text:span text:style-name="T214">(correct)</text:span></text:span></text:p>
      <text:p text:style-name="P172"><text:span text:style-name="Strong_20_Emphasis"><text:span text:style-name="T182">3. </text:span></text:span><text:span text:style-name="Strong_20_Emphasis"><text:span text:style-name="T214">o</text:span></text:span><text:span text:style-name="Strong_20_Emphasis"><text:span text:style-name="T182">sh</text:span></text:span></text:p>
      <text:p text:style-name="P172"><text:span text:style-name="Strong_20_Emphasis"><text:span text:style-name="T182">4. ay</text:span></text:span><text:span text:style-name="Strong_20_Emphasis"><text:span text:style-name="T214">i</text:span></text:span><text:span text:style-name="Strong_20_Emphasis"><text:span text:style-name="T182">sh</text:span></text:span></text:p>
      <text:p text:style-name="P172"><text:span text:style-name="Strong_20_Emphasis"><text:span text:style-name="T182"/></text:span></text:p>
      <text:h text:style-name="P324" text:outline-level="3"><text:span text:style-name="T372">L</text:span>esson <text:span text:style-name="T384">5</text:span><text:span text:style-name="T31">: </text:span><text:span text:style-name="T385">Segol</text:span></text:h>
      <text:p text:style-name="P55">Video Lesson</text:p>
      <text:p text:style-name="P55"/>
      <text:p text:style-name="P55">Script</text:p>
      <text:p text:style-name="P238"><text:span text:style-name="Strong_20_Emphasis"><text:span text:style-name="T133">סֶגּוֹל</text:span></text:span></text:p>
      <text:p text:style-name="P239"><text:span text:style-name="Strong_20_Emphasis"><text:span text:style-name="T133">Segol follows the rule if it has 2 or 3 it makes an “E”. This nikud is the only one with three dots., it has two horizontal dots and one centered below.</text:span></text:span><text:span text:style-name="Strong_20_Emphasis"><text:span text:style-name="T134"> </text:span></text:span><text:span text:style-name="Strong_20_Emphasis"><text:span text:style-name="T135">The three dots symbolize the people of Israel </text:span></text:span><text:span text:style-name="Strong_20_Emphasis"><text:span text:style-name="T136">and this is in </text:span></text:span><text:span text:style-name="Strong_20_Emphasis"><text:span text:style-name="T137">many</text:span></text:span><text:span text:style-name="Strong_20_Emphasis"><text:span text:style-name="T136"> ways.</text:span></text:span><text:span text:style-name="Strong_20_Emphasis"><text:span text:style-name="T133"> </text:span></text:span><text:span text:style-name="Strong_20_Emphasis"><text:span text:style-name="T134">G-d calls the people of Israel the עַם סְגֻלָּה the treasured people in Devarim 7:6 and 14:2. </text:span></text:span><text:span text:style-name="Strong_20_Emphasis"><text:span text:style-name="T133">It is known to symbolize the seph</text:span></text:span><text:span text:style-name="Strong_20_Emphasis"><text:span text:style-name="T215">ira</text:span></text:span><text:span text:style-name="Strong_20_Emphasis"><text:span text:style-name="T133"> of Chesod or kindness. </text:span></text:span><text:span text:style-name="Strong_20_Emphasis"><text:span text:style-name="T134">Loving every Jew and dealing with each other with kindness is so important. </text:span></text:span><text:span text:style-name="Strong_20_Emphasis"><text:span text:style-name="T135">Rabbi Akiva, </text:span></text:span><text:span text:style-name="Strong_20_Emphasis"><text:span text:style-name="T216">one of the most important historical rabbis,</text:span></text:span><text:span text:style-name="Strong_20_Emphasis"><text:span text:style-name="T135"> said this was the </text:span></text:span><text:span text:style-name="Strong_20_Emphasis"><text:span text:style-name="T137">great principle of the whole</text:span></text:span><text:span text:style-name="Strong_20_Emphasis"><text:span text:style-name="T135"> Torah.</text:span></text:span><text:span text:style-name="Strong_20_Emphasis"><text:span text:style-name="T134"> </text:span></text:span><text:span text:style-name="Strong_20_Emphasis"><text:span text:style-name="T136">The </text:span></text:span><text:span text:style-name="Strong_20_Emphasis"><text:span text:style-name="T137">three dots symbolize the 3 patriarchs of the Jewish people; Abraham, Isaac and Jacob and the three kinds of Jews; Kohanim, Levites, and Israelites. Let’s look at some examples of this nikud.</text:span></text:span></text:p>
      <text:p text:style-name="P239"><text:span text:style-name="Strong_20_Emphasis"><text:span text:style-name="T137"/></text:span></text:p>
      <text:p text:style-name="P305"><text:span text:style-name="Strong_20_Emphasis"><text:span text:style-name="T133">סֶגּוֹל</text:span></text:span></text:p>
      <text:p text:style-name="P305"><text:span text:style-name="Strong_20_Emphasis"><text:span text:style-name="T199">Segol</text:span></text:span></text:p>
      <text:p text:style-name="P239"><text:span text:style-name="Strong_20_Emphasis"><text:span text:style-name="T137"/></text:span></text:p>
      <text:p text:style-name="P239"><text:span text:style-name="Strong_20_Emphasis"><text:span text:style-name="T137">אָרֶץ</text:span></text:span></text:p>
      <text:p text:style-name="P240"><text:span text:style-name="Strong_20_Emphasis"><text:span text:style-name="T138">Earth, land</text:span></text:span></text:p>
      <text:p text:style-name="P240"/>
      <text:p text:style-name="P240"><text:span text:style-name="Strong_20_Emphasis"><text:span text:style-name="T116">מֶלֶךְ</text:span></text:span></text:p>
      <text:p text:style-name="P244"><text:span text:style-name="Strong_20_Emphasis"><text:span text:style-name="T142">King</text:span></text:span></text:p>
      <text:p text:style-name="P244"><text:span text:style-name="Strong_20_Emphasis"><text:span text:style-name="T142"/></text:span></text:p>
      <text:p text:style-name="P244"><text:span text:style-name="Strong_20_Emphasis"><text:span text:style-name="T142">בֹּקֶר</text:span></text:span></text:p>
      <text:p text:style-name="P262"><text:span text:style-name="Strong_20_Emphasis"><text:span text:style-name="T154">Morning</text:span></text:span></text:p>
      <text:p text:style-name="P262"><text:span text:style-name="Strong_20_Emphasis"><text:span text:style-name="T154"/></text:span></text:p>
      <text:p text:style-name="P240"><text:span text:style-name="Strong_20_Emphasis"><text:span text:style-name="T62">אֶבֶן</text:span></text:span></text:p>
      <text:p text:style-name="P242"><text:span text:style-name="Strong_20_Emphasis"><text:span text:style-name="T140">stone, small rock, gem</text:span></text:span></text:p>
      <text:p text:style-name="P242"><text:span text:style-name="Strong_20_Emphasis"><text:span text:style-name="T140"/></text:span></text:p>
      <text:p text:style-name="P242"><text:soft-page-break/><text:span text:style-name="Strong_20_Emphasis"><text:span text:style-name="T140">אִינְטֶרְנֶט</text:span></text:span></text:p>
      <text:p text:style-name="P245"><text:span text:style-name="Strong_20_Emphasis"><text:span text:style-name="T143">Internet</text:span></text:span></text:p>
      <text:p text:style-name="P245"><text:span text:style-name="Strong_20_Emphasis"><text:span text:style-name="T143"/></text:span></text:p>
      <text:p text:style-name="P245"><text:span text:style-name="Strong_20_Emphasis"><text:span text:style-name="T143">גָּלֶרְיָה</text:span></text:span></text:p>
      <text:p text:style-name="P245"><text:span text:style-name="Strong_20_Emphasis"><text:span text:style-name="T143">gallery</text:span></text:span></text:p>
      <text:p text:style-name="P242"><text:span text:style-name="Strong_20_Emphasis"><text:span text:style-name="T140"/></text:span></text:p>
      <text:p text:style-name="P242"><text:span text:style-name="Strong_20_Emphasis"><text:span text:style-name="T140">נֶצַח</text:span></text:span></text:p>
      <text:p text:style-name="P242"><text:span text:style-name="Strong_20_Emphasis"><text:span text:style-name="T140">enduring, eminence, victory</text:span></text:span></text:p>
      <text:p text:style-name="P242"><text:span text:style-name="Strong_20_Emphasis"><text:span text:style-name="T140"/></text:span></text:p>
      <text:p text:style-name="P240"><text:span text:style-name="Strong_20_Emphasis"><text:span text:style-name="T62">אֶלֶף</text:span></text:span></text:p>
      <text:p text:style-name="P240"><text:span text:style-name="Strong_20_Emphasis"><text:span text:style-name="T138">Thousand, one thousand, millennium </text:span></text:span></text:p>
      <text:p text:style-name="P240"><text:span text:style-name="Strong_20_Emphasis"><text:span text:style-name="T138"/></text:span></text:p>
      <text:p text:style-name="P240"><text:span text:style-name="Strong_20_Emphasis"><text:span text:style-name="T62">פֶּה</text:span></text:span></text:p>
      <text:p text:style-name="P241"><text:span text:style-name="Strong_20_Emphasis"><text:span text:style-name="T139">Mouth</text:span></text:span></text:p>
      <text:p text:style-name="P239"><text:span text:style-name="Strong_20_Emphasis"><text:span text:style-name="T137"/></text:span></text:p>
      <text:p text:style-name="P239"><text:span text:style-name="Strong_20_Emphasis"><text:span text:style-name="T61">זֶה</text:span></text:span></text:p>
      <text:p text:style-name="P240"><text:span text:style-name="Strong_20_Emphasis"><text:span text:style-name="T138">This</text:span></text:span></text:p>
      <text:p text:style-name="P240"><text:span text:style-name="Strong_20_Emphasis"><text:span text:style-name="T138"/></text:span></text:p>
      <text:p text:style-name="P240"><text:span text:style-name="Strong_20_Emphasis"><text:span text:style-name="T138">אַתֶּם</text:span></text:span></text:p>
      <text:p text:style-name="P240"><text:span text:style-name="Strong_20_Emphasis"><text:span text:style-name="T138">You all</text:span></text:span></text:p>
      <text:p text:style-name="P240"><text:span text:style-name="Strong_20_Emphasis"><text:span text:style-name="T138"/></text:span></text:p>
      <text:p text:style-name="P240"><text:span text:style-name="Strong_20_Emphasis"><text:span text:style-name="T138">שֶׁל</text:span></text:span></text:p>
      <text:p text:style-name="P244"><text:span text:style-name="Strong_20_Emphasis"><text:span text:style-name="T142">Of, belonging to, owned by</text:span></text:span></text:p>
      <text:p text:style-name="P240"><text:span text:style-name="Strong_20_Emphasis"><text:span text:style-name="T138"/></text:span></text:p>
      <text:p text:style-name="P240"><text:span text:style-name="Strong_20_Emphasis"><text:span text:style-name="T138">שֶׂה</text:span></text:span></text:p>
      <text:p text:style-name="P241"><text:span text:style-name="Strong_20_Emphasis"><text:span text:style-name="T139">One of a flock, lamb, kid (goat)</text:span></text:span></text:p>
      <text:p text:style-name="P241"><text:span text:style-name="Strong_20_Emphasis"><text:span text:style-name="T139"/></text:span></text:p>
      <text:p text:style-name="P245"><text:span text:style-name="Strong_20_Emphasis"><text:span text:style-name="T143">מֹשֶׁה</text:span></text:span></text:p>
      <text:p text:style-name="P245"><text:span text:style-name="Strong_20_Emphasis"><text:span text:style-name="T143">Moses</text:span></text:span></text:p>
      <text:p text:style-name="P245"><text:span text:style-name="Strong_20_Emphasis"><text:span text:style-name="T143"/></text:span></text:p>
      <text:p text:style-name="P241"><text:span text:style-name="Strong_20_Emphasis"><text:span text:style-name="T139">כּוֹרֶשׁ</text:span></text:span></text:p>
      <text:p text:style-name="P241"><text:span text:style-name="Strong_20_Emphasis"><text:span text:style-name="T139">Cyrus famous King of Persia</text:span></text:span></text:p>
      <text:p text:style-name="P241"><text:span text:style-name="Strong_20_Emphasis"><text:span text:style-name="T139"/></text:span></text:p>
      <text:p text:style-name="P241"><text:span text:style-name="Strong_20_Emphasis"><text:span text:style-name="T139">מוֹרֶה</text:span></text:span></text:p>
      <text:p text:style-name="P243"><text:span text:style-name="Strong_20_Emphasis"><text:span text:style-name="T141">teacher, rain (ancient)</text:span></text:span></text:p>
      <text:p text:style-name="P243"><text:span text:style-name="Strong_20_Emphasis"><text:span text:style-name="T141"/></text:span></text:p>
      <text:p text:style-name="P243"><text:span text:style-name="Strong_20_Emphasis"><text:span text:style-name="T63">חֶדֶר</text:span></text:span></text:p>
      <text:p text:style-name="P243"><text:span text:style-name="Strong_20_Emphasis"><text:span text:style-name="T141">room</text:span></text:span></text:p>
      <text:p text:style-name="P243"><text:span text:style-name="Strong_20_Emphasis"><text:span text:style-name="T141"/></text:span></text:p>
      <text:p text:style-name="P243"><text:span text:style-name="Strong_20_Emphasis"><text:span text:style-name="T141">אֶתְמוֹל</text:span></text:span></text:p>
      <text:p text:style-name="P245"><text:span text:style-name="Strong_20_Emphasis"><text:span text:style-name="T143">yesterday, recently</text:span></text:span></text:p>
      <text:p text:style-name="P245"><text:span text:style-name="Strong_20_Emphasis"><text:span text:style-name="T143"/></text:span></text:p>
      <text:p text:style-name="P245"><text:span text:style-name="Strong_20_Emphasis"><text:span text:style-name="T143">אֶלָּא</text:span></text:span></text:p>
      <text:p text:style-name="P245"><text:span text:style-name="Strong_20_Emphasis"><text:span text:style-name="T143">but</text:span></text:span></text:p>
      <text:p text:style-name="P245"><text:span text:style-name="Strong_20_Emphasis"><text:span text:style-name="T143"/></text:span></text:p>
      <text:p text:style-name="P299"><text:span text:style-name="Strong_20_Emphasis"><text:span text:style-name="T147">מֶלַח </text:span></text:span></text:p>
      <text:p text:style-name="P299"><text:soft-page-break/><text:span text:style-name="Strong_20_Emphasis"><text:span text:style-name="T147">salt</text:span></text:span></text:p>
      <text:p text:style-name="P230"/>
      <text:p text:style-name="P313"><text:span text:style-name="Strong_20_Emphasis"><text:span text:style-name="T247">Mem has the Kamatz, so this is </text:span></text:span><text:span text:style-name="Strong_20_Emphasis"><text:span text:style-name="T248">me</text:span></text:span><text:span text:style-name="Strong_20_Emphasis"><text:span text:style-name="T247">lach or salt.</text:span></text:span></text:p>
      <text:p text:style-name="P245"><text:span text:style-name="Strong_20_Emphasis"><text:span text:style-name="T143"/></text:span></text:p>
      <text:p text:style-name="P61">Lesson <text:span text:style-name="T394">5</text:span> Practice</text:p>
      <text:p text:style-name="P36"/>
      <text:p text:style-name="P36">Question 1:</text:p>
      <text:p text:style-name="P41">(Image of <text:span text:style-name="Strong_20_Emphasis"><text:span text:style-name="T133">Segol</text:span></text:span><text:span text:style-name="T41"> </text:span>with <text:span text:style-name="T41">dots</text:span> highlighted.)</text:p>
      <text:p text:style-name="P37"/>
      <text:p text:style-name="P68">What is the name of this nikud?</text:p>
      <text:p text:style-name="P68"/>
      <text:p text:style-name="P68">Answers:</text:p>
      <text:p text:style-name="P68">1. Segol <text:span text:style-name="T436">(correct)</text:span></text:p>
      <text:p text:style-name="P68">2. <text:span text:style-name="T436">Patach</text:span></text:p>
      <text:p text:style-name="P68">3. <text:span text:style-name="T436">Kamatz</text:span></text:p>
      <text:p text:style-name="P68">4. <text:span text:style-name="T436">Matzo</text:span></text:p>
      <text:p text:style-name="P68"/>
      <text:p text:style-name="P68">Question 2:</text:p>
      <text:p text:style-name="P77">(Image of <text:span text:style-name="Strong_20_Emphasis"><text:span text:style-name="T133">Segol</text:span></text:span> with dots highlighted)</text:p>
      <text:p text:style-name="P68"/>
      <text:p text:style-name="P68">What <text:span text:style-name="T440">does this</text:span> nikud <text:span text:style-name="T440">mean?</text:span></text:p>
      <text:p text:style-name="P68"/>
      <text:p text:style-name="P68">Answers:</text:p>
      <text:p text:style-name="P77">1. <text:span text:style-name="T437">Sephira of Hod or splendor.</text:span></text:p>
      <text:p text:style-name="P77">2. <text:span text:style-name="T437">S</text:span><text:span text:style-name="Strong_20_Emphasis"><text:span text:style-name="T133">eph</text:span></text:span><text:span text:style-name="Strong_20_Emphasis"><text:span text:style-name="T215">ira</text:span></text:span><text:span text:style-name="Strong_20_Emphasis"><text:span text:style-name="T133"> of Chesod or kindness. </text:span></text:span><text:span text:style-name="Strong_20_Emphasis"><text:span text:style-name="T215">(correct)</text:span></text:span></text:p>
      <text:p text:style-name="P77">3. <text:span text:style-name="T437">S</text:span><text:span text:style-name="Strong_20_Emphasis"><text:span text:style-name="T133">eph</text:span></text:span><text:span text:style-name="Strong_20_Emphasis"><text:span text:style-name="T215">ira</text:span></text:span><text:span text:style-name="Strong_20_Emphasis"><text:span text:style-name="T133"> of </text:span></text:span><text:span text:style-name="Strong_20_Emphasis"><text:span text:style-name="T215">Natzach</text:span></text:span><text:span text:style-name="Strong_20_Emphasis"><text:span text:style-name="T133"> or </text:span></text:span><text:span text:style-name="Strong_20_Emphasis"><text:span text:style-name="T215">victory</text:span></text:span></text:p>
      <text:p text:style-name="P68">4. <text:span text:style-name="T437">Sephira of Lev or loving everyone.</text:span></text:p>
      <text:p text:style-name="P68"/>
      <text:p text:style-name="P68">Question 3:</text:p>
      <text:p text:style-name="P68">(Image of <text:span text:style-name="T438">Segol</text:span> with dots highlighted)</text:p>
      <text:p text:style-name="P68"/>
      <text:p text:style-name="P68">What sound does this nikud make?</text:p>
      <text:p text:style-name="P68"/>
      <text:p text:style-name="P68">Answers:</text:p>
      <text:p text:style-name="P68">1. “E” sound like in “red”. <text:span text:style-name="T43">(correct)</text:span></text:p>
      <text:p text:style-name="P68">2. “<text:span text:style-name="T438">I” sound like in “icky”.</text:span></text:p>
      <text:p text:style-name="P68">3. “<text:span text:style-name="T438">U” sound like in “universe”.</text:span></text:p>
      <text:p text:style-name="P68">4. “A” sound like in “sat”.</text:p>
      <text:p text:style-name="P68"/>
      <text:p text:style-name="P90">Question 4:</text:p>
      <text:p text:style-name="P68">(Image of S<text:span text:style-name="T439">egol</text:span> with dots highlighted)</text:p>
      <text:p text:style-name="P68"/>
      <text:p text:style-name="P309">What do the 3 dots symbolize?</text:p>
      <text:p text:style-name="P90"/>
      <text:p text:style-name="P90">Answers:</text:p>
      <text:p text:style-name="P90">1. <text:span text:style-name="T440">The three stooges.</text:span></text:p>
      <text:p text:style-name="P90">2. <text:span text:style-name="T440">Abraham, Isaac, and Jacob and Kohanim, Levites and Israelites. </text:span><text:span text:style-name="T457">(correct)</text:span></text:p>
      <text:p text:style-name="P90">3. <text:span text:style-name="T440">Service, Judgement, and Compassion.</text:span></text:p>
      <text:p text:style-name="P90">4. You can’t tell, it’s the most mysterious vowel.</text:p>
      <text:p text:style-name="P90"><text:soft-page-break/></text:p>
      <text:p text:style-name="P289"><text:span text:style-name="Strong_20_Emphasis"><text:span text:style-name="T143">Question 5:</text:span></text:span></text:p>
      <text:p text:style-name="P289"><text:span text:style-name="Strong_20_Emphasis"><text:span text:style-name="T143">סֶגּוֹל</text:span></text:span></text:p>
      <text:p text:style-name="P289"><text:span text:style-name="Strong_20_Emphasis"><text:span text:style-name="T143">Segol</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s</text:span></text:span><text:span text:style-name="Strong_20_Emphasis"><text:span text:style-name="T217">o</text:span></text:span><text:span text:style-name="Strong_20_Emphasis"><text:span text:style-name="T143">ggl</text:span></text:span></text:p>
      <text:p text:style-name="P289"><text:span text:style-name="Strong_20_Emphasis"><text:span text:style-name="T143">2. sagg</text:span></text:span><text:span text:style-name="Strong_20_Emphasis"><text:span text:style-name="T217">le</text:span></text:span></text:p>
      <text:p text:style-name="P289"><text:span text:style-name="Strong_20_Emphasis"><text:span text:style-name="T143">3. s</text:span></text:span><text:span text:style-name="Strong_20_Emphasis"><text:span text:style-name="T217">e</text:span></text:span><text:span text:style-name="Strong_20_Emphasis"><text:span text:style-name="T143">g</text:span></text:span><text:span text:style-name="Strong_20_Emphasis"><text:span text:style-name="T217">ol (correct)</text:span></text:span></text:p>
      <text:p text:style-name="P289"><text:span text:style-name="Strong_20_Emphasis"><text:span text:style-name="T143">4. s</text:span></text:span><text:span text:style-name="Strong_20_Emphasis"><text:span text:style-name="T217">eg</text:span></text:span><text:span text:style-name="Strong_20_Emphasis"><text:span text:style-name="T218">oo</text:span></text:span><text:span text:style-name="Strong_20_Emphasis"><text:span text:style-name="T217">l</text:span></text:span></text:p>
      <text:p text:style-name="P289"><text:span text:style-name="Strong_20_Emphasis"><text:span text:style-name="T143"/></text:span></text:p>
      <text:p text:style-name="P289"><text:span text:style-name="Strong_20_Emphasis"><text:span text:style-name="T143">Question 6:</text:span></text:span></text:p>
      <text:p text:style-name="P289"><text:span text:style-name="Strong_20_Emphasis"><text:span text:style-name="T143">אָרֶץ</text:span></text:span></text:p>
      <text:p text:style-name="P289"><text:span text:style-name="Strong_20_Emphasis"><text:span text:style-name="T143">Earth, land</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eraz</text:span></text:span></text:p>
      <text:p text:style-name="P289"><text:span text:style-name="Strong_20_Emphasis"><text:span text:style-name="T143">2. eratez</text:span></text:span></text:p>
      <text:p text:style-name="P289"><text:span text:style-name="Strong_20_Emphasis"><text:span text:style-name="T143">3. er</text:span></text:span><text:span text:style-name="Strong_20_Emphasis"><text:span text:style-name="T219">e</text:span></text:span><text:span text:style-name="Strong_20_Emphasis"><text:span text:style-name="T143">tz </text:span></text:span><text:span text:style-name="Strong_20_Emphasis"><text:span text:style-name="T219">(correct)</text:span></text:span></text:p>
      <text:p text:style-name="P289"><text:span text:style-name="Strong_20_Emphasis"><text:span text:style-name="T143">4. er</text:span></text:span><text:span text:style-name="Strong_20_Emphasis"><text:span text:style-name="T219">oo</text:span></text:span><text:span text:style-name="Strong_20_Emphasis"><text:span text:style-name="T143">ts</text:span></text:span></text:p>
      <text:p text:style-name="P289"><text:span text:style-name="Strong_20_Emphasis"><text:span text:style-name="T143"/></text:span></text:p>
      <text:p text:style-name="P289"><text:span text:style-name="Strong_20_Emphasis"><text:span text:style-name="T143">Question 7:</text:span></text:span></text:p>
      <text:p text:style-name="P289"><text:span text:style-name="Strong_20_Emphasis"><text:span text:style-name="T143">מֶלֶךְ</text:span></text:span></text:p>
      <text:p text:style-name="P289"><text:span text:style-name="Strong_20_Emphasis"><text:span text:style-name="T143">King</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m</text:span></text:span><text:span text:style-name="Strong_20_Emphasis"><text:span text:style-name="T220">e</text:span></text:span><text:span text:style-name="Strong_20_Emphasis"><text:span text:style-name="T143">l</text:span></text:span><text:span text:style-name="Strong_20_Emphasis"><text:span text:style-name="T220">ek (correct)</text:span></text:span></text:p>
      <text:p text:style-name="P289"><text:span text:style-name="Strong_20_Emphasis"><text:span text:style-name="T143">2. m</text:span></text:span><text:span text:style-name="Strong_20_Emphasis"><text:span text:style-name="T220">e</text:span></text:span><text:span text:style-name="Strong_20_Emphasis"><text:span text:style-name="T143">llachi</text:span></text:span></text:p>
      <text:p text:style-name="P289"><text:span text:style-name="Strong_20_Emphasis"><text:span text:style-name="T143">3. malla</text:span></text:span><text:span text:style-name="Strong_20_Emphasis"><text:span text:style-name="T220">k</text:span></text:span></text:p>
      <text:p text:style-name="P289"><text:span text:style-name="Strong_20_Emphasis"><text:span text:style-name="T143">4. mallacha</text:span></text:span></text:p>
      <text:p text:style-name="P289"><text:span text:style-name="Strong_20_Emphasis"><text:span text:style-name="T143"/></text:span></text:p>
      <text:p text:style-name="P289"><text:span text:style-name="Strong_20_Emphasis"><text:span text:style-name="T143">Question 8:</text:span></text:span></text:p>
      <text:p text:style-name="P289"><text:span text:style-name="Strong_20_Emphasis"><text:span text:style-name="T143">בֹּקֶר</text:span></text:span></text:p>
      <text:p text:style-name="P289"><text:span text:style-name="Strong_20_Emphasis"><text:span text:style-name="T143">Morning</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b</text:span></text:span><text:span text:style-name="Strong_20_Emphasis"><text:span text:style-name="T221">o</text:span></text:span><text:span text:style-name="Strong_20_Emphasis"><text:span text:style-name="T143">k</text:span></text:span><text:span text:style-name="Strong_20_Emphasis"><text:span text:style-name="T221">a</text:span></text:span><text:span text:style-name="Strong_20_Emphasis"><text:span text:style-name="T143">r</text:span></text:span></text:p>
      <text:p text:style-name="P289"><text:span text:style-name="Strong_20_Emphasis"><text:span text:style-name="T143">2. b</text:span></text:span><text:span text:style-name="Strong_20_Emphasis"><text:span text:style-name="T221">i</text:span></text:span><text:span text:style-name="Strong_20_Emphasis"><text:span text:style-name="T143">kker</text:span></text:span></text:p>
      <text:p text:style-name="P289"><text:span text:style-name="Strong_20_Emphasis"><text:span text:style-name="T143">3. b</text:span></text:span><text:span text:style-name="Strong_20_Emphasis"><text:span text:style-name="T221">o</text:span></text:span><text:span text:style-name="Strong_20_Emphasis"><text:span text:style-name="T143">k</text:span></text:span><text:span text:style-name="Strong_20_Emphasis"><text:span text:style-name="T221">e</text:span></text:span><text:span text:style-name="Strong_20_Emphasis"><text:span text:style-name="T143">r </text:span></text:span><text:span text:style-name="Strong_20_Emphasis"><text:span text:style-name="T221">(correct)</text:span></text:span></text:p>
      <text:p text:style-name="P289"><text:span text:style-name="Strong_20_Emphasis"><text:span text:style-name="T143">4. bker</text:span></text:span></text:p>
      <text:p text:style-name="P289"><text:span text:style-name="Strong_20_Emphasis"><text:span text:style-name="T143"/></text:span></text:p>
      <text:p text:style-name="P289"><text:span text:style-name="Strong_20_Emphasis"><text:span text:style-name="T143">Question 9:</text:span></text:span></text:p>
      <text:p text:style-name="P289"><text:span text:style-name="Strong_20_Emphasis"><text:span text:style-name="T143">אֶבֶן</text:span></text:span></text:p>
      <text:p text:style-name="P289"><text:span text:style-name="Strong_20_Emphasis"><text:span text:style-name="T143">stone, small rock, gem</text:span></text:span></text:p>
      <text:p text:style-name="P289"><text:soft-page-break/><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avan</text:span></text:span></text:p>
      <text:p text:style-name="P289"><text:span text:style-name="Strong_20_Emphasis"><text:span text:style-name="T143">2. aven</text:span></text:span></text:p>
      <text:p text:style-name="P289"><text:span text:style-name="Strong_20_Emphasis"><text:span text:style-name="T143">3. evan</text:span></text:span></text:p>
      <text:p text:style-name="P289"><text:span text:style-name="Strong_20_Emphasis"><text:span text:style-name="T143">4. even </text:span></text:span><text:span text:style-name="Strong_20_Emphasis"><text:span text:style-name="T222">(correct)</text:span></text:span></text:p>
      <text:p text:style-name="P289"><text:span text:style-name="Strong_20_Emphasis"><text:span text:style-name="T143"/></text:span></text:p>
      <text:p text:style-name="P289"><text:span text:style-name="Strong_20_Emphasis"><text:span text:style-name="T143">Question 10:</text:span></text:span></text:p>
      <text:p text:style-name="P289"><text:span text:style-name="Strong_20_Emphasis"><text:span text:style-name="T143">אִינְטֶרְנֶט</text:span></text:span></text:p>
      <text:p text:style-name="P289"><text:span text:style-name="Strong_20_Emphasis"><text:span text:style-name="T143">Internet</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in'tar'nat</text:span></text:span></text:p>
      <text:p text:style-name="P289"><text:span text:style-name="Strong_20_Emphasis"><text:span text:style-name="T143">2. </text:span></text:span><text:span text:style-name="Strong_20_Emphasis"><text:span text:style-name="T223">e</text:span></text:span><text:span text:style-name="Strong_20_Emphasis"><text:span text:style-name="T143">n'tar'net</text:span></text:span></text:p>
      <text:p text:style-name="P289"><text:span text:style-name="Strong_20_Emphasis"><text:span text:style-name="T143">3. </text:span></text:span><text:span text:style-name="Strong_20_Emphasis"><text:span text:style-name="T223">ee</text:span></text:span><text:span text:style-name="Strong_20_Emphasis"><text:span text:style-name="T143">n't</text:span></text:span><text:span text:style-name="Strong_20_Emphasis"><text:span text:style-name="T223">er</text:span></text:span><text:span text:style-name="Strong_20_Emphasis"><text:span text:style-name="T143">'n</text:span></text:span><text:span text:style-name="Strong_20_Emphasis"><text:span text:style-name="T223">e</text:span></text:span><text:span text:style-name="Strong_20_Emphasis"><text:span text:style-name="T143">t </text:span></text:span><text:span text:style-name="Strong_20_Emphasis"><text:span text:style-name="T223">(correct)</text:span></text:span></text:p>
      <text:p text:style-name="P289"><text:span text:style-name="Strong_20_Emphasis"><text:span text:style-name="T143">4. in'tar'net</text:span></text:span></text:p>
      <text:p text:style-name="P289"><text:span text:style-name="Strong_20_Emphasis"><text:span text:style-name="T143"/></text:span></text:p>
      <text:p text:style-name="P289"><text:span text:style-name="Strong_20_Emphasis"><text:span text:style-name="T143">Question 11:</text:span></text:span></text:p>
      <text:p text:style-name="P289"><text:span text:style-name="Strong_20_Emphasis"><text:span text:style-name="T143">גָּלֶרְיָה</text:span></text:span></text:p>
      <text:p text:style-name="P289"><text:span text:style-name="Strong_20_Emphasis"><text:span text:style-name="T143">gallery</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g</text:span></text:span><text:span text:style-name="Strong_20_Emphasis"><text:span text:style-name="T224">a</text:span></text:span><text:span text:style-name="Strong_20_Emphasis"><text:span text:style-name="T143">llar</text:span></text:span><text:span text:style-name="Strong_20_Emphasis"><text:span text:style-name="T224">i</text:span></text:span><text:span text:style-name="Strong_20_Emphasis"><text:span text:style-name="T143">eh </text:span></text:span><text:span text:style-name="Strong_20_Emphasis"><text:span text:style-name="T224">(correct)</text:span></text:span></text:p>
      <text:p text:style-name="P289"><text:span text:style-name="Strong_20_Emphasis"><text:span text:style-name="T143">2. gellar'e</text:span></text:span></text:p>
      <text:p text:style-name="P289"><text:span text:style-name="Strong_20_Emphasis"><text:span text:style-name="T143">3. g</text:span></text:span><text:span text:style-name="Strong_20_Emphasis"><text:span text:style-name="T224">a</text:span></text:span><text:span text:style-name="Strong_20_Emphasis"><text:span text:style-name="T143">llar'ah</text:span></text:span></text:p>
      <text:p text:style-name="P289"><text:span text:style-name="Strong_20_Emphasis"><text:span text:style-name="T143">4. gellar'a</text:span></text:span></text:p>
      <text:p text:style-name="P289"><text:span text:style-name="Strong_20_Emphasis"><text:span text:style-name="T143"/></text:span></text:p>
      <text:p text:style-name="P289"><text:span text:style-name="Strong_20_Emphasis"><text:span text:style-name="T143">Question 12:</text:span></text:span></text:p>
      <text:p text:style-name="P289"><text:span text:style-name="Strong_20_Emphasis"><text:span text:style-name="T143">נֶצַח</text:span></text:span></text:p>
      <text:p text:style-name="P289"><text:span text:style-name="Strong_20_Emphasis"><text:span text:style-name="T143">enduring, eminence, victory</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n</text:span></text:span><text:span text:style-name="Strong_20_Emphasis"><text:span text:style-name="T225">e</text:span></text:span><text:span text:style-name="Strong_20_Emphasis"><text:span text:style-name="T143">z</text:span></text:span><text:span text:style-name="Strong_20_Emphasis"><text:span text:style-name="T225">o</text:span></text:span><text:span text:style-name="Strong_20_Emphasis"><text:span text:style-name="T143">ch</text:span></text:span></text:p>
      <text:p text:style-name="P289"><text:span text:style-name="Strong_20_Emphasis"><text:span text:style-name="T143">2. natezach</text:span></text:span></text:p>
      <text:p text:style-name="P289"><text:span text:style-name="Strong_20_Emphasis"><text:span text:style-name="T143">3. n</text:span></text:span><text:span text:style-name="Strong_20_Emphasis"><text:span text:style-name="T225">e</text:span></text:span><text:span text:style-name="Strong_20_Emphasis"><text:span text:style-name="T143">tzach </text:span></text:span><text:span text:style-name="Strong_20_Emphasis"><text:span text:style-name="T225">(correct)</text:span></text:span></text:p>
      <text:p text:style-name="P289"><text:span text:style-name="Strong_20_Emphasis"><text:span text:style-name="T143">4. natsach</text:span></text:span></text:p>
      <text:p text:style-name="P289"><text:span text:style-name="Strong_20_Emphasis"><text:span text:style-name="T143"/></text:span></text:p>
      <text:p text:style-name="P289"><text:span text:style-name="Strong_20_Emphasis"><text:span text:style-name="T143">Question 13:</text:span></text:span></text:p>
      <text:p text:style-name="P289"><text:span text:style-name="Strong_20_Emphasis"><text:span text:style-name="T143">אֶלֶף</text:span></text:span></text:p>
      <text:p text:style-name="P289"><text:span text:style-name="Strong_20_Emphasis"><text:span text:style-name="T143">Thousand, one thousand, millennium </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text:span></text:span><text:span text:style-name="Strong_20_Emphasis"><text:span text:style-name="T226">e</text:span></text:span><text:span text:style-name="Strong_20_Emphasis"><text:span text:style-name="T143">ll</text:span></text:span><text:span text:style-name="Strong_20_Emphasis"><text:span text:style-name="T226">e</text:span></text:span><text:span text:style-name="Strong_20_Emphasis"><text:span text:style-name="T143">ph </text:span></text:span><text:span text:style-name="Strong_20_Emphasis"><text:span text:style-name="T226">(correct)</text:span></text:span></text:p>
      <text:p text:style-name="P289"><text:soft-page-break/><text:span text:style-name="Strong_20_Emphasis"><text:span text:style-name="T143">2. allaf</text:span></text:span></text:p>
      <text:p text:style-name="P289"><text:span text:style-name="Strong_20_Emphasis"><text:span text:style-name="T143">3. alleph</text:span></text:span></text:p>
      <text:p text:style-name="P289"><text:span text:style-name="Strong_20_Emphasis"><text:span text:style-name="T143">4. a</text:span></text:span><text:span text:style-name="Strong_20_Emphasis"><text:span text:style-name="T226">i</text:span></text:span><text:span text:style-name="Strong_20_Emphasis"><text:span text:style-name="T143">llef</text:span></text:span></text:p>
      <text:p text:style-name="P289"><text:span text:style-name="Strong_20_Emphasis"><text:span text:style-name="T143"/></text:span></text:p>
      <text:p text:style-name="P289"><text:span text:style-name="Strong_20_Emphasis"><text:span text:style-name="T143">Question 14:</text:span></text:span></text:p>
      <text:p text:style-name="P289"><text:span text:style-name="Strong_20_Emphasis"><text:span text:style-name="T143">פֶּה</text:span></text:span></text:p>
      <text:p text:style-name="P289"><text:span text:style-name="Strong_20_Emphasis"><text:span text:style-name="T143">Mouth</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text:span></text:span><text:span text:style-name="Strong_20_Emphasis"><text:span text:style-name="T229">f</text:span></text:span><text:span text:style-name="Strong_20_Emphasis"><text:span text:style-name="T143">ah</text:span></text:span></text:p>
      <text:p text:style-name="P289"><text:span text:style-name="Strong_20_Emphasis"><text:span text:style-name="T143">2. pa</text:span></text:span><text:span text:style-name="Strong_20_Emphasis"><text:span text:style-name="T227">i</text:span></text:span></text:p>
      <text:p text:style-name="P289"><text:span text:style-name="Strong_20_Emphasis"><text:span text:style-name="T143">3. peh </text:span></text:span><text:span text:style-name="Strong_20_Emphasis"><text:span text:style-name="T228">(correct)</text:span></text:span></text:p>
      <text:p text:style-name="P289"><text:span text:style-name="Strong_20_Emphasis"><text:span text:style-name="T143">4. p</text:span></text:span><text:span text:style-name="Strong_20_Emphasis"><text:span text:style-name="T227">o</text:span></text:span></text:p>
      <text:p text:style-name="P289"><text:span text:style-name="Strong_20_Emphasis"><text:span text:style-name="T143"/></text:span></text:p>
      <text:p text:style-name="P289"><text:span text:style-name="Strong_20_Emphasis"><text:span text:style-name="T143">Question 15:</text:span></text:span></text:p>
      <text:p text:style-name="P289"><text:span text:style-name="Strong_20_Emphasis"><text:span text:style-name="T143">זֶה</text:span></text:span></text:p>
      <text:p text:style-name="P289"><text:span text:style-name="Strong_20_Emphasis"><text:span text:style-name="T143">This</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zah</text:span></text:span></text:p>
      <text:p text:style-name="P289"><text:span text:style-name="Strong_20_Emphasis"><text:span text:style-name="T143">2. z</text:span></text:span><text:span text:style-name="Strong_20_Emphasis"><text:span text:style-name="T230">ai</text:span></text:span></text:p>
      <text:p text:style-name="P289"><text:span text:style-name="Strong_20_Emphasis"><text:span text:style-name="T143">3. zeh </text:span></text:span><text:span text:style-name="Strong_20_Emphasis"><text:span text:style-name="T230">(correct)</text:span></text:span></text:p>
      <text:p text:style-name="P289"><text:span text:style-name="Strong_20_Emphasis"><text:span text:style-name="T143">4. z</text:span></text:span><text:span text:style-name="Strong_20_Emphasis"><text:span text:style-name="T231">ee</text:span></text:span></text:p>
      <text:p text:style-name="P289"><text:span text:style-name="Strong_20_Emphasis"><text:span text:style-name="T143"/></text:span></text:p>
      <text:p text:style-name="P289"><text:span text:style-name="Strong_20_Emphasis"><text:span text:style-name="T143">Question 16:</text:span></text:span></text:p>
      <text:p text:style-name="P289"><text:span text:style-name="Strong_20_Emphasis"><text:span text:style-name="T143">אַתֶּם</text:span></text:span></text:p>
      <text:p text:style-name="P289"><text:span text:style-name="Strong_20_Emphasis"><text:span text:style-name="T143">You all</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atta</text:span></text:span><text:span text:style-name="Strong_20_Emphasis"><text:span text:style-name="T232">i</text:span></text:span><text:span text:style-name="Strong_20_Emphasis"><text:span text:style-name="T143">m</text:span></text:span></text:p>
      <text:p text:style-name="P289"><text:span text:style-name="Strong_20_Emphasis"><text:span text:style-name="T143">2. </text:span></text:span><text:span text:style-name="Strong_20_Emphasis"><text:span text:style-name="T233">u</text:span></text:span><text:span text:style-name="Strong_20_Emphasis"><text:span text:style-name="T143">ttem</text:span></text:span></text:p>
      <text:p text:style-name="P289"><text:span text:style-name="Strong_20_Emphasis"><text:span text:style-name="T143">3. atam</text:span></text:span></text:p>
      <text:p text:style-name="P289"><text:span text:style-name="Strong_20_Emphasis"><text:span text:style-name="T143">4. atem </text:span></text:span><text:span text:style-name="Strong_20_Emphasis"><text:span text:style-name="T232">(correct)</text:span></text:span></text:p>
      <text:p text:style-name="P289"><text:span text:style-name="Strong_20_Emphasis"><text:span text:style-name="T143"/></text:span></text:p>
      <text:p text:style-name="P289"><text:span text:style-name="Strong_20_Emphasis"><text:span text:style-name="T143">Question 17:</text:span></text:span></text:p>
      <text:p text:style-name="P289"><text:span text:style-name="Strong_20_Emphasis"><text:span text:style-name="T143">שֶׁל</text:span></text:span></text:p>
      <text:p text:style-name="P289"><text:span text:style-name="Strong_20_Emphasis"><text:span text:style-name="T143">Of, belonging to, owned by</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shal</text:span></text:span></text:p>
      <text:p text:style-name="P289"><text:span text:style-name="Strong_20_Emphasis"><text:span text:style-name="T143">2. shel </text:span></text:span><text:span text:style-name="Strong_20_Emphasis"><text:span text:style-name="T235">(correct)</text:span></text:span></text:p>
      <text:p text:style-name="P289"><text:span text:style-name="Strong_20_Emphasis"><text:span text:style-name="T143">3. sh</text:span></text:span><text:span text:style-name="Strong_20_Emphasis"><text:span text:style-name="T234">ul</text:span></text:span></text:p>
      <text:p text:style-name="P289"><text:span text:style-name="Strong_20_Emphasis"><text:span text:style-name="T143">4. sh</text:span></text:span><text:span text:style-name="Strong_20_Emphasis"><text:span text:style-name="T234">il</text:span></text:span></text:p>
      <text:p text:style-name="P289"><text:span text:style-name="Strong_20_Emphasis"><text:span text:style-name="T143"/></text:span></text:p>
      <text:p text:style-name="P289"><text:soft-page-break/><text:span text:style-name="Strong_20_Emphasis"><text:span text:style-name="T143">Question 18:</text:span></text:span></text:p>
      <text:p text:style-name="P289"><text:span text:style-name="Strong_20_Emphasis"><text:span text:style-name="T143">מֹשֶׁה</text:span></text:span></text:p>
      <text:p text:style-name="P289"><text:span text:style-name="Strong_20_Emphasis"><text:span text:style-name="T143">Moses</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mshah</text:span></text:span></text:p>
      <text:p text:style-name="P289"><text:span text:style-name="Strong_20_Emphasis"><text:span text:style-name="T143">2. m</text:span></text:span><text:span text:style-name="Strong_20_Emphasis"><text:span text:style-name="T236">u</text:span></text:span><text:span text:style-name="Strong_20_Emphasis"><text:span text:style-name="T143">sha</text:span></text:span></text:p>
      <text:p text:style-name="P289"><text:span text:style-name="Strong_20_Emphasis"><text:span text:style-name="T143">3. msheh</text:span></text:span></text:p>
      <text:p text:style-name="P289"><text:span text:style-name="Strong_20_Emphasis"><text:span text:style-name="T143">4. m</text:span></text:span><text:span text:style-name="Strong_20_Emphasis"><text:span text:style-name="T236">o</text:span></text:span><text:span text:style-name="Strong_20_Emphasis"><text:span text:style-name="T143">she </text:span></text:span><text:span text:style-name="Strong_20_Emphasis"><text:span text:style-name="T236">(correct)</text:span></text:span></text:p>
      <text:p text:style-name="P289"><text:span text:style-name="Strong_20_Emphasis"><text:span text:style-name="T143"/></text:span></text:p>
      <text:p text:style-name="P289"><text:span text:style-name="Strong_20_Emphasis"><text:span text:style-name="T143">Question 19:</text:span></text:span></text:p>
      <text:p text:style-name="P289"><text:span text:style-name="Strong_20_Emphasis"><text:span text:style-name="T143">כּוֹרֶשׁ</text:span></text:span></text:p>
      <text:p text:style-name="P289"><text:span text:style-name="Strong_20_Emphasis"><text:span text:style-name="T143">Cyrus famous King of Persia</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text:span></text:span><text:span text:style-name="Strong_20_Emphasis"><text:span text:style-name="T237">k</text:span></text:span><text:span text:style-name="Strong_20_Emphasis"><text:span text:style-name="T143">rash</text:span></text:span></text:p>
      <text:p text:style-name="P289"><text:span text:style-name="Strong_20_Emphasis"><text:span text:style-name="T143">2. </text:span></text:span><text:span text:style-name="Strong_20_Emphasis"><text:span text:style-name="T237">i</text:span></text:span><text:span text:style-name="Strong_20_Emphasis"><text:span text:style-name="T143">resh</text:span></text:span></text:p>
      <text:p text:style-name="P289"><text:span text:style-name="Strong_20_Emphasis"><text:span text:style-name="T143">3. </text:span></text:span><text:span text:style-name="Strong_20_Emphasis"><text:span text:style-name="T237">k</text:span></text:span><text:span text:style-name="Strong_20_Emphasis"><text:span text:style-name="T143">orash</text:span></text:span></text:p>
      <text:p text:style-name="P289"><text:span text:style-name="Strong_20_Emphasis"><text:span text:style-name="T143">4. </text:span></text:span><text:span text:style-name="Strong_20_Emphasis"><text:span text:style-name="T237">k</text:span></text:span><text:span text:style-name="Strong_20_Emphasis"><text:span text:style-name="T143">oresh </text:span></text:span><text:span text:style-name="Strong_20_Emphasis"><text:span text:style-name="T237">(correct)</text:span></text:span></text:p>
      <text:p text:style-name="P289"><text:span text:style-name="Strong_20_Emphasis"><text:span text:style-name="T143"/></text:span></text:p>
      <text:p text:style-name="P289"><text:span text:style-name="Strong_20_Emphasis"><text:span text:style-name="T143">Question 20:</text:span></text:span></text:p>
      <text:p text:style-name="P289"><text:span text:style-name="Strong_20_Emphasis"><text:span text:style-name="T143">מוֹרֶה</text:span></text:span></text:p>
      <text:p text:style-name="P289"><text:span text:style-name="Strong_20_Emphasis"><text:span text:style-name="T143">teacher, rain (ancient)</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m</text:span></text:span><text:span text:style-name="Strong_20_Emphasis"><text:span text:style-name="T238">i</text:span></text:span><text:span text:style-name="Strong_20_Emphasis"><text:span text:style-name="T143">rah</text:span></text:span></text:p>
      <text:p text:style-name="P289"><text:span text:style-name="Strong_20_Emphasis"><text:span text:style-name="T143">2. m</text:span></text:span><text:span text:style-name="Strong_20_Emphasis"><text:span text:style-name="T238">o</text:span></text:span><text:span text:style-name="Strong_20_Emphasis"><text:span text:style-name="T143">ra</text:span></text:span></text:p>
      <text:p text:style-name="P289"><text:span text:style-name="Strong_20_Emphasis"><text:span text:style-name="T143">3. m</text:span></text:span><text:span text:style-name="Strong_20_Emphasis"><text:span text:style-name="T238">o</text:span></text:span><text:span text:style-name="Strong_20_Emphasis"><text:span text:style-name="T143">reh </text:span></text:span><text:span text:style-name="Strong_20_Emphasis"><text:span text:style-name="T238">(correct)</text:span></text:span></text:p>
      <text:p text:style-name="P289"><text:span text:style-name="Strong_20_Emphasis"><text:span text:style-name="T143">4. m</text:span></text:span><text:span text:style-name="Strong_20_Emphasis"><text:span text:style-name="T238">ore</text:span></text:span></text:p>
      <text:p text:style-name="P289"><text:span text:style-name="Strong_20_Emphasis"><text:span text:style-name="T143"/></text:span></text:p>
      <text:p text:style-name="P289"><text:span text:style-name="Strong_20_Emphasis"><text:span text:style-name="T143">Question 21:</text:span></text:span></text:p>
      <text:p text:style-name="P289"><text:span text:style-name="Strong_20_Emphasis"><text:span text:style-name="T143">חֶדֶר</text:span></text:span></text:p>
      <text:p text:style-name="P289"><text:span text:style-name="Strong_20_Emphasis"><text:span text:style-name="T143">room</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chaddar</text:span></text:span></text:p>
      <text:p text:style-name="P289"><text:span text:style-name="Strong_20_Emphasis"><text:span text:style-name="T143">2. ch</text:span></text:span><text:span text:style-name="Strong_20_Emphasis"><text:span text:style-name="T239">e</text:span></text:span><text:span text:style-name="Strong_20_Emphasis"><text:span text:style-name="T143">der </text:span></text:span><text:span text:style-name="Strong_20_Emphasis"><text:span text:style-name="T239">(correct)</text:span></text:span></text:p>
      <text:p text:style-name="P289"><text:span text:style-name="Strong_20_Emphasis"><text:span text:style-name="T143">3. chadar</text:span></text:span></text:p>
      <text:p text:style-name="P289"><text:span text:style-name="Strong_20_Emphasis"><text:span text:style-name="T143">4. ch</text:span></text:span><text:span text:style-name="Strong_20_Emphasis"><text:span text:style-name="T239">i</text:span></text:span><text:span text:style-name="Strong_20_Emphasis"><text:span text:style-name="T143">der</text:span></text:span></text:p>
      <text:p text:style-name="P289"><text:span text:style-name="Strong_20_Emphasis"><text:span text:style-name="T143"/></text:span></text:p>
      <text:p text:style-name="P289"><text:span text:style-name="Strong_20_Emphasis"><text:span text:style-name="T143">Question 22:</text:span></text:span></text:p>
      <text:p text:style-name="P289"><text:span text:style-name="Strong_20_Emphasis"><text:span text:style-name="T143">אֶתְמוֹל</text:span></text:span></text:p>
      <text:p text:style-name="P289"><text:span text:style-name="Strong_20_Emphasis"><text:span text:style-name="T143">yesterday, recently</text:span></text:span></text:p>
      <text:p text:style-name="P289"><text:span text:style-name="Strong_20_Emphasis"><text:span text:style-name="T143">How do you pronounce this word?</text:span></text:span></text:p>
      <text:p text:style-name="P289"><text:soft-page-break/><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at'mml</text:span></text:span></text:p>
      <text:p text:style-name="P289"><text:span text:style-name="Strong_20_Emphasis"><text:span text:style-name="T143">2. at'mmol</text:span></text:span></text:p>
      <text:p text:style-name="P289"><text:span text:style-name="Strong_20_Emphasis"><text:span text:style-name="T143">3. at'mmal</text:span></text:span></text:p>
      <text:p text:style-name="P289"><text:span text:style-name="Strong_20_Emphasis"><text:span text:style-name="T143">4. at'ml</text:span></text:span></text:p>
      <text:p text:style-name="P289"><text:span text:style-name="Strong_20_Emphasis"><text:span text:style-name="T143"/></text:span></text:p>
      <text:p text:style-name="P289"><text:span text:style-name="Strong_20_Emphasis"><text:span text:style-name="T143">Question 23:</text:span></text:span></text:p>
      <text:p text:style-name="P289"><text:span text:style-name="Strong_20_Emphasis"><text:span text:style-name="T143">אֶלָּא</text:span></text:span></text:p>
      <text:p text:style-name="P289"><text:span text:style-name="Strong_20_Emphasis"><text:span text:style-name="T143">but</text:span></text:span></text:p>
      <text:p text:style-name="P289"><text:span text:style-name="Strong_20_Emphasis"><text:span text:style-name="T143">How do you pronounce this word?</text:span></text:span></text:p>
      <text:p text:style-name="P289"><text:span text:style-name="Strong_20_Emphasis"><text:span text:style-name="T143"/></text:span></text:p>
      <text:p text:style-name="P289"><text:span text:style-name="Strong_20_Emphasis"><text:span text:style-name="T143">Answers:</text:span></text:span></text:p>
      <text:p text:style-name="P289"><text:span text:style-name="Strong_20_Emphasis"><text:span text:style-name="T143">1. al</text:span></text:span><text:span text:style-name="Strong_20_Emphasis"><text:span text:style-name="T241">i</text:span></text:span></text:p>
      <text:p text:style-name="P289"><text:span text:style-name="Strong_20_Emphasis"><text:span text:style-name="T143">2. </text:span></text:span><text:span text:style-name="Strong_20_Emphasis"><text:span text:style-name="T240">e</text:span></text:span><text:span text:style-name="Strong_20_Emphasis"><text:span text:style-name="T143">lla </text:span></text:span><text:span text:style-name="Strong_20_Emphasis"><text:span text:style-name="T240">(correct)</text:span></text:span></text:p>
      <text:p text:style-name="P289"><text:span text:style-name="Strong_20_Emphasis"><text:span text:style-name="T143">3. allo</text:span></text:span></text:p>
      <text:p text:style-name="P289"><text:span text:style-name="Strong_20_Emphasis"><text:span text:style-name="T143">4. ale</text:span></text:span></text:p>
      <text:p text:style-name="P289"><text:span text:style-name="Strong_20_Emphasis"><text:span text:style-name="T143"/></text:span></text:p>
      <text:p text:style-name="P314"><text:span text:style-name="Strong_20_Emphasis"><text:span text:style-name="T143">Question 2</text:span></text:span><text:span text:style-name="Strong_20_Emphasis"><text:span text:style-name="T249">4</text:span></text:span><text:span text:style-name="Strong_20_Emphasis"><text:span text:style-name="T143">:</text:span></text:span></text:p>
      <text:p text:style-name="P300"><text:span text:style-name="Strong_20_Emphasis"><text:span text:style-name="T147">מֶלַח </text:span></text:span></text:p>
      <text:p text:style-name="P300"><text:span text:style-name="Strong_20_Emphasis"><text:span text:style-name="T147">salt</text:span></text:span></text:p>
      <text:p text:style-name="P314"><text:span text:style-name="Strong_20_Emphasis"><text:span text:style-name="T143">How do you pronounce this word?</text:span></text:span></text:p>
      <text:p text:style-name="P314"><text:span text:style-name="Strong_20_Emphasis"><text:span text:style-name="T143"/></text:span></text:p>
      <text:p text:style-name="P314"><text:span text:style-name="Strong_20_Emphasis"><text:span text:style-name="T143">Answers:</text:span></text:span></text:p>
      <text:p text:style-name="P314"><text:span text:style-name="Strong_20_Emphasis"><text:span text:style-name="T143">1. </text:span></text:span><text:span text:style-name="Strong_20_Emphasis"><text:span text:style-name="T249">malak</text:span></text:span></text:p>
      <text:p text:style-name="P314"><text:span text:style-name="Strong_20_Emphasis"><text:span text:style-name="T143">2. </text:span></text:span><text:span text:style-name="Strong_20_Emphasis"><text:span text:style-name="T249">melach</text:span></text:span><text:span text:style-name="Strong_20_Emphasis"><text:span text:style-name="T143"> </text:span></text:span><text:span text:style-name="Strong_20_Emphasis"><text:span text:style-name="T240">(correct)</text:span></text:span></text:p>
      <text:p text:style-name="P314"><text:span text:style-name="Strong_20_Emphasis"><text:span text:style-name="T143">3. </text:span></text:span><text:span text:style-name="Strong_20_Emphasis"><text:span text:style-name="T249">molik</text:span></text:span></text:p>
      <text:p text:style-name="P314"><text:span text:style-name="Strong_20_Emphasis"><text:span text:style-name="T143">4. </text:span></text:span><text:span text:style-name="Strong_20_Emphasis"><text:span text:style-name="T249">melk</text:span></text:span></text:p>
      <text:p text:style-name="P246"/>
      <text:h text:style-name="P325" text:outline-level="3"><text:span text:style-name="T372">L</text:span>esson <text:span text:style-name="T386">6</text:span><text:span text:style-name="T31">: </text:span><text:span text:style-name="T387">Cholam</text:span></text:h>
      <text:p text:style-name="P56">Video Lesson</text:p>
      <text:p text:style-name="P56"/>
      <text:p text:style-name="P56">Script</text:p>
      <text:p text:style-name="P1"><text:span text:style-name="Strong_20_Emphasis"><text:span text:style-name="T133">חוֹלָם</text:span></text:span></text:p>
      <text:p text:style-name="P311"><text:span text:style-name="Strong_20_Emphasis"><text:span text:style-name="T144">Cholam is a small dot found on the top of the letter and it makes the “O” sound as in “top”. </text:span></text:span><text:span text:style-name="Strong_20_Emphasis"><text:span text:style-name="T145">Cholam means strength. It represents the sepherot of Tiferot which is the sepherot of beauty and mercy. </text:span></text:span><text:span text:style-name="Strong_20_Emphasis"><text:span text:style-name="T146">Coming out on top is beautiful! It’s about our overcoming our base limitations and connecting with what is higher. חָלַם</text:span></text:span><text:span text:style-name="Strong_20_Emphasis"><text:span text:style-name="T388"> </text:span></text:span><text:span text:style-name="Strong_20_Emphasis"><text:span text:style-name="T147">means to dream </text:span></text:span><text:span text:style-name="Strong_20_Emphasis"><text:span text:style-name="T148">or to heal</text:span></text:span><text:span text:style-name="Strong_20_Emphasis"><text:span text:style-name="T147">, מֶלַח means salt, and מָחַל means forgiveness. </text:span></text:span><text:span text:style-name="Strong_20_Emphasis"><text:span text:style-name="T148">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1"><text:span text:style-name="Strong_20_Emphasis"><text:span text:style-name="T133"/></text:span></text:p>
      <text:p text:style-name="P306"><text:span text:style-name="Strong_20_Emphasis"><text:span text:style-name="T133">חוֹלָם</text:span></text:span></text:p>
      <text:p text:style-name="P306"><text:span text:style-name="Strong_20_Emphasis"><text:span text:style-name="T200">Cholam</text:span></text:span></text:p>
      <text:p text:style-name="P1"><text:span text:style-name="Strong_20_Emphasis"><text:span text:style-name="T133"/></text:span></text:p>
      <text:p text:style-name="P247"><text:span text:style-name="Strong_20_Emphasis"><text:span text:style-name="T133">יוֹם</text:span></text:span></text:p>
      <text:p text:style-name="P247"><text:soft-page-break/><text:span text:style-name="Strong_20_Emphasis"><text:span text:style-name="T148">Day</text:span></text:span></text:p>
      <text:p text:style-name="P247"><text:span text:style-name="Strong_20_Emphasis"><text:span text:style-name="T148"/></text:span></text:p>
      <text:p text:style-name="P247"><text:span text:style-name="Strong_20_Emphasis"><text:span text:style-name="T148">טוֹב</text:span></text:span></text:p>
      <text:p text:style-name="P247"><text:span text:style-name="Strong_20_Emphasis"><text:span text:style-name="T148">Good</text:span></text:span></text:p>
      <text:p text:style-name="P247"><text:span text:style-name="Strong_20_Emphasis"><text:span text:style-name="T148"/></text:span></text:p>
      <text:p text:style-name="P247"><text:span text:style-name="Strong_20_Emphasis"><text:span text:style-name="T148">חֹק</text:span></text:span></text:p>
      <text:p text:style-name="P250"><text:span text:style-name="Strong_20_Emphasis"><text:span text:style-name="T149">Law, statute, rule</text:span></text:span></text:p>
      <text:p text:style-name="P250"><text:span text:style-name="Strong_20_Emphasis"><text:span text:style-name="T149"/></text:span></text:p>
      <text:p text:style-name="P250"><text:span text:style-name="Strong_20_Emphasis"><text:span text:style-name="T149">אוֹר</text:span></text:span></text:p>
      <text:p text:style-name="P250"><text:span text:style-name="Strong_20_Emphasis"><text:span text:style-name="T149">Light</text:span></text:span></text:p>
      <text:p text:style-name="P250"><text:span text:style-name="Strong_20_Emphasis"><text:span text:style-name="T149"/></text:span></text:p>
      <text:p text:style-name="P250"><text:span text:style-name="Strong_20_Emphasis"><text:span text:style-name="T149">קוֹל</text:span></text:span></text:p>
      <text:p text:style-name="P250"><text:span text:style-name="Strong_20_Emphasis"><text:span text:style-name="T149">Voice or sound</text:span></text:span></text:p>
      <text:p text:style-name="P1"><text:span text:style-name="Strong_20_Emphasis"><text:span text:style-name="T133"/></text:span></text:p>
      <text:p text:style-name="P1"><text:span text:style-name="Strong_20_Emphasis"><text:span text:style-name="T133">לֹא</text:span></text:span></text:p>
      <text:p text:style-name="P247"><text:span text:style-name="Strong_20_Emphasis"><text:span text:style-name="T148">No</text:span></text:span></text:p>
      <text:p text:style-name="P247"><text:span text:style-name="Strong_20_Emphasis"><text:span text:style-name="T148"/></text:span></text:p>
      <text:p text:style-name="P247"><text:span text:style-name="Strong_20_Emphasis"><text:span text:style-name="T148">עוֹד</text:span></text:span></text:p>
      <text:p text:style-name="P247"><text:span text:style-name="Strong_20_Emphasis"><text:span text:style-name="T148">Yet, still, more</text:span></text:span></text:p>
      <text:p text:style-name="P247"><text:span text:style-name="Strong_20_Emphasis"><text:span text:style-name="T148"/></text:span></text:p>
      <text:p text:style-name="P247">אוֹן</text:p>
      <text:p text:style-name="P248">strength, power, vitality</text:p>
      <text:p text:style-name="P248"/>
      <text:p text:style-name="P248">סוֹף</text:p>
      <text:p text:style-name="P249">end</text:p>
      <text:p text:style-name="P249"/>
      <text:p text:style-name="P249">רֹב</text:p>
      <text:p text:style-name="P249">majority, multitude, greatness</text:p>
      <text:p text:style-name="P249"/>
      <text:p text:style-name="P249">עֹז</text:p>
      <text:p text:style-name="P251">strength, might, courage</text:p>
      <text:p text:style-name="P251"/>
      <text:p text:style-name="P251"><text:span text:style-name="Strong_20_Emphasis"><text:span text:style-name="T116">צֹאן</text:span></text:span></text:p>
      <text:p text:style-name="P251"><text:span text:style-name="Strong_20_Emphasis"><text:span text:style-name="T116">sheep, flock of sheep</text:span></text:span></text:p>
      <text:p text:style-name="P251"><text:span text:style-name="Strong_20_Emphasis"><text:span text:style-name="T116"/></text:span></text:p>
      <text:p text:style-name="P251"><text:span text:style-name="Strong_20_Emphasis"><text:span text:style-name="T116">מְאוֹד</text:span></text:span></text:p>
      <text:p text:style-name="P252"><text:span text:style-name="Strong_20_Emphasis"><text:span text:style-name="T150">very, quite, strength, vehemence</text:span></text:span></text:p>
      <text:p text:style-name="P253"/>
      <text:p text:style-name="P254">שָׁרוֹן</text:p>
      <text:p text:style-name="P255">Sharon, level or plain</text:p>
      <text:p text:style-name="P255"/>
      <text:p text:style-name="P255">אַרְכִיּוֹן</text:p>
      <text:p text:style-name="P255">archive</text:p>
      <text:p text:style-name="P255"/>
      <text:p text:style-name="P255">מִילְיוֹן</text:p>
      <text:p text:style-name="P255">Million</text:p>
      <text:p text:style-name="P255"><text:soft-page-break/></text:p>
      <text:p text:style-name="P255"><text:span text:style-name="Strong_20_Emphasis"><text:span text:style-name="T116">נִבְחָר</text:span></text:span></text:p>
      <text:p text:style-name="P256">chosen</text:p>
      <text:p text:style-name="P256"/>
      <text:p text:style-name="P256">בְּתוֹךְ</text:p>
      <text:p text:style-name="P257">Inside, within</text:p>
      <text:p text:style-name="P258"/>
      <text:p text:style-name="P61">Lesson <text:span text:style-name="T394">6</text:span> Practice</text:p>
      <text:p text:style-name="P36"/>
      <text:p text:style-name="P36">Question 1:</text:p>
      <text:p text:style-name="P42">(Image of <text:span text:style-name="Strong_20_Emphasis"><text:span text:style-name="T144">Cholam</text:span></text:span><text:span text:style-name="T41"> </text:span>with <text:span text:style-name="T41">dot</text:span> highlighted.)</text:p>
      <text:p text:style-name="P37"/>
      <text:p text:style-name="P68">What is the name of this nikud?</text:p>
      <text:p text:style-name="P68"/>
      <text:p text:style-name="P68">Answers:</text:p>
      <text:p text:style-name="P68">1. Segol</text:p>
      <text:p text:style-name="P78">2. <text:span text:style-name="Strong_20_Emphasis"><text:span text:style-name="T144">Cholam</text:span></text:span> <text:span text:style-name="T43">(correct)</text:span></text:p>
      <text:p text:style-name="P68">3. <text:span text:style-name="T441">Kamatz</text:span></text:p>
      <text:p text:style-name="P68">4. <text:span text:style-name="T441">Salam</text:span></text:p>
      <text:p text:style-name="P68"/>
      <text:p text:style-name="P68">Question 2:</text:p>
      <text:p text:style-name="P79">(Image of <text:span text:style-name="Strong_20_Emphasis"><text:span text:style-name="T144">Cholam</text:span></text:span> with dot highlighted)</text:p>
      <text:p text:style-name="P68"/>
      <text:p text:style-name="P79">What <text:span text:style-name="T440">does this</text:span> nikud <text:span text:style-name="T440">mean?</text:span></text:p>
      <text:p text:style-name="P68"/>
      <text:p text:style-name="P68">Answers:</text:p>
      <text:p text:style-name="P68">1. <text:span text:style-name="T442">Chesod the sephera of kindness.</text:span></text:p>
      <text:p text:style-name="P79">2. <text:span text:style-name="Strong_20_Emphasis"><text:span text:style-name="T145">Tiferot which is the sephe</text:span></text:span><text:span text:style-name="Strong_20_Emphasis"><text:span text:style-name="T242">ra </text:span></text:span><text:span text:style-name="Strong_20_Emphasis"><text:span text:style-name="T145">of beauty </text:span></text:span><text:span text:style-name="Strong_20_Emphasis"><text:span text:style-name="T242">and mercy. </text:span></text:span><text:span text:style-name="Strong_20_Emphasis"><text:span text:style-name="T243">(correct)</text:span></text:span></text:p>
      <text:p text:style-name="P68">3. <text:span text:style-name="T442">Hod the sephera of majesty.</text:span></text:p>
      <text:p text:style-name="P68">4. <text:span text:style-name="T442">Natzach the sephera of victory and eternity.</text:span></text:p>
      <text:p text:style-name="P68"/>
      <text:p text:style-name="P68">Question 3:</text:p>
      <text:p text:style-name="P68">(Image of <text:span text:style-name="T443">Cholam</text:span> with dot highlighted)</text:p>
      <text:p text:style-name="P68"/>
      <text:p text:style-name="P68">What sound does this nikud make?</text:p>
      <text:p text:style-name="P68"/>
      <text:p text:style-name="P68">Answers:</text:p>
      <text:p text:style-name="P68">1. Silent or an “E” sound like in “red”. </text:p>
      <text:p text:style-name="P68">2. A “<text:span text:style-name="T445">O</text:span>” sound like in “<text:span text:style-name="T445">top”</text:span>. <text:span text:style-name="T447">(correct)</text:span></text:p>
      <text:p text:style-name="P68">3. The nikud means a pause only.</text:p>
      <text:p text:style-name="P68">4. An “<text:span text:style-name="T444">E</text:span>” sound like in “<text:span text:style-name="T444">feet</text:span>”.</text:p>
      <text:p text:style-name="P68"/>
      <text:p text:style-name="P90">Question 4:</text:p>
      <text:p text:style-name="P68">(Image of <text:span text:style-name="T446">Cholam</text:span> with dot highlighted)</text:p>
      <text:p text:style-name="P68"/>
      <text:p text:style-name="P310">Three <text:span text:style-name="T448">words </text:span>can be made with the letter in Cholam? <text:s/><text:span text:style-name="Strong_20_Emphasis"><text:span text:style-name="T329">חלם, </text:span></text:span><text:span text:style-name="Strong_20_Emphasis"><text:span text:style-name="T147">מלח </text:span></text:span><text:span text:style-name="Strong_20_Emphasis"><text:span text:style-name="T116">and </text:span></text:span><text:span text:style-name="Strong_20_Emphasis"><text:span text:style-name="T147">מחל. </text:span></text:span><text:span text:style-name="Strong_20_Emphasis"><text:span text:style-name="T116">What do these mean?</text:span></text:span></text:p>
      <text:p text:style-name="P90"/>
      <text:p text:style-name="P90">Answers:</text:p>
      <text:p text:style-name="P312"><text:soft-page-break/><text:span text:style-name="T42">1.</text:span><text:span text:style-name="Strong_20_Emphasis"><text:span text:style-name="T244"> </text:span></text:span><text:span text:style-name="Strong_20_Emphasis"><text:span text:style-name="T146">חָלַם</text:span></text:span><text:span text:style-name="Strong_20_Emphasis"><text:span text:style-name="T388">: </text:span></text:span><text:span text:style-name="Strong_20_Emphasis"><text:span text:style-name="T147">to </text:span></text:span><text:span text:style-name="Strong_20_Emphasis"><text:span text:style-name="T246">bring</text:span></text:span><text:span text:style-name="Strong_20_Emphasis"><text:span text:style-name="T147">, מֶלַח: </text:span></text:span><text:span text:style-name="Strong_20_Emphasis"><text:span text:style-name="T246">unity</text:span></text:span><text:span text:style-name="Strong_20_Emphasis"><text:span text:style-name="T147">, and מָחַל: forgiveness. </text:span></text:span></text:p>
      <text:p text:style-name="P312"><text:span text:style-name="T42">2. </text:span><text:span text:style-name="Strong_20_Emphasis"><text:span text:style-name="T146">חָלַם</text:span></text:span><text:span text:style-name="Strong_20_Emphasis"><text:span text:style-name="T388">: </text:span></text:span><text:span text:style-name="Strong_20_Emphasis"><text:span text:style-name="T147">to </text:span></text:span><text:span text:style-name="Strong_20_Emphasis"><text:span text:style-name="T246">salt</text:span></text:span><text:span text:style-name="Strong_20_Emphasis"><text:span text:style-name="T147">, מֶלַח: </text:span></text:span><text:span text:style-name="Strong_20_Emphasis"><text:span text:style-name="T246">fairness</text:span></text:span><text:span text:style-name="Strong_20_Emphasis"><text:span text:style-name="T147">, and מָחַל: </text:span></text:span><text:span text:style-name="Strong_20_Emphasis"><text:span text:style-name="T246">Michael</text:span></text:span><text:span text:style-name="Strong_20_Emphasis"><text:span text:style-name="T147">. </text:span></text:span></text:p>
      <text:p text:style-name="P312"><text:span text:style-name="T42">3. </text:span><text:span text:style-name="Strong_20_Emphasis"><text:span text:style-name="T146">חָלַם</text:span></text:span><text:span text:style-name="Strong_20_Emphasis"><text:span text:style-name="T388">: </text:span></text:span><text:span text:style-name="Strong_20_Emphasis"><text:span text:style-name="T147">to dream, מֶלַח: salt, and מָחַל: forgive. </text:span></text:span><text:span text:style-name="Strong_20_Emphasis"><text:span text:style-name="T245">(correct)</text:span></text:span></text:p>
      <text:p text:style-name="P90">4. You can’t tell, it’s the most mysterious vowel.</text:p>
      <text:p text:style-name="P90"/>
      <text:p text:style-name="P259">Question 5:</text:p>
      <text:p text:style-name="P259">חוֹלָם</text:p>
      <text:p text:style-name="P259">Cholam</text:p>
      <text:p text:style-name="P259">How do you pronounce this word?</text:p>
      <text:p text:style-name="P259"/>
      <text:p text:style-name="P259">Answers:</text:p>
      <text:p text:style-name="P259">1. chllem</text:p>
      <text:p text:style-name="P259">2. chllam</text:p>
      <text:p text:style-name="P259">3. ch<text:span text:style-name="T458">o</text:span>l<text:span text:style-name="T458">a</text:span>m <text:span text:style-name="T458">(correct)</text:span></text:p>
      <text:p text:style-name="P259">4. chlem</text:p>
      <text:p text:style-name="P259"/>
      <text:p text:style-name="P259">Question 6:</text:p>
      <text:p text:style-name="P259">יוֹם</text:p>
      <text:p text:style-name="P259">Day</text:p>
      <text:p text:style-name="P259">How do you pronounce this word?</text:p>
      <text:p text:style-name="P259"/>
      <text:p text:style-name="P259">Answers:</text:p>
      <text:p text:style-name="P259">1. om</text:p>
      <text:p text:style-name="P259">2. am</text:p>
      <text:p text:style-name="P259">3. y<text:span text:style-name="T460">ee</text:span>m</text:p>
      <text:p text:style-name="P259">4. yom <text:span text:style-name="T459">(correct)</text:span></text:p>
      <text:p text:style-name="P259"/>
      <text:p text:style-name="P259">Question 7:</text:p>
      <text:p text:style-name="P259">טוֹב</text:p>
      <text:p text:style-name="P259">Good</text:p>
      <text:p text:style-name="P259">How do you pronounce this word?</text:p>
      <text:p text:style-name="P259"/>
      <text:p text:style-name="P259">Answers:</text:p>
      <text:p text:style-name="P259">1. t<text:span text:style-name="T462">i</text:span>v</text:p>
      <text:p text:style-name="P259">2. tov <text:span text:style-name="T461">(correct)</text:span></text:p>
      <text:p text:style-name="P259">3. tav</text:p>
      <text:p text:style-name="P259">4. tav<text:span text:style-name="T463">e</text:span></text:p>
      <text:p text:style-name="P259"/>
      <text:p text:style-name="P259">Question 8:</text:p>
      <text:p text:style-name="P259">חֹק</text:p>
      <text:p text:style-name="P259">Law, statute, rule</text:p>
      <text:p text:style-name="P259">How do you pronounce this word?</text:p>
      <text:p text:style-name="P259"/>
      <text:p text:style-name="P259">Answers:</text:p>
      <text:p text:style-name="P259">1. ch<text:span text:style-name="T464">i</text:span>k</text:p>
      <text:p text:style-name="P259">2. chok <text:span text:style-name="T464">(correct)</text:span></text:p>
      <text:p text:style-name="P259">3. chak</text:p>
      <text:p text:style-name="P259">4. chak<text:span text:style-name="T464">e</text:span></text:p>
      <text:p text:style-name="P259"><text:soft-page-break/></text:p>
      <text:p text:style-name="P259">Question 9:</text:p>
      <text:p text:style-name="P259">אוֹר</text:p>
      <text:p text:style-name="P259">Light</text:p>
      <text:p text:style-name="P259">How do you pronounce this word?</text:p>
      <text:p text:style-name="P259"/>
      <text:p text:style-name="P259">Answers:</text:p>
      <text:p text:style-name="P259">1. or<text:span text:style-name="T465">e (correct)</text:span></text:p>
      <text:p text:style-name="P259">2. ar<text:span text:style-name="T465">e</text:span></text:p>
      <text:p text:style-name="P259">3. a<text:span text:style-name="T465">ir</text:span></text:p>
      <text:p text:style-name="P259">4. <text:span text:style-name="T465">o</text:span><text:span text:style-name="T466">y</text:span><text:span text:style-name="T467">e</text:span><text:span text:style-name="T465">r</text:span></text:p>
      <text:p text:style-name="P259"/>
      <text:p text:style-name="P259">Question 10:</text:p>
      <text:p text:style-name="P259">קוֹל</text:p>
      <text:p text:style-name="P259">Voice or sound</text:p>
      <text:p text:style-name="P259">How do you pronounce this word?</text:p>
      <text:p text:style-name="P259"/>
      <text:p text:style-name="P259">Answers:</text:p>
      <text:p text:style-name="P259">1. k<text:span text:style-name="T467">i</text:span>l</text:p>
      <text:p text:style-name="P259">2. kol <text:span text:style-name="T468">(correct)</text:span></text:p>
      <text:p text:style-name="P259">3. kal</text:p>
      <text:p text:style-name="P259">4. kal<text:span text:style-name="T467">e</text:span></text:p>
      <text:p text:style-name="P259"/>
      <text:p text:style-name="P259">Question 11:</text:p>
      <text:p text:style-name="P259">לֹא</text:p>
      <text:p text:style-name="P259">No</text:p>
      <text:p text:style-name="P259">How do you pronounce this word?</text:p>
      <text:p text:style-name="P259"/>
      <text:p text:style-name="P259">Answers:</text:p>
      <text:p text:style-name="P259">1. lo <text:span text:style-name="T470">(correct)</text:span></text:p>
      <text:p text:style-name="P259">2. la</text:p>
      <text:p text:style-name="P259">3. l<text:span text:style-name="T471">ao</text:span></text:p>
      <text:p text:style-name="P259">4. l<text:span text:style-name="T469">i</text:span></text:p>
      <text:p text:style-name="P259"/>
      <text:p text:style-name="P259">Question 12:</text:p>
      <text:p text:style-name="P259">עוֹד</text:p>
      <text:p text:style-name="P259">Yet, still, more</text:p>
      <text:p text:style-name="P259">How do you pronounce this word?</text:p>
      <text:p text:style-name="P259"/>
      <text:p text:style-name="P259">Answers:</text:p>
      <text:p text:style-name="P259">1. ad</text:p>
      <text:p text:style-name="P259">2. a<text:span text:style-name="T472">yod</text:span></text:p>
      <text:p text:style-name="P259">3. aod <text:span text:style-name="T472">(correct)</text:span></text:p>
      <text:p text:style-name="P259">4. a<text:span text:style-name="T472">i</text:span>d</text:p>
      <text:p text:style-name="P259"/>
      <text:p text:style-name="P259">Question 13:</text:p>
      <text:p text:style-name="P259">אוֹן</text:p>
      <text:p text:style-name="P259">strength, power, vitality</text:p>
      <text:p text:style-name="P259"><text:soft-page-break/>How do you pronounce this word?</text:p>
      <text:p text:style-name="P259"/>
      <text:p text:style-name="P259">Answers:</text:p>
      <text:p text:style-name="P259">1. on <text:span text:style-name="T473">(correct)</text:span></text:p>
      <text:p text:style-name="P259">2. an</text:p>
      <text:p text:style-name="P259">3. a<text:span text:style-name="T474">on</text:span></text:p>
      <text:p text:style-name="P259">4. an<text:span text:style-name="T474">e</text:span></text:p>
      <text:p text:style-name="P259"/>
      <text:p text:style-name="P259">Question 14:</text:p>
      <text:p text:style-name="P259">סוֹף</text:p>
      <text:p text:style-name="P259">end</text:p>
      <text:p text:style-name="P259">How do you pronounce this word?</text:p>
      <text:p text:style-name="P259"/>
      <text:p text:style-name="P259">Answers:</text:p>
      <text:p text:style-name="P259">1. s<text:span text:style-name="T474">e</text:span>ph</text:p>
      <text:p text:style-name="P259">2. s<text:span text:style-name="T474">if</text:span></text:p>
      <text:p text:style-name="P259">3. so<text:span text:style-name="T474">f </text:span><text:span text:style-name="T475">(correct)</text:span></text:p>
      <text:p text:style-name="P259">4. so<text:span text:style-name="T474">k</text:span></text:p>
      <text:p text:style-name="P259"/>
      <text:p text:style-name="P259">Question 15:</text:p>
      <text:p text:style-name="P259">רֹב</text:p>
      <text:p text:style-name="P259">majority, multitude, greatness</text:p>
      <text:p text:style-name="P259">How do you pronounce this word?</text:p>
      <text:p text:style-name="P259"/>
      <text:p text:style-name="P259">Answers:</text:p>
      <text:p text:style-name="P259">1. r<text:span text:style-name="T476">i</text:span>v</text:p>
      <text:p text:style-name="P259">2. rov <text:span text:style-name="T476">(correct)</text:span></text:p>
      <text:p text:style-name="P259">3. rav</text:p>
      <text:p text:style-name="P259">4. r<text:span text:style-name="T476">e</text:span>v</text:p>
      <text:p text:style-name="P259"/>
      <text:p text:style-name="P259">Question 16:</text:p>
      <text:p text:style-name="P259">עֹז</text:p>
      <text:p text:style-name="P259">strength, might, courage</text:p>
      <text:p text:style-name="P259">How do you pronounce this word?</text:p>
      <text:p text:style-name="P259"/>
      <text:p text:style-name="P259">Answers:</text:p>
      <text:p text:style-name="P259">1. <text:span text:style-name="T477">aze</text:span></text:p>
      <text:p text:style-name="P259">2. a<text:span text:style-name="T477">i</text:span>z</text:p>
      <text:p text:style-name="P259">3. az</text:p>
      <text:p text:style-name="P260">4. <text:span text:style-name="T477">ao</text:span>z <text:span text:style-name="T477">(correct)</text:span></text:p>
      <text:p text:style-name="P259"/>
      <text:p text:style-name="P259">Question 17:</text:p>
      <text:p text:style-name="P259">צֹאן</text:p>
      <text:p text:style-name="P259">sheep, flock of sheep</text:p>
      <text:p text:style-name="P259">How do you pronounce this word?</text:p>
      <text:p text:style-name="P259"/>
      <text:p text:style-name="P259">Answers:</text:p>
      <text:p text:style-name="P259">1. <text:span text:style-name="T478">t</text:span>z<text:span text:style-name="T478">i</text:span>n</text:p>
      <text:p text:style-name="P259"><text:soft-page-break/>2. <text:span text:style-name="T478">t</text:span>zon <text:span text:style-name="T478">(correct)</text:span></text:p>
      <text:p text:style-name="P259">3. <text:span text:style-name="T478">t</text:span>zan</text:p>
      <text:p text:style-name="P259">4. tezn</text:p>
      <text:p text:style-name="P259"/>
      <text:p text:style-name="P259">Question 18:</text:p>
      <text:p text:style-name="P259">מְאוֹד</text:p>
      <text:p text:style-name="P259">very, quite, strength, vehemence</text:p>
      <text:p text:style-name="P259">How do you pronounce this word?</text:p>
      <text:p text:style-name="P259"/>
      <text:p text:style-name="P259">Answers:</text:p>
      <text:p text:style-name="P259">1. m<text:span text:style-name="T479">i</text:span>'d</text:p>
      <text:p text:style-name="P259">2. m<text:span text:style-name="T479">e</text:span>'od <text:span text:style-name="T480">(correct)</text:span></text:p>
      <text:p text:style-name="P259">3. m<text:span text:style-name="T479">e</text:span>'ad</text:p>
      <text:p text:style-name="P259">4. mi’<text:span text:style-name="T479">e</text:span>d</text:p>
      <text:p text:style-name="P259"/>
      <text:p text:style-name="P259">Question 19:</text:p>
      <text:p text:style-name="P259">שָׁרוֹן</text:p>
      <text:p text:style-name="P259">Sharon, level or plain</text:p>
      <text:p text:style-name="P259">How do you pronounce this word?</text:p>
      <text:p text:style-name="P259"/>
      <text:p text:style-name="P259">Answers:</text:p>
      <text:p text:style-name="P259">1. shern</text:p>
      <text:p text:style-name="P259">2. sheron <text:span text:style-name="T481">(correct)</text:span></text:p>
      <text:p text:style-name="P259">3. sheran</text:p>
      <text:p text:style-name="P259">4. sharn</text:p>
      <text:p text:style-name="P259"/>
      <text:p text:style-name="P259">Question 20:</text:p>
      <text:p text:style-name="P259">אַרְכִיּוֹן</text:p>
      <text:p text:style-name="P259">archive</text:p>
      <text:p text:style-name="P259">How do you pronounce this word?</text:p>
      <text:p text:style-name="P259"/>
      <text:p text:style-name="P259">Answers:</text:p>
      <text:p text:style-name="P259">1. ar'cceen</text:p>
      <text:p text:style-name="P259">2. ar'<text:span text:style-name="T481">ke</text:span>on <text:span text:style-name="T481">(correct)</text:span></text:p>
      <text:p text:style-name="P259">3. ar'cceean</text:p>
      <text:p text:style-name="P259">4. ar'<text:span text:style-name="T482">chive</text:span></text:p>
      <text:p text:style-name="P259"/>
      <text:p text:style-name="P259">Question 21:</text:p>
      <text:p text:style-name="P259">מִילְיוֹן</text:p>
      <text:p text:style-name="P259">Million</text:p>
      <text:p text:style-name="P259">How do you pronounce this word?</text:p>
      <text:p text:style-name="P259"/>
      <text:p text:style-name="P259">Answers:</text:p>
      <text:p text:style-name="P259">1. meell'<text:span text:style-name="T483">e</text:span>n</text:p>
      <text:p text:style-name="P259">2. meell'on <text:span text:style-name="T483">(correct)</text:span></text:p>
      <text:p text:style-name="P259">3. meell'an</text:p>
      <text:p text:style-name="P259">4. meell'yn</text:p>
      <text:p text:style-name="P259"/>
      <text:p text:style-name="P259"><text:soft-page-break/>Question 22:</text:p>
      <text:p text:style-name="P259">נִבְחָר</text:p>
      <text:p text:style-name="P259">chosen</text:p>
      <text:p text:style-name="P259">How do you pronounce this word?</text:p>
      <text:p text:style-name="P259"/>
      <text:p text:style-name="P259">Answers:</text:p>
      <text:p text:style-name="P259">1. neev'cher</text:p>
      <text:p text:style-name="P259">2. neev'char <text:span text:style-name="T484">(correct)</text:span></text:p>
      <text:p text:style-name="P259">3. neev'chor</text:p>
      <text:p text:style-name="P259">4. neevicher</text:p>
      <text:p text:style-name="P259"/>
      <text:p text:style-name="P259">Question 23:</text:p>
      <text:p text:style-name="P259">בְּתוֹךְ</text:p>
      <text:p text:style-name="P259">Inside, within</text:p>
      <text:p text:style-name="P259">How do you pronounce this word?</text:p>
      <text:p text:style-name="P259"/>
      <text:p text:style-name="P259">Answers:</text:p>
      <text:p text:style-name="P259">1. b<text:span text:style-name="T485">e</text:span>t<text:span text:style-name="T485">o</text:span>ch <text:span text:style-name="T485">(correct)</text:span></text:p>
      <text:p text:style-name="P259">2. b'tchi</text:p>
      <text:p text:style-name="P259">3. b'tche</text:p>
      <text:p text:style-name="P259">4. b'tcha</text:p>
      <text:p text:style-name="P259"/>
      <text:h text:style-name="P326" text:outline-level="3"><text:span text:style-name="T372">L</text:span>esson <text:span text:style-name="T389">7</text:span><text:span text:style-name="T31">: </text:span><text:span text:style-name="T389">Chirik</text:span></text:h>
      <text:p text:style-name="P57">Video Lesson</text:p>
      <text:p text:style-name="P57"/>
      <text:p text:style-name="P57">Script</text:p>
      <text:p text:style-name="P2"><text:span text:style-name="Strong_20_Emphasis"><text:span text:style-name="T133">חִירִיק</text:span></text:span></text:p>
      <text:p text:style-name="P342"><text:span text:style-name="Strong_20_Emphasis"><text:span text:style-name="T151">Chirik is a single dot BEE-low the letter and it makes the “EE” sound in </text:span></text:span><text:span text:style-name="Strong_20_Emphasis"><text:span text:style-name="T152">BEE-low and</text:span></text:span><text:span text:style-name="Strong_20_Emphasis"><text:span text:style-name="T151"> </text:span></text:span><text:span text:style-name="Strong_20_Emphasis"><text:span text:style-name="T152">feet</text:span></text:span><text:span text:style-name="Strong_20_Emphasis"><text:span text:style-name="T151">. </text:span></text:span><text:span text:style-name="Strong_20_Emphasis"><text:span text:style-name="T306">This ties in well with King David’s words </text:span></text:span><text:span text:style-name="Strong_20_Emphasis"><text:span text:style-name="T152">“</text:span></text:span><text:bookmark text:name="v38"/><text:span text:style-name="Strong_20_Emphasis"><text:span text:style-name="T152">I have pursued my enemies and overtaken them, never turning back until they were consumed. I have crushed them so that they cannot rise; ye</text:span></text:span><text:span text:style-name="Strong_20_Emphasis"><text:span text:style-name="T306">s</text:span></text:span><text:span text:style-name="Strong_20_Emphasis"><text:span text:style-name="T152">, they are fallen under my feet.” </text:span></text:span><text:span text:style-name="Strong_20_Emphasis"><text:span text:style-name="T257">The word “below” only works if you pronounce it like </text:span></text:span><text:span text:style-name="Strong_20_Emphasis"><text:span text:style-name="T258">the wonderful insect that famously makes honey. </text:span></text:span><text:span text:style-name="Strong_20_Emphasis"><text:span text:style-name="T152">This represents the sepher</text:span></text:span><text:span text:style-name="Strong_20_Emphasis"><text:span text:style-name="T255">a</text:span></text:span><text:span text:style-name="Strong_20_Emphasis"><text:span text:style-name="T152"> of Natzach, which is the sepher</text:span></text:span><text:span text:style-name="Strong_20_Emphasis"><text:span text:style-name="T255">a </text:span></text:span><text:span text:style-name="Strong_20_Emphasis"><text:span text:style-name="T152">of victory. </text:span></text:span><text:span text:style-name="Strong_20_Emphasis"><text:span text:style-name="T258"><text:s/></text:span></text:span><text:span text:style-name="Strong_20_Emphasis"><text:span text:style-name="T151">The letters of chirik backwards </text:span></text:span><text:span text:style-name="Strong_20_Emphasis"><text:span text:style-name="T256">is</text:span></text:span><text:span text:style-name="Strong_20_Emphasis"><text:span text:style-name="T151"> קֵרֵחַ kerach, which means ice. </text:span></text:span><text:span text:style-name="Strong_20_Emphasis"><text:span text:style-name="T152">In this case the dot is below the letter and so has been victorious. When water becomes ice it becomes hard and because it is solid you can walk on it. </text:span></text:span><text:span text:style-name="Strong_20_Emphasis"><text:span text:style-name="T306">Let’s look at some examples </text:span></text:span><text:span text:style-name="Strong_20_Emphasis"><text:span text:style-name="T307">of </text:span></text:span><text:span text:style-name="Strong_20_Emphasis"><text:span text:style-name="T151">Chirik.</text:span></text:span></text:p>
      <text:p text:style-name="P2"><text:span text:style-name="Strong_20_Emphasis"><text:span text:style-name="T152"/></text:span></text:p>
      <text:p text:style-name="P307"><text:span text:style-name="Strong_20_Emphasis"><text:span text:style-name="T133">חִירִיק</text:span></text:span></text:p>
      <text:p text:style-name="P307"><text:span text:style-name="Strong_20_Emphasis"><text:span text:style-name="T151">Chirik</text:span></text:span></text:p>
      <text:p text:style-name="P261"><text:span text:style-name="Strong_20_Emphasis"><text:span text:style-name="T153"/></text:span></text:p>
      <text:p text:style-name="P261"><text:span text:style-name="Strong_20_Emphasis"><text:span text:style-name="T153">עִבְרִית</text:span></text:span></text:p>
      <text:p text:style-name="P261"><text:span text:style-name="Strong_20_Emphasis"><text:span text:style-name="T153">Hebrew language</text:span></text:span></text:p>
      <text:p text:style-name="P261"><text:span text:style-name="Strong_20_Emphasis"><text:span text:style-name="T153"/></text:span></text:p>
      <text:p text:style-name="P261"><text:span text:style-name="Strong_20_Emphasis"><text:span text:style-name="T153">שִׁשִּׁי</text:span></text:span></text:p>
      <text:p text:style-name="P261"><text:span text:style-name="Strong_20_Emphasis"><text:span text:style-name="T153">six, sixth</text:span></text:span></text:p>
      <text:p text:style-name="P261"><text:span text:style-name="Strong_20_Emphasis"><text:span text:style-name="T153"/></text:span></text:p>
      <text:p text:style-name="P318"><text:span text:style-name="Strong_20_Emphasis"><text:span text:style-name="T157">מִטָּה</text:span></text:span></text:p>
      <text:p text:style-name="P263"><text:soft-page-break/><text:span text:style-name="Strong_20_Emphasis"><text:span text:style-name="T155">Bed, lying down</text:span></text:span></text:p>
      <text:p text:style-name="P261"><text:span text:style-name="Strong_20_Emphasis"><text:span text:style-name="T153"/></text:span></text:p>
      <text:p text:style-name="P261"><text:span text:style-name="Strong_20_Emphasis"><text:span text:style-name="T153">לִי</text:span></text:span></text:p>
      <text:p text:style-name="P261"><text:span text:style-name="Strong_20_Emphasis"><text:span text:style-name="T153">to me, for myself</text:span></text:span></text:p>
      <text:p text:style-name="P261"><text:span text:style-name="Strong_20_Emphasis"><text:span text:style-name="T153"/></text:span></text:p>
      <text:p text:style-name="P261"><text:span text:style-name="Strong_20_Emphasis"><text:span text:style-name="T153">מַעֲרִיב</text:span></text:span></text:p>
      <text:p text:style-name="P261"><text:span text:style-name="Strong_20_Emphasis"><text:span text:style-name="T153">Mariv newspaper</text:span></text:span></text:p>
      <text:p text:style-name="P261"><text:span text:style-name="Strong_20_Emphasis"><text:span text:style-name="T153"/></text:span></text:p>
      <text:p text:style-name="P261"><text:span text:style-name="Strong_20_Emphasis"><text:span text:style-name="T153">אִינְטֶרְנֶט</text:span></text:span></text:p>
      <text:p text:style-name="P261"><text:span text:style-name="Strong_20_Emphasis"><text:span text:style-name="T153">Internet</text:span></text:span></text:p>
      <text:p text:style-name="P261"><text:span text:style-name="Strong_20_Emphasis"><text:span text:style-name="T153"/></text:span></text:p>
      <text:p text:style-name="P261"><text:span text:style-name="Strong_20_Emphasis"><text:span text:style-name="T153">סְפָרִים</text:span></text:span></text:p>
      <text:p text:style-name="P261"><text:span text:style-name="Strong_20_Emphasis"><text:span text:style-name="T153">Books</text:span></text:span></text:p>
      <text:p text:style-name="P261"><text:span text:style-name="Strong_20_Emphasis"><text:span text:style-name="T153"/></text:span></text:p>
      <text:p text:style-name="P261"><text:span text:style-name="Strong_20_Emphasis"><text:span text:style-name="T153">נִבְחַר</text:span></text:span></text:p>
      <text:p text:style-name="P262"><text:span text:style-name="Strong_20_Emphasis"><text:span text:style-name="T154">chosen, preferred, appointed</text:span></text:span></text:p>
      <text:p text:style-name="P262"><text:span text:style-name="Strong_20_Emphasis"><text:span text:style-name="T154"/></text:span></text:p>
      <text:p text:style-name="P262"><text:span text:style-name="Strong_20_Emphasis"><text:span text:style-name="T154">אָמֶרִיקָה</text:span></text:span></text:p>
      <text:p text:style-name="P262"><text:span text:style-name="Strong_20_Emphasis"><text:span text:style-name="T154">America</text:span></text:span></text:p>
      <text:p text:style-name="P262"><text:span text:style-name="Strong_20_Emphasis"><text:span text:style-name="T154"/></text:span></text:p>
      <text:p text:style-name="P262"><text:span text:style-name="Strong_20_Emphasis"><text:span text:style-name="T64">כִּמְעַט</text:span></text:span></text:p>
      <text:p text:style-name="P262"><text:span text:style-name="Strong_20_Emphasis"><text:span text:style-name="T154">Almost, nearly</text:span></text:span></text:p>
      <text:p text:style-name="P262"><text:span text:style-name="Strong_20_Emphasis"><text:span text:style-name="T154"/></text:span></text:p>
      <text:p text:style-name="P262"><text:span text:style-name="Strong_20_Emphasis"><text:span text:style-name="T154">מִצְרַיִם</text:span></text:span></text:p>
      <text:p text:style-name="P263"><text:span text:style-name="Strong_20_Emphasis"><text:span text:style-name="T155">Egypt</text:span></text:span></text:p>
      <text:p text:style-name="P263"><text:span text:style-name="Strong_20_Emphasis"><text:span text:style-name="T155"/></text:span></text:p>
      <text:p text:style-name="P263"><text:span text:style-name="Strong_20_Emphasis"><text:span text:style-name="T155">תָּכְנִית</text:span></text:span></text:p>
      <text:p text:style-name="P264"><text:span text:style-name="Strong_20_Emphasis"><text:span text:style-name="T156">plan, program</text:span></text:span></text:p>
      <text:p text:style-name="P264"><text:span text:style-name="Strong_20_Emphasis"><text:span text:style-name="T156"/></text:span></text:p>
      <text:p text:style-name="P264"><text:span text:style-name="Strong_20_Emphasis"><text:span text:style-name="T156">רִמּוֹן</text:span></text:span></text:p>
      <text:p text:style-name="P264"><text:span text:style-name="Strong_20_Emphasis"><text:span text:style-name="T156">pomegranate</text:span></text:span></text:p>
      <text:p text:style-name="P264"><text:span text:style-name="Strong_20_Emphasis"><text:span text:style-name="T156"/></text:span></text:p>
      <text:p text:style-name="P264"><text:span text:style-name="Strong_20_Emphasis"><text:span text:style-name="T156">דּוֹדִי</text:span></text:span></text:p>
      <text:p text:style-name="P265"><text:span text:style-name="Strong_20_Emphasis"><text:span text:style-name="T157">my uncle, my love (archaic, formal)</text:span></text:span></text:p>
      <text:p text:style-name="P265"><text:span text:style-name="Strong_20_Emphasis"><text:span text:style-name="T86"/></text:span></text:p>
      <text:p text:style-name="P265"><text:span text:style-name="Strong_20_Emphasis"><text:span text:style-name="T86">קִישׁ</text:span></text:span></text:p>
      <text:p text:style-name="P265"><text:span text:style-name="Strong_20_Emphasis"><text:span text:style-name="T86">Qish </text:span></text:span><text:span text:style-name="Strong_20_Emphasis"><text:span text:style-name="T91">father of King Saul, </text:span></text:span><text:span text:style-name="Strong_20_Emphasis"><text:span text:style-name="T86">quiche </text:span></text:span><text:span text:style-name="Strong_20_Emphasis"><text:span text:style-name="T91">type of food</text:span></text:span></text:p>
      <text:p text:style-name="P265"><text:span text:style-name="Strong_20_Emphasis"><text:span text:style-name="T157"/></text:span></text:p>
      <text:p text:style-name="P2"><text:span text:style-name="Strong_20_Emphasis"><text:span text:style-name="T152">אַגִּיד</text:span></text:span></text:p>
      <text:p text:style-name="P265"><text:span text:style-name="Strong_20_Emphasis"><text:span text:style-name="T157">to tell, say</text:span></text:span></text:p>
      <text:p text:style-name="P265"><text:span text:style-name="Strong_20_Emphasis"><text:span text:style-name="T157"/></text:span></text:p>
      <text:p text:style-name="P265"><text:span text:style-name="Strong_20_Emphasis"><text:span text:style-name="T157">צִידוֹן</text:span></text:span></text:p>
      <text:p text:style-name="P265"><text:span text:style-name="Strong_20_Emphasis"><text:span text:style-name="T157">Sidon city in Lebanon</text:span></text:span></text:p>
      <text:p text:style-name="P266"><text:span text:style-name="Strong_20_Emphasis"><text:span text:style-name="T157"/></text:span></text:p>
      <text:p text:style-name="P62">Lesson <text:span text:style-name="T395">7</text:span> Practice</text:p>
      <text:p text:style-name="P38"/>
      <text:p text:style-name="P38"><text:soft-page-break/>Question 1:</text:p>
      <text:p text:style-name="P44">(Image of <text:span text:style-name="Strong_20_Emphasis"><text:span text:style-name="T151">Chirik</text:span></text:span><text:span text:style-name="T41"> </text:span>with <text:span text:style-name="T41">dot</text:span> highlighted.)</text:p>
      <text:p text:style-name="P39"/>
      <text:p text:style-name="P69">What is the name of this nikud?</text:p>
      <text:p text:style-name="P69"/>
      <text:p text:style-name="P69">Answers:</text:p>
      <text:p text:style-name="P69">1. <text:span text:style-name="T486">Kamatz</text:span></text:p>
      <text:p text:style-name="P83">2. <text:span text:style-name="Strong_20_Emphasis"><text:span text:style-name="T151">Chirik</text:span></text:span> <text:span text:style-name="T43">(correct)</text:span></text:p>
      <text:p text:style-name="P69">3. <text:span text:style-name="T486">Cholam</text:span></text:p>
      <text:p text:style-name="P69">4. <text:span text:style-name="T486">Segol</text:span></text:p>
      <text:p text:style-name="P69"/>
      <text:p text:style-name="P69">Question 2:</text:p>
      <text:p text:style-name="P69">(Image of <text:span text:style-name="T487">Chirik</text:span> with dot highlighted)</text:p>
      <text:p text:style-name="P69"/>
      <text:p text:style-name="P84">What <text:span text:style-name="T497">sephera is this associated with?</text:span></text:p>
      <text:p text:style-name="P69"/>
      <text:p text:style-name="P69">Answers:</text:p>
      <text:p text:style-name="P69">1. <text:span text:style-name="T487">Sephera of Hod, the sephera a majesty.</text:span></text:p>
      <text:p text:style-name="P69">2. <text:span text:style-name="T487">Sephera of Tiferet, the sephera of beauty.</text:span></text:p>
      <text:p text:style-name="P69">3. <text:span text:style-name="T497">Sephera of Chessod which is kindness.</text:span></text:p>
      <text:p text:style-name="P84">4. <text:span text:style-name="Strong_20_Emphasis"><text:span text:style-name="T152">Natzach, which is the sepher</text:span></text:span><text:span text:style-name="Strong_20_Emphasis"><text:span text:style-name="T255">a </text:span></text:span><text:span text:style-name="Strong_20_Emphasis"><text:span text:style-name="T152">of victory.</text:span></text:span></text:p>
      <text:p text:style-name="P69"/>
      <text:p text:style-name="P69">Question 3:</text:p>
      <text:p text:style-name="P69">(Image of <text:span text:style-name="T487">Chirik </text:span>with dot highlighted)</text:p>
      <text:p text:style-name="P69"/>
      <text:p text:style-name="P69">What sound does this nikud make?</text:p>
      <text:p text:style-name="P69"/>
      <text:p text:style-name="P69">Answers:</text:p>
      <text:p text:style-name="P69">1. Silent or an “E” sound like in “red”. <text:span text:style-name="T43">(correct)</text:span></text:p>
      <text:p text:style-name="P69">2. A “<text:span text:style-name="T488">EE</text:span>” sound like in “<text:span text:style-name="T488">feet”</text:span>.</text:p>
      <text:p text:style-name="P69">3. <text:span text:style-name="T488">A “O” sound like in “stop”.</text:span></text:p>
      <text:p text:style-name="P69">4. An “A” sound like in “sat”.</text:p>
      <text:p text:style-name="P69"/>
      <text:p text:style-name="P91">Question 4:</text:p>
      <text:p text:style-name="P69">(Image of <text:span text:style-name="T487">Chirik</text:span> with dot highlighted)</text:p>
      <text:p text:style-name="P69"/>
      <text:p text:style-name="P317">The dot below the letter can mean what?</text:p>
      <text:p text:style-name="P91"/>
      <text:p text:style-name="P91">Answers:</text:p>
      <text:p text:style-name="P91">1. <text:span text:style-name="T489">The letter is victorious, as the dot is “at it’s feet”. (correct)</text:span></text:p>
      <text:p text:style-name="P91">2. <text:span text:style-name="T489">Ice is the substance of snow which is light and fluffy and joyful.</text:span></text:p>
      <text:p text:style-name="P91">3. <text:span text:style-name="T489">Bee strings can be treated with ice and this means healing.</text:span></text:p>
      <text:p text:style-name="P91">4. <text:span text:style-name="T489">Feet are weird looking and this symbolic of mercy.</text:span></text:p>
      <text:p text:style-name="P91"/>
      <text:p text:style-name="P290"><text:span text:style-name="Strong_20_Emphasis"><text:span text:style-name="T157">Question 5:</text:span></text:span></text:p>
      <text:p text:style-name="P290"><text:span text:style-name="Strong_20_Emphasis"><text:span text:style-name="T157">חִירִיק</text:span></text:span></text:p>
      <text:p text:style-name="P290"><text:span text:style-name="Strong_20_Emphasis"><text:span text:style-name="T157">Chirik</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oft-page-break/><text:span text:style-name="Strong_20_Emphasis"><text:span text:style-name="T157">Answers:</text:span></text:span></text:p>
      <text:p text:style-name="P290"><text:span text:style-name="Strong_20_Emphasis"><text:span text:style-name="T157">1. c</text:span></text:span><text:span text:style-name="Strong_20_Emphasis"><text:span text:style-name="T259">ha</text:span></text:span><text:span text:style-name="Strong_20_Emphasis"><text:span text:style-name="T157">r</text:span></text:span><text:span text:style-name="Strong_20_Emphasis"><text:span text:style-name="T259">a</text:span></text:span><text:span text:style-name="Strong_20_Emphasis"><text:span text:style-name="T157">k</text:span></text:span></text:p>
      <text:p text:style-name="P290"><text:span text:style-name="Strong_20_Emphasis"><text:span text:style-name="T157">2. cheer</text:span></text:span><text:span text:style-name="Strong_20_Emphasis"><text:span text:style-name="T259">a</text:span></text:span><text:span text:style-name="Strong_20_Emphasis"><text:span text:style-name="T157">k</text:span></text:span></text:p>
      <text:p text:style-name="P290"><text:span text:style-name="Strong_20_Emphasis"><text:span text:style-name="T157">3. chir</text:span></text:span><text:span text:style-name="Strong_20_Emphasis"><text:span text:style-name="T259">o</text:span></text:span><text:span text:style-name="Strong_20_Emphasis"><text:span text:style-name="T157">k</text:span></text:span></text:p>
      <text:p text:style-name="P290"><text:span text:style-name="Strong_20_Emphasis"><text:span text:style-name="T157">4. </text:span></text:span><text:span text:style-name="Strong_20_Emphasis"><text:span text:style-name="T259">chirik (correct)</text:span></text:span></text:p>
      <text:p text:style-name="P290"><text:span text:style-name="Strong_20_Emphasis"><text:span text:style-name="T157"/></text:span></text:p>
      <text:p text:style-name="P290"><text:span text:style-name="Strong_20_Emphasis"><text:span text:style-name="T157">Question 6:</text:span></text:span></text:p>
      <text:p text:style-name="P290"><text:span text:style-name="Strong_20_Emphasis"><text:span text:style-name="T157">עִבְרִית</text:span></text:span></text:p>
      <text:p text:style-name="P290"><text:span text:style-name="Strong_20_Emphasis"><text:span text:style-name="T157">Hebrew language</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aeev'reet </text:span></text:span><text:span text:style-name="Strong_20_Emphasis"><text:span text:style-name="T260">(correct)</text:span></text:span></text:p>
      <text:p text:style-name="P290"><text:span text:style-name="Strong_20_Emphasis"><text:span text:style-name="T157">2. av'r</text:span></text:span><text:span text:style-name="Strong_20_Emphasis"><text:span text:style-name="T260">i</text:span></text:span><text:span text:style-name="Strong_20_Emphasis"><text:span text:style-name="T157">t</text:span></text:span></text:p>
      <text:p text:style-name="P290"><text:span text:style-name="Strong_20_Emphasis"><text:span text:style-name="T157">3. av'r</text:span></text:span><text:span text:style-name="Strong_20_Emphasis"><text:span text:style-name="T260">at</text:span></text:span></text:p>
      <text:p text:style-name="P290"><text:span text:style-name="Strong_20_Emphasis"><text:span text:style-name="T157">4. aeev'rit</text:span></text:span><text:span text:style-name="Strong_20_Emphasis"><text:span text:style-name="T260">e</text:span></text:span></text:p>
      <text:p text:style-name="P290"><text:span text:style-name="Strong_20_Emphasis"><text:span text:style-name="T157"/></text:span></text:p>
      <text:p text:style-name="P290"><text:span text:style-name="Strong_20_Emphasis"><text:span text:style-name="T157">Question 7:</text:span></text:span></text:p>
      <text:p text:style-name="P290"><text:span text:style-name="Strong_20_Emphasis"><text:span text:style-name="T157">שִׁשִּׁי</text:span></text:span></text:p>
      <text:p text:style-name="P290"><text:span text:style-name="Strong_20_Emphasis"><text:span text:style-name="T157">six, sixth</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shees</text:span></text:span><text:span text:style-name="Strong_20_Emphasis"><text:span text:style-name="T261">h</text:span></text:span></text:p>
      <text:p text:style-name="P290"><text:span text:style-name="Strong_20_Emphasis"><text:span text:style-name="T157">2. sh</text:span></text:span><text:span text:style-name="Strong_20_Emphasis"><text:span text:style-name="T261">u</text:span></text:span><text:span text:style-name="Strong_20_Emphasis"><text:span text:style-name="T157">shi</text:span></text:span></text:p>
      <text:p text:style-name="P290"><text:span text:style-name="Strong_20_Emphasis"><text:span text:style-name="T157">3. shishi </text:span></text:span><text:span text:style-name="Strong_20_Emphasis"><text:span text:style-name="T261">(correct)</text:span></text:span></text:p>
      <text:p text:style-name="P290"><text:span text:style-name="Strong_20_Emphasis"><text:span text:style-name="T157">4. sh</text:span></text:span><text:span text:style-name="Strong_20_Emphasis"><text:span text:style-name="T262">a</text:span></text:span><text:span text:style-name="Strong_20_Emphasis"><text:span text:style-name="T157">sh</text:span></text:span><text:span text:style-name="Strong_20_Emphasis"><text:span text:style-name="T262">a</text:span></text:span></text:p>
      <text:p text:style-name="P290"><text:span text:style-name="Strong_20_Emphasis"><text:span text:style-name="T157"/></text:span></text:p>
      <text:p text:style-name="P290"><text:span text:style-name="Strong_20_Emphasis"><text:span text:style-name="T157">Question 8:</text:span></text:span></text:p>
      <text:p text:style-name="P290"><text:span text:style-name="Strong_20_Emphasis"><text:span text:style-name="T157">מִטָּה</text:span></text:span></text:p>
      <text:p text:style-name="P290"><text:span text:style-name="Strong_20_Emphasis"><text:span text:style-name="T157">Bed</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m</text:span></text:span><text:span text:style-name="Strong_20_Emphasis"><text:span text:style-name="T263">eetah (correct)</text:span></text:span></text:p>
      <text:p text:style-name="P290"><text:span text:style-name="Strong_20_Emphasis"><text:span text:style-name="T157">2. m</text:span></text:span><text:span text:style-name="Strong_20_Emphasis"><text:span text:style-name="T264">e</text:span></text:span><text:span text:style-name="Strong_20_Emphasis"><text:span text:style-name="T157">t</text:span></text:span></text:p>
      <text:p text:style-name="P290"><text:span text:style-name="Strong_20_Emphasis"><text:span text:style-name="T157">3. m</text:span></text:span><text:span text:style-name="Strong_20_Emphasis"><text:span text:style-name="T264">eet</text:span></text:span></text:p>
      <text:p text:style-name="P290"><text:span text:style-name="Strong_20_Emphasis"><text:span text:style-name="T157">4. myth</text:span></text:span></text:p>
      <text:p text:style-name="P290"><text:span text:style-name="Strong_20_Emphasis"><text:span text:style-name="T157"/></text:span></text:p>
      <text:p text:style-name="P290"><text:span text:style-name="Strong_20_Emphasis"><text:span text:style-name="T157">Question 9:</text:span></text:span></text:p>
      <text:p text:style-name="P290"><text:span text:style-name="Strong_20_Emphasis"><text:span text:style-name="T157">לִי</text:span></text:span></text:p>
      <text:p text:style-name="P290"><text:span text:style-name="Strong_20_Emphasis"><text:span text:style-name="T157">to me, for myself</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l</text:span></text:span><text:span text:style-name="Strong_20_Emphasis"><text:span text:style-name="T265">o</text:span></text:span></text:p>
      <text:p text:style-name="P290"><text:span text:style-name="Strong_20_Emphasis"><text:span text:style-name="T157">2. l</text:span></text:span><text:span text:style-name="Strong_20_Emphasis"><text:span text:style-name="T265">ay</text:span></text:span></text:p>
      <text:p text:style-name="P290"><text:span text:style-name="Strong_20_Emphasis"><text:span text:style-name="T157">3. l</text:span></text:span><text:span text:style-name="Strong_20_Emphasis"><text:span text:style-name="T265">ai</text:span></text:span></text:p>
      <text:p text:style-name="P290"><text:soft-page-break/><text:span text:style-name="Strong_20_Emphasis"><text:span text:style-name="T157">4. l</text:span></text:span><text:span text:style-name="Strong_20_Emphasis"><text:span text:style-name="T265">ee (correct)</text:span></text:span></text:p>
      <text:p text:style-name="P290"><text:span text:style-name="Strong_20_Emphasis"><text:span text:style-name="T157"/></text:span></text:p>
      <text:p text:style-name="P290"><text:span text:style-name="Strong_20_Emphasis"><text:span text:style-name="T157">Question 10:</text:span></text:span></text:p>
      <text:p text:style-name="P290"><text:span text:style-name="Strong_20_Emphasis"><text:span text:style-name="T157">מַעֲרִיב</text:span></text:span></text:p>
      <text:p text:style-name="P290"><text:span text:style-name="Strong_20_Emphasis"><text:span text:style-name="T157">Mariv newspaper</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maareev </text:span></text:span><text:span text:style-name="Strong_20_Emphasis"><text:span text:style-name="T266">(correct)</text:span></text:span></text:p>
      <text:p text:style-name="P290"><text:span text:style-name="Strong_20_Emphasis"><text:span text:style-name="T157">2. maaar</text:span></text:span><text:span text:style-name="Strong_20_Emphasis"><text:span text:style-name="T266">av</text:span></text:span></text:p>
      <text:p text:style-name="P290"><text:span text:style-name="Strong_20_Emphasis"><text:span text:style-name="T157">3. maaar</text:span></text:span><text:span text:style-name="Strong_20_Emphasis"><text:span text:style-name="T266">o</text:span></text:span><text:span text:style-name="Strong_20_Emphasis"><text:span text:style-name="T157">v</text:span></text:span></text:p>
      <text:p text:style-name="P290"><text:span text:style-name="Strong_20_Emphasis"><text:span text:style-name="T157">4. mariv</text:span></text:span></text:p>
      <text:p text:style-name="P290"><text:span text:style-name="Strong_20_Emphasis"><text:span text:style-name="T157"/></text:span></text:p>
      <text:p text:style-name="P290"><text:span text:style-name="Strong_20_Emphasis"><text:span text:style-name="T157">Question 11:</text:span></text:span></text:p>
      <text:p text:style-name="P290"><text:span text:style-name="Strong_20_Emphasis"><text:span text:style-name="T157">אִינְטֶרְנֶט</text:span></text:span></text:p>
      <text:p text:style-name="P290"><text:span text:style-name="Strong_20_Emphasis"><text:span text:style-name="T157">Internet</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319"><text:span text:style-name="Strong_20_Emphasis"><text:span text:style-name="T143">1. in'tar'nat</text:span></text:span></text:p>
      <text:p text:style-name="P319"><text:span text:style-name="Strong_20_Emphasis"><text:span text:style-name="T143">2. </text:span></text:span><text:span text:style-name="Strong_20_Emphasis"><text:span text:style-name="T223">e</text:span></text:span><text:span text:style-name="Strong_20_Emphasis"><text:span text:style-name="T143">n'tar'net</text:span></text:span></text:p>
      <text:p text:style-name="P319"><text:span text:style-name="Strong_20_Emphasis"><text:span text:style-name="T143">3. </text:span></text:span><text:span text:style-name="Strong_20_Emphasis"><text:span text:style-name="T223">ee</text:span></text:span><text:span text:style-name="Strong_20_Emphasis"><text:span text:style-name="T143">n't</text:span></text:span><text:span text:style-name="Strong_20_Emphasis"><text:span text:style-name="T223">er</text:span></text:span><text:span text:style-name="Strong_20_Emphasis"><text:span text:style-name="T143">'n</text:span></text:span><text:span text:style-name="Strong_20_Emphasis"><text:span text:style-name="T223">e</text:span></text:span><text:span text:style-name="Strong_20_Emphasis"><text:span text:style-name="T143">t </text:span></text:span><text:span text:style-name="Strong_20_Emphasis"><text:span text:style-name="T223">(correct)</text:span></text:span></text:p>
      <text:p text:style-name="P319"><text:span text:style-name="Strong_20_Emphasis"><text:span text:style-name="T143">4. in'tar'net</text:span></text:span></text:p>
      <text:p text:style-name="P290"><text:span text:style-name="Strong_20_Emphasis"><text:span text:style-name="T157"/></text:span></text:p>
      <text:p text:style-name="P290"><text:span text:style-name="Strong_20_Emphasis"><text:span text:style-name="T157">Question 12:</text:span></text:span></text:p>
      <text:p text:style-name="P290"><text:span text:style-name="Strong_20_Emphasis"><text:span text:style-name="T157">סְפָרִים</text:span></text:span></text:p>
      <text:p text:style-name="P290"><text:span text:style-name="Strong_20_Emphasis"><text:span text:style-name="T157">Books</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s'phereem </text:span></text:span><text:span text:style-name="Strong_20_Emphasis"><text:span text:style-name="T267">(correct)</text:span></text:span></text:p>
      <text:p text:style-name="P290"><text:span text:style-name="Strong_20_Emphasis"><text:span text:style-name="T157">2. s'perim</text:span></text:span></text:p>
      <text:p text:style-name="P290"><text:span text:style-name="Strong_20_Emphasis"><text:span text:style-name="T157">3. s'phar</text:span></text:span><text:span text:style-name="Strong_20_Emphasis"><text:span text:style-name="T267">a</text:span></text:span><text:span text:style-name="Strong_20_Emphasis"><text:span text:style-name="T157">m</text:span></text:span></text:p>
      <text:p text:style-name="P290"><text:span text:style-name="Strong_20_Emphasis"><text:span text:style-name="T157">4. s</text:span></text:span><text:span text:style-name="Strong_20_Emphasis"><text:span text:style-name="T267">a</text:span></text:span><text:span text:style-name="Strong_20_Emphasis"><text:span text:style-name="T157">'pharim</text:span></text:span></text:p>
      <text:p text:style-name="P290"><text:span text:style-name="Strong_20_Emphasis"><text:span text:style-name="T157"/></text:span></text:p>
      <text:p text:style-name="P290"><text:span text:style-name="Strong_20_Emphasis"><text:span text:style-name="T157">Question 13:</text:span></text:span></text:p>
      <text:p text:style-name="P290"><text:span text:style-name="Strong_20_Emphasis"><text:span text:style-name="T157">נִבְחַר</text:span></text:span></text:p>
      <text:p text:style-name="P290"><text:span text:style-name="Strong_20_Emphasis"><text:span text:style-name="T157">chosen, preferred, appointed</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neev'char </text:span></text:span><text:span text:style-name="Strong_20_Emphasis"><text:span text:style-name="T268">(correct)</text:span></text:span></text:p>
      <text:p text:style-name="P290"><text:span text:style-name="Strong_20_Emphasis"><text:span text:style-name="T157">2. neevichar</text:span></text:span></text:p>
      <text:p text:style-name="P290"><text:span text:style-name="Strong_20_Emphasis"><text:span text:style-name="T157">3. nevecha</text:span></text:span><text:span text:style-name="Strong_20_Emphasis"><text:span text:style-name="T268">i</text:span></text:span><text:span text:style-name="Strong_20_Emphasis"><text:span text:style-name="T157">r</text:span></text:span></text:p>
      <text:p text:style-name="P290"><text:span text:style-name="Strong_20_Emphasis"><text:span text:style-name="T157">4. nevach</text:span></text:span><text:span text:style-name="Strong_20_Emphasis"><text:span text:style-name="T268">ore</text:span></text:span></text:p>
      <text:p text:style-name="P290"><text:span text:style-name="Strong_20_Emphasis"><text:span text:style-name="T157"/></text:span></text:p>
      <text:p text:style-name="P290"><text:span text:style-name="Strong_20_Emphasis"><text:span text:style-name="T157">Question 14:</text:span></text:span></text:p>
      <text:p text:style-name="P290"><text:span text:style-name="Strong_20_Emphasis"><text:span text:style-name="T157">אָמֶרִיקָה</text:span></text:span></text:p>
      <text:p text:style-name="P290"><text:soft-page-break/><text:span text:style-name="Strong_20_Emphasis"><text:span text:style-name="T157">America</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emmareekkeh</text:span></text:span></text:p>
      <text:p text:style-name="P290"><text:span text:style-name="Strong_20_Emphasis"><text:span text:style-name="T157">2. emmareekke</text:span></text:span></text:p>
      <text:p text:style-name="P290"><text:span text:style-name="Strong_20_Emphasis"><text:span text:style-name="T157">3. emmareekkah </text:span></text:span><text:span text:style-name="Strong_20_Emphasis"><text:span text:style-name="T269">(correct)</text:span></text:span></text:p>
      <text:p text:style-name="P290"><text:span text:style-name="Strong_20_Emphasis"><text:span text:style-name="T157">4. emmareekka</text:span></text:span></text:p>
      <text:p text:style-name="P290"><text:span text:style-name="Strong_20_Emphasis"><text:span text:style-name="T157"/></text:span></text:p>
      <text:p text:style-name="P290"><text:span text:style-name="Strong_20_Emphasis"><text:span text:style-name="T157">Question 15:</text:span></text:span></text:p>
      <text:p text:style-name="P290"><text:span text:style-name="Strong_20_Emphasis"><text:span text:style-name="T157">כִּמְעַט</text:span></text:span></text:p>
      <text:p text:style-name="P290"><text:span text:style-name="Strong_20_Emphasis"><text:span text:style-name="T157">Almost, nearly</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text:span></text:span><text:span text:style-name="Strong_20_Emphasis"><text:span text:style-name="T270">k</text:span></text:span><text:span text:style-name="Strong_20_Emphasis"><text:span text:style-name="T157">eemm'</text:span></text:span><text:span text:style-name="Strong_20_Emphasis"><text:span text:style-name="T271">i</text:span></text:span><text:span text:style-name="Strong_20_Emphasis"><text:span text:style-name="T272">t</text:span></text:span></text:p>
      <text:p text:style-name="P290"><text:span text:style-name="Strong_20_Emphasis"><text:span text:style-name="T157">2. </text:span></text:span><text:span text:style-name="Strong_20_Emphasis"><text:span text:style-name="T270">k</text:span></text:span><text:span text:style-name="Strong_20_Emphasis"><text:span text:style-name="T157">eemmiaat</text:span></text:span></text:p>
      <text:p text:style-name="P290"><text:span text:style-name="Strong_20_Emphasis"><text:span text:style-name="T157">3. </text:span></text:span><text:span text:style-name="Strong_20_Emphasis"><text:span text:style-name="T270">k</text:span></text:span><text:span text:style-name="Strong_20_Emphasis"><text:span text:style-name="T157">eemmeaat</text:span></text:span></text:p>
      <text:p text:style-name="P290"><text:span text:style-name="Strong_20_Emphasis"><text:span text:style-name="T157">4. </text:span></text:span><text:span text:style-name="Strong_20_Emphasis"><text:span text:style-name="T270">k</text:span></text:span><text:span text:style-name="Strong_20_Emphasis"><text:span text:style-name="T157">eemat </text:span></text:span><text:span text:style-name="Strong_20_Emphasis"><text:span text:style-name="T270">(correct)</text:span></text:span></text:p>
      <text:p text:style-name="P290"><text:span text:style-name="Strong_20_Emphasis"><text:span text:style-name="T157"/></text:span></text:p>
      <text:p text:style-name="P290"><text:span text:style-name="Strong_20_Emphasis"><text:span text:style-name="T157">Question 16:</text:span></text:span></text:p>
      <text:p text:style-name="P290"><text:span text:style-name="Strong_20_Emphasis"><text:span text:style-name="T157">מִצְרַיִם</text:span></text:span></text:p>
      <text:p text:style-name="P290"><text:span text:style-name="Strong_20_Emphasis"><text:span text:style-name="T157">Egypt</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mee</text:span></text:span><text:span text:style-name="Strong_20_Emphasis"><text:span text:style-name="T273">t</text:span></text:span><text:span text:style-name="Strong_20_Emphasis"><text:span text:style-name="T157">z'raeem </text:span></text:span><text:span text:style-name="Strong_20_Emphasis"><text:span text:style-name="T273">(correct)</text:span></text:span></text:p>
      <text:p text:style-name="P290"><text:span text:style-name="Strong_20_Emphasis"><text:span text:style-name="T157">2. meez'raim</text:span></text:span></text:p>
      <text:p text:style-name="P290"><text:span text:style-name="Strong_20_Emphasis"><text:span text:style-name="T157">3. meez'ray</text:span></text:span><text:span text:style-name="Strong_20_Emphasis"><text:span text:style-name="T273">o</text:span></text:span><text:span text:style-name="Strong_20_Emphasis"><text:span text:style-name="T157">m</text:span></text:span></text:p>
      <text:p text:style-name="P290"><text:span text:style-name="Strong_20_Emphasis"><text:span text:style-name="T157">4. m</text:span></text:span><text:span text:style-name="Strong_20_Emphasis"><text:span text:style-name="T273">i</text:span></text:span><text:span text:style-name="Strong_20_Emphasis"><text:span text:style-name="T157">z'rayim</text:span></text:span></text:p>
      <text:p text:style-name="P290"><text:span text:style-name="Strong_20_Emphasis"><text:span text:style-name="T157"/></text:span></text:p>
      <text:p text:style-name="P290"><text:span text:style-name="Strong_20_Emphasis"><text:span text:style-name="T157">Question 17:</text:span></text:span></text:p>
      <text:p text:style-name="P290"><text:span text:style-name="Strong_20_Emphasis"><text:span text:style-name="T157">תָּכְנִית</text:span></text:span></text:p>
      <text:p text:style-name="P290"><text:span text:style-name="Strong_20_Emphasis"><text:span text:style-name="T157">plan, program</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tech'neet</text:span></text:span></text:p>
      <text:p text:style-name="P290"><text:span text:style-name="Strong_20_Emphasis"><text:span text:style-name="T157">2. tech'neeth</text:span></text:span></text:p>
      <text:p text:style-name="P320"><text:span text:style-name="Strong_20_Emphasis"><text:span text:style-name="T157">3. t</text:span></text:span><text:span text:style-name="Strong_20_Emphasis"><text:span text:style-name="T274">a</text:span></text:span><text:span text:style-name="Strong_20_Emphasis"><text:span text:style-name="T157">ch'neet </text:span></text:span><text:span text:style-name="Strong_20_Emphasis"><text:span text:style-name="T274">(correct)</text:span></text:span></text:p>
      <text:p text:style-name="P290"><text:span text:style-name="Strong_20_Emphasis"><text:span text:style-name="T157">4. tech'nit</text:span></text:span></text:p>
      <text:p text:style-name="P290"><text:span text:style-name="Strong_20_Emphasis"><text:span text:style-name="T157"/></text:span></text:p>
      <text:p text:style-name="P290"><text:span text:style-name="Strong_20_Emphasis"><text:span text:style-name="T157">Question 18:</text:span></text:span></text:p>
      <text:p text:style-name="P290"><text:span text:style-name="Strong_20_Emphasis"><text:span text:style-name="T157">רִמּוֹן</text:span></text:span></text:p>
      <text:p text:style-name="P290"><text:span text:style-name="Strong_20_Emphasis"><text:span text:style-name="T157">pomegranate</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oft-page-break/><text:span text:style-name="Strong_20_Emphasis"><text:span text:style-name="T157">1. reemm</text:span></text:span><text:span text:style-name="Strong_20_Emphasis"><text:span text:style-name="T275">i</text:span></text:span><text:span text:style-name="Strong_20_Emphasis"><text:span text:style-name="T157">n</text:span></text:span></text:p>
      <text:p text:style-name="P290"><text:span text:style-name="Strong_20_Emphasis"><text:span text:style-name="T157">2. reemmon </text:span></text:span><text:span text:style-name="Strong_20_Emphasis"><text:span text:style-name="T275">(correct)</text:span></text:span></text:p>
      <text:p text:style-name="P290"><text:span text:style-name="Strong_20_Emphasis"><text:span text:style-name="T157">3. reemman</text:span></text:span></text:p>
      <text:p text:style-name="P290"><text:span text:style-name="Strong_20_Emphasis"><text:span text:style-name="T157">4. rem</text:span></text:span><text:span text:style-name="Strong_20_Emphasis"><text:span text:style-name="T275">on</text:span></text:span></text:p>
      <text:p text:style-name="P290"><text:span text:style-name="Strong_20_Emphasis"><text:span text:style-name="T157"/></text:span></text:p>
      <text:p text:style-name="P290"><text:span text:style-name="Strong_20_Emphasis"><text:span text:style-name="T157">Question 19:</text:span></text:span></text:p>
      <text:p text:style-name="P290"><text:span text:style-name="Strong_20_Emphasis"><text:span text:style-name="T157">דּוֹדִי</text:span></text:span></text:p>
      <text:p text:style-name="P290"><text:span text:style-name="Strong_20_Emphasis"><text:span text:style-name="T157">my uncle, my love (archaic, formal)</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doddi</text:span></text:span></text:p>
      <text:p text:style-name="P290"><text:span text:style-name="Strong_20_Emphasis"><text:span text:style-name="T157">2. dodi </text:span></text:span><text:span text:style-name="Strong_20_Emphasis"><text:span text:style-name="T276">(correct)</text:span></text:span></text:p>
      <text:p text:style-name="P290"><text:span text:style-name="Strong_20_Emphasis"><text:span text:style-name="T157">3. daddi</text:span></text:span></text:p>
      <text:p text:style-name="P290"><text:span text:style-name="Strong_20_Emphasis"><text:span text:style-name="T157">4. dadi</text:span></text:span></text:p>
      <text:p text:style-name="P290"><text:span text:style-name="Strong_20_Emphasis"><text:span text:style-name="T157"/></text:span></text:p>
      <text:p text:style-name="P290"><text:span text:style-name="Strong_20_Emphasis"><text:span text:style-name="T157">Question 20:</text:span></text:span></text:p>
      <text:p text:style-name="P290"><text:span text:style-name="Strong_20_Emphasis"><text:span text:style-name="T157">קִישׁ</text:span></text:span></text:p>
      <text:p text:style-name="P290"><text:span text:style-name="Strong_20_Emphasis"><text:span text:style-name="T157">Qish father of King Saul, quiche type of food</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keesh </text:span></text:span><text:span text:style-name="Strong_20_Emphasis"><text:span text:style-name="T277">(correct)</text:span></text:span></text:p>
      <text:p text:style-name="P290"><text:span text:style-name="Strong_20_Emphasis"><text:span text:style-name="T157">2. kish</text:span></text:span></text:p>
      <text:p text:style-name="P290"><text:span text:style-name="Strong_20_Emphasis"><text:span text:style-name="T157">3. k</text:span></text:span><text:span text:style-name="Strong_20_Emphasis"><text:span text:style-name="T276">a</text:span></text:span><text:span text:style-name="Strong_20_Emphasis"><text:span text:style-name="T157">sh</text:span></text:span></text:p>
      <text:p text:style-name="P290"><text:span text:style-name="Strong_20_Emphasis"><text:span text:style-name="T157">4. k</text:span></text:span><text:span text:style-name="Strong_20_Emphasis"><text:span text:style-name="T276">e</text:span></text:span><text:span text:style-name="Strong_20_Emphasis"><text:span text:style-name="T157">sh</text:span></text:span></text:p>
      <text:p text:style-name="P290"><text:span text:style-name="Strong_20_Emphasis"><text:span text:style-name="T157"/></text:span></text:p>
      <text:p text:style-name="P290"><text:span text:style-name="Strong_20_Emphasis"><text:span text:style-name="T157">Question 21:</text:span></text:span></text:p>
      <text:p text:style-name="P290"><text:span text:style-name="Strong_20_Emphasis"><text:span text:style-name="T157">אַגִּיד</text:span></text:span></text:p>
      <text:p text:style-name="P290"><text:span text:style-name="Strong_20_Emphasis"><text:span text:style-name="T157">to tell, say</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a</text:span></text:span><text:span text:style-name="Strong_20_Emphasis"><text:span text:style-name="T278">h</text:span></text:span><text:span text:style-name="Strong_20_Emphasis"><text:span text:style-name="T157">geed </text:span></text:span><text:span text:style-name="Strong_20_Emphasis"><text:span text:style-name="T278">(correct)</text:span></text:span></text:p>
      <text:p text:style-name="P290"><text:span text:style-name="Strong_20_Emphasis"><text:span text:style-name="T157">2. agg</text:span></text:span><text:span text:style-name="Strong_20_Emphasis"><text:span text:style-name="T278">a</text:span></text:span><text:span text:style-name="Strong_20_Emphasis"><text:span text:style-name="T157">d</text:span></text:span></text:p>
      <text:p text:style-name="P290"><text:span text:style-name="Strong_20_Emphasis"><text:span text:style-name="T157">3. aged</text:span></text:span></text:p>
      <text:p text:style-name="P290"><text:span text:style-name="Strong_20_Emphasis"><text:span text:style-name="T157">4. ag</text:span></text:span><text:span text:style-name="Strong_20_Emphasis"><text:span text:style-name="T278">od</text:span></text:span></text:p>
      <text:p text:style-name="P290"><text:span text:style-name="Strong_20_Emphasis"><text:span text:style-name="T157"/></text:span></text:p>
      <text:p text:style-name="P290"><text:span text:style-name="Strong_20_Emphasis"><text:span text:style-name="T157">Question 22:</text:span></text:span></text:p>
      <text:p text:style-name="P290"><text:span text:style-name="Strong_20_Emphasis"><text:span text:style-name="T157">צִידוֹן</text:span></text:span></text:p>
      <text:p text:style-name="P290"><text:span text:style-name="Strong_20_Emphasis"><text:span text:style-name="T157">Sidon city in Lebanon</text:span></text:span></text:p>
      <text:p text:style-name="P290"><text:span text:style-name="Strong_20_Emphasis"><text:span text:style-name="T157">How do you pronounce this word?</text:span></text:span></text:p>
      <text:p text:style-name="P290"><text:span text:style-name="Strong_20_Emphasis"><text:span text:style-name="T157"/></text:span></text:p>
      <text:p text:style-name="P290"><text:span text:style-name="Strong_20_Emphasis"><text:span text:style-name="T157">Answers:</text:span></text:span></text:p>
      <text:p text:style-name="P290"><text:span text:style-name="Strong_20_Emphasis"><text:span text:style-name="T157">1. </text:span></text:span><text:span text:style-name="Strong_20_Emphasis"><text:span text:style-name="T279">t</text:span></text:span><text:span text:style-name="Strong_20_Emphasis"><text:span text:style-name="T157">zeedd</text:span></text:span><text:span text:style-name="Strong_20_Emphasis"><text:span text:style-name="T279">i</text:span></text:span><text:span text:style-name="Strong_20_Emphasis"><text:span text:style-name="T157">n</text:span></text:span></text:p>
      <text:p text:style-name="P290"><text:span text:style-name="Strong_20_Emphasis"><text:span text:style-name="T157">2. </text:span></text:span><text:span text:style-name="Strong_20_Emphasis"><text:span text:style-name="T279">t</text:span></text:span><text:span text:style-name="Strong_20_Emphasis"><text:span text:style-name="T157">zeeddon </text:span></text:span><text:span text:style-name="Strong_20_Emphasis"><text:span text:style-name="T279">(correct)</text:span></text:span></text:p>
      <text:p text:style-name="P290"><text:span text:style-name="Strong_20_Emphasis"><text:span text:style-name="T157">3. </text:span></text:span><text:span text:style-name="Strong_20_Emphasis"><text:span text:style-name="T279">t</text:span></text:span><text:span text:style-name="Strong_20_Emphasis"><text:span text:style-name="T157">zeeddan</text:span></text:span></text:p>
      <text:p text:style-name="P290"><text:span text:style-name="Strong_20_Emphasis"><text:span text:style-name="T157">4. zeed</text:span></text:span><text:span text:style-name="Strong_20_Emphasis"><text:span text:style-name="T279">a</text:span></text:span><text:span text:style-name="Strong_20_Emphasis"><text:span text:style-name="T157">n</text:span></text:span></text:p>
      <text:p text:style-name="P290"><text:soft-page-break/><text:span text:style-name="Strong_20_Emphasis"><text:span text:style-name="T157"/></text:span></text:p>
      <text:h text:style-name="P327" text:outline-level="3"><text:span text:style-name="T372">L</text:span>esson <text:span text:style-name="T390">8</text:span><text:span text:style-name="T31">: </text:span><text:span text:style-name="T495">Shuruk</text:span></text:h>
      <text:p text:style-name="P58">Video Lesson</text:p>
      <text:p text:style-name="P58"/>
      <text:p text:style-name="P58">Script</text:p>
      <text:p text:style-name="P267"><text:span text:style-name="Strong_20_Emphasis"><text:span text:style-name="T133"><text:tab/>שׁוּרוּק‎</text:span></text:span></text:p>
      <text:p text:style-name="P331"><text:span text:style-name="Strong_20_Emphasis"><text:span text:style-name="T302">Sh</text:span></text:span><text:span text:style-name="Strong_20_Emphasis"><text:span text:style-name="T302">uruk</text:span></text:span><text:span text:style-name="Strong_20_Emphasis"><text:span text:style-name="T158"> is </text:span></text:span><text:span text:style-name="Strong_20_Emphasis"><text:span text:style-name="T159">like a staircase </text:span></text:span><text:span text:style-name="Strong_20_Emphasis"><text:span text:style-name="T160">of dots going down from the letter</text:span></text:span><text:span text:style-name="Strong_20_Emphasis"><text:span text:style-name="T165">.</text:span></text:span><text:span text:style-name="Strong_20_Emphasis"><text:span text:style-name="T167"> </text:span></text:span><text:span text:style-name="Strong_20_Emphasis"><text:span text:style-name="T160">It’s easy to remember the sound it makes by the phrase “if you see a stair read a book there.” The “OO” in book is the sound this nikud makes. From the ascent and descent of a staircase we</text:span></text:span><text:span text:style-name="Strong_20_Emphasis"><text:span text:style-name="T161"> might think, what’s my location on this staircase? </text:span></text:span><text:span text:style-name="Strong_20_Emphasis"><text:span text:style-name="T167">If </text:span></text:span><text:span text:style-name="Strong_20_Emphasis"><text:span text:style-name="T168">we </text:span></text:span><text:span text:style-name="Strong_20_Emphasis"><text:span text:style-name="T167">are “going up” and thinking “</text:span></text:span><text:span text:style-name="Strong_20_Emphasis"><text:span text:style-name="T168">what floor am I on?”</text:span></text:span><text:span text:style-name="Strong_20_Emphasis"><text:span text:style-name="T161"> </text:span></text:span><text:span text:style-name="Strong_20_Emphasis"><text:span text:style-name="T162">The sepher</text:span></text:span><text:span text:style-name="Strong_20_Emphasis"><text:span text:style-name="T280">a</text:span></text:span><text:span text:style-name="Strong_20_Emphasis"><text:span text:style-name="T162"> of </text:span></text:span><text:span text:style-name="Strong_20_Emphasis"><text:span text:style-name="T302">Shuruk</text:span></text:span><text:span text:style-name="Strong_20_Emphasis"><text:span text:style-name="T162"> is Hod which is acknowledgement. So where am </text:span></text:span><text:span text:style-name="Strong_20_Emphasis"><text:span text:style-name="T163">I</text:span></text:span><text:span text:style-name="Strong_20_Emphasis"><text:span text:style-name="T162">? What is my relationship with highe</text:span></text:span><text:span text:style-name="Strong_20_Emphasis"><text:span text:style-name="T177">r</text:span></text:span><text:span text:style-name="Strong_20_Emphasis"><text:span text:style-name="T162"> </text:span></text:span><text:span text:style-name="Strong_20_Emphasis"><text:span text:style-name="T164">things</text:span></text:span><text:span text:style-name="Strong_20_Emphasis"><text:span text:style-name="T162">? </text:span></text:span><text:span text:style-name="Strong_20_Emphasis"><text:span text:style-name="T167">This is </text:span></text:span><text:span text:style-name="Strong_20_Emphasis"><text:span text:style-name="T302">Shuruk</text:span></text:span><text:span text:style-name="Strong_20_Emphasis"><text:span text:style-name="T167">, </text:span></text:span><text:span text:style-name="Strong_20_Emphasis"><text:span text:style-name="T162">This is the question this nikud might have us ask. </text:span></text:span><text:span text:style-name="Strong_20_Emphasis"><text:span text:style-name="T308">One other angle on this letter is seeing this as a grape vine with only a few grapes on it. Again, we might think, how much more can I give?</text:span></text:span><text:span text:style-name="Strong_20_Emphasis"><text:span text:style-name="T162"> </text:span></text:span><text:span text:style-name="Strong_20_Emphasis"><text:span text:style-name="T169">Let’s look at some examples of this nikud.</text:span></text:span></text:p>
      <text:p text:style-name="P3"><text:span text:style-name="Strong_20_Emphasis"><text:span text:style-name="T169"/></text:span></text:p>
      <text:p text:style-name="P331"><text:span text:style-name="Strong_20_Emphasis"><text:span text:style-name="T133">שׁוּרוּק</text:span></text:span></text:p>
      <text:p text:style-name="P331"><text:span text:style-name="Strong_20_Emphasis"><text:span text:style-name="T302">Shuruk</text:span></text:span></text:p>
      <text:p text:style-name="P3"><text:span text:style-name="Strong_20_Emphasis"><text:span text:style-name="T169"/></text:span></text:p>
      <text:p text:style-name="P270"><text:span text:style-name="Strong_20_Emphasis"><text:span text:style-name="T172">סִלְקָת</text:span></text:span></text:p>
      <text:p text:style-name="P270"><text:span text:style-name="Strong_20_Emphasis"><text:span text:style-name="T172">to ascend</text:span></text:span></text:p>
      <text:p text:style-name="P3"><text:span text:style-name="Strong_20_Emphasis"><text:span text:style-name="T169"/></text:span></text:p>
      <text:p text:style-name="P181"><text:span text:style-name="Strong_20_Emphasis"><text:span text:style-name="T182">שֻׁב</text:span></text:span></text:p>
      <text:p text:style-name="P269"><text:span text:style-name="Strong_20_Emphasis"><text:span text:style-name="T171">Return, turn back</text:span></text:span></text:p>
      <text:p text:style-name="P3"><text:span text:style-name="Strong_20_Emphasis"><text:span text:style-name="T169"/></text:span></text:p>
      <text:p text:style-name="P3"><text:span text:style-name="Strong_20_Emphasis"><text:span text:style-name="T169">סֻכּוֹת</text:span></text:span></text:p>
      <text:p text:style-name="P268"><text:span text:style-name="Strong_20_Emphasis"><text:span text:style-name="T170">Sukkot</text:span></text:span></text:p>
      <text:p text:style-name="P268"><text:span text:style-name="Strong_20_Emphasis"><text:span text:style-name="T170"/></text:span></text:p>
      <text:p text:style-name="P268"><text:span text:style-name="Strong_20_Emphasis"><text:span text:style-name="T170">נְקֻדַּת</text:span></text:span></text:p>
      <text:p text:style-name="P277"><text:span text:style-name="Strong_20_Emphasis"><text:span text:style-name="T176">point or dot</text:span></text:span></text:p>
      <text:p text:style-name="P277"><text:span text:style-name="Strong_20_Emphasis"><text:span text:style-name="T176"/></text:span></text:p>
      <text:p text:style-name="P277">מֻצְלָח</text:p>
      <text:p text:style-name="P330">lucky, fortunate, successful</text:p>
      <text:p text:style-name="P268"><text:span text:style-name="Strong_20_Emphasis"><text:span text:style-name="T171"/></text:span></text:p>
      <text:p text:style-name="P269"><text:span text:style-name="Strong_20_Emphasis"><text:span text:style-name="T65">חֻקָּה</text:span></text:span></text:p>
      <text:p text:style-name="P269"><text:span text:style-name="Strong_20_Emphasis"><text:span text:style-name="T171">law, statute</text:span></text:span></text:p>
      <text:p text:style-name="P269"><text:span text:style-name="Strong_20_Emphasis"><text:span text:style-name="T171"/></text:span></text:p>
      <text:p text:style-name="P274"><text:span text:style-name="Strong_20_Emphasis"><text:span text:style-name="T175">מֻתָּר</text:span></text:span></text:p>
      <text:p text:style-name="P274"><text:span text:style-name="Strong_20_Emphasis"><text:span text:style-name="T175">permitted, allowed</text:span></text:span></text:p>
      <text:p text:style-name="P269"><text:span text:style-name="Strong_20_Emphasis"><text:span text:style-name="T171"/></text:span></text:p>
      <text:p text:style-name="P269"><text:span text:style-name="Strong_20_Emphasis"><text:span text:style-name="T171">נֻסוּ</text:span></text:span></text:p>
      <text:p text:style-name="P270"><text:span text:style-name="Strong_20_Emphasis"><text:span text:style-name="T172">To flee</text:span></text:span></text:p>
      <text:p text:style-name="P270"><text:span text:style-name="Strong_20_Emphasis"><text:span text:style-name="T172"/></text:span></text:p>
      <text:p text:style-name="P270"><text:span text:style-name="Strong_20_Emphasis"><text:span text:style-name="T172">אָחֻז</text:span></text:span></text:p>
      <text:p text:style-name="P270"><text:span text:style-name="Strong_20_Emphasis"><text:span text:style-name="T172">held</text:span></text:span></text:p>
      <text:p text:style-name="P270"><text:span text:style-name="Strong_20_Emphasis"><text:span text:style-name="T172"/></text:span></text:p>
      <text:p text:style-name="P270"><text:span text:style-name="Strong_20_Emphasis"><text:span text:style-name="T172">מְיֻחָדִים</text:span></text:span></text:p>
      <text:p text:style-name="P271"><text:soft-page-break/><text:span text:style-name="Strong_20_Emphasis"><text:span text:style-name="T173">special, unique</text:span></text:span></text:p>
      <text:p text:style-name="P271"><text:span text:style-name="Strong_20_Emphasis"><text:span text:style-name="T173"/></text:span></text:p>
      <text:p text:style-name="P271"><text:span text:style-name="Strong_20_Emphasis"><text:span text:style-name="T173">כֻּלָּם</text:span></text:span></text:p>
      <text:p text:style-name="P272"><text:span text:style-name="Strong_20_Emphasis"><text:span text:style-name="T174">all, whole</text:span></text:span></text:p>
      <text:p text:style-name="P272"><text:span text:style-name="Strong_20_Emphasis"><text:span text:style-name="T174"/></text:span></text:p>
      <text:p text:style-name="P272"><text:span text:style-name="Strong_20_Emphasis"><text:span text:style-name="T174">דֻּגְמַת</text:span></text:span></text:p>
      <text:p text:style-name="P272"><text:span text:style-name="Strong_20_Emphasis"><text:span text:style-name="T174">Dogma</text:span></text:span></text:p>
      <text:p text:style-name="P272"><text:span text:style-name="Strong_20_Emphasis"><text:span text:style-name="T174"/></text:span></text:p>
      <text:p text:style-name="P272"><text:span text:style-name="Strong_20_Emphasis"><text:span text:style-name="T174">פְּעֻלָּה</text:span></text:span></text:p>
      <text:p text:style-name="P272"><text:span text:style-name="Strong_20_Emphasis"><text:span text:style-name="T174">Action, activity, work or wages (ancient)</text:span></text:span></text:p>
      <text:p text:style-name="P272"><text:span text:style-name="Strong_20_Emphasis"><text:span text:style-name="T174"/></text:span></text:p>
      <text:p text:style-name="P272"><text:span text:style-name="Strong_20_Emphasis"><text:span text:style-name="T174">מֻקְדָּם</text:span></text:span></text:p>
      <text:p text:style-name="P273"><text:span text:style-name="Strong_20_Emphasis"><text:span text:style-name="T175">early</text:span></text:span></text:p>
      <text:p text:style-name="P273"><text:span text:style-name="Strong_20_Emphasis"><text:span text:style-name="T175"/></text:span></text:p>
      <text:p text:style-name="P273"><text:span text:style-name="Strong_20_Emphasis"><text:span text:style-name="T85">פֻּרְסַם</text:span></text:span></text:p>
      <text:p text:style-name="P273"><text:span text:style-name="Strong_20_Emphasis"><text:span text:style-name="T175">publish</text:span></text:span></text:p>
      <text:p text:style-name="P273"><text:span text:style-name="Strong_20_Emphasis"><text:span text:style-name="T175"/></text:span></text:p>
      <text:p text:style-name="P273">אֲגֻדָּה</text:p>
      <text:p text:style-name="P275">band, bundle</text:p>
      <text:p text:style-name="P275"/>
      <text:p text:style-name="P275">הֻמְחָה</text:p>
      <text:p text:style-name="P276">expert</text:p>
      <text:p text:style-name="P276"/>
      <text:p text:style-name="P276">עֻזִּי</text:p>
      <text:p text:style-name="P276">Uzzi (name) means strength</text:p>
      <text:p text:style-name="P276"/>
      <text:p text:style-name="P62">Lesson <text:span text:style-name="T395">8</text:span> Practice</text:p>
      <text:p text:style-name="P38"/>
      <text:p text:style-name="P38">Question 1:</text:p>
      <text:p text:style-name="P333">(Image of <text:span text:style-name="Strong_20_Emphasis"><text:span text:style-name="T302">Shuruk</text:span></text:span><text:span text:style-name="T41"> </text:span>with <text:span text:style-name="T41">dots</text:span> highlighted.)</text:p>
      <text:p text:style-name="P39"/>
      <text:p text:style-name="P69">What is the name of this nikud?</text:p>
      <text:p text:style-name="P69"/>
      <text:p text:style-name="P69">Answers:</text:p>
      <text:p text:style-name="P69">1. Segol</text:p>
      <text:p text:style-name="P335">2. <text:span text:style-name="Strong_20_Emphasis"><text:span text:style-name="T302">Shuruk</text:span></text:span> <text:span text:style-name="T43">(correct)</text:span></text:p>
      <text:p text:style-name="P85">3. <text:span text:style-name="Strong_20_Emphasis"><text:span text:style-name="T151">Chirik</text:span></text:span></text:p>
      <text:p text:style-name="P69">4. <text:span text:style-name="T490">Sh’va</text:span></text:p>
      <text:p text:style-name="P69"/>
      <text:p text:style-name="P69">Question 2:</text:p>
      <text:p text:style-name="P335">(Image of <text:span text:style-name="Strong_20_Emphasis"><text:span text:style-name="T302">Shuruk</text:span></text:span><text:span text:style-name="Strong_20_Emphasis"><text:span text:style-name="T151"> </text:span></text:span>with dots highlighted)</text:p>
      <text:p text:style-name="P69"/>
      <text:p text:style-name="P335">What is <text:span text:style-name="Strong_20_Emphasis"><text:span text:style-name="T302">Shuruk’</text:span></text:span><text:span text:style-name="Strong_20_Emphasis"><text:span text:style-name="T303">s</text:span></text:span><text:span text:style-name="T491"> sephera?</text:span></text:p>
      <text:p text:style-name="P69"/>
      <text:p text:style-name="P69">Answers:</text:p>
      <text:p text:style-name="P85">1. <text:span text:style-name="Strong_20_Emphasis"><text:span text:style-name="T280">Natzach</text:span></text:span><text:span text:style-name="Strong_20_Emphasis"><text:span text:style-name="T162"> which is </text:span></text:span><text:span text:style-name="Strong_20_Emphasis"><text:span text:style-name="T280">victory.</text:span></text:span></text:p>
      <text:p text:style-name="P85">2. <text:span text:style-name="Strong_20_Emphasis"><text:span text:style-name="T162">Hod which is acknowledgement.</text:span></text:span> <text:span text:style-name="T43">(correct)</text:span></text:p>
      <text:p text:style-name="P85"><text:soft-page-break/>3. <text:span text:style-name="Strong_20_Emphasis"><text:span text:style-name="T280">Tiferet</text:span></text:span><text:span text:style-name="Strong_20_Emphasis"><text:span text:style-name="T162"> which is </text:span></text:span><text:span text:style-name="Strong_20_Emphasis"><text:span text:style-name="T280">beauty.</text:span></text:span></text:p>
      <text:p text:style-name="P85">4. <text:span text:style-name="Strong_20_Emphasis"><text:span text:style-name="T281">Ches</text:span></text:span><text:span text:style-name="Strong_20_Emphasis"><text:span text:style-name="T282">s</text:span></text:span><text:span text:style-name="Strong_20_Emphasis"><text:span text:style-name="T281">od</text:span></text:span><text:span text:style-name="Strong_20_Emphasis"><text:span text:style-name="T162"> which is </text:span></text:span><text:span text:style-name="Strong_20_Emphasis"><text:span text:style-name="T281">kindness.</text:span></text:span></text:p>
      <text:p text:style-name="P69"/>
      <text:p text:style-name="P69">Question 3:</text:p>
      <text:p text:style-name="P335">(Image of <text:span text:style-name="Strong_20_Emphasis"><text:span text:style-name="T302">Shuruk</text:span></text:span> with dots highlighted)</text:p>
      <text:p text:style-name="P69"/>
      <text:p text:style-name="P69">What sound does this nikud make?</text:p>
      <text:p text:style-name="P69"/>
      <text:p text:style-name="P69">Answers:</text:p>
      <text:p text:style-name="P69">1. Silent or an “<text:span text:style-name="T492">OO</text:span>” sound like in “<text:span text:style-name="T492">book</text:span>”. <text:span text:style-name="T43">(correct)</text:span></text:p>
      <text:p text:style-name="P69">2. A<text:span text:style-name="T492">n</text:span> “<text:span text:style-name="T492">E</text:span>” sound like in <text:span text:style-name="T492">feet</text:span>.</text:p>
      <text:p text:style-name="P69">3. The nikud means a pause only.</text:p>
      <text:p text:style-name="P69">4. An “A” sound like in “sat”.</text:p>
      <text:p text:style-name="P69"/>
      <text:p text:style-name="P91">Question 4:</text:p>
      <text:p text:style-name="P335">(Image of <text:span text:style-name="Strong_20_Emphasis"><text:span text:style-name="T302">Shuruk</text:span></text:span> with dots highlighted)</text:p>
      <text:p text:style-name="P69"/>
      <text:p text:style-name="P321">What is the meaning of this nikud?</text:p>
      <text:p text:style-name="P91"/>
      <text:p text:style-name="P91">Answers:</text:p>
      <text:p text:style-name="P91">1. <text:span text:style-name="T493">Our relationship with higher things. (correct)</text:span></text:p>
      <text:p text:style-name="P91">2. <text:span text:style-name="T493">The three patriarchs: Abraham, Isaac, and Jacob.</text:span></text:p>
      <text:p text:style-name="P91">3. <text:span text:style-name="T493">The three branches of Judaism: Orthodox, Conservative and Reform.</text:span></text:p>
      <text:p text:style-name="P91">4. <text:span text:style-name="T493">The top 3 levels of heaven.</text:span></text:p>
      <text:p text:style-name="P91"/>
      <text:p text:style-name="P173"><text:span text:style-name="Strong_20_Emphasis"><text:span text:style-name="T182">Question 5:</text:span></text:span></text:p>
      <text:p text:style-name="P339"><text:span text:style-name="Strong_20_Emphasis"><text:span text:style-name="T133">שׁוּרוּק</text:span></text:span></text:p>
      <text:p text:style-name="P339"><text:span text:style-name="Strong_20_Emphasis"><text:span text:style-name="T302">Shuruk</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303">sherook</text:span></text:span></text:p>
      <text:p text:style-name="P173"><text:span text:style-name="Strong_20_Emphasis"><text:span text:style-name="T182">2. </text:span></text:span><text:span text:style-name="Strong_20_Emphasis"><text:span text:style-name="T303">sharook</text:span></text:span></text:p>
      <text:p text:style-name="P339"><text:span text:style-name="Strong_20_Emphasis"><text:span text:style-name="T182">3. </text:span></text:span><text:span text:style-name="Strong_20_Emphasis"><text:span text:style-name="T303">s</text:span></text:span><text:span text:style-name="Strong_20_Emphasis"><text:span text:style-name="T302">h</text:span></text:span><text:span text:style-name="Strong_20_Emphasis"><text:span text:style-name="T303">oo</text:span></text:span><text:span text:style-name="Strong_20_Emphasis"><text:span text:style-name="T302">r</text:span></text:span><text:span text:style-name="Strong_20_Emphasis"><text:span text:style-name="T303">oo</text:span></text:span><text:span text:style-name="Strong_20_Emphasis"><text:span text:style-name="T302">k</text:span></text:span><text:span text:style-name="Strong_20_Emphasis"><text:span text:style-name="T182"> </text:span></text:span><text:span text:style-name="Strong_20_Emphasis"><text:span text:style-name="T283">(correct)</text:span></text:span></text:p>
      <text:p text:style-name="P173"><text:span text:style-name="Strong_20_Emphasis"><text:span text:style-name="T182">4. </text:span></text:span><text:span text:style-name="Strong_20_Emphasis"><text:span text:style-name="T303">sharok</text:span></text:span></text:p>
      <text:p text:style-name="P173"><text:span text:style-name="Strong_20_Emphasis"><text:span text:style-name="T182"/></text:span></text:p>
      <text:p text:style-name="P173"><text:span text:style-name="Strong_20_Emphasis"><text:span text:style-name="T182">Question 6:</text:span></text:span></text:p>
      <text:p text:style-name="P173"><text:span text:style-name="Strong_20_Emphasis"><text:span text:style-name="T182">סִלְקָת</text:span></text:span></text:p>
      <text:p text:style-name="P173"><text:span text:style-name="Strong_20_Emphasis"><text:span text:style-name="T284">removal, </text:span></text:span><text:span text:style-name="Strong_20_Emphasis"><text:span text:style-name="T182">to ascend </text:span></text:span><text:span text:style-name="Strong_20_Emphasis"><text:span text:style-name="T284">(ancien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sell'kket</text:span></text:span></text:p>
      <text:p text:style-name="P173"><text:span text:style-name="Strong_20_Emphasis"><text:span text:style-name="T182">2. seell'kket</text:span></text:span></text:p>
      <text:p text:style-name="P173"><text:span text:style-name="Strong_20_Emphasis"><text:span text:style-name="T182">3. s</text:span></text:span><text:span text:style-name="Strong_20_Emphasis"><text:span text:style-name="T285">a</text:span></text:span><text:span text:style-name="Strong_20_Emphasis"><text:span text:style-name="T182">ll'kke</text:span></text:span><text:span text:style-name="Strong_20_Emphasis"><text:span text:style-name="T285">t</text:span></text:span></text:p>
      <text:p text:style-name="P173"><text:span text:style-name="Strong_20_Emphasis"><text:span text:style-name="T182">4. seel'kat </text:span></text:span><text:span text:style-name="Strong_20_Emphasis"><text:span text:style-name="T285">(correct)</text:span></text:span></text:p>
      <text:p text:style-name="P173"><text:span text:style-name="Strong_20_Emphasis"><text:span text:style-name="T182"/></text:span></text:p>
      <text:p text:style-name="P173"><text:span text:style-name="Strong_20_Emphasis"><text:span text:style-name="T182">Question 7:</text:span></text:span></text:p>
      <text:p text:style-name="P173"><text:soft-page-break/><text:span text:style-name="Strong_20_Emphasis"><text:span text:style-name="T182">שֻׁב</text:span></text:span></text:p>
      <text:p text:style-name="P173"><text:span text:style-name="Strong_20_Emphasis"><text:span text:style-name="T182">Return, turn back</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286">shiv</text:span></text:span></text:p>
      <text:p text:style-name="P173"><text:span text:style-name="Strong_20_Emphasis"><text:span text:style-name="T182">2. </text:span></text:span><text:span text:style-name="Strong_20_Emphasis"><text:span text:style-name="T286">shav</text:span></text:span></text:p>
      <text:p text:style-name="P173"><text:span text:style-name="Strong_20_Emphasis"><text:span text:style-name="T182">3. sh</text:span></text:span><text:span text:style-name="Strong_20_Emphasis"><text:span text:style-name="T286">ev</text:span></text:span></text:p>
      <text:p text:style-name="P173"><text:span text:style-name="Strong_20_Emphasis"><text:span text:style-name="T182">4. </text:span></text:span><text:span text:style-name="Strong_20_Emphasis"><text:span text:style-name="T286">shoove (correct)</text:span></text:span></text:p>
      <text:p text:style-name="P173"><text:span text:style-name="Strong_20_Emphasis"><text:span text:style-name="T182"/></text:span></text:p>
      <text:p text:style-name="P173"><text:span text:style-name="Strong_20_Emphasis"><text:span text:style-name="T182">Question 8:</text:span></text:span></text:p>
      <text:p text:style-name="P173"><text:span text:style-name="Strong_20_Emphasis"><text:span text:style-name="T182">סֻכּוֹת</text:span></text:span></text:p>
      <text:p text:style-name="P173"><text:span text:style-name="Strong_20_Emphasis"><text:span text:style-name="T182">Sukko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seucc</text:span></text:span><text:span text:style-name="Strong_20_Emphasis"><text:span text:style-name="T287">a</text:span></text:span><text:span text:style-name="Strong_20_Emphasis"><text:span text:style-name="T182">t</text:span></text:span></text:p>
      <text:p text:style-name="P173"><text:span text:style-name="Strong_20_Emphasis"><text:span text:style-name="T182">2. succ</text:span></text:span><text:span text:style-name="Strong_20_Emphasis"><text:span text:style-name="T287">et</text:span></text:span></text:p>
      <text:p text:style-name="P173"><text:span text:style-name="Strong_20_Emphasis"><text:span text:style-name="T182">3. </text:span></text:span><text:span text:style-name="Strong_20_Emphasis"><text:span text:style-name="T287">seccat</text:span></text:span></text:p>
      <text:p text:style-name="P173"><text:span text:style-name="Strong_20_Emphasis"><text:span text:style-name="T182">4. </text:span></text:span><text:span text:style-name="Strong_20_Emphasis"><text:span text:style-name="T287">sookote (correct)</text:span></text:span></text:p>
      <text:p text:style-name="P173"><text:span text:style-name="Strong_20_Emphasis"><text:span text:style-name="T182"/></text:span></text:p>
      <text:p text:style-name="P173"><text:span text:style-name="Strong_20_Emphasis"><text:span text:style-name="T182">Question 9:</text:span></text:span></text:p>
      <text:p text:style-name="P173"><text:span text:style-name="Strong_20_Emphasis"><text:span text:style-name="T182">נְקֻדַּת</text:span></text:span></text:p>
      <text:p text:style-name="P173"><text:span text:style-name="Strong_20_Emphasis"><text:span text:style-name="T182">point or do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n</text:span></text:span><text:span text:style-name="Strong_20_Emphasis"><text:span text:style-name="T288">e</text:span></text:span><text:span text:style-name="Strong_20_Emphasis"><text:span text:style-name="T182">'k</text:span></text:span><text:span text:style-name="Strong_20_Emphasis"><text:span text:style-name="T288">ee</text:span></text:span><text:span text:style-name="Strong_20_Emphasis"><text:span text:style-name="T182">dat</text:span></text:span></text:p>
      <text:p text:style-name="P173"><text:span text:style-name="Strong_20_Emphasis"><text:span text:style-name="T182">2. n</text:span></text:span><text:span text:style-name="Strong_20_Emphasis"><text:span text:style-name="T288">e</text:span></text:span><text:span text:style-name="Strong_20_Emphasis"><text:span text:style-name="T182">'kkedat</text:span></text:span></text:p>
      <text:p text:style-name="P173"><text:span text:style-name="Strong_20_Emphasis"><text:span text:style-name="T182">3. n</text:span></text:span><text:span text:style-name="Strong_20_Emphasis"><text:span text:style-name="T288">e</text:span></text:span><text:span text:style-name="Strong_20_Emphasis"><text:span text:style-name="T182">'kk</text:span></text:span><text:span text:style-name="Strong_20_Emphasis"><text:span text:style-name="T288">a</text:span></text:span><text:span text:style-name="Strong_20_Emphasis"><text:span text:style-name="T182">da</text:span></text:span><text:span text:style-name="Strong_20_Emphasis"><text:span text:style-name="T288">te</text:span></text:span></text:p>
      <text:p text:style-name="P173"><text:span text:style-name="Strong_20_Emphasis"><text:span text:style-name="T182">4. n</text:span></text:span><text:span text:style-name="Strong_20_Emphasis"><text:span text:style-name="T288">e</text:span></text:span><text:span text:style-name="Strong_20_Emphasis"><text:span text:style-name="T182">'k</text:span></text:span><text:span text:style-name="Strong_20_Emphasis"><text:span text:style-name="T288">oo</text:span></text:span><text:span text:style-name="Strong_20_Emphasis"><text:span text:style-name="T182">dat </text:span></text:span><text:span text:style-name="Strong_20_Emphasis"><text:span text:style-name="T288">(correct)</text:span></text:span></text:p>
      <text:p text:style-name="P173"><text:span text:style-name="Strong_20_Emphasis"><text:span text:style-name="T182"/></text:span></text:p>
      <text:p text:style-name="P173"><text:span text:style-name="Strong_20_Emphasis"><text:span text:style-name="T182">Question 10:</text:span></text:span></text:p>
      <text:p text:style-name="P173"><text:span text:style-name="Strong_20_Emphasis"><text:span text:style-name="T182">מֻצְלָח</text:span></text:span></text:p>
      <text:p text:style-name="P173"><text:span text:style-name="Strong_20_Emphasis"><text:span text:style-name="T182">lucky, fortunate, successful</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euz'llech</text:span></text:span></text:p>
      <text:p text:style-name="P173"><text:span text:style-name="Strong_20_Emphasis"><text:span text:style-name="T182">2. m</text:span></text:span><text:span text:style-name="Strong_20_Emphasis"><text:span text:style-name="T289">oot</text:span></text:span><text:span text:style-name="Strong_20_Emphasis"><text:span text:style-name="T182">z'lach </text:span></text:span><text:span text:style-name="Strong_20_Emphasis"><text:span text:style-name="T289">(correct)</text:span></text:span></text:p>
      <text:p text:style-name="P173"><text:span text:style-name="Strong_20_Emphasis"><text:span text:style-name="T182">3. mez'lloch</text:span></text:span></text:p>
      <text:p text:style-name="P173"><text:span text:style-name="Strong_20_Emphasis"><text:span text:style-name="T182">4. m</text:span></text:span><text:span text:style-name="Strong_20_Emphasis"><text:span text:style-name="T289">o</text:span></text:span><text:span text:style-name="Strong_20_Emphasis"><text:span text:style-name="T182">z'lech</text:span></text:span></text:p>
      <text:p text:style-name="P173"><text:span text:style-name="Strong_20_Emphasis"><text:span text:style-name="T182"/></text:span></text:p>
      <text:p text:style-name="P173"><text:span text:style-name="Strong_20_Emphasis"><text:span text:style-name="T182">Question 11:</text:span></text:span></text:p>
      <text:p text:style-name="P173"><text:span text:style-name="Strong_20_Emphasis"><text:span text:style-name="T182">חֻקָּה</text:span></text:span></text:p>
      <text:p text:style-name="P173"><text:span text:style-name="Strong_20_Emphasis"><text:span text:style-name="T182">law, statut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oft-page-break/><text:span text:style-name="Strong_20_Emphasis"><text:span text:style-name="T182">Answers:</text:span></text:span></text:p>
      <text:p text:style-name="P173"><text:span text:style-name="Strong_20_Emphasis"><text:span text:style-name="T182">1. cheukeh</text:span></text:span></text:p>
      <text:p text:style-name="P173"><text:span text:style-name="Strong_20_Emphasis"><text:span text:style-name="T182">2. cheuke</text:span></text:span></text:p>
      <text:p text:style-name="P173"><text:span text:style-name="Strong_20_Emphasis"><text:span text:style-name="T182">3. ch</text:span></text:span><text:span text:style-name="Strong_20_Emphasis"><text:span text:style-name="T290">oo</text:span></text:span><text:span text:style-name="Strong_20_Emphasis"><text:span text:style-name="T182">kah </text:span></text:span><text:span text:style-name="Strong_20_Emphasis"><text:span text:style-name="T290">(correct)</text:span></text:span></text:p>
      <text:p text:style-name="P173"><text:span text:style-name="Strong_20_Emphasis"><text:span text:style-name="T182">4. cheuka</text:span></text:span></text:p>
      <text:p text:style-name="P173"><text:span text:style-name="Strong_20_Emphasis"><text:span text:style-name="T182"/></text:span></text:p>
      <text:p text:style-name="P173"><text:span text:style-name="Strong_20_Emphasis"><text:span text:style-name="T182">Question 12:</text:span></text:span></text:p>
      <text:p text:style-name="P173"><text:span text:style-name="Strong_20_Emphasis"><text:span text:style-name="T182">מֻתָּר</text:span></text:span></text:p>
      <text:p text:style-name="P173"><text:span text:style-name="Strong_20_Emphasis"><text:span text:style-name="T182">permitted, allowed</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ut</text:span></text:span><text:span text:style-name="Strong_20_Emphasis"><text:span text:style-name="T291">t</text:span></text:span><text:span text:style-name="Strong_20_Emphasis"><text:span text:style-name="T182">er</text:span></text:span></text:p>
      <text:p text:style-name="P173"><text:span text:style-name="Strong_20_Emphasis"><text:span text:style-name="T182">2. m</text:span></text:span><text:span text:style-name="Strong_20_Emphasis"><text:span text:style-name="T291">oo</text:span></text:span><text:span text:style-name="Strong_20_Emphasis"><text:span text:style-name="T182">tar </text:span></text:span><text:span text:style-name="Strong_20_Emphasis"><text:span text:style-name="T291">(correct)</text:span></text:span></text:p>
      <text:p text:style-name="P173"><text:span text:style-name="Strong_20_Emphasis"><text:span text:style-name="T182">3. metor</text:span></text:span></text:p>
      <text:p text:style-name="P173"><text:span text:style-name="Strong_20_Emphasis"><text:span text:style-name="T182">4. meut</text:span></text:span><text:span text:style-name="Strong_20_Emphasis"><text:span text:style-name="T291">o</text:span></text:span><text:span text:style-name="Strong_20_Emphasis"><text:span text:style-name="T182">r</text:span></text:span></text:p>
      <text:p text:style-name="P173"><text:span text:style-name="Strong_20_Emphasis"><text:span text:style-name="T182"/></text:span></text:p>
      <text:p text:style-name="P173"><text:span text:style-name="Strong_20_Emphasis"><text:span text:style-name="T182">Question 13:</text:span></text:span></text:p>
      <text:p text:style-name="P173"><text:span text:style-name="Strong_20_Emphasis"><text:span text:style-name="T182">נֻסוּ</text:span></text:span></text:p>
      <text:p text:style-name="P173"><text:span text:style-name="Strong_20_Emphasis"><text:span text:style-name="T182">To fle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nesse</text:span></text:span></text:p>
      <text:p text:style-name="P173"><text:span text:style-name="Strong_20_Emphasis"><text:span text:style-name="T182">2. n</text:span></text:span><text:span text:style-name="Strong_20_Emphasis"><text:span text:style-name="T292">oo</text:span></text:span><text:span text:style-name="Strong_20_Emphasis"><text:span text:style-name="T182">s</text:span></text:span><text:span text:style-name="Strong_20_Emphasis"><text:span text:style-name="T292">oo (correct)</text:span></text:span></text:p>
      <text:p text:style-name="P173"><text:span text:style-name="Strong_20_Emphasis"><text:span text:style-name="T182">3. n</text:span></text:span><text:span text:style-name="Strong_20_Emphasis"><text:span text:style-name="T292">o</text:span></text:span><text:span text:style-name="Strong_20_Emphasis"><text:span text:style-name="T182">s</text:span></text:span><text:span text:style-name="Strong_20_Emphasis"><text:span text:style-name="T292">o</text:span></text:span></text:p>
      <text:p text:style-name="P173"><text:span text:style-name="Strong_20_Emphasis"><text:span text:style-name="T182">4. </text:span></text:span><text:span text:style-name="Strong_20_Emphasis"><text:span text:style-name="T292">no</text:span></text:span><text:span text:style-name="Strong_20_Emphasis"><text:span text:style-name="T182">us</text:span></text:span><text:span text:style-name="Strong_20_Emphasis"><text:span text:style-name="T292">o</text:span></text:span></text:p>
      <text:p text:style-name="P173"><text:span text:style-name="Strong_20_Emphasis"><text:span text:style-name="T182"/></text:span></text:p>
      <text:p text:style-name="P173"><text:span text:style-name="Strong_20_Emphasis"><text:span text:style-name="T182">Question 14:</text:span></text:span></text:p>
      <text:p text:style-name="P173"><text:span text:style-name="Strong_20_Emphasis"><text:span text:style-name="T182">אָחֻז</text:span></text:span></text:p>
      <text:p text:style-name="P173"><text:span text:style-name="Strong_20_Emphasis"><text:span text:style-name="T182">held</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ech</text:span></text:span><text:span text:style-name="Strong_20_Emphasis"><text:span text:style-name="T293">oot</text:span></text:span><text:span text:style-name="Strong_20_Emphasis"><text:span text:style-name="T182">z </text:span></text:span><text:span text:style-name="Strong_20_Emphasis"><text:span text:style-name="T293">(correct)</text:span></text:span></text:p>
      <text:p text:style-name="P173"><text:span text:style-name="Strong_20_Emphasis"><text:span text:style-name="T182">2. echo</text:span></text:span><text:span text:style-name="Strong_20_Emphasis"><text:span text:style-name="T293">tz</text:span></text:span></text:p>
      <text:p text:style-name="P173"><text:span text:style-name="Strong_20_Emphasis"><text:span text:style-name="T182">3. ech</text:span></text:span><text:span text:style-name="Strong_20_Emphasis"><text:span text:style-name="T293">a</text:span></text:span><text:span text:style-name="Strong_20_Emphasis"><text:span text:style-name="T182">z</text:span></text:span></text:p>
      <text:p text:style-name="P173"><text:span text:style-name="Strong_20_Emphasis"><text:span text:style-name="T182">4. ach</text:span></text:span><text:span text:style-name="Strong_20_Emphasis"><text:span text:style-name="T293">u</text:span></text:span><text:span text:style-name="Strong_20_Emphasis"><text:span text:style-name="T182">z</text:span></text:span></text:p>
      <text:p text:style-name="P173"><text:span text:style-name="Strong_20_Emphasis"><text:span text:style-name="T182"/></text:span></text:p>
      <text:p text:style-name="P173"><text:span text:style-name="Strong_20_Emphasis"><text:span text:style-name="T182">Question 15:</text:span></text:span></text:p>
      <text:p text:style-name="P173"><text:span text:style-name="Strong_20_Emphasis"><text:span text:style-name="T182">מְיֻחָדִים</text:span></text:span></text:p>
      <text:p text:style-name="P173"><text:span text:style-name="Strong_20_Emphasis"><text:span text:style-name="T182">special, uniqu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text:span></text:span><text:span text:style-name="Strong_20_Emphasis"><text:span text:style-name="T294">eya</text:span></text:span><text:span text:style-name="Strong_20_Emphasis"><text:span text:style-name="T182">ched</text:span></text:span><text:span text:style-name="Strong_20_Emphasis"><text:span text:style-name="T294">a</text:span></text:span><text:span text:style-name="Strong_20_Emphasis"><text:span text:style-name="T182">m</text:span></text:span></text:p>
      <text:p text:style-name="P173"><text:span text:style-name="Strong_20_Emphasis"><text:span text:style-name="T182">2. m</text:span></text:span><text:span text:style-name="Strong_20_Emphasis"><text:span text:style-name="T294">eyu</text:span></text:span><text:span text:style-name="Strong_20_Emphasis"><text:span text:style-name="T182">ched</text:span></text:span><text:span text:style-name="Strong_20_Emphasis"><text:span text:style-name="T294">ee</text:span></text:span><text:span text:style-name="Strong_20_Emphasis"><text:span text:style-name="T182">m </text:span></text:span><text:span text:style-name="Strong_20_Emphasis"><text:span text:style-name="T294">(correct)</text:span></text:span></text:p>
      <text:p text:style-name="P173"><text:span text:style-name="Strong_20_Emphasis"><text:span text:style-name="T182">3. meched</text:span></text:span><text:span text:style-name="Strong_20_Emphasis"><text:span text:style-name="T294">a</text:span></text:span><text:span text:style-name="Strong_20_Emphasis"><text:span text:style-name="T182">m</text:span></text:span></text:p>
      <text:p text:style-name="P173"><text:soft-page-break/><text:span text:style-name="Strong_20_Emphasis"><text:span text:style-name="T182">4. muched</text:span></text:span><text:span text:style-name="Strong_20_Emphasis"><text:span text:style-name="T294">ee</text:span></text:span><text:span text:style-name="Strong_20_Emphasis"><text:span text:style-name="T182">m</text:span></text:span></text:p>
      <text:p text:style-name="P173"><text:span text:style-name="Strong_20_Emphasis"><text:span text:style-name="T182"/></text:span></text:p>
      <text:p text:style-name="P173"><text:span text:style-name="Strong_20_Emphasis"><text:span text:style-name="T182">Question 16:</text:span></text:span></text:p>
      <text:p text:style-name="P173"><text:span text:style-name="Strong_20_Emphasis"><text:span text:style-name="T182">כֻּלָּם</text:span></text:span></text:p>
      <text:p text:style-name="P173"><text:span text:style-name="Strong_20_Emphasis"><text:span text:style-name="T182">all, whol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cullem</text:span></text:span></text:p>
      <text:p text:style-name="P173"><text:span text:style-name="Strong_20_Emphasis"><text:span text:style-name="T182">2. cellam</text:span></text:span></text:p>
      <text:p text:style-name="P173"><text:span text:style-name="Strong_20_Emphasis"><text:span text:style-name="T182">3. c</text:span></text:span><text:span text:style-name="Strong_20_Emphasis"><text:span text:style-name="T294">oo</text:span></text:span><text:span text:style-name="Strong_20_Emphasis"><text:span text:style-name="T182">l</text:span></text:span><text:span text:style-name="Strong_20_Emphasis"><text:span text:style-name="T294">l</text:span></text:span><text:span text:style-name="Strong_20_Emphasis"><text:span text:style-name="T182">om </text:span></text:span><text:span text:style-name="Strong_20_Emphasis"><text:span text:style-name="T294">(correct)</text:span></text:span></text:p>
      <text:p text:style-name="P173"><text:span text:style-name="Strong_20_Emphasis"><text:span text:style-name="T182">4. c</text:span></text:span><text:span text:style-name="Strong_20_Emphasis"><text:span text:style-name="T294">a</text:span></text:span><text:span text:style-name="Strong_20_Emphasis"><text:span text:style-name="T182">lem</text:span></text:span></text:p>
      <text:p text:style-name="P173"><text:span text:style-name="Strong_20_Emphasis"><text:span text:style-name="T182"/></text:span></text:p>
      <text:p text:style-name="P173"><text:span text:style-name="Strong_20_Emphasis"><text:span text:style-name="T182">Question 17:</text:span></text:span></text:p>
      <text:p text:style-name="P173"><text:span text:style-name="Strong_20_Emphasis"><text:span text:style-name="T182">דֻּגְמַת</text:span></text:span></text:p>
      <text:p text:style-name="P173"><text:span text:style-name="Strong_20_Emphasis"><text:span text:style-name="T182">Dogma</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d</text:span></text:span><text:span text:style-name="Strong_20_Emphasis"><text:span text:style-name="T295">oo</text:span></text:span><text:span text:style-name="Strong_20_Emphasis"><text:span text:style-name="T182">g'mat</text:span></text:span></text:p>
      <text:p text:style-name="P173"><text:span text:style-name="Strong_20_Emphasis"><text:span text:style-name="T182">2. dug'm</text:span></text:span><text:span text:style-name="Strong_20_Emphasis"><text:span text:style-name="T295">et</text:span></text:span></text:p>
      <text:p text:style-name="P173"><text:span text:style-name="Strong_20_Emphasis"><text:span text:style-name="T182">3. d</text:span></text:span><text:span text:style-name="Strong_20_Emphasis"><text:span text:style-name="T295">e</text:span></text:span><text:span text:style-name="Strong_20_Emphasis"><text:span text:style-name="T182">g'm</text:span></text:span><text:span text:style-name="Strong_20_Emphasis"><text:span text:style-name="T295">et</text:span></text:span></text:p>
      <text:p text:style-name="P173"><text:span text:style-name="Strong_20_Emphasis"><text:span text:style-name="T182">4. dug'm</text:span></text:span><text:span text:style-name="Strong_20_Emphasis"><text:span text:style-name="T295">o</text:span></text:span><text:span text:style-name="Strong_20_Emphasis"><text:span text:style-name="T182">t</text:span></text:span></text:p>
      <text:p text:style-name="P173"><text:span text:style-name="Strong_20_Emphasis"><text:span text:style-name="T182"/></text:span></text:p>
      <text:p text:style-name="P173"><text:span text:style-name="Strong_20_Emphasis"><text:span text:style-name="T182">Question 18:</text:span></text:span></text:p>
      <text:p text:style-name="P173"><text:span text:style-name="Strong_20_Emphasis"><text:span text:style-name="T182">פְּעֻלָּה</text:span></text:span></text:p>
      <text:p text:style-name="P173"><text:span text:style-name="Strong_20_Emphasis"><text:span text:style-name="T182">Action, activity, work or wages (ancien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pa</text:span></text:span><text:span text:style-name="Strong_20_Emphasis"><text:span text:style-name="T295">oo</text:span></text:span><text:span text:style-name="Strong_20_Emphasis"><text:span text:style-name="T182">leh</text:span></text:span></text:p>
      <text:p text:style-name="P173"><text:span text:style-name="Strong_20_Emphasis"><text:span text:style-name="T182">2. pa</text:span></text:span><text:span text:style-name="Strong_20_Emphasis"><text:span text:style-name="T295">oo</text:span></text:span><text:span text:style-name="Strong_20_Emphasis"><text:span text:style-name="T182">le</text:span></text:span></text:p>
      <text:p text:style-name="P173"><text:span text:style-name="Strong_20_Emphasis"><text:span text:style-name="T182">3. pa</text:span></text:span><text:span text:style-name="Strong_20_Emphasis"><text:span text:style-name="T295">oo</text:span></text:span><text:span text:style-name="Strong_20_Emphasis"><text:span text:style-name="T182">lah</text:span></text:span></text:p>
      <text:p text:style-name="P173"><text:span text:style-name="Strong_20_Emphasis"><text:span text:style-name="T182">4. pa</text:span></text:span><text:span text:style-name="Strong_20_Emphasis"><text:span text:style-name="T295">oo</text:span></text:span><text:span text:style-name="Strong_20_Emphasis"><text:span text:style-name="T182">l</text:span></text:span><text:span text:style-name="Strong_20_Emphasis"><text:span text:style-name="T295">o</text:span></text:span></text:p>
      <text:p text:style-name="P173"><text:span text:style-name="Strong_20_Emphasis"><text:span text:style-name="T182"/></text:span></text:p>
      <text:p text:style-name="P173"><text:span text:style-name="Strong_20_Emphasis"><text:span text:style-name="T182">Question 19:</text:span></text:span></text:p>
      <text:p text:style-name="P173"><text:span text:style-name="Strong_20_Emphasis"><text:span text:style-name="T182">מֻקְדָּם</text:span></text:span></text:p>
      <text:p text:style-name="P173"><text:span text:style-name="Strong_20_Emphasis"><text:span text:style-name="T182">early</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text:span></text:span><text:span text:style-name="Strong_20_Emphasis"><text:span text:style-name="T295">oo</text:span></text:span><text:span text:style-name="Strong_20_Emphasis"><text:span text:style-name="T182">k'dem</text:span></text:span></text:p>
      <text:p text:style-name="P173"><text:span text:style-name="Strong_20_Emphasis"><text:span text:style-name="T182">2. m</text:span></text:span><text:span text:style-name="Strong_20_Emphasis"><text:span text:style-name="T295">oo</text:span></text:span><text:span text:style-name="Strong_20_Emphasis"><text:span text:style-name="T182">k'dam </text:span></text:span><text:span text:style-name="Strong_20_Emphasis"><text:span text:style-name="T295">(correct)</text:span></text:span></text:p>
      <text:p text:style-name="P173"><text:span text:style-name="Strong_20_Emphasis"><text:span text:style-name="T182">3. mek'dom</text:span></text:span></text:p>
      <text:p text:style-name="P173"><text:span text:style-name="Strong_20_Emphasis"><text:span text:style-name="T182">4. m</text:span></text:span><text:span text:style-name="Strong_20_Emphasis"><text:span text:style-name="T295">a</text:span></text:span><text:span text:style-name="Strong_20_Emphasis"><text:span text:style-name="T182">k'dem</text:span></text:span></text:p>
      <text:p text:style-name="P173"><text:span text:style-name="Strong_20_Emphasis"><text:span text:style-name="T182"/></text:span></text:p>
      <text:p text:style-name="P173"><text:span text:style-name="Strong_20_Emphasis"><text:span text:style-name="T182">Question 20:</text:span></text:span></text:p>
      <text:p text:style-name="P173"><text:span text:style-name="Strong_20_Emphasis"><text:span text:style-name="T182">פֻּרְסַם</text:span></text:span></text:p>
      <text:p text:style-name="P173"><text:soft-page-break/><text:span text:style-name="Strong_20_Emphasis"><text:span text:style-name="T182">publish</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p</text:span></text:span><text:span text:style-name="Strong_20_Emphasis"><text:span text:style-name="T296">oo</text:span></text:span><text:span text:style-name="Strong_20_Emphasis"><text:span text:style-name="T182">r's</text:span></text:span><text:span text:style-name="Strong_20_Emphasis"><text:span text:style-name="T296">e</text:span></text:span><text:span text:style-name="Strong_20_Emphasis"><text:span text:style-name="T182">m</text:span></text:span></text:p>
      <text:p text:style-name="P173"><text:span text:style-name="Strong_20_Emphasis"><text:span text:style-name="T182">2. p</text:span></text:span><text:span text:style-name="Strong_20_Emphasis"><text:span text:style-name="T296">oo</text:span></text:span><text:span text:style-name="Strong_20_Emphasis"><text:span text:style-name="T182">r'sam </text:span></text:span><text:span text:style-name="Strong_20_Emphasis"><text:span text:style-name="T296">(correct)</text:span></text:span></text:p>
      <text:p text:style-name="P173"><text:span text:style-name="Strong_20_Emphasis"><text:span text:style-name="T182">3. perissam</text:span></text:span></text:p>
      <text:p text:style-name="P173"><text:span text:style-name="Strong_20_Emphasis"><text:span text:style-name="T182">4. purisam</text:span></text:span></text:p>
      <text:p text:style-name="P173"><text:span text:style-name="Strong_20_Emphasis"><text:span text:style-name="T182"/></text:span></text:p>
      <text:p text:style-name="P173"><text:span text:style-name="Strong_20_Emphasis"><text:span text:style-name="T182">Question 21:</text:span></text:span></text:p>
      <text:p text:style-name="P173"><text:span text:style-name="Strong_20_Emphasis"><text:span text:style-name="T182">אֲגֻדָּה</text:span></text:span></text:p>
      <text:p text:style-name="P173"><text:span text:style-name="Strong_20_Emphasis"><text:span text:style-name="T182">band, bundl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ag</text:span></text:span><text:span text:style-name="Strong_20_Emphasis"><text:span text:style-name="T297">oo</text:span></text:span><text:span text:style-name="Strong_20_Emphasis"><text:span text:style-name="T182">deh</text:span></text:span></text:p>
      <text:p text:style-name="P173"><text:span text:style-name="Strong_20_Emphasis"><text:span text:style-name="T182">2. ag</text:span></text:span><text:span text:style-name="Strong_20_Emphasis"><text:span text:style-name="T297">oo</text:span></text:span><text:span text:style-name="Strong_20_Emphasis"><text:span text:style-name="T182">d</text:span></text:span><text:span text:style-name="Strong_20_Emphasis"><text:span text:style-name="T297">i</text:span></text:span></text:p>
      <text:p text:style-name="P173"><text:span text:style-name="Strong_20_Emphasis"><text:span text:style-name="T182">3. ag</text:span></text:span><text:span text:style-name="Strong_20_Emphasis"><text:span text:style-name="T297">oo</text:span></text:span><text:span text:style-name="Strong_20_Emphasis"><text:span text:style-name="T182">dah </text:span></text:span><text:span text:style-name="Strong_20_Emphasis"><text:span text:style-name="T297">(correct)</text:span></text:span></text:p>
      <text:p text:style-name="P173"><text:span text:style-name="Strong_20_Emphasis"><text:span text:style-name="T182">4. ag</text:span></text:span><text:span text:style-name="Strong_20_Emphasis"><text:span text:style-name="T297">oo</text:span></text:span><text:span text:style-name="Strong_20_Emphasis"><text:span text:style-name="T182">d</text:span></text:span><text:span text:style-name="Strong_20_Emphasis"><text:span text:style-name="T297">o</text:span></text:span></text:p>
      <text:p text:style-name="P173"><text:span text:style-name="Strong_20_Emphasis"><text:span text:style-name="T182"/></text:span></text:p>
      <text:p text:style-name="P173"><text:span text:style-name="Strong_20_Emphasis"><text:span text:style-name="T182">Question 22:</text:span></text:span></text:p>
      <text:p text:style-name="P173"><text:span text:style-name="Strong_20_Emphasis"><text:span text:style-name="T182">הֻמְחָה</text:span></text:span></text:p>
      <text:p text:style-name="P173"><text:span text:style-name="Strong_20_Emphasis"><text:span text:style-name="T182">exper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h</text:span></text:span><text:span text:style-name="Strong_20_Emphasis"><text:span text:style-name="T298">a</text:span></text:span><text:span text:style-name="Strong_20_Emphasis"><text:span text:style-name="T182">m'cheh</text:span></text:span></text:p>
      <text:p text:style-name="P173"><text:span text:style-name="Strong_20_Emphasis"><text:span text:style-name="T182">2. h</text:span></text:span><text:span text:style-name="Strong_20_Emphasis"><text:span text:style-name="T298">oo</text:span></text:span><text:span text:style-name="Strong_20_Emphasis"><text:span text:style-name="T182">m'che</text:span></text:span></text:p>
      <text:p text:style-name="P173"><text:span text:style-name="Strong_20_Emphasis"><text:span text:style-name="T182">3. h</text:span></text:span><text:span text:style-name="Strong_20_Emphasis"><text:span text:style-name="T298">oo</text:span></text:span><text:span text:style-name="Strong_20_Emphasis"><text:span text:style-name="T182">m'chah </text:span></text:span><text:span text:style-name="Strong_20_Emphasis"><text:span text:style-name="T298">(correct)</text:span></text:span></text:p>
      <text:p text:style-name="P173"><text:span text:style-name="Strong_20_Emphasis"><text:span text:style-name="T182">4. h</text:span></text:span><text:span text:style-name="Strong_20_Emphasis"><text:span text:style-name="T298">o</text:span></text:span><text:span text:style-name="Strong_20_Emphasis"><text:span text:style-name="T182">m'cha</text:span></text:span></text:p>
      <text:p text:style-name="P173"><text:span text:style-name="Strong_20_Emphasis"><text:span text:style-name="T182"/></text:span></text:p>
      <text:p text:style-name="P173"><text:span text:style-name="Strong_20_Emphasis"><text:span text:style-name="T182">Question 23:</text:span></text:span></text:p>
      <text:p text:style-name="P173"><text:span text:style-name="Strong_20_Emphasis"><text:span text:style-name="T182">עֻזִּי</text:span></text:span></text:p>
      <text:p text:style-name="P173"><text:span text:style-name="Strong_20_Emphasis"><text:span text:style-name="T182">Uzzi (name) means strength</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azz</text:span></text:span><text:span text:style-name="Strong_20_Emphasis"><text:span text:style-name="T299">e</text:span></text:span></text:p>
      <text:p text:style-name="P173"><text:span text:style-name="Strong_20_Emphasis"><text:span text:style-name="T182">2. euz</text:span></text:span><text:span text:style-name="Strong_20_Emphasis"><text:span text:style-name="T299">o</text:span></text:span></text:p>
      <text:p text:style-name="P173"><text:span text:style-name="Strong_20_Emphasis"><text:span text:style-name="T182">3. oozi </text:span></text:span><text:span text:style-name="Strong_20_Emphasis"><text:span text:style-name="T299">(correct</text:span></text:span><text:span text:style-name="Strong_20_Emphasis"><text:span text:style-name="T300">)</text:span></text:span></text:p>
      <text:p text:style-name="P173"><text:span text:style-name="Strong_20_Emphasis"><text:span text:style-name="T182">4. aooz</text:span></text:span><text:span text:style-name="Strong_20_Emphasis"><text:span text:style-name="T299">eh</text:span></text:span></text:p>
      <text:p text:style-name="P278"/>
      <text:h text:style-name="P328" text:outline-level="3"><text:span text:style-name="T372">L</text:span>esson <text:span text:style-name="T391">9</text:span><text:span text:style-name="T31">: </text:span><text:span text:style-name="T494">Millupum</text:span></text:h>
      <text:p text:style-name="P59">Video Lesson</text:p>
      <text:p text:style-name="P59"/>
      <text:p text:style-name="P59">Script</text:p>
      <text:p text:style-name="P279"><text:span text:style-name="Strong_20_Emphasis"><text:span text:style-name="T133"><text:tab/> מְלָאפוּם‎</text:span></text:span></text:p>
      <text:p text:style-name="P341"><text:soft-page-break/><text:span text:style-name="Strong_20_Emphasis"><text:span text:style-name="T177">This is </text:span></text:span><text:span text:style-name="Strong_20_Emphasis"><text:span text:style-name="T164">Milup</text:span></text:span><text:span text:style-name="Strong_20_Emphasis"><text:span text:style-name="T301">u</text:span></text:span><text:span text:style-name="Strong_20_Emphasis"><text:span text:style-name="T164">m </text:span></text:span><text:span text:style-name="Strong_20_Emphasis"><text:span text:style-name="T167">and </text:span></text:span><text:span text:style-name="Strong_20_Emphasis"><text:span text:style-name="T177">it looks like the letter vav with a dot centered to the left</text:span></text:span><text:span text:style-name="Strong_20_Emphasis"><text:span text:style-name="T164">. </text:span></text:span><text:span text:style-name="Strong_20_Emphasis"><text:span text:style-name="T177">It makes the same sound as </text:span></text:span><text:span text:style-name="Strong_20_Emphasis"><text:span text:style-name="T164">Milup</text:span></text:span><text:span text:style-name="Strong_20_Emphasis"><text:span text:style-name="T301">u</text:span></text:span><text:span text:style-name="Strong_20_Emphasis"><text:span text:style-name="T164">m</text:span></text:span><text:span text:style-name="Strong_20_Emphasis"><text:span text:style-name="T177">. We can remember the sound by the phrase “</text:span></text:span><text:span text:style-name="Strong_20_Emphasis"><text:span text:style-name="T178">A dot beside </text:span></text:span><text:span text:style-name="Strong_20_Emphasis"><text:span text:style-name="T179">is a </text:span></text:span><text:span text:style-name="Strong_20_Emphasis"><text:span text:style-name="T178">target to shoo</text:span></text:span><text:span text:style-name="Strong_20_Emphasis"><text:span text:style-name="T177">t”. </text:span></text:span><text:span text:style-name="Strong_20_Emphasis"><text:span text:style-name="T301">Another name for this nikud is (</text:span></text:span><text:span text:style-name="Strong_20_Emphasis"><text:span text:style-name="T164">Milup</text:span></text:span><text:span text:style-name="Strong_20_Emphasis"><text:span text:style-name="T301">u</text:span></text:span><text:span text:style-name="Strong_20_Emphasis"><text:span text:style-name="T164">m</text:span></text:span><text:span text:style-name="Strong_20_Emphasis"><text:span text:style-name="T301">) </text:span></text:span><text:span text:style-name="Strong_20_Emphasis"><text:span text:style-name="T133">מְלָאפוּם.</text:span></text:span><text:span text:style-name="Strong_20_Emphasis"><text:span text:style-name="T177"> The name </text:span></text:span><text:span text:style-name="Strong_20_Emphasis"><text:span text:style-name="T164">Milup</text:span></text:span><text:span text:style-name="Strong_20_Emphasis"><text:span text:style-name="T301">u</text:span></text:span><text:span text:style-name="Strong_20_Emphasis"><text:span text:style-name="T164">m</text:span></text:span><text:span text:style-name="Strong_20_Emphasis"><text:span text:style-name="T165"> </text:span></text:span><text:span text:style-name="Strong_20_Emphasis"><text:span text:style-name="T167">might</text:span></text:span><text:span text:style-name="Strong_20_Emphasis"><text:span text:style-name="T165"> comes from the word מלאו (</text:span></text:span><text:span text:style-name="Emphasis"><text:span text:style-name="T165">mil’u</text:span></text:span><text:span text:style-name="Strong_20_Emphasis"><text:span text:style-name="T165">) which means “to fill”. </text:span></text:span><text:span text:style-name="Strong_20_Emphasis"><text:span text:style-name="T310">It is associated with the sephera of Yesod which is reproduction.</text:span></text:span><text:span text:style-name="Strong_20_Emphasis"><text:span text:style-name="T165"> </text:span></text:span><text:span text:style-name="Strong_20_Emphasis"><text:span text:style-name="T166">This can remind us of </text:span></text:span><text:span text:style-name="Strong_20_Emphasis"><text:span text:style-name="T168">the mittzvah </text:span></text:span><text:span text:style-name="Strong_20_Emphasis"><text:span text:style-name="T166"><text:s/>“Be fruitful and multiply and fill the earth”. </text:span></text:span><text:span text:style-name="Strong_20_Emphasis"><text:span text:style-name="T167">The first thing we might think of in this is </text:span></text:span><text:span text:style-name="Strong_20_Emphasis"><text:span text:style-name="T168">of </text:span></text:span><text:span text:style-name="Strong_20_Emphasis"><text:span text:style-name="T167">having children. And certainly they are a blessing! </text:span></text:span><text:span text:style-name="Strong_20_Emphasis"><text:span text:style-name="T304">King David said “Like arrows in the hand of a mighty man, so are the sons of one's youth.” </text:span></text:span><text:span text:style-name="Strong_20_Emphasis"><text:span text:style-name="T167">But it also can include anything that makes the world a better place! Helping people with charity, </text:span></text:span><text:span text:style-name="Strong_20_Emphasis"><text:span text:style-name="T305">healing others, cooking, or anything that makes this world beautiful. </text:span></text:span><text:span text:style-name="Strong_20_Emphasis"><text:span text:style-name="T183">Let’s take a look at some examples of </text:span></text:span><text:span text:style-name="Strong_20_Emphasis"><text:span text:style-name="T164">Milupim.</text:span></text:span></text:p>
      <text:p text:style-name="P280"><text:span text:style-name="Strong_20_Emphasis"><text:span text:style-name="T169"/></text:span></text:p>
      <text:p text:style-name="P308"><text:span text:style-name="Strong_20_Emphasis"><text:span text:style-name="T133">מְלָאפוּם</text:span></text:span></text:p>
      <text:p text:style-name="P308"><text:span text:style-name="Strong_20_Emphasis"><text:span text:style-name="T164">Milupim</text:span></text:span></text:p>
      <text:p text:style-name="P280"><text:span text:style-name="Strong_20_Emphasis"><text:span text:style-name="T169"/></text:span></text:p>
      <text:p text:style-name="P280"><text:span text:style-name="Strong_20_Emphasis"><text:span text:style-name="T169">בָּרוּךְ</text:span></text:span></text:p>
      <text:p text:style-name="P285"><text:span text:style-name="Strong_20_Emphasis"><text:span text:style-name="T186">blessed</text:span></text:span></text:p>
      <text:p text:style-name="P280"><text:span text:style-name="Strong_20_Emphasis"><text:span text:style-name="T169"/></text:span></text:p>
      <text:p text:style-name="P280"><text:span text:style-name="Strong_20_Emphasis"><text:span text:style-name="T169">הוּא</text:span></text:span></text:p>
      <text:p text:style-name="P282"><text:span text:style-name="Strong_20_Emphasis"><text:span text:style-name="T183">He, it</text:span></text:span></text:p>
      <text:p text:style-name="P282"><text:span text:style-name="Strong_20_Emphasis"><text:span text:style-name="T183"/></text:span></text:p>
      <text:p text:style-name="P282"><text:span text:style-name="Strong_20_Emphasis"><text:span text:style-name="T183">אֲנַחְנוּ</text:span></text:span></text:p>
      <text:p text:style-name="P285"><text:span text:style-name="Strong_20_Emphasis"><text:span text:style-name="T186">We</text:span></text:span></text:p>
      <text:p text:style-name="P282"><text:span text:style-name="Strong_20_Emphasis"><text:span text:style-name="T183"/></text:span></text:p>
      <text:p text:style-name="P282"><text:span text:style-name="Strong_20_Emphasis"><text:span text:style-name="T183">צוּר</text:span></text:span></text:p>
      <text:p text:style-name="P283"><text:span text:style-name="Strong_20_Emphasis"><text:span text:style-name="T184">rock, cliff</text:span></text:span></text:p>
      <text:p text:style-name="P283"><text:span text:style-name="Strong_20_Emphasis"><text:span text:style-name="T184"/></text:span></text:p>
      <text:p text:style-name="P283"><text:span text:style-name="Strong_20_Emphasis"><text:span text:style-name="T184">סוּס</text:span></text:span></text:p>
      <text:p text:style-name="P283"><text:span text:style-name="Strong_20_Emphasis"><text:span text:style-name="T184">horse</text:span></text:span></text:p>
      <text:p text:style-name="P283"><text:span text:style-name="Strong_20_Emphasis"><text:span text:style-name="T184"/></text:span></text:p>
      <text:p text:style-name="P283"><text:span text:style-name="Strong_20_Emphasis"><text:span text:style-name="T184">זוּג</text:span></text:span></text:p>
      <text:p text:style-name="P283"><text:span text:style-name="Strong_20_Emphasis"><text:span text:style-name="T184">pair, couple</text:span></text:span></text:p>
      <text:p text:style-name="P283"><text:span text:style-name="Strong_20_Emphasis"><text:span text:style-name="T184"/></text:span></text:p>
      <text:p text:style-name="P283"><text:span text:style-name="Strong_20_Emphasis"><text:span text:style-name="T184">קוּם</text:span></text:span></text:p>
      <text:p text:style-name="P283"><text:span text:style-name="Strong_20_Emphasis"><text:span text:style-name="T184">to arise, stand up</text:span></text:span></text:p>
      <text:p text:style-name="P282"><text:span text:style-name="Strong_20_Emphasis"><text:span text:style-name="T183"/></text:span></text:p>
      <text:p text:style-name="P282"><text:span text:style-name="Strong_20_Emphasis"><text:span text:style-name="T183">מוּל</text:span></text:span></text:p>
      <text:p text:style-name="P282"><text:span text:style-name="Strong_20_Emphasis"><text:span text:style-name="T183">circumcise (ancient), against (modern)</text:span></text:span></text:p>
      <text:p text:style-name="P282"><text:span text:style-name="Strong_20_Emphasis"><text:span text:style-name="T183"/></text:span></text:p>
      <text:p text:style-name="P282"><text:span text:style-name="Strong_20_Emphasis"><text:span text:style-name="T183">חוּס</text:span></text:span></text:p>
      <text:p text:style-name="P283"><text:span text:style-name="Strong_20_Emphasis"><text:span text:style-name="T184">pity</text:span></text:span></text:p>
      <text:p text:style-name="P283"><text:span text:style-name="Strong_20_Emphasis"><text:span text:style-name="T184"/></text:span></text:p>
      <text:p text:style-name="P283"><text:span text:style-name="Strong_20_Emphasis"><text:span text:style-name="T184">אוּף</text:span></text:span></text:p>
      <text:p text:style-name="P284"><text:span text:style-name="Strong_20_Emphasis"><text:span text:style-name="T185">Ugh! (modern)</text:span></text:span></text:p>
      <text:p text:style-name="P284"><text:span text:style-name="Strong_20_Emphasis"><text:span text:style-name="T185"/></text:span></text:p>
      <text:p text:style-name="P284"><text:span text:style-name="Strong_20_Emphasis"><text:span text:style-name="T185">צִיּוּן</text:span></text:span></text:p>
      <text:p text:style-name="P284"><text:span text:style-name="Strong_20_Emphasis"><text:span text:style-name="T185">signpost, landmark, monument</text:span></text:span></text:p>
      <text:p text:style-name="P284"><text:soft-page-break/><text:span text:style-name="Strong_20_Emphasis"><text:span text:style-name="T185"/></text:span></text:p>
      <text:p text:style-name="P284"><text:span text:style-name="Strong_20_Emphasis"><text:span text:style-name="T185">תַּרְבּוּת</text:span></text:span></text:p>
      <text:p text:style-name="P284"><text:span text:style-name="Strong_20_Emphasis"><text:span text:style-name="T185">increase, </text:span></text:span><text:span text:style-name="Strong_20_Emphasis"><text:span text:style-name="T186">progeny</text:span></text:span><text:span text:style-name="Strong_20_Emphasis"><text:span text:style-name="T185">, culture (modern)</text:span></text:span></text:p>
      <text:p text:style-name="P284"><text:span text:style-name="Strong_20_Emphasis"><text:span text:style-name="T185"/></text:span></text:p>
      <text:p text:style-name="P284"><text:span text:style-name="Strong_20_Emphasis"><text:span text:style-name="T185">חוּץ</text:span></text:span></text:p>
      <text:p text:style-name="P285"><text:span text:style-name="Strong_20_Emphasis"><text:span text:style-name="T186">outside</text:span></text:span></text:p>
      <text:p text:style-name="P285"><text:span text:style-name="Strong_20_Emphasis"><text:span text:style-name="T186"/></text:span></text:p>
      <text:p text:style-name="P285"><text:span text:style-name="Strong_20_Emphasis"><text:span text:style-name="T186">שׁוּק</text:span></text:span></text:p>
      <text:p text:style-name="P285"><text:span text:style-name="Strong_20_Emphasis"><text:span text:style-name="T186">market (modern) street, abundant (ancient)</text:span></text:span></text:p>
      <text:p text:style-name="P285"><text:span text:style-name="Strong_20_Emphasis"><text:span text:style-name="T186"/></text:span></text:p>
      <text:p text:style-name="P285"><text:span text:style-name="Strong_20_Emphasis"><text:span text:style-name="T186">לוּחַ</text:span></text:span></text:p>
      <text:p text:style-name="P285"><text:span text:style-name="Strong_20_Emphasis"><text:span text:style-name="T186">tablet, board, chart (modern)</text:span></text:span></text:p>
      <text:p text:style-name="P282"><text:span text:style-name="Strong_20_Emphasis"><text:span text:style-name="T183"/></text:span></text:p>
      <text:p text:style-name="P282"><text:span text:style-name="Strong_20_Emphasis"><text:span text:style-name="T183">סוּפָה</text:span></text:span></text:p>
      <text:p text:style-name="P286"><text:span text:style-name="Strong_20_Emphasis"><text:span text:style-name="T187">storm</text:span></text:span></text:p>
      <text:p text:style-name="P286"><text:span text:style-name="Strong_20_Emphasis"><text:span text:style-name="T187"/></text:span></text:p>
      <text:p text:style-name="P286"><text:span text:style-name="Strong_20_Emphasis"><text:span text:style-name="T187">מַשּׁוּאָה</text:span></text:span></text:p>
      <text:p text:style-name="P286"><text:span text:style-name="Strong_20_Emphasis"><text:span text:style-name="T187">destruction</text:span></text:span></text:p>
      <text:p text:style-name="P286"><text:span text:style-name="Strong_20_Emphasis"><text:span text:style-name="T187"/></text:span></text:p>
      <text:p text:style-name="P286"><text:span text:style-name="Strong_20_Emphasis"><text:span text:style-name="T187">סוֹפְשָׁבוּעַ</text:span></text:span></text:p>
      <text:p text:style-name="P287"><text:span text:style-name="Strong_20_Emphasis"><text:span text:style-name="T188">weekend</text:span></text:span></text:p>
      <text:p text:style-name="P287"><text:span text:style-name="Strong_20_Emphasis"><text:span text:style-name="T188"/></text:span></text:p>
      <text:p text:style-name="P287"><text:span text:style-name="Strong_20_Emphasis"><text:span text:style-name="T188">חָשׁוּב</text:span></text:span></text:p>
      <text:p text:style-name="P288"><text:span text:style-name="Strong_20_Emphasis"><text:span text:style-name="T189">important, considerate, Biblical name</text:span></text:span></text:p>
      <text:p text:style-name="P282"><text:span text:style-name="Strong_20_Emphasis"><text:span text:style-name="T183"/></text:span></text:p>
      <text:p text:style-name="P281"><text:span text:style-name="Strong_20_Emphasis"><text:span text:style-name="T169"/></text:span></text:p>
      <text:p text:style-name="P62">Lesson <text:span text:style-name="T41">2</text:span> Practice</text:p>
      <text:p text:style-name="P38"/>
      <text:p text:style-name="P38">Question 1:</text:p>
      <text:p text:style-name="P334">(Image of <text:span text:style-name="Strong_20_Emphasis"><text:span text:style-name="T164">Milupim</text:span></text:span><text:span text:style-name="T41"> </text:span>with <text:span text:style-name="T496">dot/vav</text:span> highlighted.)</text:p>
      <text:p text:style-name="P39"/>
      <text:p text:style-name="P69">What is the name of this nikud?</text:p>
      <text:p text:style-name="P69"/>
      <text:p text:style-name="P69">Answers:</text:p>
      <text:p text:style-name="P69">1. <text:span text:style-name="T496">Shuruk</text:span></text:p>
      <text:p text:style-name="P336">2. <text:span text:style-name="Strong_20_Emphasis"><text:span text:style-name="T164">Milupim</text:span></text:span> <text:span text:style-name="T43">(correct)</text:span></text:p>
      <text:p text:style-name="P69">3. <text:span text:style-name="T496">Patach</text:span></text:p>
      <text:p text:style-name="P69">4. <text:span text:style-name="T496">Segol</text:span></text:p>
      <text:p text:style-name="P69"/>
      <text:p text:style-name="P69">Question 2:</text:p>
      <text:p text:style-name="P336">(Image of <text:span text:style-name="Strong_20_Emphasis"><text:span text:style-name="T164">Milupim</text:span></text:span> with dot/<text:span text:style-name="T496">vav </text:span>highlighted)</text:p>
      <text:p text:style-name="P69"/>
      <text:p text:style-name="P69">What <text:span text:style-name="T498">sephera is this associated with?</text:span></text:p>
      <text:p text:style-name="P69"/>
      <text:p text:style-name="P69">Answers:</text:p>
      <text:p text:style-name="P338">1. <text:span text:style-name="Strong_20_Emphasis"><text:span text:style-name="T280">Natzach</text:span></text:span><text:span text:style-name="Strong_20_Emphasis"><text:span text:style-name="T162"> which is </text:span></text:span><text:span text:style-name="Strong_20_Emphasis"><text:span text:style-name="T280">victory. </text:span></text:span><text:span text:style-name="Strong_20_Emphasis"><text:span text:style-name="T309">(correct)</text:span></text:span></text:p>
      <text:p text:style-name="P338">2. <text:span text:style-name="Strong_20_Emphasis"><text:span text:style-name="T162">Hod which is acknowledgement.</text:span></text:span></text:p>
      <text:p text:style-name="P338"><text:soft-page-break/>3. <text:span text:style-name="Strong_20_Emphasis"><text:span text:style-name="T280">Tiferet</text:span></text:span><text:span text:style-name="Strong_20_Emphasis"><text:span text:style-name="T162"> which is </text:span></text:span><text:span text:style-name="Strong_20_Emphasis"><text:span text:style-name="T280">beauty.</text:span></text:span></text:p>
      <text:p text:style-name="P338">4. <text:span text:style-name="Strong_20_Emphasis"><text:span text:style-name="T281">Ches</text:span></text:span><text:span text:style-name="Strong_20_Emphasis"><text:span text:style-name="T282">s</text:span></text:span><text:span text:style-name="Strong_20_Emphasis"><text:span text:style-name="T281">od</text:span></text:span><text:span text:style-name="Strong_20_Emphasis"><text:span text:style-name="T162"> which is </text:span></text:span><text:span text:style-name="Strong_20_Emphasis"><text:span text:style-name="T281">kindness.</text:span></text:span></text:p>
      <text:p text:style-name="P69"/>
      <text:p text:style-name="P69">Question 3:</text:p>
      <text:p text:style-name="P337">(Image of <text:span text:style-name="Strong_20_Emphasis"><text:span text:style-name="T164">Milupim</text:span></text:span> with dot/<text:span text:style-name="T496">vav </text:span>highlighted)</text:p>
      <text:p text:style-name="P69"/>
      <text:p text:style-name="P69">What sound does this nikud make?</text:p>
      <text:p text:style-name="P69"/>
      <text:p text:style-name="P69">Answers:</text:p>
      <text:p text:style-name="P69">1. Silent or an “E” sound like in “red”. </text:p>
      <text:p text:style-name="P69">2. A “<text:span text:style-name="T499">O</text:span>” sound like in <text:span text:style-name="T499">sod</text:span>.</text:p>
      <text:p text:style-name="P69">3. <text:span text:style-name="T499">An “OO” sound like in “shoot”. (correct)</text:span></text:p>
      <text:p text:style-name="P69">4. An “A” sound like in “sat”.</text:p>
      <text:p text:style-name="P69"/>
      <text:p text:style-name="P91">Question 4:</text:p>
      <text:p text:style-name="P337">(Image of <text:span text:style-name="Strong_20_Emphasis"><text:span text:style-name="T164">Milupim</text:span></text:span> with dot/<text:span text:style-name="T496">vav </text:span>highlighted)</text:p>
      <text:p text:style-name="P69"/>
      <text:p text:style-name="P91">How can I tell if it an “E” sound or silent?</text:p>
      <text:p text:style-name="P91"/>
      <text:p text:style-name="P91">Answers:</text:p>
      <text:p text:style-name="P91">1. It’s always silent because it’s like “sitting”.</text:p>
      <text:p text:style-name="P91">2. If it’s in the middle of a syllable it makes an “E” sound. <text:span text:style-name="T43">(correct)</text:span></text:p>
      <text:p text:style-name="P91">3. You can’t tell, you can only learn every combination.</text:p>
      <text:p text:style-name="P91">4. You can’t tell, it’s the most mysterious vowel.</text:p>
      <text:p text:style-name="P91"/>
      <text:p text:style-name="P173"><text:span text:style-name="Strong_20_Emphasis"><text:span text:style-name="T182">Question 5:</text:span></text:span></text:p>
      <text:p text:style-name="P173"><text:span text:style-name="Strong_20_Emphasis"><text:span text:style-name="T182">מְלָאפוּם</text:span></text:span></text:p>
      <text:p text:style-name="P173"><text:span text:style-name="Strong_20_Emphasis"><text:span text:style-name="T182">Milupim</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text:span></text:span><text:span text:style-name="Strong_20_Emphasis"><text:span text:style-name="T311">i</text:span></text:span><text:span text:style-name="Strong_20_Emphasis"><text:span text:style-name="T182">ll</text:span></text:span><text:span text:style-name="Strong_20_Emphasis"><text:span text:style-name="T311">oo</text:span></text:span><text:span text:style-name="Strong_20_Emphasis"><text:span text:style-name="T182">p</text:span></text:span><text:span text:style-name="Strong_20_Emphasis"><text:span text:style-name="T311">i</text:span></text:span><text:span text:style-name="Strong_20_Emphasis"><text:span text:style-name="T182">m </text:span></text:span><text:span text:style-name="Strong_20_Emphasis"><text:span text:style-name="T311">(correct)</text:span></text:span></text:p>
      <text:p text:style-name="P173"><text:span text:style-name="Strong_20_Emphasis"><text:span text:style-name="T182">2. mll</text:span></text:span><text:span text:style-name="Strong_20_Emphasis"><text:span text:style-name="T312">i</text:span></text:span><text:span text:style-name="Strong_20_Emphasis"><text:span text:style-name="T182">f</text:span></text:span><text:span text:style-name="Strong_20_Emphasis"><text:span text:style-name="T312">i</text:span></text:span><text:span text:style-name="Strong_20_Emphasis"><text:span text:style-name="T182">m</text:span></text:span></text:p>
      <text:p text:style-name="P173"><text:span text:style-name="Strong_20_Emphasis"><text:span text:style-name="T182">3. m</text:span></text:span><text:span text:style-name="Strong_20_Emphasis"><text:span text:style-name="T312">i</text:span></text:span><text:span text:style-name="Strong_20_Emphasis"><text:span text:style-name="T182">ll</text:span></text:span><text:span text:style-name="Strong_20_Emphasis"><text:span text:style-name="T312">opu</text:span></text:span><text:span text:style-name="Strong_20_Emphasis"><text:span text:style-name="T182">m</text:span></text:span></text:p>
      <text:p text:style-name="P173"><text:span text:style-name="Strong_20_Emphasis"><text:span text:style-name="T182">4. ml</text:span></text:span><text:span text:style-name="Strong_20_Emphasis"><text:span text:style-name="T312">o</text:span></text:span><text:span text:style-name="Strong_20_Emphasis"><text:span text:style-name="T182">p</text:span></text:span><text:span text:style-name="Strong_20_Emphasis"><text:span text:style-name="T312">a</text:span></text:span><text:span text:style-name="Strong_20_Emphasis"><text:span text:style-name="T182">m</text:span></text:span></text:p>
      <text:p text:style-name="P173"><text:span text:style-name="Strong_20_Emphasis"><text:span text:style-name="T182"/></text:span></text:p>
      <text:p text:style-name="P173"><text:span text:style-name="Strong_20_Emphasis"><text:span text:style-name="T182">Question 6:</text:span></text:span></text:p>
      <text:p text:style-name="P173"><text:span text:style-name="Strong_20_Emphasis"><text:span text:style-name="T182">בָּרוּךְ</text:span></text:span></text:p>
      <text:p text:style-name="P173"><text:span text:style-name="Strong_20_Emphasis"><text:span text:style-name="T182">blessed</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313">barook (correct)</text:span></text:span></text:p>
      <text:p text:style-name="P173"><text:span text:style-name="Strong_20_Emphasis"><text:span text:style-name="T182">2. </text:span></text:span><text:span text:style-name="Strong_20_Emphasis"><text:span text:style-name="T313">beruk</text:span></text:span></text:p>
      <text:p text:style-name="P173"><text:span text:style-name="Strong_20_Emphasis"><text:span text:style-name="T182">3. </text:span></text:span><text:span text:style-name="Strong_20_Emphasis"><text:span text:style-name="T313">bereck</text:span></text:span></text:p>
      <text:p text:style-name="P173"><text:span text:style-name="Strong_20_Emphasis"><text:span text:style-name="T182">4. </text:span></text:span><text:span text:style-name="Strong_20_Emphasis"><text:span text:style-name="T313">borak</text:span></text:span></text:p>
      <text:p text:style-name="P173"><text:span text:style-name="Strong_20_Emphasis"><text:span text:style-name="T182"/></text:span></text:p>
      <text:p text:style-name="P173"><text:span text:style-name="Strong_20_Emphasis"><text:span text:style-name="T182">Question 7:</text:span></text:span></text:p>
      <text:p text:style-name="P173"><text:soft-page-break/><text:span text:style-name="Strong_20_Emphasis"><text:span text:style-name="T182">הוּא</text:span></text:span></text:p>
      <text:p text:style-name="P173"><text:span text:style-name="Strong_20_Emphasis"><text:span text:style-name="T182">He, i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h</text:span></text:span><text:span text:style-name="Strong_20_Emphasis"><text:span text:style-name="T314">e</text:span></text:span></text:p>
      <text:p text:style-name="P173"><text:span text:style-name="Strong_20_Emphasis"><text:span text:style-name="T182">2. h</text:span></text:span><text:span text:style-name="Strong_20_Emphasis"><text:span text:style-name="T314">oo (correct)</text:span></text:span></text:p>
      <text:p text:style-name="P173"><text:span text:style-name="Strong_20_Emphasis"><text:span text:style-name="T182">3. </text:span></text:span><text:span text:style-name="Strong_20_Emphasis"><text:span text:style-name="T314">hva</text:span></text:span></text:p>
      <text:p text:style-name="P173"><text:span text:style-name="Strong_20_Emphasis"><text:span text:style-name="T182">4. </text:span></text:span><text:span text:style-name="Strong_20_Emphasis"><text:span text:style-name="T314">hoa</text:span></text:span></text:p>
      <text:p text:style-name="P173"><text:span text:style-name="Strong_20_Emphasis"><text:span text:style-name="T182"/></text:span></text:p>
      <text:p text:style-name="P173"><text:span text:style-name="Strong_20_Emphasis"><text:span text:style-name="T182">Question 8:</text:span></text:span></text:p>
      <text:p text:style-name="P173"><text:span text:style-name="Strong_20_Emphasis"><text:span text:style-name="T182">אֲנַחְנוּ</text:span></text:span></text:p>
      <text:p text:style-name="P173"><text:span text:style-name="Strong_20_Emphasis"><text:span text:style-name="T182">W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anna</text:span></text:span><text:span text:style-name="Strong_20_Emphasis"><text:span text:style-name="T315">k</text:span></text:span><text:span text:style-name="Strong_20_Emphasis"><text:span text:style-name="T182">'n</text:span></text:span><text:span text:style-name="Strong_20_Emphasis"><text:span text:style-name="T315">a</text:span></text:span></text:p>
      <text:p text:style-name="P173"><text:span text:style-name="Strong_20_Emphasis"><text:span text:style-name="T182">2. anna</text:span></text:span><text:span text:style-name="Strong_20_Emphasis"><text:span text:style-name="T315">k</text:span></text:span><text:span text:style-name="Strong_20_Emphasis"><text:span text:style-name="T182">'n</text:span></text:span><text:span text:style-name="Strong_20_Emphasis"><text:span text:style-name="T315">e</text:span></text:span></text:p>
      <text:p text:style-name="P173"><text:span text:style-name="Strong_20_Emphasis"><text:span text:style-name="T182">3. anna</text:span></text:span><text:span text:style-name="Strong_20_Emphasis"><text:span text:style-name="T315">k</text:span></text:span><text:span text:style-name="Strong_20_Emphasis"><text:span text:style-name="T182">'n</text:span></text:span><text:span text:style-name="Strong_20_Emphasis"><text:span text:style-name="T315">o</text:span></text:span></text:p>
      <text:p text:style-name="P173"><text:span text:style-name="Strong_20_Emphasis"><text:span text:style-name="T182">4. anna</text:span></text:span><text:span text:style-name="Strong_20_Emphasis"><text:span text:style-name="T315">k</text:span></text:span><text:span text:style-name="Strong_20_Emphasis"><text:span text:style-name="T182">'n</text:span></text:span><text:span text:style-name="Strong_20_Emphasis"><text:span text:style-name="T315">oo</text:span></text:span><text:span text:style-name="Strong_20_Emphasis"><text:span text:style-name="T182"> </text:span></text:span><text:span text:style-name="Strong_20_Emphasis"><text:span text:style-name="T315">(correct)</text:span></text:span></text:p>
      <text:p text:style-name="P173"><text:span text:style-name="Strong_20_Emphasis"><text:span text:style-name="T182"/></text:span></text:p>
      <text:p text:style-name="P173"><text:span text:style-name="Strong_20_Emphasis"><text:span text:style-name="T182">Question 9:</text:span></text:span></text:p>
      <text:p text:style-name="P173"><text:span text:style-name="Strong_20_Emphasis"><text:span text:style-name="T182">צוּר</text:span></text:span></text:p>
      <text:p text:style-name="P173"><text:span text:style-name="Strong_20_Emphasis"><text:span text:style-name="T182">rock, cliff</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316">t</text:span></text:span><text:span text:style-name="Strong_20_Emphasis"><text:span text:style-name="T182">z</text:span></text:span><text:span text:style-name="Strong_20_Emphasis"><text:span text:style-name="T316">a</text:span></text:span><text:span text:style-name="Strong_20_Emphasis"><text:span text:style-name="T182">r</text:span></text:span></text:p>
      <text:p text:style-name="P173"><text:span text:style-name="Strong_20_Emphasis"><text:span text:style-name="T182">2. </text:span></text:span><text:span text:style-name="Strong_20_Emphasis"><text:span text:style-name="T316">t</text:span></text:span><text:span text:style-name="Strong_20_Emphasis"><text:span text:style-name="T182">zoor </text:span></text:span><text:span text:style-name="Strong_20_Emphasis"><text:span text:style-name="T316">(correct)</text:span></text:span></text:p>
      <text:p text:style-name="P173"><text:span text:style-name="Strong_20_Emphasis"><text:span text:style-name="T182">3. </text:span></text:span><text:span text:style-name="Strong_20_Emphasis"><text:span text:style-name="T316">t</text:span></text:span><text:span text:style-name="Strong_20_Emphasis"><text:span text:style-name="T182">z</text:span></text:span><text:span text:style-name="Strong_20_Emphasis"><text:span text:style-name="T317">e</text:span></text:span><text:span text:style-name="Strong_20_Emphasis"><text:span text:style-name="T182">r</text:span></text:span></text:p>
      <text:p text:style-name="P173"><text:span text:style-name="Strong_20_Emphasis"><text:span text:style-name="T182">4. te</text:span></text:span><text:span text:style-name="Strong_20_Emphasis"><text:span text:style-name="T316">t</text:span></text:span><text:span text:style-name="Strong_20_Emphasis"><text:span text:style-name="T182">zeur</text:span></text:span></text:p>
      <text:p text:style-name="P173"><text:span text:style-name="Strong_20_Emphasis"><text:span text:style-name="T182"/></text:span></text:p>
      <text:p text:style-name="P173"><text:span text:style-name="Strong_20_Emphasis"><text:span text:style-name="T182">Question 10:</text:span></text:span></text:p>
      <text:p text:style-name="P173"><text:span text:style-name="Strong_20_Emphasis"><text:span text:style-name="T182">סוּס</text:span></text:span></text:p>
      <text:p text:style-name="P173"><text:span text:style-name="Strong_20_Emphasis"><text:span text:style-name="T182">hors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s</text:span></text:span><text:span text:style-name="Strong_20_Emphasis"><text:span text:style-name="T317">a</text:span></text:span><text:span text:style-name="Strong_20_Emphasis"><text:span text:style-name="T182">s</text:span></text:span></text:p>
      <text:p text:style-name="P173"><text:span text:style-name="Strong_20_Emphasis"><text:span text:style-name="T182">2. soos </text:span></text:span><text:span text:style-name="Strong_20_Emphasis"><text:span text:style-name="T317">(correct)</text:span></text:span></text:p>
      <text:p text:style-name="P173"><text:span text:style-name="Strong_20_Emphasis"><text:span text:style-name="T182">3. sus</text:span></text:span></text:p>
      <text:p text:style-name="P173"><text:span text:style-name="Strong_20_Emphasis"><text:span text:style-name="T182">4. s</text:span></text:span><text:span text:style-name="Strong_20_Emphasis"><text:span text:style-name="T317">o</text:span></text:span><text:span text:style-name="Strong_20_Emphasis"><text:span text:style-name="T182">s</text:span></text:span></text:p>
      <text:p text:style-name="P173"><text:span text:style-name="Strong_20_Emphasis"><text:span text:style-name="T182"/></text:span></text:p>
      <text:p text:style-name="P173"><text:span text:style-name="Strong_20_Emphasis"><text:span text:style-name="T182">Question 11:</text:span></text:span></text:p>
      <text:p text:style-name="P173"><text:span text:style-name="Strong_20_Emphasis"><text:span text:style-name="T182">זוּג</text:span></text:span></text:p>
      <text:p text:style-name="P173"><text:span text:style-name="Strong_20_Emphasis"><text:span text:style-name="T182">pair, coupl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oft-page-break/><text:span text:style-name="Strong_20_Emphasis"><text:span text:style-name="T182">Answers:</text:span></text:span></text:p>
      <text:p text:style-name="P173"><text:span text:style-name="Strong_20_Emphasis"><text:span text:style-name="T182">1. z</text:span></text:span><text:span text:style-name="Strong_20_Emphasis"><text:span text:style-name="T318">o</text:span></text:span><text:span text:style-name="Strong_20_Emphasis"><text:span text:style-name="T182">g</text:span></text:span></text:p>
      <text:p text:style-name="P173"><text:span text:style-name="Strong_20_Emphasis"><text:span text:style-name="T182">2. zoog </text:span></text:span><text:span text:style-name="Strong_20_Emphasis"><text:span text:style-name="T318">(correct)</text:span></text:span></text:p>
      <text:p text:style-name="P173"><text:span text:style-name="Strong_20_Emphasis"><text:span text:style-name="T182">3. zug</text:span></text:span></text:p>
      <text:p text:style-name="P173"><text:span text:style-name="Strong_20_Emphasis"><text:span text:style-name="T182">4. z</text:span></text:span><text:span text:style-name="Strong_20_Emphasis"><text:span text:style-name="T318">e</text:span></text:span><text:span text:style-name="Strong_20_Emphasis"><text:span text:style-name="T182">g</text:span></text:span></text:p>
      <text:p text:style-name="P173"><text:span text:style-name="Strong_20_Emphasis"><text:span text:style-name="T182"/></text:span></text:p>
      <text:p text:style-name="P173"><text:span text:style-name="Strong_20_Emphasis"><text:span text:style-name="T182">Question 12:</text:span></text:span></text:p>
      <text:p text:style-name="P173"><text:span text:style-name="Strong_20_Emphasis"><text:span text:style-name="T182">קוּם</text:span></text:span></text:p>
      <text:p text:style-name="P173"><text:span text:style-name="Strong_20_Emphasis"><text:span text:style-name="T182">to arise, stand up</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kem</text:span></text:span></text:p>
      <text:p text:style-name="P173"><text:span text:style-name="Strong_20_Emphasis"><text:span text:style-name="T182">2. koom </text:span></text:span><text:span text:style-name="Strong_20_Emphasis"><text:span text:style-name="T318">(correct)</text:span></text:span></text:p>
      <text:p text:style-name="P173"><text:span text:style-name="Strong_20_Emphasis"><text:span text:style-name="T182">3. kum</text:span></text:span></text:p>
      <text:p text:style-name="P173"><text:span text:style-name="Strong_20_Emphasis"><text:span text:style-name="T182">4. k</text:span></text:span><text:span text:style-name="Strong_20_Emphasis"><text:span text:style-name="T318">ve</text:span></text:span><text:span text:style-name="Strong_20_Emphasis"><text:span text:style-name="T182">m</text:span></text:span></text:p>
      <text:p text:style-name="P173"><text:span text:style-name="Strong_20_Emphasis"><text:span text:style-name="T182"/></text:span></text:p>
      <text:p text:style-name="P173"><text:span text:style-name="Strong_20_Emphasis"><text:span text:style-name="T182">Question 13:</text:span></text:span></text:p>
      <text:p text:style-name="P173"><text:span text:style-name="Strong_20_Emphasis"><text:span text:style-name="T182">מוּל</text:span></text:span></text:p>
      <text:p text:style-name="P173"><text:span text:style-name="Strong_20_Emphasis"><text:span text:style-name="T182">circumcise (ancient), against (modern)</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el</text:span></text:span></text:p>
      <text:p text:style-name="P173"><text:span text:style-name="Strong_20_Emphasis"><text:span text:style-name="T182">2. mool </text:span></text:span><text:span text:style-name="Strong_20_Emphasis"><text:span text:style-name="T318">(correct)</text:span></text:span></text:p>
      <text:p text:style-name="P173"><text:span text:style-name="Strong_20_Emphasis"><text:span text:style-name="T182">3. mul</text:span></text:span></text:p>
      <text:p text:style-name="P173"><text:span text:style-name="Strong_20_Emphasis"><text:span text:style-name="T182">4. m</text:span></text:span><text:span text:style-name="Strong_20_Emphasis"><text:span text:style-name="T318">a</text:span></text:span><text:span text:style-name="Strong_20_Emphasis"><text:span text:style-name="T182">l</text:span></text:span></text:p>
      <text:p text:style-name="P173"><text:span text:style-name="Strong_20_Emphasis"><text:span text:style-name="T182"/></text:span></text:p>
      <text:p text:style-name="P173"><text:span text:style-name="Strong_20_Emphasis"><text:span text:style-name="T182">Question 14:</text:span></text:span></text:p>
      <text:p text:style-name="P173"><text:span text:style-name="Strong_20_Emphasis"><text:span text:style-name="T182">חוּס</text:span></text:span></text:p>
      <text:p text:style-name="P173"><text:span text:style-name="Strong_20_Emphasis"><text:span text:style-name="T182">pity</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ches</text:span></text:span></text:p>
      <text:p text:style-name="P173"><text:span text:style-name="Strong_20_Emphasis"><text:span text:style-name="T182">2. choos </text:span></text:span><text:span text:style-name="Strong_20_Emphasis"><text:span text:style-name="T319">(correct)</text:span></text:span></text:p>
      <text:p text:style-name="P173"><text:span text:style-name="Strong_20_Emphasis"><text:span text:style-name="T182">3. chus</text:span></text:span></text:p>
      <text:p text:style-name="P173"><text:span text:style-name="Strong_20_Emphasis"><text:span text:style-name="T182">4. ch</text:span></text:span><text:span text:style-name="Strong_20_Emphasis"><text:span text:style-name="T319">o</text:span></text:span><text:span text:style-name="Strong_20_Emphasis"><text:span text:style-name="T182">s</text:span></text:span></text:p>
      <text:p text:style-name="P173"><text:span text:style-name="Strong_20_Emphasis"><text:span text:style-name="T182"/></text:span></text:p>
      <text:p text:style-name="P173"><text:span text:style-name="Strong_20_Emphasis"><text:span text:style-name="T182">Question 15:</text:span></text:span></text:p>
      <text:p text:style-name="P173"><text:span text:style-name="Strong_20_Emphasis"><text:span text:style-name="T182">אוּף</text:span></text:span></text:p>
      <text:p text:style-name="P173"><text:span text:style-name="Strong_20_Emphasis"><text:span text:style-name="T182">Ugh! (modern)</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320">aooff (correct)</text:span></text:span></text:p>
      <text:p text:style-name="P173"><text:span text:style-name="Strong_20_Emphasis"><text:span text:style-name="T182">2. euf</text:span></text:span><text:span text:style-name="Strong_20_Emphasis"><text:span text:style-name="T320">f</text:span></text:span></text:p>
      <text:p text:style-name="P173"><text:span text:style-name="Strong_20_Emphasis"><text:span text:style-name="T182">3. </text:span></text:span><text:span text:style-name="Strong_20_Emphasis"><text:span text:style-name="T320">aff</text:span></text:span></text:p>
      <text:p text:style-name="P173"><text:soft-page-break/><text:span text:style-name="Strong_20_Emphasis"><text:span text:style-name="T182">4. uf</text:span></text:span><text:span text:style-name="Strong_20_Emphasis"><text:span text:style-name="T320">f</text:span></text:span></text:p>
      <text:p text:style-name="P173"><text:span text:style-name="Strong_20_Emphasis"><text:span text:style-name="T182"/></text:span></text:p>
      <text:p text:style-name="P173"><text:span text:style-name="Strong_20_Emphasis"><text:span text:style-name="T182">Question 16:</text:span></text:span></text:p>
      <text:p text:style-name="P173"><text:span text:style-name="Strong_20_Emphasis"><text:span text:style-name="T182">צִיּוּן</text:span></text:span></text:p>
      <text:p text:style-name="P173"><text:span text:style-name="Strong_20_Emphasis"><text:span text:style-name="T182">signpost, landmark, monumen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321">zion</text:span></text:span></text:p>
      <text:p text:style-name="P173"><text:span text:style-name="Strong_20_Emphasis"><text:span text:style-name="T182">2. zeeoon </text:span></text:span><text:span text:style-name="Strong_20_Emphasis"><text:span text:style-name="T321">(correct)</text:span></text:span></text:p>
      <text:p text:style-name="P173"><text:span text:style-name="Strong_20_Emphasis"><text:span text:style-name="T182">3. </text:span></text:span><text:span text:style-name="Strong_20_Emphasis"><text:span text:style-name="T321">zeom</text:span></text:span></text:p>
      <text:p text:style-name="P173"><text:span text:style-name="Strong_20_Emphasis"><text:span text:style-name="T182">4. </text:span></text:span><text:span text:style-name="Strong_20_Emphasis"><text:span text:style-name="T321">zivoon</text:span></text:span></text:p>
      <text:p text:style-name="P173"><text:span text:style-name="Strong_20_Emphasis"><text:span text:style-name="T182"/></text:span></text:p>
      <text:p text:style-name="P173"><text:span text:style-name="Strong_20_Emphasis"><text:span text:style-name="T182">Question 17:</text:span></text:span></text:p>
      <text:p text:style-name="P173"><text:span text:style-name="Strong_20_Emphasis"><text:span text:style-name="T182">תַּרְבּוּת</text:span></text:span></text:p>
      <text:p text:style-name="P173"><text:span text:style-name="Strong_20_Emphasis"><text:span text:style-name="T182">increase, progeny, culture (modern)</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ar'b</text:span></text:span><text:span text:style-name="Strong_20_Emphasis"><text:span text:style-name="T322">at</text:span></text:span></text:p>
      <text:p text:style-name="P173"><text:span text:style-name="Strong_20_Emphasis"><text:span text:style-name="T182">2. t</text:span></text:span><text:span text:style-name="Strong_20_Emphasis"><text:span text:style-name="T322">i</text:span></text:span><text:span text:style-name="Strong_20_Emphasis"><text:span text:style-name="T182">r'b</text:span></text:span><text:span text:style-name="Strong_20_Emphasis"><text:span text:style-name="T322">et</text:span></text:span></text:p>
      <text:p text:style-name="P173"><text:span text:style-name="Strong_20_Emphasis"><text:span text:style-name="T182">3. t</text:span></text:span><text:span text:style-name="Strong_20_Emphasis"><text:span text:style-name="T322">ee</text:span></text:span><text:span text:style-name="Strong_20_Emphasis"><text:span text:style-name="T182">r'beu</text:span></text:span><text:span text:style-name="Strong_20_Emphasis"><text:span text:style-name="T322">t</text:span></text:span></text:p>
      <text:p text:style-name="P173"><text:span text:style-name="Strong_20_Emphasis"><text:span text:style-name="T182">4. tar'boot </text:span></text:span><text:span text:style-name="Strong_20_Emphasis"><text:span text:style-name="T322">(correct)</text:span></text:span></text:p>
      <text:p text:style-name="P173"><text:span text:style-name="Strong_20_Emphasis"><text:span text:style-name="T182"/></text:span></text:p>
      <text:p text:style-name="P173"><text:span text:style-name="Strong_20_Emphasis"><text:span text:style-name="T182">Question 18:</text:span></text:span></text:p>
      <text:p text:style-name="P173"><text:span text:style-name="Strong_20_Emphasis"><text:span text:style-name="T182">חוּץ</text:span></text:span></text:p>
      <text:p text:style-name="P173"><text:span text:style-name="Strong_20_Emphasis"><text:span text:style-name="T182">outsid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ch</text:span></text:span><text:span text:style-name="Strong_20_Emphasis"><text:span text:style-name="T322">oot</text:span></text:span><text:span text:style-name="Strong_20_Emphasis"><text:span text:style-name="T182">z </text:span></text:span><text:span text:style-name="Strong_20_Emphasis"><text:span text:style-name="T322">(correct)</text:span></text:span></text:p>
      <text:p text:style-name="P173"><text:span text:style-name="Strong_20_Emphasis"><text:span text:style-name="T182">2. ch</text:span></text:span><text:span text:style-name="Strong_20_Emphasis"><text:span text:style-name="T322">oo</text:span></text:span><text:span text:style-name="Strong_20_Emphasis"><text:span text:style-name="T182">e</text:span></text:span><text:span text:style-name="Strong_20_Emphasis"><text:span text:style-name="T322">t</text:span></text:span><text:span text:style-name="Strong_20_Emphasis"><text:span text:style-name="T182">z</text:span></text:span></text:p>
      <text:p text:style-name="P173"><text:span text:style-name="Strong_20_Emphasis"><text:span text:style-name="T182">3. che</text:span></text:span><text:span text:style-name="Strong_20_Emphasis"><text:span text:style-name="T322">vt</text:span></text:span><text:span text:style-name="Strong_20_Emphasis"><text:span text:style-name="T182">z</text:span></text:span></text:p>
      <text:p text:style-name="P173"><text:span text:style-name="Strong_20_Emphasis"><text:span text:style-name="T182">4. ch</text:span></text:span><text:span text:style-name="Strong_20_Emphasis"><text:span text:style-name="T322">i</text:span></text:span><text:span text:style-name="Strong_20_Emphasis"><text:span text:style-name="T182">s</text:span></text:span></text:p>
      <text:p text:style-name="P173"><text:span text:style-name="Strong_20_Emphasis"><text:span text:style-name="T182"/></text:span></text:p>
      <text:p text:style-name="P173"><text:span text:style-name="Strong_20_Emphasis"><text:span text:style-name="T182">Question 19:</text:span></text:span></text:p>
      <text:p text:style-name="P173"><text:span text:style-name="Strong_20_Emphasis"><text:span text:style-name="T182">שׁוּק</text:span></text:span></text:p>
      <text:p text:style-name="P173"><text:span text:style-name="Strong_20_Emphasis"><text:span text:style-name="T182">market (modern) street, abundant (ancient)</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sh</text:span></text:span><text:span text:style-name="Strong_20_Emphasis"><text:span text:style-name="T323">i</text:span></text:span><text:span text:style-name="Strong_20_Emphasis"><text:span text:style-name="T182">k</text:span></text:span></text:p>
      <text:p text:style-name="P173"><text:span text:style-name="Strong_20_Emphasis"><text:span text:style-name="T182">2. shook </text:span></text:span><text:span text:style-name="Strong_20_Emphasis"><text:span text:style-name="T323">(correct)</text:span></text:span></text:p>
      <text:p text:style-name="P173"><text:span text:style-name="Strong_20_Emphasis"><text:span text:style-name="T182">3. shuk</text:span></text:span></text:p>
      <text:p text:style-name="P173"><text:span text:style-name="Strong_20_Emphasis"><text:span text:style-name="T182">4. sh</text:span></text:span><text:span text:style-name="Strong_20_Emphasis"><text:span text:style-name="T323">e</text:span></text:span><text:span text:style-name="Strong_20_Emphasis"><text:span text:style-name="T182">k</text:span></text:span></text:p>
      <text:p text:style-name="P173"><text:span text:style-name="Strong_20_Emphasis"><text:span text:style-name="T182"/></text:span></text:p>
      <text:p text:style-name="P173"><text:span text:style-name="Strong_20_Emphasis"><text:span text:style-name="T182">Question 20:</text:span></text:span></text:p>
      <text:p text:style-name="P173"><text:span text:style-name="Strong_20_Emphasis"><text:span text:style-name="T182">לוּחַ</text:span></text:span></text:p>
      <text:p text:style-name="P173"><text:soft-page-break/><text:span text:style-name="Strong_20_Emphasis"><text:span text:style-name="T182">tablet, board, chart (modern)</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leach</text:span></text:span></text:p>
      <text:p text:style-name="P173"><text:span text:style-name="Strong_20_Emphasis"><text:span text:style-name="T182">2. looach </text:span></text:span><text:span text:style-name="Strong_20_Emphasis"><text:span text:style-name="T324">(correct)</text:span></text:span></text:p>
      <text:p text:style-name="P173"><text:span text:style-name="Strong_20_Emphasis"><text:span text:style-name="T182">3. l</text:span></text:span><text:span text:style-name="Strong_20_Emphasis"><text:span text:style-name="T324">i</text:span></text:span><text:span text:style-name="Strong_20_Emphasis"><text:span text:style-name="T182">ach</text:span></text:span></text:p>
      <text:p text:style-name="P173"><text:span text:style-name="Strong_20_Emphasis"><text:span text:style-name="T182">4. lu</text:span></text:span><text:span text:style-name="Strong_20_Emphasis"><text:span text:style-name="T324">e</text:span></text:span><text:span text:style-name="Strong_20_Emphasis"><text:span text:style-name="T182">ch</text:span></text:span></text:p>
      <text:p text:style-name="P173"><text:span text:style-name="Strong_20_Emphasis"><text:span text:style-name="T182"/></text:span></text:p>
      <text:p text:style-name="P173"><text:span text:style-name="Strong_20_Emphasis"><text:span text:style-name="T182">Question 21:</text:span></text:span></text:p>
      <text:p text:style-name="P173"><text:span text:style-name="Strong_20_Emphasis"><text:span text:style-name="T182">סוּפָה</text:span></text:span></text:p>
      <text:p text:style-name="P173"><text:span text:style-name="Strong_20_Emphasis"><text:span text:style-name="T182">storm</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su</text:span></text:span><text:span text:style-name="Strong_20_Emphasis"><text:span text:style-name="T325">f</text:span></text:span><text:span text:style-name="Strong_20_Emphasis"><text:span text:style-name="T182">eh</text:span></text:span></text:p>
      <text:p text:style-name="P173"><text:span text:style-name="Strong_20_Emphasis"><text:span text:style-name="T182">2. se</text:span></text:span><text:span text:style-name="Strong_20_Emphasis"><text:span text:style-name="T325">f</text:span></text:span><text:span text:style-name="Strong_20_Emphasis"><text:span text:style-name="T182">e</text:span></text:span><text:span text:style-name="Strong_20_Emphasis"><text:span text:style-name="T325">h</text:span></text:span></text:p>
      <text:p text:style-name="P173"><text:span text:style-name="Strong_20_Emphasis"><text:span text:style-name="T182">3. s</text:span></text:span><text:span text:style-name="Strong_20_Emphasis"><text:span text:style-name="T325">oof</text:span></text:span><text:span text:style-name="Strong_20_Emphasis"><text:span text:style-name="T182">ah</text:span></text:span></text:p>
      <text:p text:style-name="P173"><text:span text:style-name="Strong_20_Emphasis"><text:span text:style-name="T182">4. se</text:span></text:span><text:span text:style-name="Strong_20_Emphasis"><text:span text:style-name="T325">f</text:span></text:span><text:span text:style-name="Strong_20_Emphasis"><text:span text:style-name="T182">a</text:span></text:span><text:span text:style-name="Strong_20_Emphasis"><text:span text:style-name="T325">h</text:span></text:span></text:p>
      <text:p text:style-name="P173"><text:span text:style-name="Strong_20_Emphasis"><text:span text:style-name="T182"/></text:span></text:p>
      <text:p text:style-name="P173"><text:span text:style-name="Strong_20_Emphasis"><text:span text:style-name="T182">Question 22:</text:span></text:span></text:p>
      <text:p text:style-name="P173"><text:span text:style-name="Strong_20_Emphasis"><text:span text:style-name="T182">מַשּׁוּאָה</text:span></text:span></text:p>
      <text:p text:style-name="P173"><text:span text:style-name="Strong_20_Emphasis"><text:span text:style-name="T182">destruction</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m</text:span></text:span><text:span text:style-name="Strong_20_Emphasis"><text:span text:style-name="T326">i</text:span></text:span><text:span text:style-name="Strong_20_Emphasis"><text:span text:style-name="T182">sh</text:span></text:span><text:span text:style-name="Strong_20_Emphasis"><text:span text:style-name="T326">oo</text:span></text:span><text:span text:style-name="Strong_20_Emphasis"><text:span text:style-name="T182">eh</text:span></text:span></text:p>
      <text:p text:style-name="P173"><text:span text:style-name="Strong_20_Emphasis"><text:span text:style-name="T182">2. mash</text:span></text:span><text:span text:style-name="Strong_20_Emphasis"><text:span text:style-name="T326">i</text:span></text:span><text:span text:style-name="Strong_20_Emphasis"><text:span text:style-name="T182">e</text:span></text:span><text:span text:style-name="Strong_20_Emphasis"><text:span text:style-name="T326">h</text:span></text:span></text:p>
      <text:p text:style-name="P173"><text:span text:style-name="Strong_20_Emphasis"><text:span text:style-name="T182">3. mash</text:span></text:span><text:span text:style-name="Strong_20_Emphasis"><text:span text:style-name="T326">oo</text:span></text:span><text:span text:style-name="Strong_20_Emphasis"><text:span text:style-name="T182">ah </text:span></text:span><text:span text:style-name="Strong_20_Emphasis"><text:span text:style-name="T326">(correct)</text:span></text:span></text:p>
      <text:p text:style-name="P173"><text:span text:style-name="Strong_20_Emphasis"><text:span text:style-name="T182">4. m</text:span></text:span><text:span text:style-name="Strong_20_Emphasis"><text:span text:style-name="T326">os</text:span></text:span><text:span text:style-name="Strong_20_Emphasis"><text:span text:style-name="T182">h</text:span></text:span><text:span text:style-name="Strong_20_Emphasis"><text:span text:style-name="T326">i</text:span></text:span><text:span text:style-name="Strong_20_Emphasis"><text:span text:style-name="T182">a</text:span></text:span><text:span text:style-name="Strong_20_Emphasis"><text:span text:style-name="T326">h</text:span></text:span></text:p>
      <text:p text:style-name="P173"><text:span text:style-name="Strong_20_Emphasis"><text:span text:style-name="T182"/></text:span></text:p>
      <text:p text:style-name="P173"><text:span text:style-name="Strong_20_Emphasis"><text:span text:style-name="T182">Question 23:</text:span></text:span></text:p>
      <text:p text:style-name="P173"><text:span text:style-name="Strong_20_Emphasis"><text:span text:style-name="T182">סוֹפְשָׁבוּעַ</text:span></text:span></text:p>
      <text:p text:style-name="P173"><text:span text:style-name="Strong_20_Emphasis"><text:span text:style-name="T182">weekend</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pan text:style-name="Strong_20_Emphasis"><text:span text:style-name="T182">1. </text:span></text:span><text:span text:style-name="Strong_20_Emphasis"><text:span text:style-name="T327">sofshavuah (correct)</text:span></text:span></text:p>
      <text:p text:style-name="P173"><text:span text:style-name="Strong_20_Emphasis"><text:span text:style-name="T182">2. </text:span></text:span><text:span text:style-name="Strong_20_Emphasis"><text:span text:style-name="T327">sofshevuah</text:span></text:span></text:p>
      <text:p text:style-name="P173"><text:span text:style-name="Strong_20_Emphasis"><text:span text:style-name="T182">3. </text:span></text:span><text:span text:style-name="Strong_20_Emphasis"><text:span text:style-name="T327">sefshavooh</text:span></text:span></text:p>
      <text:p text:style-name="P173"><text:span text:style-name="Strong_20_Emphasis"><text:span text:style-name="T182">4. </text:span></text:span><text:span text:style-name="Strong_20_Emphasis"><text:span text:style-name="T327">sifshavoah</text:span></text:span></text:p>
      <text:p text:style-name="P173"><text:span text:style-name="Strong_20_Emphasis"><text:span text:style-name="T182"/></text:span></text:p>
      <text:p text:style-name="P173"><text:span text:style-name="Strong_20_Emphasis"><text:span text:style-name="T182">Question 24:</text:span></text:span></text:p>
      <text:p text:style-name="P173"><text:span text:style-name="Strong_20_Emphasis"><text:span text:style-name="T182">חָשׁוּב</text:span></text:span></text:p>
      <text:p text:style-name="P173"><text:span text:style-name="Strong_20_Emphasis"><text:span text:style-name="T182">important, considerate, Biblical name</text:span></text:span></text:p>
      <text:p text:style-name="P173"><text:span text:style-name="Strong_20_Emphasis"><text:span text:style-name="T182">How do you pronounce this word?</text:span></text:span></text:p>
      <text:p text:style-name="P173"><text:span text:style-name="Strong_20_Emphasis"><text:span text:style-name="T182"/></text:span></text:p>
      <text:p text:style-name="P173"><text:span text:style-name="Strong_20_Emphasis"><text:span text:style-name="T182">Answers:</text:span></text:span></text:p>
      <text:p text:style-name="P173"><text:soft-page-break/><text:span text:style-name="Strong_20_Emphasis"><text:span text:style-name="T182">1. cheshuv</text:span></text:span></text:p>
      <text:p text:style-name="P173"><text:span text:style-name="Strong_20_Emphasis"><text:span text:style-name="T182">2. cheshoov </text:span></text:span><text:span text:style-name="Strong_20_Emphasis"><text:span text:style-name="T327">(correct)</text:span></text:span></text:p>
      <text:p text:style-name="P173"><text:span text:style-name="Strong_20_Emphasis"><text:span text:style-name="T182">3. chesh</text:span></text:span><text:span text:style-name="Strong_20_Emphasis"><text:span text:style-name="T327">a</text:span></text:span><text:span text:style-name="Strong_20_Emphasis"><text:span text:style-name="T182">v</text:span></text:span></text:p>
      <text:p text:style-name="P173"><text:span text:style-name="Strong_20_Emphasis"><text:span text:style-name="T182">4. chash</text:span></text:span><text:span text:style-name="Strong_20_Emphasis"><text:span text:style-name="T327">oo</text:span></text:span><text:span text:style-name="Strong_20_Emphasis"><text:span text:style-name="T182">v</text:span></text:span></text:p>
      <text:p text:style-name="P281"><text:span text:style-name="Strong_20_Emphasis"><text:span text:style-name="T169"/></text:span></text:p>
      <text:h text:style-name="P329" text:outline-level="3">Lesson <text:span text:style-name="T392">10</text:span><text:span text:style-name="T31">: </text:span><text:span text:style-name="T33">Sh’va</text:span></text:h>
      <text:p text:style-name="P60">Video Lesson</text:p>
      <text:p text:style-name="P60"/>
      <text:p text:style-name="P60">Script</text:p>
      <text:p text:style-name="P11">שבא</text:p>
      <text:p text:style-name="P65">Sh’va is <text:span text:style-name="T35">known as the first vowel of creation since it is the first vowel in the Tanakh </text:span><text:span text:style-name="T353">or Hebrew Scriptures</text:span><text:span text:style-name="T35">. I</text:span><text:span text:style-name="T34">t is the most common of all the nikud and </text:span><text:span text:style-name="T35">is certainly the most mysterious. </text:span><text:span text:style-name="T36">It is </text:span><text:span text:style-name="T356">s</text:span><text:span text:style-name="T36">ometimes acts like a hyphen causing us to pause </text:span><text:span text:style-name="T356">and otherwise</text:span><text:span text:style-name="T36"> can be pronounced as a</text:span><text:span text:style-name="T500">n</text:span><text:span text:style-name="T36"> “</text:span><text:span text:style-name="T500">E</text:span><text:span text:style-name="T36">” </text:span><text:span text:style-name="T357">as in “red”</text:span><text:span text:style-name="T36"> </text:span><text:span text:style-name="T356">just like other vowels that have 2 or 3 dots</text:span><text:span text:style-name="T36">. </text:span><text:span text:style-name="T365">It is a short “e” sound.</text:span><text:span text:style-name="T36"> It is made of two sphere’s, one on </text:span><text:span text:style-name="T500">top</text:span><text:span text:style-name="T36"> of the other. Sages say that this reminds us of the two lights in the sky; the sun and moon. It’s almost as if the one dot is “sitting” on the other one, and that is exactly what this word means. So when there is a sh’va below a letter it </text:span><text:span text:style-name="T362">usually </text:span><text:span text:style-name="T36">causes us to “sit” or pause for a moment. </text:span><text:span text:style-name="T356">A sh’va that causes us to pause is called sh’va nach. On sh’va nach </text:span><text:span text:style-name="T357">sit on a</text:span><text:span text:style-name="T356"> rock! If a sh’va makes the sound “e” then we do not pause. This is called sh’va na! Do we pause? Naaaaah!</text:span></text:p>
      <text:p text:style-name="P65"/>
      <text:p text:style-name="P66">So how do we know if it is silent or makes a <text:span text:style-name="T365">short </text:span>“e” sound? If it’s in the middle of a syllable then it makes an “e” sound, otherwise it is silent. <text:span text:style-name="T40">Don’t worry! You’ll get it. </text:span><text:span text:style-name="T367">Let’s start at the very beginning.</text:span></text:p>
      <text:p text:style-name="P66"/>
      <text:p text:style-name="P4"><text:span text:style-name="Strong_20_Emphasis"><text:span text:style-name="T333">בְּרֵאשִׁית</text:span></text:span><text:span text:style-name="T39">‎</text:span></text:p>
      <text:p text:style-name="P201">In the beginning, at first</text:p>
      <text:p text:style-name="P201"/>
      <text:p text:style-name="P4"><text:span text:style-name="T367">This is the first word in all of the Hebrew scriptures called the Tanakh. It means “in the beginning” or “at first”. </text:span><text:span text:style-name="T368">The first nikud </text:span><text:span text:style-name="T367">is between the syllable </text:span><text:span text:style-name="T368">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368">This is an example of sh’va na, a voiced sh’va. Do we pause? Nah! We go right ahead and speak it! </text:span><text:span text:style-name="T355">Let’s </text:span><text:span text:style-name="T367">go on to</text:span><text:span text:style-name="T355"> a word we have already covered. </text:span></text:p>
      <text:p text:style-name="P66"/>
      <text:p text:style-name="P110">וְהוּא</text:p>
      <text:p text:style-name="P185">And he</text:p>
      <text:p text:style-name="P185"/>
      <text:p text:style-name="P185">We learned the word <text:span text:style-name="T357">הוּא</text:span> earlier and we know that it means “he”. But what is this vav at the beginning of the word? In Hebrew if we see a vav at the beginning of a word it usually means the word “and”. So the word <text:span text:style-name="T357">הוּא</text:span> with a vav at the beginning means “and he”. <text:span text:style-name="T359">Below the vav we see a sh’va. </text:span><text:span text:style-name="T360">Because this is not </text:span><text:span text:style-name="T369">at the end</text:span><text:span text:style-name="T360"> of a syllable we know it makes an “e” sound. So do we stop? Naaa! This would be pronounced “veh-hoo”.</text:span></text:p>
      <text:p text:style-name="P66"/>
      <text:p text:style-name="P112">יִשְׂרָאֵל</text:p>
      <text:p text:style-name="P182"><text:soft-page-break/>Yisrael</text:p>
      <text:p text:style-name="P183"/>
      <text:p text:style-name="P183">Here we see an example of sh’va na<text:span text:style-name="T360">ch</text:span>. You don’t say the “e” sound but we pause very slightly. Yees-ra<text:span text:style-name="T358">el. </text:span><text:span text:style-name="T365">We know it is said this way because the sh’va is coming at the end of the syllable “yis”. Adding a new syllable would be necessary in order to add an “e” sound.</text:span><text:span text:style-name="T358"> Yeh-se-rael. </text:span><text:span text:style-name="T365">Sh’va never adds a new syllable! It only is voiced if it comes in the middle of a syllable.</text:span><text:span text:style-name="T358"> We will practice more examples and get a better feel for this </text:span><text:span text:style-name="T364">most mysterious nikud.</text:span></text:p>
      <text:p text:style-name="P183"/>
      <text:p text:style-name="P110">אַךְ</text:p>
      <text:p text:style-name="P186">Ahk – surely, truly, but</text:p>
      <text:p text:style-name="P186"/>
      <text:p text:style-name="P187">We say this Ahk. <text:span text:style-name="T369">Ahk. </text:span>This example is most often used as the word “but”, although it can mean “surely” or “truly” also. Because this sh’va comes at the end of the word it is not in the middle of a syllable so we pronounce this Ahk, rather than ah-ke. <text:span text:style-name="T361">Do we pause? Well, we do not voice an “e” so this is sh’va nach.</text:span></text:p>
      <text:p text:style-name="P183"/>
      <text:p text:style-name="P107">שְׁמוֹ</text:p>
      <text:p text:style-name="P188">Shemo – name (singular)</text:p>
      <text:p text:style-name="P188"/>
      <text:p text:style-name="P188">This is the singular form of the word for “name”: shemo. <text:span text:style-name="T369">Shemo. </text:span>Because this is in the middle of a syllable we do voice an “e”. So do we pause? Naaaa! This is an example of sh’va na.</text:p>
      <text:p text:style-name="P188"/>
      <text:p text:style-name="P105">גְּבוּל</text:p>
      <text:p text:style-name="P191">Gevul – <text:span text:style-name="T364">a border, boundary, limit or line of demarcation</text:span></text:p>
      <text:p text:style-name="P65"/>
      <text:p text:style-name="P193">Gevul means a boundary, border or limit. Again, the sh’va comes in the middle of the syllable. So it is lightly voiced. But this is a good example of a case where it is a very short “e”.</text:p>
      <text:p text:style-name="P193"/>
      <text:p text:style-name="P193"><text:a xlink:type="simple" xlink:href="https://en.wiktionary.org/wiki/אַחְאָב" text:style-name="Internet_20_link" text:visited-style-name="Visited_20_Internet_20_Link"><text:span text:style-name="T330">אַחְאָב</text:span></text:a><text:span text:style-name="T45">‎</text:span></text:p>
      <text:p text:style-name="P196">Ah’av – Ahab famous King <text:span text:style-name="T366">of Israel, his wife was Jezebel.</text:span></text:p>
      <text:p text:style-name="P196"/>
      <text:p text:style-name="P196">Here the sh’va comes at the end of the syllable. This is a sh’va na<text:span text:style-name="T366">ch</text:span>! So we “<text:span text:style-name="T366">sit” for a moment</text:span>. It is pronounced Ah’av, this was the name <text:span text:style-name="T366">of a wicked King of Israel.</text:span></text:p>
      <text:p text:style-name="P196"/>
      <text:p text:style-name="P196"><text:span text:style-name="Strong_20_Emphasis"><text:span text:style-name="T45">בֵּן</text:span></text:span></text:p>
      <text:p text:style-name="P199">Ben – A son of</text:p>
      <text:p text:style-name="P199"/>
      <text:p text:style-name="P4"><text:span text:style-name="T366">This has the sh’va in the middle of the syllable, so do we pause? Naah! This is sh’va na and therefore it is voiced as “ben”. This word means “son of”. So </text:span><text:span text:style-name="Strong_20_Emphasis"><text:span text:style-name="T45">בֵּן </text:span></text:span><text:span text:style-name="Strong_20_Emphasis"><text:span text:style-name="T25">יִשְׂרָאֵל </text:span></text:span><text:span text:style-name="Strong_20_Emphasis"><text:span text:style-name="T117">means “son of Israel”.</text:span></text:span></text:p>
      <text:p text:style-name="P4"><text:span text:style-name="Strong_20_Emphasis"><text:span text:style-name="T117"/></text:span></text:p>
      <text:p text:style-name="P4"><text:span text:style-name="Strong_20_Emphasis"><text:span text:style-name="T26">לְכוּ</text:span></text:span></text:p>
      <text:p text:style-name="P4"><text:span text:style-name="Strong_20_Emphasis"><text:span text:style-name="T118">Lekoo – Go, come, or walk</text:span></text:span></text:p>
      <text:p text:style-name="P4"><text:span text:style-name="Strong_20_Emphasis"><text:span text:style-name="T118"/></text:span></text:p>
      <text:p text:style-name="P4"><text:span text:style-name="Strong_20_Emphasis"><text:span text:style-name="T118">Again we see the sh’va in the middle of the syllable, do we pause? Naah! It’s sh’va na again. So this is pronounced “lekoo”.</text:span></text:span></text:p>
      <text:p text:style-name="P4"><text:span text:style-name="Strong_20_Emphasis"><text:span text:style-name="T118"/></text:span></text:p>
      <text:p text:style-name="P4"><text:span text:style-name="Strong_20_Emphasis"><text:span text:style-name="T27">אָמְרוּ</text:span></text:span><text:span text:style-name="Strong_20_Emphasis"><text:span text:style-name="T118"> </text:span></text:span></text:p>
      <text:p text:style-name="P4"><text:soft-page-break/><text:span text:style-name="Strong_20_Emphasis"><text:span text:style-name="T122">Am-ru - </text:span></text:span><text:span text:style-name="Strong_20_Emphasis"><text:span text:style-name="T119">To say or speak</text:span></text:span></text:p>
      <text:p text:style-name="P4"><text:span text:style-name="Strong_20_Emphasis"><text:span text:style-name="T119"/></text:span></text:p>
      <text:p text:style-name="P196"><text:span text:style-name="Strong_20_Emphasis"><text:span text:style-name="T116">Here the sh’va comes at the end of the syllable </text:span></text:span><text:span text:style-name="Strong_20_Emphasis"><text:span text:style-name="T122">Am</text:span></text:span><text:span text:style-name="Strong_20_Emphasis"><text:span text:style-name="T116">. This is a sh’va na</text:span></text:span><text:span text:style-name="Strong_20_Emphasis"><text:span text:style-name="T117">ch</text:span></text:span><text:span text:style-name="Strong_20_Emphasis"><text:span text:style-name="T116">! So we “</text:span></text:span><text:span text:style-name="Strong_20_Emphasis"><text:span text:style-name="T117">sit” for a moment</text:span></text:span><text:span text:style-name="Strong_20_Emphasis"><text:span text:style-name="T116">. It is pronounced </text:span></text:span><text:span text:style-name="Strong_20_Emphasis"><text:span text:style-name="T122">Am-ru</text:span></text:span><text:span text:style-name="Strong_20_Emphasis"><text:span text:style-name="T116">,</text:span></text:span></text:p>
      <text:p text:style-name="P4"><text:span text:style-name="Strong_20_Emphasis"><text:span text:style-name="T118"/></text:span></text:p>
      <text:p text:style-name="P4"><text:span text:style-name="Strong_20_Emphasis"><text:span text:style-name="T54">בְּכוֹר</text:span></text:span></text:p>
      <text:p text:style-name="P4"><text:span text:style-name="Strong_20_Emphasis"><text:span text:style-name="T120">B’khor – First born</text:span></text:span></text:p>
      <text:p text:style-name="P4"><text:span text:style-name="Strong_20_Emphasis"><text:span text:style-name="T120"/></text:span></text:p>
      <text:p text:style-name="P4"><text:span text:style-name="Strong_20_Emphasis"><text:span text:style-name="T122">Sh’va is in the middle of the syllable. So it’s Be-kor. This means “first born”, the feminine form is </text:span></text:span><text:span text:style-name="Strong_20_Emphasis"><text:span text:style-name="T55">בְּכוֹרָה.</text:span></text:span></text:p>
      <text:p text:style-name="P4"><text:span text:style-name="Strong_20_Emphasis"><text:span text:style-name="T120"/></text:span></text:p>
      <text:p text:style-name="P4"><text:span text:style-name="Strong_20_Emphasis"><text:span text:style-name="T54">כְּמוֹ </text:span></text:span><text:span text:style-name="Strong_20_Emphasis"><text:span text:style-name="T118">- </text:span></text:span><text:span text:style-name="Strong_20_Emphasis"><text:span text:style-name="T120">Like or as</text:span></text:span></text:p>
      <text:p text:style-name="P4"><text:span text:style-name="Strong_20_Emphasis"><text:span text:style-name="T120"/></text:span></text:p>
      <text:p text:style-name="P4"><text:span text:style-name="Strong_20_Emphasis"><text:span text:style-name="T120">פֵאָה – </text:span></text:span><text:span text:style-name="Strong_20_Emphasis"><text:span text:style-name="T123">modern (wig, toupee or sidelock) ancient: </text:span></text:span><text:span text:style-name="Strong_20_Emphasis"><text:span text:style-name="T121">Corner or side</text:span></text:span></text:p>
      <text:p text:style-name="P4"><text:span text:style-name="Strong_20_Emphasis"><text:span text:style-name="T121"/></text:span></text:p>
      <text:p text:style-name="P4"><text:span text:style-name="Strong_20_Emphasis"><text:span text:style-name="T121"/></text:span></text:p>
      <text:p text:style-name="P199"/>
      <text:p text:style-name="P60">Lesson <text:span text:style-name="T395">9 </text:span>Practice</text:p>
      <text:p text:style-name="P34"/>
      <text:p text:style-name="P34">Question 1:</text:p>
      <text:p text:style-name="P35">(Image of <text:span text:style-name="T41">Sh’va </text:span>with <text:span text:style-name="T41">dots</text:span> highlighted.)</text:p>
      <text:p text:style-name="P35"/>
      <text:p text:style-name="P67">What is the name of this nikud?</text:p>
      <text:p text:style-name="P67"/>
      <text:p text:style-name="P67">Answers:</text:p>
      <text:p text:style-name="P67">1. Segol</text:p>
      <text:p text:style-name="P67">2. Sh’va <text:span text:style-name="T43">(correct)</text:span></text:p>
      <text:p text:style-name="P67">3. Nikkudot</text:p>
      <text:p text:style-name="P67">4. Lamed</text:p>
      <text:p text:style-name="P67"/>
      <text:p text:style-name="P67">Question 2:</text:p>
      <text:p text:style-name="P67">(Image of Sh’va with dots highlighted)</text:p>
      <text:p text:style-name="P67"/>
      <text:p text:style-name="P67">What is this nikud known as?</text:p>
      <text:p text:style-name="P67"/>
      <text:p text:style-name="P67">Answers:</text:p>
      <text:p text:style-name="P67">1. The nikud of the universe.</text:p>
      <text:p text:style-name="P67">2. The first vowel of creation. <text:span text:style-name="T43">(correct)</text:span></text:p>
      <text:p text:style-name="P67">3. The chair of two dots.</text:p>
      <text:p text:style-name="P67">4. The dog and his bone.</text:p>
      <text:p text:style-name="P67"/>
      <text:p text:style-name="P67">Question 3:</text:p>
      <text:p text:style-name="P67">(Image of Sh’va with dots highlighted)</text:p>
      <text:p text:style-name="P67"/>
      <text:p text:style-name="P67">What sound does this nikud make?</text:p>
      <text:p text:style-name="P67"/>
      <text:p text:style-name="P67">Answers:</text:p>
      <text:p text:style-name="P67">1. Silent or an “E” sound like in “red”. <text:span text:style-name="T43">(correct)</text:span></text:p>
      <text:p text:style-name="P67"><text:soft-page-break/>2. A “U” sound like in Universe.</text:p>
      <text:p text:style-name="P67">3. The nikud means a pause only.</text:p>
      <text:p text:style-name="P67">4. An “A” sound like in “sat”.</text:p>
      <text:p text:style-name="P67"/>
      <text:p text:style-name="P89">Question 4:</text:p>
      <text:p text:style-name="P67">(Image of Sh’va with dots highlighted)</text:p>
      <text:p text:style-name="P67"/>
      <text:p text:style-name="P89">How can I tell if it an “E” sound or silent?</text:p>
      <text:p text:style-name="P89"/>
      <text:p text:style-name="P89">Answers:</text:p>
      <text:p text:style-name="P89">1. It’s always silent because it’s like “sitting”.</text:p>
      <text:p text:style-name="P89">2. If it’s in the middle of a syllable it makes an “E” sound. <text:span text:style-name="T43">(correct)</text:span></text:p>
      <text:p text:style-name="P89">3. You can’t tell, you can only learn every combination.</text:p>
      <text:p text:style-name="P89">4. You can’t tell, it’s the most mysterious vowel.</text:p>
      <text:p text:style-name="P89"/>
      <text:p text:style-name="P203">Question 5:</text:p>
      <text:p text:style-name="P5"><text:span text:style-name="Strong_20_Emphasis"><text:span text:style-name="T333">בְּרֵאשִׁית</text:span></text:span><text:span text:style-name="T39">‎</text:span></text:p>
      <text:p text:style-name="P202">In the beginning, at first</text:p>
      <text:p text:style-name="P161">How do you pronounce this word?</text:p>
      <text:p text:style-name="P161"/>
      <text:p text:style-name="P89">Answers:</text:p>
      <text:p text:style-name="P161">1. <text:span text:style-name="T370">Burr-ah-shot</text:span></text:p>
      <text:p text:style-name="P171">2. <text:span text:style-name="T370">Beera-asheet</text:span></text:p>
      <text:p text:style-name="P171">3. <text:span text:style-name="T370">Ber-ah-sheet </text:span><text:span text:style-name="T347">(correct)</text:span></text:p>
      <text:p text:style-name="P171">4. <text:span text:style-name="T370">Ber-ah-shot</text:span><text:span text:style-name="T341"> </text:span></text:p>
      <text:p text:style-name="P89"/>
      <text:p text:style-name="P89">Question <text:span text:style-name="T346">5</text:span>:</text:p>
      <text:p text:style-name="P111"><text:span text:style-name="Strong_20_Emphasis"><text:span text:style-name="T21">וְהוּא</text:span></text:span></text:p>
      <text:p text:style-name="P27"><text:span text:style-name="Strong_20_Emphasis"><text:span text:style-name="T57">Meaning: And he</text:span></text:span></text:p>
      <text:p text:style-name="P161">How do you pronounce this word?</text:p>
      <text:p text:style-name="P161"/>
      <text:p text:style-name="P89">Answers:</text:p>
      <text:p text:style-name="P161">1. <text:span text:style-name="T371">Oohoo</text:span></text:p>
      <text:p text:style-name="P171">2. <text:span text:style-name="T371">Ve-hoo </text:span><text:span text:style-name="T347">(correct)</text:span></text:p>
      <text:p text:style-name="P171">3. <text:span text:style-name="T371">Vehvah</text:span></text:p>
      <text:p text:style-name="P171">4. <text:span text:style-name="T371">Vhoo</text:span><text:span text:style-name="T341"> </text:span></text:p>
      <text:p text:style-name="P89"/>
      <text:p text:style-name="P89">Question <text:span text:style-name="T354">6</text:span>:</text:p>
      <text:p text:style-name="P113"><text:span text:style-name="Strong_20_Emphasis"><text:span text:style-name="T21">יִשְׂרָאֵל</text:span></text:span></text:p>
      <text:p text:style-name="P27"><text:span text:style-name="Strong_20_Emphasis"><text:span text:style-name="T57">Meaning: Israel</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text:soft-page-break/>Question <text:span text:style-name="T354">7</text:span>:</text:p>
      <text:p text:style-name="P111"><text:span text:style-name="Strong_20_Emphasis"><text:span text:style-name="T21">אַךְ</text:span></text:span></text:p>
      <text:p text:style-name="P171"><text:span text:style-name="Strong_20_Emphasis"><text:span text:style-name="T56">Ahk – surely, truly, but</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8</text:span>:</text:p>
      <text:p text:style-name="P108">שְׁמוֹ</text:p>
      <text:p text:style-name="P189"><text:span text:style-name="Strong_20_Emphasis"><text:span text:style-name="T45">name (singular)</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9</text:span>:</text:p>
      <text:p text:style-name="P106">גְּבוּל</text:p>
      <text:p text:style-name="P192"><text:span text:style-name="Strong_20_Emphasis"><text:span text:style-name="T58">a border, boundary, limit or line of demarcation</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0</text:span>:</text:p>
      <text:p text:style-name="P194"><text:a xlink:type="simple" xlink:href="https://en.wiktionary.org/wiki/אַחְאָב" text:style-name="Internet_20_link" text:visited-style-name="Visited_20_Internet_20_Link"><text:span text:style-name="T330">אַחְאָב</text:span></text:a><text:span text:style-name="T45">‎</text:span></text:p>
      <text:p text:style-name="P197"><text:span text:style-name="Strong_20_Emphasis"><text:span text:style-name="T45">Ahab famous King </text:span></text:span><text:span text:style-name="Strong_20_Emphasis"><text:span text:style-name="T53">of Israel, his wife was Jezebel.</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1</text:span>:</text:p>
      <text:p text:style-name="P197"><text:span text:style-name="Strong_20_Emphasis"><text:span text:style-name="T45">בֵּן</text:span></text:span></text:p>
      <text:p text:style-name="P200"><text:span text:style-name="Strong_20_Emphasis"><text:span text:style-name="T45">Ben – A son of</text:span></text:span></text:p>
      <text:p text:style-name="P161">How do you pronounce this word?</text:p>
      <text:p text:style-name="P161"><text:soft-page-break/></text:p>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2</text:span>:</text:p>
      <text:p text:style-name="P5"><text:span text:style-name="Strong_20_Emphasis"><text:span text:style-name="T26">לְכוּ</text:span></text:span></text:p>
      <text:p text:style-name="P27"><text:span text:style-name="Strong_20_Emphasis"><text:span text:style-name="T118">Go, come, or walk</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3</text:span>:</text:p>
      <text:p text:style-name="P5"><text:span text:style-name="Strong_20_Emphasis"><text:span text:style-name="T27">אָמְרוּ</text:span></text:span><text:span text:style-name="Strong_20_Emphasis"><text:span text:style-name="T118"> </text:span></text:span></text:p>
      <text:p text:style-name="P27"><text:span text:style-name="Strong_20_Emphasis"><text:span text:style-name="T119">To say or speak</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4</text:span>:</text:p>
      <text:p text:style-name="P5"><text:span text:style-name="Strong_20_Emphasis"><text:span text:style-name="T54">בְּכוֹר</text:span></text:span></text:p>
      <text:p text:style-name="P27"><text:span text:style-name="Strong_20_Emphasis"><text:span text:style-name="T120">First born</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5</text:span>:</text:p>
      <text:p text:style-name="P103"><text:span text:style-name="Strong_20_Emphasis"><text:span text:style-name="T54">כְּמוֹ</text:span></text:span></text:p>
      <text:p text:style-name="P27"><text:span text:style-name="Strong_20_Emphasis"><text:span text:style-name="T59">Like or as</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text:soft-page-break/>3. <text:span text:style-name="T341">Lechem</text:span></text:p>
      <text:p text:style-name="P171">4. <text:span text:style-name="T341">Lahem </text:span><text:span text:style-name="T347">(correct)</text:span></text:p>
      <text:p text:style-name="P171"/>
      <text:p text:style-name="P89">Question <text:span text:style-name="T354">16</text:span>:</text:p>
      <text:p text:style-name="P103"><text:span text:style-name="Strong_20_Emphasis"><text:span text:style-name="T120">פֵאָה</text:span></text:span></text:p>
      <text:p text:style-name="P27"><text:span text:style-name="Strong_20_Emphasis"><text:span text:style-name="T52">Meaning: </text:span></text:span><text:span text:style-name="Strong_20_Emphasis"><text:span text:style-name="T59">wig, sidelock (modern) corner, edge (Biblical)</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7</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8</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19</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4. <text:span text:style-name="T341">Lahem </text:span><text:span text:style-name="T347">(correct)</text:span></text:p>
      <text:p text:style-name="P171"/>
      <text:p text:style-name="P89">Question <text:span text:style-name="T354">20</text:span>:</text:p>
      <text:p text:style-name="P103"><text:soft-page-break/><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41">Loohem</text:span></text:p>
      <text:p text:style-name="P171">2. <text:span text:style-name="T341">Locham</text:span></text:p>
      <text:p text:style-name="P171">3. <text:span text:style-name="T341">Lechem</text:span></text:p>
      <text:p text:style-name="P171"><text:span text:style-name="Strong_20_Emphasis"><text:span text:style-name="T180">4. </text:span></text:span><text:span text:style-name="Strong_20_Emphasis"><text:span text:style-name="T181">Lahem </text:span></text:span><text:span text:style-name="Strong_20_Emphasis"><text:span text:style-name="T182">(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30T14:58:58.470952858</dc:date>
    <meta:editing-duration>P3DT4H23M6S</meta:editing-duration>
    <meta:editing-cycles>389</meta:editing-cycles>
    <meta:generator>LibreOffice/7.3.3.2$MacOSX_X86_64 LibreOffice_project/d1d0ea68f081ee2800a922cac8f79445e4603348</meta:generator>
    <meta:document-statistic meta:table-count="0" meta:image-count="0" meta:object-count="0" meta:page-count="70" meta:paragraph-count="2371" meta:word-count="10303" meta:character-count="53697" meta:non-whitespace-character-count="45681"/>
  </office:meta>
</office:document-meta>
</file>